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181.73mm"/>
    </style:style>
    <style:style style:name="co3" style:family="table-column">
      <style:table-column-properties fo:break-before="auto" style:column-width="25.77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5.75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1.47mm"/>
    </style:style>
    <style:style style:name="co10" style:family="table-column">
      <style:table-column-properties fo:break-before="auto" style:column-width="48.6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3mm"/>
    </style:style>
    <style:style style:name="co13" style:family="table-column">
      <style:table-column-properties fo:break-before="auto" style:column-width="60.8mm"/>
    </style:style>
    <style:style style:name="co14" style:family="table-column">
      <style:table-column-properties fo:break-before="auto" style:column-width="76.98mm"/>
    </style:style>
    <style:style style:name="co15" style:family="table-column">
      <style:table-column-properties fo:break-before="auto" style:column-width="90.77mm"/>
    </style:style>
    <style:style style:name="co16" style:family="table-column">
      <style:table-column-properties fo:break-before="auto" style:column-width="30.5mm"/>
    </style:style>
    <style:style style:name="co17" style:family="table-column">
      <style:table-column-properties fo:break-before="auto" style:column-width="75.51mm"/>
    </style:style>
    <style:style style:name="co18" style:family="table-column">
      <style:table-column-properties fo:break-before="auto" style:column-width="59.9mm"/>
    </style:style>
    <style:style style:name="co19" style:family="table-column">
      <style:table-column-properties fo:break-before="auto" style:column-width="88.49mm"/>
    </style:style>
    <style:style style:name="co20" style:family="table-column">
      <style:table-column-properties fo:break-before="auto" style:column-width="25.14mm"/>
    </style:style>
    <style:style style:name="co21" style:family="table-column">
      <style:table-column-properties fo:break-before="auto" style:column-width="31.94mm"/>
    </style:style>
    <style:style style:name="co22" style:family="table-column">
      <style:table-column-properties fo:break-before="auto" style:column-width="67.52mm"/>
    </style:style>
    <style:style style:name="co23" style:family="table-column">
      <style:table-column-properties fo:break-before="auto" style:column-width="17.96mm"/>
    </style:style>
    <style:style style:name="co24" style:family="table-column">
      <style:table-column-properties fo:break-before="auto" style:column-width="71.7mm"/>
    </style:style>
    <style:style style:name="co25" style:family="table-column">
      <style:table-column-properties fo:break-before="auto" style:column-width="28.13mm"/>
    </style:style>
    <style:style style:name="co26" style:family="table-column">
      <style:table-column-properties fo:break-before="auto" style:column-width="42.83mm"/>
    </style:style>
    <style:style style:name="co27" style:family="table-column">
      <style:table-column-properties fo:break-before="auto" style:column-width="40.3mm"/>
    </style:style>
    <style:style style:name="co28" style:family="table-column">
      <style:table-column-properties fo:break-before="auto" style:column-width="11.78mm"/>
    </style:style>
    <style:style style:name="co29" style:family="table-column">
      <style:table-column-properties fo:break-before="auto" style:column-width="21.78mm"/>
    </style:style>
    <style:style style:name="co30" style:family="table-column">
      <style:table-column-properties fo:break-before="auto" style:column-width="103.84mm"/>
    </style:style>
    <style:style style:name="co31" style:family="table-column">
      <style:table-column-properties fo:break-before="auto" style:column-width="15.19mm"/>
    </style:style>
    <style:style style:name="co32" style:family="table-column">
      <style:table-column-properties fo:break-before="auto" style:column-width="72.73mm"/>
    </style:style>
    <style:style style:name="co33" style:family="table-column">
      <style:table-column-properties fo:break-before="auto" style:column-width="66.16mm"/>
    </style:style>
    <style:style style:name="co34" style:family="table-column">
      <style:table-column-properties fo:break-before="auto" style:column-width="27.5mm"/>
    </style:style>
    <style:style style:name="co35" style:family="table-column">
      <style:table-column-properties fo:break-before="auto" style:column-width="39.48mm"/>
    </style:style>
    <style:style style:name="co36" style:family="table-column">
      <style:table-column-properties fo:break-before="auto" style:column-width="35.67mm"/>
    </style:style>
    <style:style style:name="co37" style:family="table-column">
      <style:table-column-properties fo:break-before="auto" style:column-width="27.22mm"/>
    </style:style>
    <style:style style:name="co38" style:family="table-column">
      <style:table-column-properties fo:break-before="auto" style:column-width="30.13mm"/>
    </style:style>
    <style:style style:name="co39" style:family="table-column">
      <style:table-column-properties fo:break-before="auto" style:column-width="29.77mm"/>
    </style:style>
    <style:style style:name="ro1" style:family="table-row">
      <style:table-row-properties style:row-height="4.69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5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3.53mm"/>
      <style:text-properties fo:color="#666666"/>
    </style:style>
    <style:style style:name="ce53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3.53mm"/>
      <style:text-properties fo:color="#666666"/>
    </style:style>
    <style:style style:name="ce54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3.53mm"/>
      <style:text-properties fo:color="#666666"/>
    </style:style>
    <style:style style:name="ce70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1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2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3.53mm"/>
      <style:text-properties fo:color="#1c1c1c"/>
    </style:style>
    <style:style style:name="ce73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  <style:text-properties fo:color="#1c1c1c"/>
    </style:style>
    <style:style style:name="ce74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3.53mm"/>
      <style:text-properties fo:color="#1c1c1c"/>
    </style:style>
    <style:style style:name="ce7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3.53mm"/>
      <style:text-properties fo:color="#1c1c1c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3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3.53mm"/>
    </style:style>
    <style:style style:name="ce86" style:family="table-cell" style:parent-style-name="Default">
      <style:table-cell-properties fo:background-color="#009353" style:text-align-source="fix" style:repeat-content="false" fo:wrap-option="wrap"/>
      <style:paragraph-properties fo:text-align="start" fo:margin-left="3.53mm"/>
      <style:text-properties fo:color="#ffffff"/>
    </style:style>
    <style:style style:name="ce19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3e5e4" style:text-align-source="fix" style:repeat-content="false" style:vertical-align="top"/>
      <style:paragraph-properties fo:text-align="start" fo:margin-left="3.53mm"/>
      <style:text-properties fo:color="#666666"/>
    </style:style>
    <style:style style:name="ce89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start" fo:margin-left="3.53mm"/>
      <style:text-properties fo:color="#666666"/>
    </style:style>
    <style:style style:name="ce90" style:family="table-cell" style:parent-style-name="Default">
      <style:table-cell-properties fo:background-color="#fcd4d1" style:text-align-source="fix" style:repeat-content="false" style:vertical-align="top"/>
      <style:paragraph-properties fo:text-align="start" fo:margin-left="3.53mm"/>
      <style:text-properties fo:color="#666666"/>
    </style:style>
    <style:style style:name="ce91" style:family="table-cell" style:parent-style-name="Default">
      <style:table-cell-properties fo:background-color="#e0efd4" style:text-align-source="fix" style:repeat-content="false" style:vertical-align="top"/>
      <style:paragraph-properties fo:text-align="start" fo:margin-left="3.53mm"/>
      <style:text-properties fo:color="#666666"/>
    </style:style>
    <style:style style:name="ce9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93" style:family="table-cell" style:parent-style-name="Default">
      <style:table-cell-properties fo:background-color="#bce4e5" style:text-align-source="fix" style:repeat-content="false" fo:border="none"/>
      <style:paragraph-properties fo:text-align="start" fo:margin-left="3.53mm"/>
      <style:text-properties fo:color="#1c1c1c"/>
    </style:style>
    <style:style style:name="ce94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3.53mm"/>
      <style:text-properties fo:color="#1c1c1c"/>
    </style:style>
    <style:style style:name="ce95" style:family="table-cell" style:parent-style-name="Default">
      <style:table-cell-properties fo:background-color="#bce4e5" style:text-align-source="fix" style:repeat-content="false"/>
      <style:paragraph-properties fo:text-align="start" fo:margin-left="3.53mm"/>
      <style:text-properties fo:color="#1c1c1c"/>
    </style:style>
    <style:style style:name="ce9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3.53mm"/>
      <style:text-properties fo:color="#1c1c1c"/>
    </style:style>
    <style:style style:name="ce9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3.53mm"/>
    </style:style>
    <style:style style:name="ce98" style:family="table-cell" style:parent-style-name="Default">
      <style:table-cell-properties fo:background-color="#009353" style:text-align-source="fix" style:repeat-content="false"/>
      <style:paragraph-properties fo:text-align="start" fo:margin-left="3.53mm"/>
      <style:text-properties fo:color="#ffffff"/>
    </style:style>
    <style:style style:name="ce99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100" style:family="table-cell" style:parent-style-name="Default">
      <style:table-cell-properties fo:background-color="#fcd4d1" style:text-align-source="fix" style:repeat-content="false"/>
      <style:paragraph-properties fo:text-align="start" fo:margin-left="3.53mm"/>
      <style:text-properties fo:color="#666666"/>
    </style:style>
    <style:style style:name="ce101" style:family="table-cell" style:parent-style-name="Default">
      <style:table-cell-properties fo:background-color="#e0efd4" style:text-align-source="fix" style:repeat-content="false"/>
      <style:paragraph-properties fo:text-align="start" fo:margin-left="3.53mm"/>
      <style:text-properties fo:color="#666666"/>
    </style:style>
    <style:style style:name="ce10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3.53mm"/>
      <style:text-properties fo:color="#1c1c1c"/>
    </style:style>
    <style:style style:name="ce104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5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666666" fo:font-weight="bold" style:font-weight-asian="bold" style:font-weight-complex="bold"/>
    </style:style>
    <style:style style:name="ce108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8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0" style:family="table-cell" style:parent-style-name="Default">
      <style:table-cell-properties fo:border-bottom="0.06pt solid #000000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4" style:family="table-cell" style:parent-style-name="Default">
      <style:table-cell-properties fo:background-color="#bce4e5" style:text-align-source="fix" style:repeat-content="false"/>
      <style:paragraph-properties fo:text-align="start" fo:margin-left="7.06mm"/>
    </style:style>
    <style:style style:name="ce127" style:family="table-cell" style:parent-style-name="Default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28" style:family="table-cell" style:parent-style-name="Default">
      <style:table-cell-properties fo:background-color="#87d1d1" style:text-align-source="fix" style:repeat-content="false"/>
      <style:paragraph-properties fo:text-align="start" fo:margin-left="7.06mm"/>
    </style:style>
    <style:style style:name="ce129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0" style:family="table-cell" style:parent-style-name="Default" style:data-style-name="N100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35" style:family="table-cell" style:parent-style-name="Default" style:data-style-name="N100">
      <style:table-cell-properties fo:background-color="#87d1d1" style:text-align-source="fix" style:repeat-content="false"/>
      <style:paragraph-properties fo:text-align="start" fo:margin-left="7.06mm"/>
    </style:style>
    <style:style style:name="ce136" style:family="table-cell" style:parent-style-name="Default" style:data-style-name="N100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7" style:family="table-cell" style:parent-style-name="Default" style:data-style-name="N100">
      <style:table-cell-properties fo:background-color="#bce4e5" style:text-align-source="fix" style:repeat-content="false" fo:border="none"/>
      <style:paragraph-properties fo:text-align="start" fo:margin-left="7.06m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7.06mm"/>
    </style:style>
    <style:style style:name="ce139" style:family="table-cell" style:parent-style-name="Default" style:data-style-name="N0">
      <style:table-cell-properties fo:background-color="#bce4e5" style:text-align-source="fix" style:repeat-content="false"/>
      <style:paragraph-properties fo:text-align="start" fo:margin-left="7.06mm"/>
    </style:style>
    <style:style style:name="ce143" style:family="table-cell" style:parent-style-name="Default">
      <style:table-cell-properties fo:border-bottom="none" fo:background-color="#87d1d1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4" style:family="table-cell" style:parent-style-name="Default">
      <style:table-cell-properties fo:background-color="#87d1d1" style:text-align-source="fix" style:repeat-content="false" fo:wrap-option="wrap"/>
      <style:paragraph-properties fo:text-align="start" fo:margin-left="3.53mm"/>
    </style:style>
    <style:style style:name="ce145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1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50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51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2" style:family="table-cell" style:parent-style-name="Default">
      <style:table-cell-properties fo:border-bottom="0.06pt solid #000000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3" style:family="table-cell" style:parent-style-name="Default" style:data-style-name="N99"/>
    <style:style style:name="ce113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4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15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25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2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31" style:family="table-cell" style:parent-style-name="Default" style:data-style-name="N10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32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7.06mm"/>
    </style:style>
    <style:style style:name="ce133" style:family="table-cell" style:parent-style-name="Default" style:data-style-name="N100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217" style:family="table-cell" style:parent-style-name="Default" style:data-style-name="N100"/>
    <style:style style:name="ce140" style:family="table-cell" style:parent-style-name="Default">
      <style:table-cell-properties fo:border-bottom="none" fo:background-color="#bce4e5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2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7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48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149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87d1d1" style:text-align-source="fix" style:repeat-content="false"/>
      <style:paragraph-properties fo:text-align="start" fo:margin-left="3.53mm"/>
      <style:text-properties fo:color="#333333"/>
    </style:style>
    <style:style style:name="ce232" style:family="table-cell" style:parent-style-name="Default">
      <style:table-cell-properties fo:background-color="#bee3d3" style:text-align-source="fix" style:repeat-content="false"/>
      <style:paragraph-properties fo:text-align="start" fo:margin-left="3.53mm"/>
      <style:text-properties fo:color="#333333"/>
    </style:style>
    <style:style style:name="ce233" style:family="table-cell" style:parent-style-name="Default">
      <style:table-cell-properties fo:background-color="#adc5e7" style:text-align-source="fix" style:repeat-content="false"/>
      <style:paragraph-properties fo:text-align="start" fo:margin-left="3.53mm"/>
      <style:text-properties fo:color="#333333"/>
    </style:style>
    <style:style style:name="ce234" style:family="table-cell" style:parent-style-name="Default">
      <style:table-cell-properties fo:background-color="#fcd4d1" style:text-align-source="fix" style:repeat-content="false"/>
      <style:paragraph-properties fo:text-align="start" fo:margin-left="3.53mm"/>
      <style:text-properties fo:color="#333333"/>
    </style:style>
    <style:style style:name="ce235" style:family="table-cell" style:parent-style-name="Default">
      <style:table-cell-properties fo:background-color="#f7a19a" style:text-align-source="fix" style:repeat-content="false"/>
      <style:paragraph-properties fo:text-align="start" fo:margin-left="3.53mm"/>
      <style:text-properties fo:color="#333333"/>
    </style:style>
    <style:style style:name="ce236" style:family="table-cell" style:parent-style-name="Default">
      <style:table-cell-properties fo:background-color="#fffbcc" style:text-align-source="fix" style:repeat-content="false"/>
      <style:paragraph-properties fo:text-align="start" fo:margin-left="3.53mm"/>
      <style:text-properties fo:color="#333333"/>
    </style:style>
    <style:style style:name="ce238" style:family="table-cell" style:parent-style-name="Default">
      <style:table-cell-properties fo:background-color="#e0efd4" style:text-align-source="fix" style:repeat-content="false"/>
      <style:paragraph-properties fo:text-align="start" fo:margin-left="3.53mm"/>
      <style:text-properties fo:color="#333333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6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mm"/>
      <style:text-properties fo:color="#666666"/>
    </style:style>
    <style:style style:name="ce7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mm"/>
      <style:text-properties fo:color="#666666"/>
    </style:style>
    <style:style style:name="ce8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666666"/>
    </style:style>
    <style:style style:name="ce9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0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1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mm"/>
      <style:text-properties fo:color="#1c1c1c"/>
    </style:style>
    <style:style style:name="ce12" style:family="table-cell" style:parent-style-name="Default">
      <style:table-cell-properties fo:background-color="#bce4e5" fo:wrap-option="wrap"/>
      <style:text-properties fo:color="#1c1c1c"/>
    </style:style>
    <style:style style:name="ce1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15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16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17" style:family="table-cell" style:parent-style-name="Default">
      <style:table-cell-properties fo:background-color="#bce4e5"/>
      <style:text-properties fo:color="#1c1c1c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mm"/>
    </style:style>
    <style:style style:name="ce170" style:family="table-cell" style:parent-style-name="Default">
      <style:table-cell-properties fo:background-color="#009353" fo:wrap-option="wrap"/>
      <style:text-properties fo:color="#ffffff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mm"/>
      <style:text-properties fo:color="#666666"/>
    </style:style>
    <style:style style:name="ce23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mm"/>
      <style:text-properties fo:color="#666666"/>
    </style:style>
    <style:style style:name="ce24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mm"/>
      <style:text-properties fo:color="#666666"/>
    </style:style>
    <style:style style:name="ce25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mm"/>
      <style:text-properties fo:color="#666666"/>
    </style:style>
    <style:style style:name="ce26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27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28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102" style:family="table-cell" style:parent-style-name="Default">
      <style:table-cell-properties fo:background-color="#bce4e5" fo:border="none"/>
      <style:text-properties fo:color="#1c1c1c"/>
    </style:style>
    <style:style style:name="ce29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mm"/>
    </style:style>
    <style:style style:name="ce183" style:family="table-cell" style:parent-style-name="Default">
      <style:table-cell-properties fo:background-color="#009353"/>
      <style:text-properties fo:color="#ffffff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33" style:family="table-cell" style:parent-style-name="Default">
      <style:table-cell-properties fo:background-color="#fcd4d1" style:text-align-source="fix" style:repeat-content="false"/>
      <style:paragraph-properties fo:text-align="end" fo:margin-left="0mm"/>
      <style:text-properties fo:color="#666666"/>
    </style:style>
    <style:style style:name="ce34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color="#666666"/>
    </style:style>
    <style:style style:name="ce35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6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7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8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116" style:family="table-cell" style:parent-style-name="Default">
      <style:table-cell-properties fo:background-color="#87d1d1" fo:border="none"/>
    </style:style>
    <style:style style:name="ce45" style:family="table-cell" style:parent-style-name="Default">
      <style:table-cell-properties fo:background-color="#87d1d1"/>
    </style:style>
    <style:style style:name="ce44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1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mm"/>
    </style:style>
    <style:style style:name="ce47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mm"/>
    </style:style>
    <style:style style:name="ce121" style:family="table-cell" style:parent-style-name="Default">
      <style:table-cell-properties fo:background-color="#87d1d1" fo:border="none" style:vertical-align="top"/>
    </style:style>
    <style:style style:name="ce12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mm"/>
    </style:style>
    <style:style style:name="ce12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mm"/>
    </style:style>
    <style:style style:name="ce51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5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mm"/>
    </style:style>
    <style:style style:name="ce60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63" style:family="table-cell" style:parent-style-name="Default" style:data-style-name="N100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penses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7"/>
        <table:table-row table:style-name="ro1">
          <table:table-cell table:style-name="ce84" office:value-type="string" calcext:value-type="string">
            <text:p>Id</text:p>
          </table:table-cell>
          <table:table-cell table:style-name="ce48" office:value-type="string" calcext:value-type="string">
            <text:p>Libelle</text:p>
          </table:table-cell>
          <table:table-cell table:style-name="ce84" office:value-type="string" calcext:value-type="string">
            <text:p>Montant TTC</text:p>
          </table:table-cell>
          <table:table-cell table:style-name="ce84" office:value-type="string" calcext:value-type="string">
            <text:p>Montant HT</text:p>
          </table:table-cell>
          <table:table-cell table:style-name="ce84" office:value-type="string" calcext:value-type="string">
            <text:p>TVA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Journal</text:p>
          </table:table-cell>
          <table:table-cell table:style-name="ce84" office:value-type="string" calcext:value-type="string">
            <text:p>Credit</text:p>
          </table:table-cell>
          <table:table-cell table:style-name="ce84" office:value-type="string" calcext:value-type="string">
            <text:p>Debit</text:p>
          </table:table-cell>
          <table:table-cell table:style-name="ce84" office:value-type="string" calcext:value-type="string">
            <text:p>Piece Ref</text:p>
          </table:table-cell>
          <table:table-cell table:style-name="ce84" office:value-type="string" calcext:value-type="string">
            <text:p>Importe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2]/1.2" office:value-type="float" office:value="1" calcext:value-type="float">
            <text:p>1</text:p>
          </table:table-cell>
          <table:table-cell table:style-name="ce88" table:formula="of:=0.2*[.D2]" office:value-type="float" office:value="0.2" calcext:value-type="float">
            <text:p>0,2</text:p>
          </table:table-cell>
          <table:table-cell table:style-name="ce88" office:value-type="float" office:value="20180206" calcext:value-type="float">
            <text:p>20180206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3]/1.2" office:value-type="float" office:value="1" calcext:value-type="float">
            <text:p>1</text:p>
          </table:table-cell>
          <table:table-cell table:style-name="ce88" table:formula="of:=0.2*[.D3]" office:value-type="float" office:value="0.2" calcext:value-type="float">
            <text:p>0,2</text:p>
          </table:table-cell>
          <table:table-cell table:style-name="ce88" office:value-type="float" office:value="20180306" calcext:value-type="float">
            <text:p>20180306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4]/1.2" office:value-type="float" office:value="1" calcext:value-type="float">
            <text:p>1</text:p>
          </table:table-cell>
          <table:table-cell table:style-name="ce88" table:formula="of:=0.2*[.D4]" office:value-type="float" office:value="0.2" calcext:value-type="float">
            <text:p>0,2</text:p>
          </table:table-cell>
          <table:table-cell table:style-name="ce88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5]/1.2" office:value-type="float" office:value="1" calcext:value-type="float">
            <text:p>1</text:p>
          </table:table-cell>
          <table:table-cell table:style-name="ce88" table:formula="of:=0.2*[.D5]" office:value-type="float" office:value="0.2" calcext:value-type="float">
            <text:p>0,2</text:p>
          </table:table-cell>
          <table:table-cell table:style-name="ce88" office:value-type="float" office:value="20180504" calcext:value-type="float">
            <text:p>20180504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6]/1.2" office:value-type="float" office:value="1" calcext:value-type="float">
            <text:p>1</text:p>
          </table:table-cell>
          <table:table-cell table:style-name="ce88" table:formula="of:=0.2*[.D6]" office:value-type="float" office:value="0.2" calcext:value-type="float">
            <text:p>0,2</text:p>
          </table:table-cell>
          <table:table-cell table:style-name="ce88" office:value-type="float" office:value="20180601" calcext:value-type="float">
            <text:p>20180601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7]/1.2" office:value-type="float" office:value="1" calcext:value-type="float">
            <text:p>1</text:p>
          </table:table-cell>
          <table:table-cell table:style-name="ce88" table:formula="of:=0.2*[.D7]" office:value-type="float" office:value="0.2" calcext:value-type="float">
            <text:p>0,2</text:p>
          </table:table-cell>
          <table:table-cell table:style-name="ce88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8]/1.2" office:value-type="float" office:value="1" calcext:value-type="float">
            <text:p>1</text:p>
          </table:table-cell>
          <table:table-cell table:style-name="ce88" table:formula="of:=0.2*[.D8]" office:value-type="float" office:value="0.2" calcext:value-type="float">
            <text:p>0,2</text:p>
          </table:table-cell>
          <table:table-cell table:style-name="ce88" office:value-type="float" office:value="20180801" calcext:value-type="float">
            <text:p>20180801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9]/1.2" office:value-type="float" office:value="1" calcext:value-type="float">
            <text:p>1</text:p>
          </table:table-cell>
          <table:table-cell table:style-name="ce88" table:formula="of:=0.2*[.D9]" office:value-type="float" office:value="0.2" calcext:value-type="float">
            <text:p>0,2</text:p>
          </table:table-cell>
          <table:table-cell table:style-name="ce88" office:value-type="float" office:value="20180901" calcext:value-type="float">
            <text:p>20180901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0]/1.2" office:value-type="float" office:value="1" calcext:value-type="float">
            <text:p>1</text:p>
          </table:table-cell>
          <table:table-cell table:style-name="ce88" table:formula="of:=0.2*[.D10]" office:value-type="float" office:value="0.2" calcext:value-type="float">
            <text:p>0,2</text:p>
          </table:table-cell>
          <table:table-cell table:style-name="ce88" office:value-type="float" office:value="20181001" calcext:value-type="float">
            <text:p>20181001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1]/1.2" office:value-type="float" office:value="1" calcext:value-type="float">
            <text:p>1</text:p>
          </table:table-cell>
          <table:table-cell table:style-name="ce88" table:formula="of:=0.2*[.D11]" office:value-type="float" office:value="0.2" calcext:value-type="float">
            <text:p>0,2</text:p>
          </table:table-cell>
          <table:table-cell table:style-name="ce88" office:value-type="float" office:value="20181101" calcext:value-type="float">
            <text:p>20181101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2]/1.2" office:value-type="float" office:value="1" calcext:value-type="float">
            <text:p>1</text:p>
          </table:table-cell>
          <table:table-cell table:style-name="ce88" table:formula="of:=0.2*[.D12]" office:value-type="float" office:value="0.2" calcext:value-type="float">
            <text:p>0,2</text:p>
          </table:table-cell>
          <table:table-cell table:style-name="ce88" office:value-type="float" office:value="20181201" calcext:value-type="float">
            <text:p>20181201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3]/1.2" office:value-type="float" office:value="1" calcext:value-type="float">
            <text:p>1</text:p>
          </table:table-cell>
          <table:table-cell table:style-name="ce88" table:formula="of:=0.2*[.D13]" office:value-type="float" office:value="0.2" calcext:value-type="float">
            <text:p>0,2</text:p>
          </table:table-cell>
          <table:table-cell table:style-name="ce88" office:value-type="float" office:value="20190101" calcext:value-type="float">
            <text:p>20190101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4]/1.2;2)" office:value-type="float" office:value="4.17" calcext:value-type="float">
            <text:p>4,17</text:p>
          </table:table-cell>
          <table:table-cell table:style-name="ce88" table:formula="of:=ROUND(0.2*[.D14];2)" office:value-type="float" office:value="0.83" calcext:value-type="float">
            <text:p>0,83</text:p>
          </table:table-cell>
          <table:table-cell table:style-name="ce88" office:value-type="float" office:value="20180203" calcext:value-type="float">
            <text:p>20180203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5]/1.2;2)" office:value-type="float" office:value="4.17" calcext:value-type="float">
            <text:p>4,17</text:p>
          </table:table-cell>
          <table:table-cell table:style-name="ce88" table:formula="of:=ROUND(0.2*[.D15];2)" office:value-type="float" office:value="0.83" calcext:value-type="float">
            <text:p>0,83</text:p>
          </table:table-cell>
          <table:table-cell table:style-name="ce88" office:value-type="float" office:value="20180303" calcext:value-type="float">
            <text:p>20180303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6]/1.2;2)" office:value-type="float" office:value="4.17" calcext:value-type="float">
            <text:p>4,17</text:p>
          </table:table-cell>
          <table:table-cell table:style-name="ce88" table:formula="of:=ROUND(0.2*[.D16];2)" office:value-type="float" office:value="0.83" calcext:value-type="float">
            <text:p>0,83</text:p>
          </table:table-cell>
          <table:table-cell table:style-name="ce88" office:value-type="float" office:value="20180403" calcext:value-type="float">
            <text:p>20180403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7]/1.2;2)" office:value-type="float" office:value="4.17" calcext:value-type="float">
            <text:p>4,17</text:p>
          </table:table-cell>
          <table:table-cell table:style-name="ce88" table:formula="of:=ROUND(0.2*[.D17];2)" office:value-type="float" office:value="0.83" calcext:value-type="float">
            <text:p>0,83</text:p>
          </table:table-cell>
          <table:table-cell table:style-name="ce88" office:value-type="float" office:value="20180501" calcext:value-type="float">
            <text:p>20180501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8]/1.2;2)" office:value-type="float" office:value="4.17" calcext:value-type="float">
            <text:p>4,17</text:p>
          </table:table-cell>
          <table:table-cell table:style-name="ce88" table:formula="of:=ROUND(0.2*[.D18];2)" office:value-type="float" office:value="0.83" calcext:value-type="float">
            <text:p>0,83</text:p>
          </table:table-cell>
          <table:table-cell table:style-name="ce88" office:value-type="float" office:value="20180605" calcext:value-type="float">
            <text:p>20180605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9]/1.2;2)" office:value-type="float" office:value="4.17" calcext:value-type="float">
            <text:p>4,17</text:p>
          </table:table-cell>
          <table:table-cell table:style-name="ce88" table:formula="of:=ROUND(0.2*[.D19];2)" office:value-type="float" office:value="0.83" calcext:value-type="float">
            <text:p>0,83</text:p>
          </table:table-cell>
          <table:table-cell table:style-name="ce88" office:value-type="float" office:value="20180704" calcext:value-type="float">
            <text:p>20180704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0]/1.2;2)" office:value-type="float" office:value="4.17" calcext:value-type="float">
            <text:p>4,17</text:p>
          </table:table-cell>
          <table:table-cell table:style-name="ce88" table:formula="of:=ROUND(0.2*[.D20];2)" office:value-type="float" office:value="0.83" calcext:value-type="float">
            <text:p>0,83</text:p>
          </table:table-cell>
          <table:table-cell table:style-name="ce88" office:value-type="float" office:value="20180804" calcext:value-type="float">
            <text:p>20180804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1]/1.2;2)" office:value-type="float" office:value="4.17" calcext:value-type="float">
            <text:p>4,17</text:p>
          </table:table-cell>
          <table:table-cell table:style-name="ce88" table:formula="of:=ROUND(0.2*[.D21];2)" office:value-type="float" office:value="0.83" calcext:value-type="float">
            <text:p>0,83</text:p>
          </table:table-cell>
          <table:table-cell table:style-name="ce88" office:value-type="float" office:value="20180904" calcext:value-type="float">
            <text:p>20180904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2]/1.2;2)" office:value-type="float" office:value="4.17" calcext:value-type="float">
            <text:p>4,17</text:p>
          </table:table-cell>
          <table:table-cell table:style-name="ce88" table:formula="of:=ROUND(0.2*[.D22];2)" office:value-type="float" office:value="0.83" calcext:value-type="float">
            <text:p>0,83</text:p>
          </table:table-cell>
          <table:table-cell table:style-name="ce88" office:value-type="float" office:value="20181003" calcext:value-type="float">
            <text:p>20181003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3]/1.2;2)" office:value-type="float" office:value="4.17" calcext:value-type="float">
            <text:p>4,17</text:p>
          </table:table-cell>
          <table:table-cell table:style-name="ce88" table:formula="of:=ROUND(0.2*[.D23];2)" office:value-type="float" office:value="0.83" calcext:value-type="float">
            <text:p>0,83</text:p>
          </table:table-cell>
          <table:table-cell table:style-name="ce88" office:value-type="float" office:value="20181106" calcext:value-type="float">
            <text:p>20181106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4]/1.2;2)" office:value-type="float" office:value="4.17" calcext:value-type="float">
            <text:p>4,17</text:p>
          </table:table-cell>
          <table:table-cell table:style-name="ce88" table:formula="of:=ROUND(0.2*[.D24];2)" office:value-type="float" office:value="0.83" calcext:value-type="float">
            <text:p>0,83</text:p>
          </table:table-cell>
          <table:table-cell table:style-name="ce88" office:value-type="float" office:value="20181204" calcext:value-type="float">
            <text:p>20181204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5]/1.2;2)" office:value-type="float" office:value="4.17" calcext:value-type="float">
            <text:p>4,17</text:p>
          </table:table-cell>
          <table:table-cell table:style-name="ce88" table:formula="of:=ROUND(0.2*[.D25];2)" office:value-type="float" office:value="0.83" calcext:value-type="float">
            <text:p>0,83</text:p>
          </table:table-cell>
          <table:table-cell table:style-name="ce88" office:value-type="float" office:value="20190104" calcext:value-type="float">
            <text:p>20190104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AGIOS 1er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6]/1.2;2)" office:value-type="float" office:value="40" calcext:value-type="float">
            <text:p>40</text:p>
          </table:table-cell>
          <table:table-cell table:style-name="ce89" table:formula="of:=ROUND(0.2*[.D26];2)" office:value-type="float" office:value="8" calcext:value-type="float">
            <text:p>8</text:p>
          </table:table-cell>
          <table:table-cell table:style-name="ce89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AGIOS 2eme : Frais Generaux</text:p>
          </table:table-cell>
          <table:table-cell table:style-name="ce90" office:value-type="float" office:value="33.34" calcext:value-type="float">
            <text:p>33,34</text:p>
          </table:table-cell>
          <table:table-cell table:style-name="ce90" table:formula="of:=ROUND([.C27]/1.2;2)" office:value-type="float" office:value="27.78" calcext:value-type="float">
            <text:p>27,78</text:p>
          </table:table-cell>
          <table:table-cell table:style-name="ce90" table:formula="of:=ROUND(0.2*[.D27];2)" office:value-type="float" office:value="5.56" calcext:value-type="float">
            <text:p>5,56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AGIOS 3eme : Frais Generaux</text:p>
          </table:table-cell>
          <table:table-cell table:style-name="ce90" office:value-type="float" office:value="36.52" calcext:value-type="float">
            <text:p>36,52</text:p>
          </table:table-cell>
          <table:table-cell table:style-name="ce90" table:formula="of:=ROUND([.C28]/1.2;2)" office:value-type="float" office:value="30.43" calcext:value-type="float">
            <text:p>30,43</text:p>
          </table:table-cell>
          <table:table-cell table:style-name="ce90" table:formula="of:=ROUND(0.2*[.D28];2)" office:value-type="float" office:value="6.09" calcext:value-type="float">
            <text:p>6,09</text:p>
          </table:table-cell>
          <table:table-cell table:style-name="ce89" office:value-type="float" office:value="20180930" calcext:value-type="float">
            <text:p>20180930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AGIOS 4eme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9]/1.2;2)" office:value-type="float" office:value="40" calcext:value-type="float">
            <text:p>40</text:p>
          </table:table-cell>
          <table:table-cell table:style-name="ce89" table:formula="of:=ROUND(0.2*[.D29];2)" office:value-type="float" office:value="8" calcext:value-type="float">
            <text:p>8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4" office:value-type="string" calcext:value-type="string">
            <text:p>Frais forfaitaire 1er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0]/1.2;2)" office:value-type="float" office:value="27.5" calcext:value-type="float">
            <text:p>27,5</text:p>
          </table:table-cell>
          <table:table-cell table:style-name="ce90" table:formula="of:=ROUND(0.2*[.D30];2)" office:value-type="float" office:value="5.5" calcext:value-type="float">
            <text:p>5,5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Frais forfaitaire 4eme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1]/1.2;2)" office:value-type="float" office:value="27.5" calcext:value-type="float">
            <text:p>27,5</text:p>
          </table:table-cell>
          <table:table-cell table:style-name="ce90" table:formula="of:=ROUND(0.2*[.D31];2)" office:value-type="float" office:value="5.5" calcext:value-type="float">
            <text:p>5,5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Commission de compte 1er : Frais Generaux</text:p>
          </table:table-cell>
          <table:table-cell table:style-name="ce90" office:value-type="float" office:value="0.22" calcext:value-type="float">
            <text:p>0,22</text:p>
          </table:table-cell>
          <table:table-cell table:style-name="ce90" table:formula="of:=ROUND([.C32]/1.2;2)" office:value-type="float" office:value="0.18" calcext:value-type="float">
            <text:p>0,18</text:p>
          </table:table-cell>
          <table:table-cell table:style-name="ce90" table:formula="of:=ROUND(0.2*[.D32];2)" office:value-type="float" office:value="0.04" calcext:value-type="float">
            <text:p>0,04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0" office:value-type="string" calcext:value-type="string">
            <text:p>Commission de compte 4eme : Frais Generaux</text:p>
          </table:table-cell>
          <table:table-cell table:style-name="ce90" office:value-type="float" office:value="0.34" calcext:value-type="float">
            <text:p>0,34</text:p>
          </table:table-cell>
          <table:table-cell table:style-name="ce90" table:formula="of:=ROUND([.C33]/1.2;2)" office:value-type="float" office:value="0.28" calcext:value-type="float">
            <text:p>0,28</text:p>
          </table:table-cell>
          <table:table-cell table:style-name="ce90" table:formula="of:=ROUND(0.2*[.D33];2)" office:value-type="float" office:value="0.06" calcext:value-type="float">
            <text:p>0,06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14.13" calcext:value-type="float">
            <text:p>214,13</text:p>
          </table:table-cell>
          <table:table-cell table:style-name="ce91" table:formula="of:=ROUND([.C34]/1.2;2)" office:value-type="float" office:value="178.44" calcext:value-type="float">
            <text:p>178,44</text:p>
          </table:table-cell>
          <table:table-cell table:style-name="ce91" table:formula="of:=ROUND(0.2*[.D34];2)" office:value-type="float" office:value="35.69" calcext:value-type="float">
            <text:p>35,69</text:p>
          </table:table-cell>
          <table:table-cell table:style-name="ce91" office:value-type="float" office:value="20180311" calcext:value-type="float">
            <text:p>20180311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02.9" calcext:value-type="float">
            <text:p>202,9</text:p>
          </table:table-cell>
          <table:table-cell table:style-name="ce91" table:formula="of:=ROUND([.C35]/1.2;2)" office:value-type="float" office:value="169.08" calcext:value-type="float">
            <text:p>169,08</text:p>
          </table:table-cell>
          <table:table-cell table:style-name="ce91" table:formula="of:=ROUND(0.2*[.D35];2)" office:value-type="float" office:value="33.82" calcext:value-type="float">
            <text:p>33,82</text:p>
          </table:table-cell>
          <table:table-cell table:style-name="ce91" office:value-type="float" office:value="20181115" calcext:value-type="float">
            <text:p>20181115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38.99" calcext:value-type="float">
            <text:p>238,99</text:p>
          </table:table-cell>
          <table:table-cell table:style-name="ce91" table:formula="of:=ROUND([.C36]/1.2;2)" office:value-type="float" office:value="199.16" calcext:value-type="float">
            <text:p>199,16</text:p>
          </table:table-cell>
          <table:table-cell table:style-name="ce91" table:formula="of:=ROUND(0.2*[.D36];2)" office:value-type="float" office:value="39.83" calcext:value-type="float">
            <text:p>39,83</text:p>
          </table:table-cell>
          <table:table-cell table:style-name="ce101" office:value-type="float" office:value="20181211" calcext:value-type="float">
            <text:p>20181211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Reduction de capital</text:p>
          </table:table-cell>
          <table:table-cell table:style-name="ce92" office:value-type="float" office:value="3200" calcext:value-type="float">
            <text:p>3200</text:p>
          </table:table-cell>
          <table:table-cell table:style-name="ce92" table:number-columns-repeated="2"/>
          <table:table-cell table:style-name="ce92" office:value-type="float" office:value="20180703" calcext:value-type="float">
            <text:p>20180703</text:p>
          </table:table-cell>
          <table:table-cell table:style-name="ce106" table:number-columns-repeated="3"/>
          <table:table-cell table:style-name="ce107" office:value-type="string" calcext:value-type="string">
            <text:p>piece-reductuion-capit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Enregistrement aux impots reduction du capital : Frais Generaux</text:p>
          </table:table-cell>
          <table:table-cell table:style-name="ce92" office:value-type="float" office:value="375" calcext:value-type="float">
            <text:p>375</text:p>
          </table:table-cell>
          <table:table-cell table:style-name="ce92" table:number-columns-repeated="2"/>
          <table:table-cell table:style-name="ce92" office:value-type="float" office:value="20181025" calcext:value-type="float">
            <text:p>20181025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Extrait Kbis</text:p>
          </table:table-cell>
          <table:table-cell table:style-name="ce92" office:value-type="float" office:value="3.53" calcext:value-type="float">
            <text:p>3,53</text:p>
          </table:table-cell>
          <table:table-cell table:style-name="ce92" table:formula="of:=ROUND([.C39]/1.2;2)" office:value-type="float" office:value="2.94" calcext:value-type="float">
            <text:p>2,94</text:p>
          </table:table-cell>
          <table:table-cell table:style-name="ce99" office:value-type="float" office:value="0.59" calcext:value-type="float">
            <text:p>0,59</text:p>
          </table:table-cell>
          <table:table-cell table:style-name="ce92" office:value-type="float" office:value="20180916" calcext:value-type="float">
            <text:p>20180916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Annonce legal journal : reduction de capital – parution Auvergat de Paris : Frais Generaux</text:p>
          </table:table-cell>
          <table:table-cell table:style-name="ce92" table:formula="of:=[.D40]*1.2" office:value-type="float" office:value="105.6" calcext:value-type="float">
            <text:p>105,6</text:p>
          </table:table-cell>
          <table:table-cell table:style-name="ce92" office:value-type="float" office:value="88" calcext:value-type="float">
            <text:p>88</text:p>
          </table:table-cell>
          <table:table-cell table:style-name="ce92" office:value-type="float" office:value="17.6" calcext:value-type="float">
            <text:p>17,6</text:p>
          </table:table-cell>
          <table:table-cell table:style-name="ce92" office:value-type="float" office:value="20180614" calcext:value-type="float">
            <text:p>20180614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4" office:value-type="string" calcext:value-type="string">
            <text:p>Greffe tribunal de commerce Paris</text:p>
          </table:table-cell>
          <table:table-cell table:style-name="ce93" office:value-type="float" office:value="11.77" calcext:value-type="float">
            <text:p>11,77</text:p>
          </table:table-cell>
          <table:table-cell table:style-name="ce93" table:formula="of:=ROUND([.C41]/1.2;2)" office:value-type="float" office:value="9.81" calcext:value-type="float">
            <text:p>9,81</text:p>
          </table:table-cell>
          <table:table-cell table:style-name="ce93" table:formula="of:=ROUND(0.2*[.D41];2)" office:value-type="float" office:value="1.96" calcext:value-type="float">
            <text:p>1,96</text:p>
          </table:table-cell>
          <table:table-cell table:style-name="ce93" office:value-type="float" office:value="20181028" calcext:value-type="float">
            <text:p>20181028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Depot actes modificatifs de societe : certificat de depot – Droits de Greffe</text:p>
          </table:table-cell>
          <table:table-cell table:style-name="ce94" table:formula="of:=[.D42]+[.E42]" office:value-type="float" office:value="8.45" calcext:value-type="float">
            <text:p>8,45</text:p>
          </table:table-cell>
          <table:table-cell table:style-name="ce94" office:value-type="float" office:value="7.04" calcext:value-type="float">
            <text:p>7,04</text:p>
          </table:table-cell>
          <table:table-cell table:style-name="ce94" table:formula="of:=ROUND(0.2*[.D42];2)" office:value-type="float" office:value="1.41" calcext:value-type="float">
            <text:p>1,41</text:p>
          </table:table-cell>
          <table:table-cell table:style-name="ce103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Depot actes modificatifs de societe : certificat de depot – INPI</text:p>
          </table:table-cell>
          <table:table-cell table:style-name="ce95" table:formula="of:=[.D43]+[.E43]" office:value-type="float" office:value="59.14" calcext:value-type="float">
            <text:p>59,14</text:p>
          </table:table-cell>
          <table:table-cell table:style-name="ce95" office:value-type="float" office:value="49.28" calcext:value-type="float">
            <text:p>49,28</text:p>
          </table:table-cell>
          <table:table-cell table:style-name="ce95" table:formula="of:=ROUND(0.2*[.D43];2)" office:value-type="float" office:value="9.86" calcext:value-type="float">
            <text:p>9,86</text:p>
          </table:table-cell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BODACC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Droits de Greffe</text:p>
          </table:table-cell>
          <table:table-cell table:style-name="ce93" office:value-type="float" office:value="5.9" calcext:value-type="float">
            <text:p>5,9</text:p>
          </table:table-cell>
          <table:table-cell table:style-name="ce93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Modification avis BODACC – INPI</text:p>
          </table:table-cell>
          <table:table-cell table:style-name="ce96" office:value-type="float" office:value="5.9" calcext:value-type="float">
            <text:p>5,9</text:p>
          </table:table-cell>
          <table:table-cell table:style-name="ce96" table:number-columns-repeated="2"/>
          <table:table-cell table:style-name="ce105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3" office:value-type="string" calcext:value-type="string">
            <text:p>Frais de notification de regularisation : acte de Greffe</text:p>
          </table:table-cell>
          <table:table-cell table:style-name="ce95" office:value-type="float" office:value="2.51" calcext:value-type="float">
            <text:p>2,51</text:p>
          </table:table-cell>
          <table:table-cell table:style-name="ce95" table:formula="of:=ROUND([.C47]/1.2;2)" office:value-type="float" office:value="2.09" calcext:value-type="float">
            <text:p>2,09</text:p>
          </table:table-cell>
          <table:table-cell table:style-name="ce95" table:formula="of:=ROUND(0.2*[.D47];2)" office:value-type="float" office:value="0.42" calcext:value-type="float">
            <text:p>0,42</text:p>
          </table:table-cell>
          <table:table-cell table:style-name="ce95" office:value-type="float" office:value="20180828" calcext:value-type="float">
            <text:p>20180828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Teledeclaration en ligne - Societe Upra-Data – Liasse fiscale 2017-2018 (regime reel simplifie) : Frais Generaux</text:p>
          </table:table-cell>
          <table:table-cell table:style-name="ce92" table:formula="of:=[.D48]+[.E48]" office:value-type="float" office:value="106.8" calcext:value-type="float">
            <text:p>106,8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7.8" calcext:value-type="float">
            <text:p>17,8</text:p>
          </table:table-cell>
          <table:table-cell table:style-name="ce92" office:value-type="float" office:value="20180707" calcext:value-type="float">
            <text:p>20180707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5" office:value-type="string" calcext:value-type="string">
            <text:p>Module Exports Normes operationnels incluant l'archivage DGFIP: Frais Generaux</text:p>
          </table:table-cell>
          <table:table-cell table:style-name="ce97" office:value-type="float" office:value="58.8" calcext:value-type="float">
            <text:p>58,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9.8" calcext:value-type="float">
            <text:p>9,8</text:p>
          </table:table-cell>
          <table:table-cell table:style-name="ce97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6" office:value-type="string" calcext:value-type="string">
            <text:p>Compte courante associe : Thomas Milotti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number-columns-repeated="2"/>
          <table:table-cell table:style-name="ce98" office:value-type="float" office:value="20181215" calcext:value-type="float">
            <text:p>20181215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3" table:number-rows-repeated="104852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epensePieces" table:style-name="ta1">
        <office:forms form:automatic-focus="false" form:apply-design-mode="false"/>
        <table:table-column table:style-name="co12" table:default-cell-style-name="ce40"/>
        <table:table-column table:style-name="co11" table:number-columns-repeated="2" table:default-cell-style-name="ce106"/>
        <table:table-column table:style-name="co13" table:default-cell-style-name="ce106"/>
        <table:table-column table:style-name="co11" table:number-columns-repeated="3" table:default-cell-style-name="ce106"/>
        <table:table-column table:style-name="co11" table:number-columns-repeated="2" table:default-cell-style-name="Default"/>
        <table:table-row table:style-name="ro3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journal</text:p>
          </table:table-cell>
          <table:table-cell table:style-name="ce108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08" office:value-type="string" calcext:value-type="string">
            <text:p>compteAux</text:p>
          </table:table-cell>
          <table:table-cell table:style-name="ce108" office:value-type="string" calcext:value-type="string">
            <text:p>debit</text:p>
          </table:table-cell>
          <table:table-cell table:style-name="ce108" office:value-type="string" calcext:value-type="string">
            <text:p>credit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1" calcext:value-type="float">
            <text:p>101</text:p>
          </table:table-cell>
          <table:table-cell table:formula="of:=VLOOKUP(IF([.C2]&gt;10000;[.C2];IF([.C2]&lt;1000;[.C2]*10000;[.C2]*1000));[PlanComptable.$B$2:.$C$685];2;0)" office:value-type="string" office:string-value="Capital" calcext:value-type="string">
            <text:p>Capital</text:p>
          </table:table-cell>
          <table:table-cell table:style-name="ce110"/>
          <table:table-cell table:style-name="ce110" office:value-type="float" office:value="4000" calcext:value-type="float">
            <text:p>40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41" calcext:value-type="float">
            <text:p>1041</text:p>
          </table:table-cell>
          <table:table-cell table:formula="of:=VLOOKUP(IF([.C3]&gt;10000;[.C3];IF([.C3]&lt;1000;[.C3]*10000;[.C3]*1000));[PlanComptable.$B$2:.$C$685];2;0)" office:value-type="string" office:string-value="Primes d'émission" calcext:value-type="string">
            <text:p>Primes d'émission</text:p>
          </table:table-cell>
          <table:table-cell table:style-name="ce110"/>
          <table:table-cell table:style-name="ce110" office:value-type="float" office:value="101101" calcext:value-type="float">
            <text:p>101101</text:p>
          </table:table-cell>
          <table:table-cell table:style-name="ce110" office:value-type="float" office:value="800" calcext:value-type="float">
            <text:p>8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4]&gt;10000;[.C4];IF([.C4]&lt;1000;[.C4]*10000;[.C4]*1000));[PlanComptable.$B$2:.$C$685];2;0)" office:value-type="string" office:string-value="Actions propres ou parts propres" calcext:value-type="string">
            <text:p>Actions propres ou parts propr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5]&gt;10000;[.C5];IF([.C5]&lt;1000;[.C5]*10000;[.C5]*1000));[PlanComptable.$B$2:.$C$685];2;0)" office:value-type="string" office:string-value="Actions propres ou parts propres" calcext:value-type="string">
            <text:p>Actions propres ou parts propres</text:p>
          </table:table-cell>
          <table:table-cell table:style-name="ce110"/>
          <table:table-cell table:style-name="ce110" office:value-type="float" office:value="3200" calcext:value-type="float">
            <text:p>32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512" calcext:value-type="float">
            <text:p>512</text:p>
          </table:table-cell>
          <table:table-cell table:formula="of:=VLOOKUP(IF([.C6]&gt;10000;[.C6];IF([.C6]&lt;1000;[.C6]*10000;[.C6]*1000));[PlanComptable.$B$2:.$C$685];2;0)" office:value-type="string" office:string-value="Banques" calcext:value-type="string">
            <text:p>Banqu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/>
          <table:table-cell table:style-name="ce19"/>
        </table:table-row>
        <table:table-row table:style-name="ro3" table:number-rows-repeated="104856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isiePieces" table:style-name="ta1">
        <office:forms form:automatic-focus="false" form:apply-design-mode="false"/>
        <table:table-column table:style-name="co14" table:default-cell-style-name="ce110"/>
        <table:table-column table:style-name="co15" table:default-cell-style-name="ce110"/>
        <table:table-column table:style-name="co11" table:default-cell-style-name="ce110"/>
        <table:table-column table:style-name="co16" table:number-columns-repeated="2" table:default-cell-style-name="ce138"/>
        <table:table-column table:style-name="co17" table:default-cell-style-name="ce146"/>
        <table:table-column table:style-name="co11" table:number-columns-repeated="3" table:default-cell-style-name="ce110"/>
        <table:table-column table:style-name="co11" table:number-columns-repeated="5" table:default-cell-style-name="Default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84" office:value-type="string" calcext:value-type="string">
            <text:p>Imported </text:p>
          </table:table-cell>
          <table:table-cell table:number-columns-repeated="4"/>
        </table:table-row>
        <table:table-row table:style-name="ro4">
          <table:table-cell table:style-name="ce117" office:value-type="string" calcext:value-type="string">
            <text:p><text:span text:style-name="T1">tva-18-19-REPORT</text:span>#1</text:p>
          </table:table-cell>
          <table:table-cell table:style-name="ce127" office:value-type="string" calcext:value-type="string">
            <text:p>Credit tva 2018/2019 Report</text:p>
          </table:table-cell>
          <table:table-cell table:style-name="ce127" office:value-type="float" office:value="90" calcext:value-type="float">
            <text:p>90</text:p>
          </table:table-cell>
          <table:table-cell table:style-name="ce134" office:value-type="float" office:value="20180201" calcext:value-type="float">
            <text:p>20180201</text:p>
          </table:table-cell>
          <table:table-cell table:style-name="ce127" office:value-type="float" office:value="4456611" calcext:value-type="float">
            <text:p>4456611</text:p>
          </table:table-cell>
          <table:table-cell table:style-name="ce143" table:formula="of:=VLOOKUP(IF([.E2]&gt;10000;[.E2];IF([.E2]&lt;1000;[.E2]*10000;[.E2]*1000));[PlanComptable.$B$2:.$C$685];2;0)" office:value-type="string" office:string-value="TVA déductible Achats Taux 1/Factures" calcext:value-type="string">
            <text:p>TVA déductible Achats Taux 1/Factures</text:p>
          </table:table-cell>
          <table:table-cell table:style-name="ce127" table:number-columns-repeated="2"/>
          <table:table-cell table:style-name="ce150" office:value-type="float" office:value="154.44" calcext:value-type="float">
            <text:p>154,44</text:p>
          </table:table-cell>
          <table:table-cell table:style-name="ce67" office:value-type="string" calcext:value-type="string">
            <text:p>true</text:p>
          </table:table-cell>
          <table:table-cell table:number-columns-repeated="4"/>
        </table:table-row>
        <table:table-row table:style-name="ro4">
          <table:table-cell table:style-name="ce118" office:value-type="string" calcext:value-type="string">
            <text:p><text:span text:style-name="T1">tva-18-19-REPORT</text:span>#1</text:p>
          </table:table-cell>
          <table:table-cell table:style-name="ce128" office:value-type="string" calcext:value-type="string">
            <text:p>Credit tva 2018/2019 Report</text:p>
          </table:table-cell>
          <table:table-cell table:style-name="ce128" office:value-type="float" office:value="90" calcext:value-type="float">
            <text:p>90</text:p>
          </table:table-cell>
          <table:table-cell table:style-name="ce135" office:value-type="float" office:value="20180201" calcext:value-type="float">
            <text:p>20180201</text:p>
          </table:table-cell>
          <table:table-cell table:style-name="ce128" office:value-type="float" office:value="6580000" calcext:value-type="float">
            <text:p>6580000</text:p>
          </table:table-cell>
          <table:table-cell table:style-name="ce144" table:formula="of:=VLOOKUP(IF([.E3]&gt;10000;[.E3];IF([.E3]&lt;1000;[.E3]*10000;[.E3]*1000));[PlanComptable.$B$2:.$C$685];2;0)" office:value-type="string" office:string-value="Charges diverses de gestion courante" calcext:value-type="string">
            <text:p>Charges diverses de gestion courante</text:p>
          </table:table-cell>
          <table:table-cell table:style-name="ce128"/>
          <table:table-cell table:style-name="ce128" office:value-type="float" office:value="0.44" calcext:value-type="float">
            <text:p>0,44</text:p>
          </table:table-cell>
          <table:table-cell table:style-name="ce151"/>
          <table:table-cell table:style-name="ce67"/>
          <table:table-cell table:number-columns-repeated="4"/>
        </table:table-row>
        <table:table-row table:style-name="ro4">
          <table:table-cell table:style-name="ce120" office:value-type="string" calcext:value-type="string">
            <text:p><text:span text:style-name="T1">tva-18-19-REPORT</text:span>#1</text:p>
          </table:table-cell>
          <table:table-cell table:style-name="ce129" office:value-type="string" calcext:value-type="string">
            <text:p>Credit tva 2018/2019 Report</text:p>
          </table:table-cell>
          <table:table-cell table:style-name="ce129" office:value-type="float" office:value="90" calcext:value-type="float">
            <text:p>90</text:p>
          </table:table-cell>
          <table:table-cell table:style-name="ce136" office:value-type="float" office:value="20180201" calcext:value-type="float">
            <text:p>20180201</text:p>
          </table:table-cell>
          <table:table-cell table:style-name="ce129" office:value-type="float" office:value="4456700" calcext:value-type="float">
            <text:p>4456700</text:p>
          </table:table-cell>
          <table:table-cell table:style-name="ce145" table:formula="of:=VLOOKUP(IF([.E4]&gt;10000;[.E4];IF([.E4]&lt;1000;[.E4]*10000;[.E4]*1000));[PlanComptable.$B$2:.$C$685];2;0)" office:value-type="string" office:string-value="Crédit de TVA à reporter" calcext:value-type="string">
            <text:p>Crédit de TVA à reporter</text:p>
          </table:table-cell>
          <table:table-cell table:style-name="ce129"/>
          <table:table-cell table:style-name="ce129" office:value-type="float" office:value="154" calcext:value-type="float">
            <text:p>154</text:p>
          </table:table-cell>
          <table:table-cell table:style-name="ce152"/>
          <table:table-cell table:style-name="ce67"/>
          <table:table-cell table:number-columns-repeated="4"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29" calcext:value-type="float">
            <text:p>129</text:p>
          </table:table-cell>
          <table:table-cell table:style-name="ce141" table:formula="of:=VLOOKUP(IF([.E5]&gt;10000;[.E5];IF([.E5]&lt;1000;[.E5]*10000;[.E5]*1000));[PlanComptable.$B$2:.$C$685];2;0)" office:value-type="string" office:string-value="Résultat de l'exercice (perte)" calcext:value-type="string">
            <text:p>Résultat de l'exercice (perte)</text:p>
          </table:table-cell>
          <table:table-cell table:style-name="ce124" table:number-columns-repeated="2"/>
          <table:table-cell table:style-name="ce124" office:value-type="float" office:value="933.39" calcext:value-type="float">
            <text:p>933,39</text:p>
          </table:table-cell>
          <table:table-cell table:style-name="ce67"/>
          <table:table-cell table:number-columns-repeated="2"/>
          <table:table-cell table:style-name="ce153"/>
          <table:table-cell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19" calcext:value-type="float">
            <text:p>119</text:p>
          </table:table-cell>
          <table:table-cell table:style-name="ce141" table:formula="of:=VLOOKUP(IF([.E6]&gt;10000;[.E6];IF([.E6]&lt;1000;[.E6]*10000;[.E6]*1000));[PlanComptable.$B$2:.$C$685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24"/>
          <table:table-cell table:style-name="ce67"/>
          <table:table-cell table:number-columns-repeated="4"/>
        </table:table-row>
        <table:table-row table:style-name="ro3">
          <table:table-cell table:number-columns-repeated="7"/>
          <table:table-cell table:style-name="Default" table:number-columns-repeated="2"/>
          <table:table-cell table:style-name="ce67"/>
          <table:table-cell table:number-columns-repeated="2"/>
          <table:table-cell table:style-name="ce110" table:number-columns-repeated="2"/>
        </table:table-row>
        <table:table-row table:style-name="ro3" table:number-rows-repeated="3">
          <table:table-cell table:number-columns-repeated="9"/>
          <table:table-cell table:style-name="ce67"/>
          <table:table-cell table:number-columns-repeated="4"/>
        </table:table-row>
        <table:table-row table:style-name="ro3">
          <table:table-cell table:number-columns-repeated="3"/>
          <table:table-cell table:style-name="ce110" table:number-columns-repeated="2"/>
          <table:table-cell table:number-columns-repeated="4"/>
          <table:table-cell table:style-name="ce67"/>
          <table:table-cell table:number-columns-repeated="4"/>
        </table:table-row>
        <table:table-row table:style-name="ro3" table:number-rows-repeated="2">
          <table:table-cell table:number-columns-repeated="3"/>
          <table:table-cell table:style-name="ce110" table:number-columns-repeated="2"/>
          <table:table-cell table:number-columns-repeated="9"/>
        </table:table-row>
        <table:table-row table:style-name="ro3" table:number-rows-repeated="33">
          <table:table-cell table:style-name="Default" table:number-columns-repeated="9"/>
          <table:table-cell table:number-columns-repeated="5"/>
        </table:table-row>
        <table:table-row table:style-name="ro3" table:number-rows-repeated="104852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BalanceReouvertur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ce217"/>
        <table:table-column table:style-name="co22" table:default-cell-style-name="Default"/>
        <table:table-column table:style-name="co11" table:number-columns-repeated="3" table:default-cell-style-name="Default"/>
        <table:table-column table:style-name="co11" table:default-cell-style-name="ce67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84" office:value-type="string" calcext:value-type="string">
            <text:p>Imported </text:p>
          </table:table-cell>
        </table:table-row>
        <table:table-row table:style-name="ro4">
          <table:table-cell table:style-name="ce113" office:value-type="string" calcext:value-type="string">
            <text:p><text:span text:style-name="T1">reouv-ex-18-19-REPORT</text:span>#1</text:p>
          </table:table-cell>
          <table:table-cell table:style-name="ce125" office:value-type="string" calcext:value-type="string">
            <text:p>Solde anouveau au 01/02/2018: Report</text:p>
          </table:table-cell>
          <table:table-cell table:style-name="ce125" office:value-type="string" calcext:value-type="string">
            <text:p>XOU</text:p>
          </table:table-cell>
          <table:table-cell table:style-name="ce131" office:value-type="float" office:value="20180201" calcext:value-type="float">
            <text:p>20180201</text:p>
          </table:table-cell>
          <table:table-cell table:style-name="ce131" office:value-type="float" office:value="1010000" calcext:value-type="float">
            <text:p>1010000</text:p>
          </table:table-cell>
          <table:table-cell table:style-name="ce140" table:formula="of:=VLOOKUP(IF([.E2]&gt;10000;[.E2];IF([.E2]&lt;1000;[.E2]*10000;[.E2]*1000));[PlanComptable.$B$2:.$C$685];2;0)" office:value-type="string" office:string-value="Capital" calcext:value-type="string">
            <text:p>Capital</text:p>
          </table:table-cell>
          <table:table-cell table:style-name="ce125" table:number-columns-repeated="2"/>
          <table:table-cell table:style-name="ce147"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1190000" calcext:value-type="float">
            <text:p>1190000</text:p>
          </table:table-cell>
          <table:table-cell table:style-name="ce141" table:formula="of:=VLOOKUP(IF([.E3]&gt;10000;[.E3];IF([.E3]&lt;1000;[.E3]*10000;[.E3]*1000));[PlanComptable.$B$2:.$C$685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713.26" calcext:value-type="float">
            <text:p>713,26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1290000" calcext:value-type="float">
            <text:p>1290000</text:p>
          </table:table-cell>
          <table:table-cell table:style-name="ce141" table:formula="of:=VLOOKUP(IF([.E4]&gt;10000;[.E4];IF([.E4]&lt;1000;[.E4]*10000;[.E4]*1000));[PlanComptable.$B$2:.$C$685];2;0)" office:value-type="string" office:string-value="Résultat de l'exercice (perte)" calcext:value-type="string">
            <text:p>Résultat de l'exercice (perte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2755000" calcext:value-type="float">
            <text:p>2755000</text:p>
          </table:table-cell>
          <table:table-cell table:style-name="ce141" table:formula="of:=VLOOKUP(IF([.E5]&gt;10000;[.E5];IF([.E5]&lt;1000;[.E5]*10000;[.E5]*1000));[PlanComptable.$B$2:.$C$685];2;0)" office:value-type="string" office:string-value="Cautionnements" calcext:value-type="string">
            <text:p>Cautionnements</text:p>
          </table:table-cell>
          <table:table-cell table:style-name="ce124"/>
          <table:table-cell table:style-name="ce124" office:value-type="float" office:value="154" calcext:value-type="float">
            <text:p>154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040000" calcext:value-type="float">
            <text:p>4040000</text:p>
          </table:table-cell>
          <table:table-cell table:style-name="ce141" table:formula="of:=VLOOKUP(IF([.E6]&gt;10000;[.E6];IF([.E6]&lt;1000;[.E6]*10000;[.E6]*1000));[PlanComptable.$B$2:.$C$685];2;0)" office:value-type="string" office:string-value="Fournisseurs d'immobilisations" calcext:value-type="string">
            <text:p>Fournisseurs d'immobilisations</text:p>
          </table:table-cell>
          <table:table-cell table:style-name="ce124" table:number-columns-repeated="2"/>
          <table:table-cell table:style-name="ce148" office:value-type="float" office:value="154" calcext:value-type="float">
            <text:p>154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040000" calcext:value-type="float">
            <text:p>4040000</text:p>
          </table:table-cell>
          <table:table-cell table:style-name="ce141" table:formula="of:=VLOOKUP(IF([.E7]&gt;10000;[.E7];IF([.E7]&lt;1000;[.E7]*10000;[.E7]*1000));[PlanComptable.$B$2:.$C$685];2;0)" office:value-type="string" office:string-value="Fournisseurs d'immobilisations" calcext:value-type="string">
            <text:p>Fournisseurs d'immobilisations</text:p>
          </table:table-cell>
          <table:table-cell table:style-name="ce124"/>
          <table:table-cell table:style-name="ce124" office:value-type="float" office:value="154" calcext:value-type="float">
            <text:p>154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456611" calcext:value-type="float">
            <text:p>4456611</text:p>
          </table:table-cell>
          <table:table-cell table:style-name="ce141" table:formula="of:=VLOOKUP(IF([.E8]&gt;10000;[.E8];IF([.E8]&lt;1000;[.E8]*10000;[.E8]*1000));[PlanComptable.$B$2:.$C$685];2;0)" office:value-type="string" office:string-value="TVA déductible Achats Taux 1/Factures" calcext:value-type="string">
            <text:p>TVA déductible Achats Taux 1/Factures</text:p>
          </table:table-cell>
          <table:table-cell table:style-name="ce124"/>
          <table:table-cell table:style-name="ce124" office:value-type="float" office:value="154.44" calcext:value-type="float">
            <text:p>154,44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456700" calcext:value-type="float">
            <text:p>4456700</text:p>
          </table:table-cell>
          <table:table-cell table:style-name="ce141" table:formula="of:=VLOOKUP(IF([.E9]&gt;10000;[.E9];IF([.E9]&lt;1000;[.E9]*10000;[.E9]*1000));[PlanComptable.$B$2:.$C$685];2;0)" office:value-type="string" office:string-value="Crédit de TVA à reporter" calcext:value-type="string">
            <text:p>Crédit de TVA à reporter</text:p>
          </table:table-cell>
          <table:table-cell table:style-name="ce124"/>
          <table:table-cell table:style-name="ce124" office:value-type="float" office:value="418" calcext:value-type="float">
            <text:p>418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0]&gt;10000;[.E10];IF([.E10]&lt;1000;[.E10]*10000;[.E10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3.46" calcext:value-type="float">
            <text:p>33,46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1]&gt;10000;[.E11];IF([.E11]&lt;1000;[.E11]*10000;[.E11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2.5" calcext:value-type="float">
            <text:p>22,5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Compte courant associ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2]&gt;10000;[.E12];IF([.E12]&lt;1000;[.E12]*10000;[.E12]*1000));[PlanComptable.$B$2:.$C$685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4206.77" calcext:value-type="float">
            <text:p>4206,77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Encaissement Compt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3]&gt;10000;[.E13];IF([.E13]&lt;1000;[.E13]*10000;[.E13]*1000));[PlanComptable.$B$2:.$C$685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134.7" calcext:value-type="float">
            <text:p>134,7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<text:s/>Acha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4]&gt;10000;[.E14];IF([.E14]&lt;1000;[.E14]*10000;[.E14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964.53" calcext:value-type="float">
            <text:p>2964,53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Achat Declaration TVA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5]&gt;10000;[.E15];IF([.E15]&lt;1000;[.E15]*10000;[.E15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508.24" calcext:value-type="float">
            <text:p>2508,24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6]&gt;10000;[.E16];IF([.E16]&lt;1000;[.E16]*10000;[.E16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54" calcext:value-type="float">
            <text:p>154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Libe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7]&gt;10000;[.E17];IF([.E17]&lt;1000;[.E17]*10000;[.E17]*1000));[PlanComptable.$B$2:.$C$685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2000" calcext:value-type="float">
            <text:p>2000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couver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8]&gt;10000;[.E18];IF([.E18]&lt;1000;[.E18]*10000;[.E18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0.25" calcext:value-type="float">
            <text:p>0,25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3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9]&gt;10000;[.E19];IF([.E19]&lt;1000;[.E19]*10000;[.E19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91.41" calcext:value-type="float">
            <text:p>191,41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0]&gt;10000;[.E20];IF([.E20]&lt;1000;[.E20]*10000;[.E20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4.71" calcext:value-type="float">
            <text:p>34,71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Vers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1]&gt;10000;[.E21];IF([.E21]&lt;1000;[.E21]*10000;[.E21]*1000));[PlanComptable.$B$2:.$C$685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8000" calcext:value-type="float">
            <text:p>8000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2]&gt;10000;[.E22];IF([.E22]&lt;1000;[.E22]*10000;[.E22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4.71" calcext:value-type="float">
            <text:p>34,71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4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3]&gt;10000;[.E23];IF([.E23]&lt;1000;[.E23]*10000;[.E23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93.02" calcext:value-type="float">
            <text:p>193,02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 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4]&gt;10000;[.E24];IF([.E24]&lt;1000;[.E24]*10000;[.E24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8.15" calcext:value-type="float">
            <text:p>38,15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iberation Capital Statut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5]&gt;10000;[.E25];IF([.E25]&lt;1000;[.E25]*10000;[.E25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5.79" calcext:value-type="float">
            <text:p>15,79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pense Depot Compte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6]&gt;10000;[.E26];IF([.E26]&lt;1000;[.E26]*10000;[.E26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45.42" calcext:value-type="float">
            <text:p>45,42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7]&gt;10000;[.E27];IF([.E27]&lt;1000;[.E27]*10000;[.E27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92.89" calcext:value-type="float">
            <text:p>92,89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2nd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8]&gt;10000;[.E28];IF([.E28]&lt;1000;[.E28]*10000;[.E28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84.6" calcext:value-type="float">
            <text:p>184,6</text:p>
          </table:table-cell>
          <table:table-cell/>
        </table:table-row>
        <table:table-row table:style-name="ro4">
          <table:table-cell table:style-name="ce115" office:value-type="string" calcext:value-type="string">
            <text:p><text:span text:style-name="T1">reouv-ex-18-19-REPORT</text:span>#1</text:p>
          </table:table-cell>
          <table:table-cell table:style-name="ce126" office:value-type="string" calcext:value-type="string">
            <text:p>Loyer 1er trimestre: Report</text:p>
          </table:table-cell>
          <table:table-cell table:style-name="ce126" office:value-type="string" calcext:value-type="string">
            <text:p>XOU</text:p>
          </table:table-cell>
          <table:table-cell table:style-name="ce133" office:value-type="float" office:value="20180201" calcext:value-type="float">
            <text:p>20180201</text:p>
          </table:table-cell>
          <table:table-cell table:style-name="ce133" office:value-type="float" office:value="5120000" calcext:value-type="float">
            <text:p>5120000</text:p>
          </table:table-cell>
          <table:table-cell table:style-name="ce142" table:formula="of:=VLOOKUP(IF([.E29]&gt;10000;[.E29];IF([.E29]&lt;1000;[.E29]*10000;[.E29]*1000));[PlanComptable.$B$2:.$C$685];2;0)" office:value-type="string" office:string-value="Banques" calcext:value-type="string">
            <text:p>Banques</text:p>
          </table:table-cell>
          <table:table-cell table:style-name="ce126" table:number-columns-repeated="2"/>
          <table:table-cell table:style-name="ce149" office:value-type="float" office:value="200.88" calcext:value-type="float">
            <text:p>200,88</text:p>
          </table:table-cell>
          <table:table-cell/>
        </table:table-row>
        <table:table-row table:style-name="ro3" table:number-rows-repeated="1048546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Journaux" table:style-name="ta1">
        <office:forms form:automatic-focus="false" form:apply-design-mode="false"/>
        <table:table-column table:style-name="co23" table:default-cell-style-name="ce106"/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27" table:default-cell-style-name="ce106"/>
        <table:table-column table:style-name="co11" table:number-columns-repeated="5" table:default-cell-style-name="ce40"/>
        <table:table-row table:style-name="ro3">
          <table:table-cell table:style-name="ce108" office:value-type="string" calcext:value-type="string">
            <text:p>Code</text:p>
          </table:table-cell>
          <table:table-cell table:style-name="ce108" office:value-type="string" calcext:value-type="string">
            <text:p><text:s/>Intitulé</text:p>
          </table:table-cell>
          <table:table-cell table:style-name="ce108" office:value-type="string" calcext:value-type="string">
            <text:p><text:s/>Type journal</text:p>
          </table:table-cell>
          <table:table-cell table:style-name="ce108" office:value-type="string" calcext:value-type="string">
            <text:p><text:s/>N° compte contrepartie</text:p>
          </table:table-cell>
          <table:table-cell table:style-name="ce108" office:value-type="string" calcext:value-type="string">
            <text:p><text:s/>N° compte trésorerie</text:p>
          </table:table-cell>
          <table:table-cell table:style-name="ce21"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s/>Achats</text:p>
          </table:table-cell>
          <table:table-cell office:value-type="string" calcext:value-type="string">
            <text:p><text:s/>Acha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tes</text:p>
          </table:table-cell>
          <table:table-cell office:value-type="string" calcext:value-type="string">
            <text:p><text:s/>Vente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s/>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Q</text:p>
          </table:table-cell>
          <table:table-cell office:value-type="string" calcext:value-type="string">
            <text:p><text:s/>Banqu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20000" calcext:value-type="float">
            <text:p>512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IS</text:p>
          </table:table-cell>
          <table:table-cell office:value-type="string" calcext:value-type="string">
            <text:p><text:s/>Caiss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300000" calcext:value-type="float">
            <text:p>53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P</text:p>
          </table:table-cell>
          <table:table-cell office:value-type="string" calcext:value-type="string">
            <text:p><text:s/>Compte Chèques Postaux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40000" calcext:value-type="float">
            <text:p>514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<text:s/>Effets à Payer</text:p>
          </table:table-cell>
          <table:table-cell office:value-type="string" calcext:value-type="string">
            <text:p><text:s/>Effet à paye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R</text:p>
          </table:table-cell>
          <table:table-cell office:value-type="string" calcext:value-type="string">
            <text:p><text:s/>Effets à Recevoir</text:p>
          </table:table-cell>
          <table:table-cell office:value-type="string" calcext:value-type="string">
            <text:p><text:s/>Effet à recevoi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DC</text:p>
          </table:table-cell>
          <table:table-cell office:value-type="string" calcext:value-type="string">
            <text:p><text:s/>OD Différences de chang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EE</text:p>
          </table:table-cell>
          <table:table-cell office:value-type="string" calcext:value-type="string">
            <text:p><text:s/>OD Ecarts EURO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</text:p>
          </table:table-cell>
          <table:table-cell office:value-type="string" calcext:value-type="string">
            <text:p><text:s/>Reports à nouveau</text:p>
          </table:table-cell>
          <table:table-cell office:value-type="string" calcext:value-type="string">
            <text:p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CL</text:p>
          </table:table-cell>
          <table:table-cell office:value-type="string" calcext:value-type="string">
            <text:p><text:s/>Journal de clôtur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D</text:p>
          </table:table-cell>
          <table:table-cell office:value-type="string" calcext:value-type="string">
            <text:p><text:s/>Journal expert 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U</text:p>
          </table:table-cell>
          <table:table-cell office:value-type="string" calcext:value-type="string">
            <text:p><text:s/>Journal de réouverture</text:p>
          </table:table-cell>
          <table:table-cell office:value-type="string" calcext:value-type="string">
            <text:p><text:s/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RA</text:p>
          </table:table-cell>
          <table:table-cell office:value-type="string" calcext:value-type="string">
            <text:p><text:s/>Journal reports à nouveau analytiques</text:p>
          </table:table-cell>
          <table:table-cell office:value-type="string" calcext:value-type="string">
            <text:p><text:s/>Analytique</text:p>
          </table:table-cell>
          <table:table-cell office:value-type="float" office:value="4710000" calcext:value-type="float">
            <text:p>4710000</text:p>
          </table:table-cell>
          <table:table-cell/>
          <table:table-cell table:style-name="Default" table:number-columns-repeated="5"/>
        </table:table-row>
      </table:table>
      <table:table table:name="PlanComptable" table:style-name="ta1">
        <office:forms form:automatic-focus="false" form:apply-design-mode="false"/>
        <table:table-column table:style-name="co28" table:default-cell-style-name="ce106"/>
        <table:table-column table:style-name="co29" table:default-cell-style-name="ce106"/>
        <table:table-column table:style-name="co30" table:default-cell-style-name="ce106"/>
        <table:table-row table:style-name="ro3">
          <table:table-cell table:style-name="ce230" office:value-type="string" calcext:value-type="string">
            <text:p>id</text:p>
          </table:table-cell>
          <table:table-cell table:style-name="ce230" office:value-type="string" calcext:value-type="string">
            <text:p>numero</text:p>
          </table:table-cell>
          <table:table-cell table:style-name="ce230" office:value-type="string" calcext:value-type="string">
            <text:p>libelle</text:p>
          </table:table-cell>
        </table:table-row>
        <table:table-row table:style-name="ro3">
          <table:table-cell table:style-name="ce231" office:value-type="string" calcext:value-type="string">
            <text:p>id</text:p>
          </table:table-cell>
          <table:table-cell table:style-name="ce231" office:value-type="string" calcext:value-type="string">
            <text:p>numero</text:p>
          </table:table-cell>
          <table:table-cell table:style-name="ce231" office:value-type="string" calcext:value-type="string">
            <text:p>libelle</text:p>
          </table:table-cell>
        </table:table-row>
        <table:table-row table:style-name="ro3"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10000" calcext:value-type="float">
            <text:p>1010000</text:p>
          </table:table-cell>
          <table:table-cell table:style-name="ce231" office:value-type="string" calcext:value-type="string">
            <text:p>Capital</text:p>
          </table:table-cell>
        </table:table-row>
        <table:table-row table:style-name="ro3"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11000" calcext:value-type="float">
            <text:p>1011000</text:p>
          </table:table-cell>
          <table:table-cell table:style-name="ce231" office:value-type="string" calcext:value-type="string">
            <text:p>Capital souscrit - non appelé</text:p>
          </table:table-cell>
        </table:table-row>
        <table:table-row table:style-name="ro3"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1012000" calcext:value-type="float">
            <text:p>1012000</text:p>
          </table:table-cell>
          <table:table-cell table:style-name="ce231" office:value-type="string" calcext:value-type="string">
            <text:p>Capital souscrit, appelé, non versé</text:p>
          </table:table-cell>
        </table:table-row>
        <table:table-row table:style-name="ro3"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013000" calcext:value-type="float">
            <text:p>1013000</text:p>
          </table:table-cell>
          <table:table-cell table:style-name="ce231" office:value-type="string" calcext:value-type="string">
            <text:p>Capital souscrit - appelé, versé</text:p>
          </table:table-cell>
        </table:table-row>
        <table:table-row table:style-name="ro3"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1018000" calcext:value-type="float">
            <text:p>1018000</text:p>
          </table:table-cell>
          <table:table-cell table:style-name="ce231" office:value-type="string" calcext:value-type="string">
            <text:p>Capital souscrit soumis à réglemen. particulières</text:p>
          </table:table-cell>
        </table:table-row>
        <table:table-row table:style-name="ro3"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1041000" calcext:value-type="float">
            <text:p>1041000</text:p>
          </table:table-cell>
          <table:table-cell table:style-name="ce231" office:value-type="string" calcext:value-type="string">
            <text:p>Primes d'émission</text:p>
          </table:table-cell>
        </table:table-row>
        <table:table-row table:style-name="ro3"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042000" calcext:value-type="float">
            <text:p>1042000</text:p>
          </table:table-cell>
          <table:table-cell table:style-name="ce231" office:value-type="string" calcext:value-type="string">
            <text:p>Primes de fusion</text:p>
          </table:table-cell>
        </table:table-row>
        <table:table-row table:style-name="ro3"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1043000" calcext:value-type="float">
            <text:p>1043000</text:p>
          </table:table-cell>
          <table:table-cell table:style-name="ce231" office:value-type="string" calcext:value-type="string">
            <text:p>Primes d'apport</text:p>
          </table:table-cell>
        </table:table-row>
        <table:table-row table:style-name="ro3"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44000" calcext:value-type="float">
            <text:p>1044000</text:p>
          </table:table-cell>
          <table:table-cell table:style-name="ce231" office:value-type="string" calcext:value-type="string">
            <text:p>Primes de conversion d'obligations en actions</text:p>
          </table:table-cell>
        </table:table-row>
        <table:table-row table:style-name="ro3"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061000" calcext:value-type="float">
            <text:p>1061000</text:p>
          </table:table-cell>
          <table:table-cell table:style-name="ce231" office:value-type="string" calcext:value-type="string">
            <text:p>Réserve légale</text:p>
          </table:table-cell>
        </table:table-row>
        <table:table-row table:style-name="ro3"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1062000" calcext:value-type="float">
            <text:p>1062000</text:p>
          </table:table-cell>
          <table:table-cell table:style-name="ce231" office:value-type="string" calcext:value-type="string">
            <text:p>Réserves indisponibles</text:p>
          </table:table-cell>
        </table:table-row>
        <table:table-row table:style-name="ro3"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063000" calcext:value-type="float">
            <text:p>1063000</text:p>
          </table:table-cell>
          <table:table-cell table:style-name="ce231" office:value-type="string" calcext:value-type="string">
            <text:p>Réserves statutaires ou contractuelles</text:p>
          </table:table-cell>
        </table:table-row>
        <table:table-row table:style-name="ro3"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064000" calcext:value-type="float">
            <text:p>1064000</text:p>
          </table:table-cell>
          <table:table-cell table:style-name="ce231" office:value-type="string" calcext:value-type="string">
            <text:p>Réserves réglementées</text:p>
          </table:table-cell>
        </table:table-row>
        <table:table-row table:style-name="ro3"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1068000" calcext:value-type="float">
            <text:p>1068000</text:p>
          </table:table-cell>
          <table:table-cell table:style-name="ce231" office:value-type="string" calcext:value-type="string">
            <text:p>Autres réserves</text:p>
          </table:table-cell>
        </table:table-row>
        <table:table-row table:style-name="ro3">
          <table:table-cell table:style-name="ce231" office:value-type="float" office:value="15" calcext:value-type="float">
            <text:p>15</text:p>
          </table:table-cell>
          <table:table-cell table:style-name="ce231" office:value-type="float" office:value="1070000" calcext:value-type="float">
            <text:p>1070000</text:p>
          </table:table-cell>
          <table:table-cell table:style-name="ce231" office:value-type="string" calcext:value-type="string">
            <text:p>Ecart d'évaluation par équivalence</text:p>
          </table:table-cell>
        </table:table-row>
        <table:table-row table:style-name="ro3"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080000" calcext:value-type="float">
            <text:p>1080000</text:p>
          </table:table-cell>
          <table:table-cell table:style-name="ce231" office:value-type="string" calcext:value-type="string">
            <text:p>Compte de l'exploitant</text:p>
          </table:table-cell>
        </table:table-row>
        <table:table-row table:style-name="ro3"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090000" calcext:value-type="float">
            <text:p>1090000</text:p>
          </table:table-cell>
          <table:table-cell table:style-name="ce231" office:value-type="string" calcext:value-type="string">
            <text:p>Actionnaires: Capital souscrit - non appelé</text:p>
          </table:table-cell>
        </table:table-row>
        <table:table-row table:style-name="ro3"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100000" calcext:value-type="float">
            <text:p>1100000</text:p>
          </table:table-cell>
          <table:table-cell table:style-name="ce231" office:value-type="string" calcext:value-type="string">
            <text:p>Report à nouveau (solde créditeur)</text:p>
          </table:table-cell>
        </table:table-row>
        <table:table-row table:style-name="ro3"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190000" calcext:value-type="float">
            <text:p>1190000</text:p>
          </table:table-cell>
          <table:table-cell table:style-name="ce231" office:value-type="string" calcext:value-type="string">
            <text:p>Report à nouveau (solde débiteur)</text:p>
          </table:table-cell>
        </table:table-row>
        <table:table-row table:style-name="ro3"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1200000" calcext:value-type="float">
            <text:p>1200000</text:p>
          </table:table-cell>
          <table:table-cell table:style-name="ce231" office:value-type="string" calcext:value-type="string">
            <text:p>Résultat de l'exercice (bénéfice)</text:p>
          </table:table-cell>
        </table:table-row>
        <table:table-row table:style-name="ro3">
          <table:table-cell table:style-name="ce231" office:value-type="float" office:value="21" calcext:value-type="float">
            <text:p>21</text:p>
          </table:table-cell>
          <table:table-cell table:style-name="ce231" office:value-type="float" office:value="1290000" calcext:value-type="float">
            <text:p>1290000</text:p>
          </table:table-cell>
          <table:table-cell table:style-name="ce231" office:value-type="string" calcext:value-type="string">
            <text:p>Résultat de l'exercice (perte)</text:p>
          </table:table-cell>
        </table:table-row>
        <table:table-row table:style-name="ro3"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1310000" calcext:value-type="float">
            <text:p>1310000</text:p>
          </table:table-cell>
          <table:table-cell table:style-name="ce231" office:value-type="string" calcext:value-type="string">
            <text:p>Subventions d'équipement</text:p>
          </table:table-cell>
        </table:table-row>
        <table:table-row table:style-name="ro3"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1380000" calcext:value-type="float">
            <text:p>1380000</text:p>
          </table:table-cell>
          <table:table-cell table:style-name="ce231" office:value-type="string" calcext:value-type="string">
            <text:p>Autres subventions d'investissement</text:p>
          </table:table-cell>
        </table:table-row>
        <table:table-row table:style-name="ro3"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390000" calcext:value-type="float">
            <text:p>1390000</text:p>
          </table:table-cell>
          <table:table-cell table:style-name="ce231" office:value-type="string" calcext:value-type="string">
            <text:p>Subventions d'investissement inscrites au résultat</text:p>
          </table:table-cell>
        </table:table-row>
        <table:table-row table:style-name="ro3"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420000" calcext:value-type="float">
            <text:p>1420000</text:p>
          </table:table-cell>
          <table:table-cell table:style-name="ce231" office:value-type="string" calcext:value-type="string">
            <text:p>Provisions réglementées relatives aux immobilisa.</text:p>
          </table:table-cell>
        </table:table-row>
        <table:table-row table:style-name="ro3"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430000" calcext:value-type="float">
            <text:p>1430000</text:p>
          </table:table-cell>
          <table:table-cell table:style-name="ce231" office:value-type="string" calcext:value-type="string">
            <text:p>Provisions réglementées relatives aux stocks</text:p>
          </table:table-cell>
        </table:table-row>
        <table:table-row table:style-name="ro3"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40000" calcext:value-type="float">
            <text:p>1440000</text:p>
          </table:table-cell>
          <table:table-cell table:style-name="ce231" office:value-type="string" calcext:value-type="string">
            <text:p>Provi. réglem. relatives aux autres éléments actif</text:p>
          </table:table-cell>
        </table:table-row>
        <table:table-row table:style-name="ro3"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450000" calcext:value-type="float">
            <text:p>1450000</text:p>
          </table:table-cell>
          <table:table-cell table:style-name="ce231" office:value-type="string" calcext:value-type="string">
            <text:p>Amortissements dérogatoires</text:p>
          </table:table-cell>
        </table:table-row>
        <table:table-row table:style-name="ro3"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460000" calcext:value-type="float">
            <text:p>1460000</text:p>
          </table:table-cell>
          <table:table-cell table:style-name="ce231" office:value-type="string" calcext:value-type="string">
            <text:p>Provision spéciale de réévaluation</text:p>
          </table:table-cell>
        </table:table-row>
        <table:table-row table:style-name="ro3"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470000" calcext:value-type="float">
            <text:p>1470000</text:p>
          </table:table-cell>
          <table:table-cell table:style-name="ce231" office:value-type="string" calcext:value-type="string">
            <text:p>Plus-values réinvesties</text:p>
          </table:table-cell>
        </table:table-row>
        <table:table-row table:style-name="ro3"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1480000" calcext:value-type="float">
            <text:p>1480000</text:p>
          </table:table-cell>
          <table:table-cell table:style-name="ce231" office:value-type="string" calcext:value-type="string">
            <text:p>Autres provisions réglementées</text:p>
          </table:table-cell>
        </table:table-row>
        <table:table-row table:style-name="ro3"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510000" calcext:value-type="float">
            <text:p>1510000</text:p>
          </table:table-cell>
          <table:table-cell table:style-name="ce231" office:value-type="string" calcext:value-type="string">
            <text:p>Provisions pour risques</text:p>
          </table:table-cell>
        </table:table-row>
        <table:table-row table:style-name="ro3">
          <table:table-cell table:style-name="ce231" office:value-type="float" office:value="33" calcext:value-type="float">
            <text:p>33</text:p>
          </table:table-cell>
          <table:table-cell table:style-name="ce231" office:value-type="float" office:value="1511000" calcext:value-type="float">
            <text:p>1511000</text:p>
          </table:table-cell>
          <table:table-cell table:style-name="ce231" office:value-type="string" calcext:value-type="string">
            <text:p>Provisions pour litiges</text:p>
          </table:table-cell>
        </table:table-row>
        <table:table-row table:style-name="ro3"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1512000" calcext:value-type="float">
            <text:p>1512000</text:p>
          </table:table-cell>
          <table:table-cell table:style-name="ce231" office:value-type="string" calcext:value-type="string">
            <text:p>Provisions pour garanties données aux clients</text:p>
          </table:table-cell>
        </table:table-row>
        <table:table-row table:style-name="ro3"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1513000" calcext:value-type="float">
            <text:p>1513000</text:p>
          </table:table-cell>
          <table:table-cell table:style-name="ce231" office:value-type="string" calcext:value-type="string">
            <text:p>Provisions pour pertes sur marchés à terme</text:p>
          </table:table-cell>
        </table:table-row>
        <table:table-row table:style-name="ro3"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514000" calcext:value-type="float">
            <text:p>1514000</text:p>
          </table:table-cell>
          <table:table-cell table:style-name="ce231" office:value-type="string" calcext:value-type="string">
            <text:p>Provisions pour amendes et pénalités</text:p>
          </table:table-cell>
        </table:table-row>
        <table:table-row table:style-name="ro3"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515000" calcext:value-type="float">
            <text:p>1515000</text:p>
          </table:table-cell>
          <table:table-cell table:style-name="ce231" office:value-type="string" calcext:value-type="string">
            <text:p>Provisions pour pertes de change</text:p>
          </table:table-cell>
        </table:table-row>
        <table:table-row table:style-name="ro3"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1518000" calcext:value-type="float">
            <text:p>1518000</text:p>
          </table:table-cell>
          <table:table-cell table:style-name="ce231" office:value-type="string" calcext:value-type="string">
            <text:p>Autres provisions pour risques</text:p>
          </table:table-cell>
        </table:table-row>
        <table:table-row table:style-name="ro3"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530000" calcext:value-type="float">
            <text:p>1530000</text:p>
          </table:table-cell>
          <table:table-cell table:style-name="ce231" office:value-type="string" calcext:value-type="string">
            <text:p>Provisions pour pensions et obligations similaires</text:p>
          </table:table-cell>
        </table:table-row>
        <table:table-row table:style-name="ro3"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550000" calcext:value-type="float">
            <text:p>1550000</text:p>
          </table:table-cell>
          <table:table-cell table:style-name="ce231" office:value-type="string" calcext:value-type="string">
            <text:p>Provisions pour impôts</text:p>
          </table:table-cell>
        </table:table-row>
        <table:table-row table:style-name="ro3"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60000" calcext:value-type="float">
            <text:p>1560000</text:p>
          </table:table-cell>
          <table:table-cell table:style-name="ce231" office:value-type="string" calcext:value-type="string">
            <text:p>Provisions pour renouvellement des immobilisations</text:p>
          </table:table-cell>
        </table:table-row>
        <table:table-row table:style-name="ro3">
          <table:table-cell table:style-name="ce231" office:value-type="float" office:value="42" calcext:value-type="float">
            <text:p>42</text:p>
          </table:table-cell>
          <table:table-cell table:style-name="ce231" office:value-type="float" office:value="1570000" calcext:value-type="float">
            <text:p>1570000</text:p>
          </table:table-cell>
          <table:table-cell table:style-name="ce231" office:value-type="string" calcext:value-type="string">
            <text:p>Provisions pour charges s/plusieurs exercices</text:p>
          </table:table-cell>
        </table:table-row>
        <table:table-row table:style-name="ro3">
          <table:table-cell table:style-name="ce231" office:value-type="float" office:value="43" calcext:value-type="float">
            <text:p>43</text:p>
          </table:table-cell>
          <table:table-cell table:style-name="ce231" office:value-type="float" office:value="1572000" calcext:value-type="float">
            <text:p>1572000</text:p>
          </table:table-cell>
          <table:table-cell table:style-name="ce231" office:value-type="string" calcext:value-type="string">
            <text:p>Provisions pour grosses réparations</text:p>
          </table:table-cell>
        </table:table-row>
        <table:table-row table:style-name="ro3"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1580000" calcext:value-type="float">
            <text:p>1580000</text:p>
          </table:table-cell>
          <table:table-cell table:style-name="ce231" office:value-type="string" calcext:value-type="string">
            <text:p>Provisions pour charges</text:p>
          </table:table-cell>
        </table:table-row>
        <table:table-row table:style-name="ro3"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1582000" calcext:value-type="float">
            <text:p>1582000</text:p>
          </table:table-cell>
          <table:table-cell table:style-name="ce231" office:value-type="string" calcext:value-type="string">
            <text:p>Provi. chges sociales et fiscales s/congés à payer</text:p>
          </table:table-cell>
        </table:table-row>
        <table:table-row table:style-name="ro3"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1610000" calcext:value-type="float">
            <text:p>1610000</text:p>
          </table:table-cell>
          <table:table-cell table:style-name="ce231" office:value-type="string" calcext:value-type="string">
            <text:p>Emprunts obligataires convertibles</text:p>
          </table:table-cell>
        </table:table-row>
        <table:table-row table:style-name="ro3">
          <table:table-cell table:style-name="ce231" office:value-type="float" office:value="47" calcext:value-type="float">
            <text:p>47</text:p>
          </table:table-cell>
          <table:table-cell table:style-name="ce231" office:value-type="float" office:value="1630000" calcext:value-type="float">
            <text:p>1630000</text:p>
          </table:table-cell>
          <table:table-cell table:style-name="ce231" office:value-type="string" calcext:value-type="string">
            <text:p>Autres emprunts obligataires</text:p>
          </table:table-cell>
        </table:table-row>
        <table:table-row table:style-name="ro3"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1640000" calcext:value-type="float">
            <text:p>1640000</text:p>
          </table:table-cell>
          <table:table-cell table:style-name="ce231" office:value-type="string" calcext:value-type="string">
            <text:p>Emprunts auprès des établissements de crédit</text:p>
          </table:table-cell>
        </table:table-row>
        <table:table-row table:style-name="ro3">
          <table:table-cell table:style-name="ce231" office:value-type="float" office:value="49" calcext:value-type="float">
            <text:p>49</text:p>
          </table:table-cell>
          <table:table-cell table:style-name="ce231" office:value-type="float" office:value="1650000" calcext:value-type="float">
            <text:p>1650000</text:p>
          </table:table-cell>
          <table:table-cell table:style-name="ce231" office:value-type="string" calcext:value-type="string">
            <text:p>Dépôts et cautionnements reçus</text:p>
          </table:table-cell>
        </table:table-row>
        <table:table-row table:style-name="ro3">
          <table:table-cell table:style-name="ce231" office:value-type="float" office:value="50" calcext:value-type="float">
            <text:p>50</text:p>
          </table:table-cell>
          <table:table-cell table:style-name="ce231" office:value-type="float" office:value="1660000" calcext:value-type="float">
            <text:p>1660000</text:p>
          </table:table-cell>
          <table:table-cell table:style-name="ce231" office:value-type="string" calcext:value-type="string">
            <text:p>Participation des salariés aux résultats</text:p>
          </table:table-cell>
        </table:table-row>
        <table:table-row table:style-name="ro3">
          <table:table-cell table:style-name="ce231" office:value-type="float" office:value="51" calcext:value-type="float">
            <text:p>51</text:p>
          </table:table-cell>
          <table:table-cell table:style-name="ce231" office:value-type="float" office:value="1661000" calcext:value-type="float">
            <text:p>1661000</text:p>
          </table:table-cell>
          <table:table-cell table:style-name="ce231" office:value-type="string" calcext:value-type="string">
            <text:p>Participation des salariés : comptes bloqués</text:p>
          </table:table-cell>
        </table:table-row>
        <table:table-row table:style-name="ro3">
          <table:table-cell table:style-name="ce231" office:value-type="float" office:value="52" calcext:value-type="float">
            <text:p>52</text:p>
          </table:table-cell>
          <table:table-cell table:style-name="ce231" office:value-type="float" office:value="1662000" calcext:value-type="float">
            <text:p>1662000</text:p>
          </table:table-cell>
          <table:table-cell table:style-name="ce231" office:value-type="string" calcext:value-type="string">
            <text:p>Participation des salariés : fonds participation</text:p>
          </table:table-cell>
        </table:table-row>
        <table:table-row table:style-name="ro3">
          <table:table-cell table:style-name="ce231" office:value-type="float" office:value="53" calcext:value-type="float">
            <text:p>53</text:p>
          </table:table-cell>
          <table:table-cell table:style-name="ce231" office:value-type="float" office:value="1670000" calcext:value-type="float">
            <text:p>1670000</text:p>
          </table:table-cell>
          <table:table-cell table:style-name="ce231" office:value-type="string" calcext:value-type="string">
            <text:p>Emprunts, dettes assortis de conditions particuli.</text:p>
          </table:table-cell>
        </table:table-row>
        <table:table-row table:style-name="ro3">
          <table:table-cell table:style-name="ce231" office:value-type="float" office:value="54" calcext:value-type="float">
            <text:p>54</text:p>
          </table:table-cell>
          <table:table-cell table:style-name="ce231" office:value-type="float" office:value="1680000" calcext:value-type="float">
            <text:p>1680000</text:p>
          </table:table-cell>
          <table:table-cell table:style-name="ce231" office:value-type="string" calcext:value-type="string">
            <text:p>Autres emprunts et dettes assimilées</text:p>
          </table:table-cell>
        </table:table-row>
        <table:table-row table:style-name="ro3"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1685000" calcext:value-type="float">
            <text:p>1685000</text:p>
          </table:table-cell>
          <table:table-cell table:style-name="ce231" office:value-type="string" calcext:value-type="string">
            <text:p>Rentes viagères capitalisées</text:p>
          </table:table-cell>
        </table:table-row>
        <table:table-row table:style-name="ro3"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1687000" calcext:value-type="float">
            <text:p>1687000</text:p>
          </table:table-cell>
          <table:table-cell table:style-name="ce231" office:value-type="string" calcext:value-type="string">
            <text:p>Autres dettes</text:p>
          </table:table-cell>
        </table:table-row>
        <table:table-row table:style-name="ro3">
          <table:table-cell table:style-name="ce231" office:value-type="float" office:value="57" calcext:value-type="float">
            <text:p>57</text:p>
          </table:table-cell>
          <table:table-cell table:style-name="ce231" office:value-type="float" office:value="1688000" calcext:value-type="float">
            <text:p>1688000</text:p>
          </table:table-cell>
          <table:table-cell table:style-name="ce231" office:value-type="string" calcext:value-type="string">
            <text:p>Intérêts courus</text:p>
          </table:table-cell>
        </table:table-row>
        <table:table-row table:style-name="ro3"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1690000" calcext:value-type="float">
            <text:p>1690000</text:p>
          </table:table-cell>
          <table:table-cell table:style-name="ce231" office:value-type="string" calcext:value-type="string">
            <text:p>Primes de remboursement des obligations</text:p>
          </table:table-cell>
        </table:table-row>
        <table:table-row table:style-name="ro3"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710000" calcext:value-type="float">
            <text:p>1710000</text:p>
          </table:table-cell>
          <table:table-cell table:style-name="ce231" office:value-type="string" calcext:value-type="string">
            <text:p>Dettes rattachées à des participations (groupe)</text:p>
          </table:table-cell>
        </table:table-row>
        <table:table-row table:style-name="ro3"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740000" calcext:value-type="float">
            <text:p>1740000</text:p>
          </table:table-cell>
          <table:table-cell table:style-name="ce231" office:value-type="string" calcext:value-type="string">
            <text:p>Dettes rattachées à des participati. (hors groupe)</text:p>
          </table:table-cell>
        </table:table-row>
        <table:table-row table:style-name="ro3"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1780000" calcext:value-type="float">
            <text:p>1780000</text:p>
          </table:table-cell>
          <table:table-cell table:style-name="ce231" office:value-type="string" calcext:value-type="string">
            <text:p>Dettes rattachées à des sociétés en participation</text:p>
          </table:table-cell>
        </table:table-row>
        <table:table-row table:style-name="ro3"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1810000" calcext:value-type="float">
            <text:p>1810000</text:p>
          </table:table-cell>
          <table:table-cell table:style-name="ce231" office:value-type="string" calcext:value-type="string">
            <text:p>Comptes de liaison des établissements</text:p>
          </table:table-cell>
        </table:table-row>
        <table:table-row table:style-name="ro3"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860000" calcext:value-type="float">
            <text:p>1860000</text:p>
          </table:table-cell>
          <table:table-cell table:style-name="ce231" office:value-type="string" calcext:value-type="string">
            <text:p>Biens et prestations entre établis. (charges)</text:p>
          </table:table-cell>
        </table:table-row>
        <table:table-row table:style-name="ro3">
          <table:table-cell table:style-name="ce231" office:value-type="float" office:value="64" calcext:value-type="float">
            <text:p>64</text:p>
          </table:table-cell>
          <table:table-cell table:style-name="ce231" office:value-type="float" office:value="1870000" calcext:value-type="float">
            <text:p>1870000</text:p>
          </table:table-cell>
          <table:table-cell table:style-name="ce231" office:value-type="string" calcext:value-type="string">
            <text:p>Biens et prestations entre établis. (produits)</text:p>
          </table:table-cell>
        </table:table-row>
        <table:table-row table:style-name="ro3"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1880000" calcext:value-type="float">
            <text:p>1880000</text:p>
          </table:table-cell>
          <table:table-cell table:style-name="ce231" office:value-type="string" calcext:value-type="string">
            <text:p>Comptes de liaison des sociétés en participation</text:p>
          </table:table-cell>
        </table:table-row>
        <table:table-row table:style-name="ro3">
          <table:table-cell table:style-name="ce232" office:value-type="float" office:value="66" calcext:value-type="float">
            <text:p>66</text:p>
          </table:table-cell>
          <table:table-cell table:style-name="ce232" office:value-type="float" office:value="2010000" calcext:value-type="float">
            <text:p>2010000</text:p>
          </table:table-cell>
          <table:table-cell table:style-name="ce232" office:value-type="string" calcext:value-type="string">
            <text:p>Frais d'établissement</text:p>
          </table:table-cell>
        </table:table-row>
        <table:table-row table:style-name="ro3">
          <table:table-cell table:style-name="ce232" office:value-type="float" office:value="67" calcext:value-type="float">
            <text:p>67</text:p>
          </table:table-cell>
          <table:table-cell table:style-name="ce232" office:value-type="float" office:value="2011000" calcext:value-type="float">
            <text:p>2011000</text:p>
          </table:table-cell>
          <table:table-cell table:style-name="ce232" office:value-type="string" calcext:value-type="string">
            <text:p>Frais de constitution</text:p>
          </table:table-cell>
        </table:table-row>
        <table:table-row table:style-name="ro3">
          <table:table-cell table:style-name="ce232" office:value-type="float" office:value="68" calcext:value-type="float">
            <text:p>68</text:p>
          </table:table-cell>
          <table:table-cell table:style-name="ce232" office:value-type="float" office:value="2012000" calcext:value-type="float">
            <text:p>2012000</text:p>
          </table:table-cell>
          <table:table-cell table:style-name="ce232" office:value-type="string" calcext:value-type="string">
            <text:p>Frais de premier établissement</text:p>
          </table:table-cell>
        </table:table-row>
        <table:table-row table:style-name="ro3">
          <table:table-cell table:style-name="ce232" office:value-type="float" office:value="69" calcext:value-type="float">
            <text:p>69</text:p>
          </table:table-cell>
          <table:table-cell table:style-name="ce232" office:value-type="float" office:value="2013000" calcext:value-type="float">
            <text:p>2013000</text:p>
          </table:table-cell>
          <table:table-cell table:style-name="ce232" office:value-type="string" calcext:value-type="string">
            <text:p>Frais d'augmentation de capital(fusions,scissions)</text:p>
          </table:table-cell>
        </table:table-row>
        <table:table-row table:style-name="ro3">
          <table:table-cell table:style-name="ce232" office:value-type="float" office:value="70" calcext:value-type="float">
            <text:p>70</text:p>
          </table:table-cell>
          <table:table-cell table:style-name="ce232" office:value-type="float" office:value="2030000" calcext:value-type="float">
            <text:p>2030000</text:p>
          </table:table-cell>
          <table:table-cell table:style-name="ce232" office:value-type="string" calcext:value-type="string">
            <text:p>Frais de recherche et de développement</text:p>
          </table:table-cell>
        </table:table-row>
        <table:table-row table:style-name="ro3">
          <table:table-cell table:style-name="ce232" office:value-type="float" office:value="71" calcext:value-type="float">
            <text:p>71</text:p>
          </table:table-cell>
          <table:table-cell table:style-name="ce232" office:value-type="float" office:value="2050000" calcext:value-type="float">
            <text:p>2050000</text:p>
          </table:table-cell>
          <table:table-cell table:style-name="ce232" office:value-type="string" calcext:value-type="string">
            <text:p>Concessions et droits similaires,brevets,licences</text:p>
          </table:table-cell>
        </table:table-row>
        <table:table-row table:style-name="ro3">
          <table:table-cell table:style-name="ce232" office:value-type="float" office:value="72" calcext:value-type="float">
            <text:p>72</text:p>
          </table:table-cell>
          <table:table-cell table:style-name="ce232" office:value-type="float" office:value="2060000" calcext:value-type="float">
            <text:p>2060000</text:p>
          </table:table-cell>
          <table:table-cell table:style-name="ce232" office:value-type="string" calcext:value-type="string">
            <text:p>Droit au bail</text:p>
          </table:table-cell>
        </table:table-row>
        <table:table-row table:style-name="ro3">
          <table:table-cell table:style-name="ce232" office:value-type="float" office:value="73" calcext:value-type="float">
            <text:p>73</text:p>
          </table:table-cell>
          <table:table-cell table:style-name="ce232" office:value-type="float" office:value="2070000" calcext:value-type="float">
            <text:p>2070000</text:p>
          </table:table-cell>
          <table:table-cell table:style-name="ce232" office:value-type="string" calcext:value-type="string">
            <text:p>Fonds commercial</text:p>
          </table:table-cell>
        </table:table-row>
        <table:table-row table:style-name="ro3">
          <table:table-cell table:style-name="ce232" office:value-type="float" office:value="74" calcext:value-type="float">
            <text:p>74</text:p>
          </table:table-cell>
          <table:table-cell table:style-name="ce232" office:value-type="float" office:value="2080000" calcext:value-type="float">
            <text:p>2080000</text:p>
          </table:table-cell>
          <table:table-cell table:style-name="ce232" office:value-type="string" calcext:value-type="string">
            <text:p>Autres immobilisations incorporelles</text:p>
          </table:table-cell>
        </table:table-row>
        <table:table-row table:style-name="ro3">
          <table:table-cell table:style-name="ce232" office:value-type="float" office:value="75" calcext:value-type="float">
            <text:p>75</text:p>
          </table:table-cell>
          <table:table-cell table:style-name="ce232" office:value-type="float" office:value="2110000" calcext:value-type="float">
            <text:p>2110000</text:p>
          </table:table-cell>
          <table:table-cell table:style-name="ce232" office:value-type="string" calcext:value-type="string">
            <text:p>Terrains</text:p>
          </table:table-cell>
        </table:table-row>
        <table:table-row table:style-name="ro3">
          <table:table-cell table:style-name="ce232" office:value-type="float" office:value="76" calcext:value-type="float">
            <text:p>76</text:p>
          </table:table-cell>
          <table:table-cell table:style-name="ce232" office:value-type="float" office:value="2111000" calcext:value-type="float">
            <text:p>2111000</text:p>
          </table:table-cell>
          <table:table-cell table:style-name="ce232" office:value-type="string" calcext:value-type="string">
            <text:p>Terrains nus</text:p>
          </table:table-cell>
        </table:table-row>
        <table:table-row table:style-name="ro3">
          <table:table-cell table:style-name="ce232" office:value-type="float" office:value="77" calcext:value-type="float">
            <text:p>77</text:p>
          </table:table-cell>
          <table:table-cell table:style-name="ce232" office:value-type="float" office:value="2112000" calcext:value-type="float">
            <text:p>2112000</text:p>
          </table:table-cell>
          <table:table-cell table:style-name="ce232" office:value-type="string" calcext:value-type="string">
            <text:p>Terrains aménagés</text:p>
          </table:table-cell>
        </table:table-row>
        <table:table-row table:style-name="ro3">
          <table:table-cell table:style-name="ce232" office:value-type="float" office:value="78" calcext:value-type="float">
            <text:p>78</text:p>
          </table:table-cell>
          <table:table-cell table:style-name="ce232" office:value-type="float" office:value="2113000" calcext:value-type="float">
            <text:p>2113000</text:p>
          </table:table-cell>
          <table:table-cell table:style-name="ce232" office:value-type="string" calcext:value-type="string">
            <text:p>Sous-sols et sur-sols</text:p>
          </table:table-cell>
        </table:table-row>
        <table:table-row table:style-name="ro3">
          <table:table-cell table:style-name="ce232" office:value-type="float" office:value="79" calcext:value-type="float">
            <text:p>79</text:p>
          </table:table-cell>
          <table:table-cell table:style-name="ce232" office:value-type="float" office:value="2114000" calcext:value-type="float">
            <text:p>2114000</text:p>
          </table:table-cell>
          <table:table-cell table:style-name="ce232" office:value-type="string" calcext:value-type="string">
            <text:p>Terrains de gisement</text:p>
          </table:table-cell>
        </table:table-row>
        <table:table-row table:style-name="ro3">
          <table:table-cell table:style-name="ce232" office:value-type="float" office:value="80" calcext:value-type="float">
            <text:p>80</text:p>
          </table:table-cell>
          <table:table-cell table:style-name="ce232" office:value-type="float" office:value="2115000" calcext:value-type="float">
            <text:p>2115000</text:p>
          </table:table-cell>
          <table:table-cell table:style-name="ce232" office:value-type="string" calcext:value-type="string">
            <text:p>Terrains bâtis</text:p>
          </table:table-cell>
        </table:table-row>
        <table:table-row table:style-name="ro3">
          <table:table-cell table:style-name="ce232" office:value-type="float" office:value="81" calcext:value-type="float">
            <text:p>81</text:p>
          </table:table-cell>
          <table:table-cell table:style-name="ce232" office:value-type="float" office:value="2116000" calcext:value-type="float">
            <text:p>2116000</text:p>
          </table:table-cell>
          <table:table-cell table:style-name="ce232" office:value-type="string" calcext:value-type="string">
            <text:p>Compte d'ordre sur immobilisations</text:p>
          </table:table-cell>
        </table:table-row>
        <table:table-row table:style-name="ro3">
          <table:table-cell table:style-name="ce232" office:value-type="float" office:value="82" calcext:value-type="float">
            <text:p>82</text:p>
          </table:table-cell>
          <table:table-cell table:style-name="ce232" office:value-type="float" office:value="2120000" calcext:value-type="float">
            <text:p>2120000</text:p>
          </table:table-cell>
          <table:table-cell table:style-name="ce232" office:value-type="string" calcext:value-type="string">
            <text:p>Agencements et aménagements de terrains</text:p>
          </table:table-cell>
        </table:table-row>
        <table:table-row table:style-name="ro3">
          <table:table-cell table:style-name="ce232" office:value-type="float" office:value="83" calcext:value-type="float">
            <text:p>83</text:p>
          </table:table-cell>
          <table:table-cell table:style-name="ce232" office:value-type="float" office:value="2130000" calcext:value-type="float">
            <text:p>2130000</text:p>
          </table:table-cell>
          <table:table-cell table:style-name="ce232" office:value-type="string" calcext:value-type="string">
            <text:p>Constructions</text:p>
          </table:table-cell>
        </table:table-row>
        <table:table-row table:style-name="ro3">
          <table:table-cell table:style-name="ce232" office:value-type="float" office:value="84" calcext:value-type="float">
            <text:p>84</text:p>
          </table:table-cell>
          <table:table-cell table:style-name="ce232" office:value-type="float" office:value="2131000" calcext:value-type="float">
            <text:p>2131000</text:p>
          </table:table-cell>
          <table:table-cell table:style-name="ce232" office:value-type="string" calcext:value-type="string">
            <text:p>Bâtiments</text:p>
          </table:table-cell>
        </table:table-row>
        <table:table-row table:style-name="ro3">
          <table:table-cell table:style-name="ce232" office:value-type="float" office:value="85" calcext:value-type="float">
            <text:p>85</text:p>
          </table:table-cell>
          <table:table-cell table:style-name="ce232" office:value-type="float" office:value="2135000" calcext:value-type="float">
            <text:p>2135000</text:p>
          </table:table-cell>
          <table:table-cell table:style-name="ce232" office:value-type="string" calcext:value-type="string">
            <text:p>Instal. générales, agencements constructions</text:p>
          </table:table-cell>
        </table:table-row>
        <table:table-row table:style-name="ro3">
          <table:table-cell table:style-name="ce232" office:value-type="float" office:value="86" calcext:value-type="float">
            <text:p>86</text:p>
          </table:table-cell>
          <table:table-cell table:style-name="ce232" office:value-type="float" office:value="2138000" calcext:value-type="float">
            <text:p>2138000</text:p>
          </table:table-cell>
          <table:table-cell table:style-name="ce232" office:value-type="string" calcext:value-type="string">
            <text:p>Ouvrages d'infrastructure</text:p>
          </table:table-cell>
        </table:table-row>
        <table:table-row table:style-name="ro3">
          <table:table-cell table:style-name="ce232" office:value-type="float" office:value="87" calcext:value-type="float">
            <text:p>87</text:p>
          </table:table-cell>
          <table:table-cell table:style-name="ce232" office:value-type="float" office:value="2140000" calcext:value-type="float">
            <text:p>2140000</text:p>
          </table:table-cell>
          <table:table-cell table:style-name="ce232" office:value-type="string" calcext:value-type="string">
            <text:p>Constructions sur sol d'autrui</text:p>
          </table:table-cell>
        </table:table-row>
        <table:table-row table:style-name="ro3">
          <table:table-cell table:style-name="ce232" office:value-type="float" office:value="88" calcext:value-type="float">
            <text:p>88</text:p>
          </table:table-cell>
          <table:table-cell table:style-name="ce232" office:value-type="float" office:value="2150000" calcext:value-type="float">
            <text:p>2150000</text:p>
          </table:table-cell>
          <table:table-cell table:style-name="ce232" office:value-type="string" calcext:value-type="string">
            <text:p>Instal. techniques,matériel,outillage industriels</text:p>
          </table:table-cell>
        </table:table-row>
        <table:table-row table:style-name="ro3">
          <table:table-cell table:style-name="ce232" office:value-type="float" office:value="89" calcext:value-type="float">
            <text:p>89</text:p>
          </table:table-cell>
          <table:table-cell table:style-name="ce232" office:value-type="float" office:value="2151000" calcext:value-type="float">
            <text:p>2151000</text:p>
          </table:table-cell>
          <table:table-cell table:style-name="ce232" office:value-type="string" calcext:value-type="string">
            <text:p>Installations complexes spécialisées</text:p>
          </table:table-cell>
        </table:table-row>
        <table:table-row table:style-name="ro3">
          <table:table-cell table:style-name="ce232" office:value-type="float" office:value="90" calcext:value-type="float">
            <text:p>90</text:p>
          </table:table-cell>
          <table:table-cell table:style-name="ce232" office:value-type="float" office:value="2153000" calcext:value-type="float">
            <text:p>2153000</text:p>
          </table:table-cell>
          <table:table-cell table:style-name="ce232" office:value-type="string" calcext:value-type="string">
            <text:p>Installations à caractère spécifique</text:p>
          </table:table-cell>
        </table:table-row>
        <table:table-row table:style-name="ro3">
          <table:table-cell table:style-name="ce232" office:value-type="float" office:value="91" calcext:value-type="float">
            <text:p>91</text:p>
          </table:table-cell>
          <table:table-cell table:style-name="ce232" office:value-type="float" office:value="2154000" calcext:value-type="float">
            <text:p>2154000</text:p>
          </table:table-cell>
          <table:table-cell table:style-name="ce232" office:value-type="string" calcext:value-type="string">
            <text:p>Matériel industriel</text:p>
          </table:table-cell>
        </table:table-row>
        <table:table-row table:style-name="ro3">
          <table:table-cell table:style-name="ce232" office:value-type="float" office:value="92" calcext:value-type="float">
            <text:p>92</text:p>
          </table:table-cell>
          <table:table-cell table:style-name="ce232" office:value-type="float" office:value="2155000" calcext:value-type="float">
            <text:p>2155000</text:p>
          </table:table-cell>
          <table:table-cell table:style-name="ce232" office:value-type="string" calcext:value-type="string">
            <text:p>Outillage industriel</text:p>
          </table:table-cell>
        </table:table-row>
        <table:table-row table:style-name="ro3">
          <table:table-cell table:style-name="ce232" office:value-type="float" office:value="93" calcext:value-type="float">
            <text:p>93</text:p>
          </table:table-cell>
          <table:table-cell table:style-name="ce232" office:value-type="float" office:value="2157000" calcext:value-type="float">
            <text:p>2157000</text:p>
          </table:table-cell>
          <table:table-cell table:style-name="ce232" office:value-type="string" calcext:value-type="string">
            <text:p>Agencement du matériel et outillage industriels</text:p>
          </table:table-cell>
        </table:table-row>
        <table:table-row table:style-name="ro3">
          <table:table-cell table:style-name="ce232" office:value-type="float" office:value="94" calcext:value-type="float">
            <text:p>94</text:p>
          </table:table-cell>
          <table:table-cell table:style-name="ce232" office:value-type="float" office:value="2180000" calcext:value-type="float">
            <text:p>2180000</text:p>
          </table:table-cell>
          <table:table-cell table:style-name="ce232" office:value-type="string" calcext:value-type="string">
            <text:p>Autres immobilisations corporelles</text:p>
          </table:table-cell>
        </table:table-row>
        <table:table-row table:style-name="ro3">
          <table:table-cell table:style-name="ce232" office:value-type="float" office:value="95" calcext:value-type="float">
            <text:p>95</text:p>
          </table:table-cell>
          <table:table-cell table:style-name="ce232" office:value-type="float" office:value="2181000" calcext:value-type="float">
            <text:p>2181000</text:p>
          </table:table-cell>
          <table:table-cell table:style-name="ce232" office:value-type="string" calcext:value-type="string">
            <text:p>instal. générales,agencements,aménagements divers</text:p>
          </table:table-cell>
        </table:table-row>
        <table:table-row table:style-name="ro3">
          <table:table-cell table:style-name="ce232" office:value-type="float" office:value="96" calcext:value-type="float">
            <text:p>96</text:p>
          </table:table-cell>
          <table:table-cell table:style-name="ce232" office:value-type="float" office:value="2182000" calcext:value-type="float">
            <text:p>2182000</text:p>
          </table:table-cell>
          <table:table-cell table:style-name="ce232" office:value-type="string" calcext:value-type="string">
            <text:p>Matériel de transport</text:p>
          </table:table-cell>
        </table:table-row>
        <table:table-row table:style-name="ro3">
          <table:table-cell table:style-name="ce232" office:value-type="float" office:value="97" calcext:value-type="float">
            <text:p>97</text:p>
          </table:table-cell>
          <table:table-cell table:style-name="ce232" office:value-type="float" office:value="2183000" calcext:value-type="float">
            <text:p>2183000</text:p>
          </table:table-cell>
          <table:table-cell table:style-name="ce232" office:value-type="string" calcext:value-type="string">
            <text:p>Matériel de bureau et matériel informatique</text:p>
          </table:table-cell>
        </table:table-row>
        <table:table-row table:style-name="ro3">
          <table:table-cell table:style-name="ce232" office:value-type="float" office:value="98" calcext:value-type="float">
            <text:p>98</text:p>
          </table:table-cell>
          <table:table-cell table:style-name="ce232" office:value-type="float" office:value="2184000" calcext:value-type="float">
            <text:p>2184000</text:p>
          </table:table-cell>
          <table:table-cell table:style-name="ce232" office:value-type="string" calcext:value-type="string">
            <text:p>Mobilier</text:p>
          </table:table-cell>
        </table:table-row>
        <table:table-row table:style-name="ro3">
          <table:table-cell table:style-name="ce232" office:value-type="float" office:value="99" calcext:value-type="float">
            <text:p>99</text:p>
          </table:table-cell>
          <table:table-cell table:style-name="ce232" office:value-type="float" office:value="2185000" calcext:value-type="float">
            <text:p>2185000</text:p>
          </table:table-cell>
          <table:table-cell table:style-name="ce232" office:value-type="string" calcext:value-type="string">
            <text:p>Cheptel</text:p>
          </table:table-cell>
        </table:table-row>
        <table:table-row table:style-name="ro3"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2186000" calcext:value-type="float">
            <text:p>2186000</text:p>
          </table:table-cell>
          <table:table-cell table:style-name="ce232" office:value-type="string" calcext:value-type="string">
            <text:p>Emballages récupérables</text:p>
          </table:table-cell>
        </table:table-row>
        <table:table-row table:style-name="ro3">
          <table:table-cell table:style-name="ce232" office:value-type="float" office:value="101" calcext:value-type="float">
            <text:p>101</text:p>
          </table:table-cell>
          <table:table-cell table:style-name="ce232" office:value-type="float" office:value="2200000" calcext:value-type="float">
            <text:p>2200000</text:p>
          </table:table-cell>
          <table:table-cell table:style-name="ce232" office:value-type="string" calcext:value-type="string">
            <text:p>Immobilisations mises en concession</text:p>
          </table:table-cell>
        </table:table-row>
        <table:table-row table:style-name="ro3">
          <table:table-cell table:style-name="ce232" office:value-type="float" office:value="102" calcext:value-type="float">
            <text:p>102</text:p>
          </table:table-cell>
          <table:table-cell table:style-name="ce232" office:value-type="float" office:value="2310000" calcext:value-type="float">
            <text:p>2310000</text:p>
          </table:table-cell>
          <table:table-cell table:style-name="ce232" office:value-type="string" calcext:value-type="string">
            <text:p>Immobilisations corporelles en cours</text:p>
          </table:table-cell>
        </table:table-row>
        <table:table-row table:style-name="ro3">
          <table:table-cell table:style-name="ce232" office:value-type="float" office:value="103" calcext:value-type="float">
            <text:p>103</text:p>
          </table:table-cell>
          <table:table-cell table:style-name="ce232" office:value-type="float" office:value="2312000" calcext:value-type="float">
            <text:p>2312000</text:p>
          </table:table-cell>
          <table:table-cell table:style-name="ce232" office:value-type="string" calcext:value-type="string">
            <text:p>Immo. corporelles en cours : Terrains</text:p>
          </table:table-cell>
        </table:table-row>
        <table:table-row table:style-name="ro3">
          <table:table-cell table:style-name="ce232" office:value-type="float" office:value="104" calcext:value-type="float">
            <text:p>104</text:p>
          </table:table-cell>
          <table:table-cell table:style-name="ce232" office:value-type="float" office:value="2313000" calcext:value-type="float">
            <text:p>2313000</text:p>
          </table:table-cell>
          <table:table-cell table:style-name="ce232" office:value-type="string" calcext:value-type="string">
            <text:p>Immo. corporelles en cours : Constructions</text:p>
          </table:table-cell>
        </table:table-row>
        <table:table-row table:style-name="ro3">
          <table:table-cell table:style-name="ce232" office:value-type="float" office:value="105" calcext:value-type="float">
            <text:p>105</text:p>
          </table:table-cell>
          <table:table-cell table:style-name="ce232" office:value-type="float" office:value="2315000" calcext:value-type="float">
            <text:p>2315000</text:p>
          </table:table-cell>
          <table:table-cell table:style-name="ce232" office:value-type="string" calcext:value-type="string">
            <text:p>Immo. corporelles en cours : Instal. techni.,mat.</text:p>
          </table:table-cell>
        </table:table-row>
        <table:table-row table:style-name="ro3">
          <table:table-cell table:style-name="ce232" office:value-type="float" office:value="106" calcext:value-type="float">
            <text:p>106</text:p>
          </table:table-cell>
          <table:table-cell table:style-name="ce232" office:value-type="float" office:value="2318000" calcext:value-type="float">
            <text:p>2318000</text:p>
          </table:table-cell>
          <table:table-cell table:style-name="ce232" office:value-type="string" calcext:value-type="string">
            <text:p>Immo. corporelles en cours : Autres immo. corpo.</text:p>
          </table:table-cell>
        </table:table-row>
        <table:table-row table:style-name="ro3">
          <table:table-cell table:style-name="ce232" office:value-type="float" office:value="107" calcext:value-type="float">
            <text:p>107</text:p>
          </table:table-cell>
          <table:table-cell table:style-name="ce232" office:value-type="float" office:value="2320000" calcext:value-type="float">
            <text:p>2320000</text:p>
          </table:table-cell>
          <table:table-cell table:style-name="ce232" office:value-type="string" calcext:value-type="string">
            <text:p>Immobilisations incorporelles en cours</text:p>
          </table:table-cell>
        </table:table-row>
        <table:table-row table:style-name="ro3">
          <table:table-cell table:style-name="ce232" office:value-type="float" office:value="108" calcext:value-type="float">
            <text:p>108</text:p>
          </table:table-cell>
          <table:table-cell table:style-name="ce232" office:value-type="float" office:value="2370000" calcext:value-type="float">
            <text:p>2370000</text:p>
          </table:table-cell>
          <table:table-cell table:style-name="ce232" office:value-type="string" calcext:value-type="string">
            <text:p>Avances et acomptes versés s/immo. incorporelles</text:p>
          </table:table-cell>
        </table:table-row>
        <table:table-row table:style-name="ro3">
          <table:table-cell table:style-name="ce232" office:value-type="float" office:value="109" calcext:value-type="float">
            <text:p>109</text:p>
          </table:table-cell>
          <table:table-cell table:style-name="ce232" office:value-type="float" office:value="2380000" calcext:value-type="float">
            <text:p>2380000</text:p>
          </table:table-cell>
          <table:table-cell table:style-name="ce232" office:value-type="string" calcext:value-type="string">
            <text:p>Avances,acomptes versés s/commandes immo. corpor.</text:p>
          </table:table-cell>
        </table:table-row>
        <table:table-row table:style-name="ro3">
          <table:table-cell table:style-name="ce232" office:value-type="float" office:value="110" calcext:value-type="float">
            <text:p>110</text:p>
          </table:table-cell>
          <table:table-cell table:style-name="ce232" office:value-type="float" office:value="2610000" calcext:value-type="float">
            <text:p>2610000</text:p>
          </table:table-cell>
          <table:table-cell table:style-name="ce232" office:value-type="string" calcext:value-type="string">
            <text:p>Titres de participation</text:p>
          </table:table-cell>
        </table:table-row>
        <table:table-row table:style-name="ro3">
          <table:table-cell table:style-name="ce232" office:value-type="float" office:value="111" calcext:value-type="float">
            <text:p>111</text:p>
          </table:table-cell>
          <table:table-cell table:style-name="ce232" office:value-type="float" office:value="2611000" calcext:value-type="float">
            <text:p>2611000</text:p>
          </table:table-cell>
          <table:table-cell table:style-name="ce232" office:value-type="string" calcext:value-type="string">
            <text:p>Titres de participation : Actions</text:p>
          </table:table-cell>
        </table:table-row>
        <table:table-row table:style-name="ro3">
          <table:table-cell table:style-name="ce232" office:value-type="float" office:value="112" calcext:value-type="float">
            <text:p>112</text:p>
          </table:table-cell>
          <table:table-cell table:style-name="ce232" office:value-type="float" office:value="2618000" calcext:value-type="float">
            <text:p>2618000</text:p>
          </table:table-cell>
          <table:table-cell table:style-name="ce232" office:value-type="string" calcext:value-type="string">
            <text:p>Titres de participation : Autres titres</text:p>
          </table:table-cell>
        </table:table-row>
        <table:table-row table:style-name="ro3">
          <table:table-cell table:style-name="ce232" office:value-type="float" office:value="113" calcext:value-type="float">
            <text:p>113</text:p>
          </table:table-cell>
          <table:table-cell table:style-name="ce232" office:value-type="float" office:value="2660000" calcext:value-type="float">
            <text:p>2660000</text:p>
          </table:table-cell>
          <table:table-cell table:style-name="ce232" office:value-type="string" calcext:value-type="string">
            <text:p>Autres formes de participation</text:p>
          </table:table-cell>
        </table:table-row>
        <table:table-row table:style-name="ro3">
          <table:table-cell table:style-name="ce232" office:value-type="float" office:value="114" calcext:value-type="float">
            <text:p>114</text:p>
          </table:table-cell>
          <table:table-cell table:style-name="ce232" office:value-type="float" office:value="2670000" calcext:value-type="float">
            <text:p>2670000</text:p>
          </table:table-cell>
          <table:table-cell table:style-name="ce232" office:value-type="string" calcext:value-type="string">
            <text:p>Créances rattachées à des participations</text:p>
          </table:table-cell>
        </table:table-row>
        <table:table-row table:style-name="ro3">
          <table:table-cell table:style-name="ce232" office:value-type="float" office:value="115" calcext:value-type="float">
            <text:p>115</text:p>
          </table:table-cell>
          <table:table-cell table:style-name="ce232" office:value-type="float" office:value="2680000" calcext:value-type="float">
            <text:p>2680000</text:p>
          </table:table-cell>
          <table:table-cell table:style-name="ce232" office:value-type="string" calcext:value-type="string">
            <text:p>Créances rattachées à sociétés en participation</text:p>
          </table:table-cell>
        </table:table-row>
        <table:table-row table:style-name="ro3">
          <table:table-cell table:style-name="ce232" office:value-type="float" office:value="116" calcext:value-type="float">
            <text:p>116</text:p>
          </table:table-cell>
          <table:table-cell table:style-name="ce232" office:value-type="float" office:value="2690000" calcext:value-type="float">
            <text:p>2690000</text:p>
          </table:table-cell>
          <table:table-cell table:style-name="ce232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32" office:value-type="float" office:value="117" calcext:value-type="float">
            <text:p>117</text:p>
          </table:table-cell>
          <table:table-cell table:style-name="ce232" office:value-type="float" office:value="2710000" calcext:value-type="float">
            <text:p>2710000</text:p>
          </table:table-cell>
          <table:table-cell table:style-name="ce232" office:value-type="string" calcext:value-type="string">
            <text:p>Titres immobilisés (droit de propriété)</text:p>
          </table:table-cell>
        </table:table-row>
        <table:table-row table:style-name="ro3">
          <table:table-cell table:style-name="ce232" office:value-type="float" office:value="118" calcext:value-type="float">
            <text:p>118</text:p>
          </table:table-cell>
          <table:table-cell table:style-name="ce232" office:value-type="float" office:value="2720000" calcext:value-type="float">
            <text:p>2720000</text:p>
          </table:table-cell>
          <table:table-cell table:style-name="ce232" office:value-type="string" calcext:value-type="string">
            <text:p>Titres immobilisés (droit de créance)</text:p>
          </table:table-cell>
        </table:table-row>
        <table:table-row table:style-name="ro3">
          <table:table-cell table:style-name="ce232" office:value-type="float" office:value="119" calcext:value-type="float">
            <text:p>119</text:p>
          </table:table-cell>
          <table:table-cell table:style-name="ce232" office:value-type="float" office:value="2740000" calcext:value-type="float">
            <text:p>2740000</text:p>
          </table:table-cell>
          <table:table-cell table:style-name="ce232" office:value-type="string" calcext:value-type="string">
            <text:p>Prêts</text:p>
          </table:table-cell>
        </table:table-row>
        <table:table-row table:style-name="ro3">
          <table:table-cell table:style-name="ce232" office:value-type="float" office:value="120" calcext:value-type="float">
            <text:p>120</text:p>
          </table:table-cell>
          <table:table-cell table:style-name="ce232" office:value-type="float" office:value="2741000" calcext:value-type="float">
            <text:p>2741000</text:p>
          </table:table-cell>
          <table:table-cell table:style-name="ce232" office:value-type="string" calcext:value-type="string">
            <text:p>Prêts participatifs</text:p>
          </table:table-cell>
        </table:table-row>
        <table:table-row table:style-name="ro3">
          <table:table-cell table:style-name="ce232" office:value-type="float" office:value="121" calcext:value-type="float">
            <text:p>121</text:p>
          </table:table-cell>
          <table:table-cell table:style-name="ce232" office:value-type="float" office:value="2742000" calcext:value-type="float">
            <text:p>2742000</text:p>
          </table:table-cell>
          <table:table-cell table:style-name="ce232" office:value-type="string" calcext:value-type="string">
            <text:p>Prêts aux associés</text:p>
          </table:table-cell>
        </table:table-row>
        <table:table-row table:style-name="ro3">
          <table:table-cell table:style-name="ce232" office:value-type="float" office:value="122" calcext:value-type="float">
            <text:p>122</text:p>
          </table:table-cell>
          <table:table-cell table:style-name="ce232" office:value-type="float" office:value="2743000" calcext:value-type="float">
            <text:p>2743000</text:p>
          </table:table-cell>
          <table:table-cell table:style-name="ce232" office:value-type="string" calcext:value-type="string">
            <text:p>Prêts au personnel</text:p>
          </table:table-cell>
        </table:table-row>
        <table:table-row table:style-name="ro3">
          <table:table-cell table:style-name="ce232" office:value-type="float" office:value="123" calcext:value-type="float">
            <text:p>123</text:p>
          </table:table-cell>
          <table:table-cell table:style-name="ce232" office:value-type="float" office:value="2748000" calcext:value-type="float">
            <text:p>2748000</text:p>
          </table:table-cell>
          <table:table-cell table:style-name="ce232" office:value-type="string" calcext:value-type="string">
            <text:p>Autres prêts</text:p>
          </table:table-cell>
        </table:table-row>
        <table:table-row table:style-name="ro3">
          <table:table-cell table:style-name="ce232" office:value-type="float" office:value="124" calcext:value-type="float">
            <text:p>124</text:p>
          </table:table-cell>
          <table:table-cell table:style-name="ce232" office:value-type="float" office:value="2750000" calcext:value-type="float">
            <text:p>2750000</text:p>
          </table:table-cell>
          <table:table-cell table:style-name="ce232" office:value-type="string" calcext:value-type="string">
            <text:p>Dépôts et cautionnements versés</text:p>
          </table:table-cell>
        </table:table-row>
        <table:table-row table:style-name="ro3">
          <table:table-cell table:style-name="ce232" office:value-type="float" office:value="125" calcext:value-type="float">
            <text:p>125</text:p>
          </table:table-cell>
          <table:table-cell table:style-name="ce232" office:value-type="float" office:value="2751000" calcext:value-type="float">
            <text:p>2751000</text:p>
          </table:table-cell>
          <table:table-cell table:style-name="ce232" office:value-type="string" calcext:value-type="string">
            <text:p>Dépôts</text:p>
          </table:table-cell>
        </table:table-row>
        <table:table-row table:style-name="ro3">
          <table:table-cell table:style-name="ce232" office:value-type="float" office:value="126" calcext:value-type="float">
            <text:p>126</text:p>
          </table:table-cell>
          <table:table-cell table:style-name="ce232" office:value-type="float" office:value="2755000" calcext:value-type="float">
            <text:p>2755000</text:p>
          </table:table-cell>
          <table:table-cell table:style-name="ce232" office:value-type="string" calcext:value-type="string">
            <text:p>Cautionnements</text:p>
          </table:table-cell>
        </table:table-row>
        <table:table-row table:style-name="ro3">
          <table:table-cell table:style-name="ce232" office:value-type="float" office:value="127" calcext:value-type="float">
            <text:p>127</text:p>
          </table:table-cell>
          <table:table-cell table:style-name="ce232" office:value-type="float" office:value="2760000" calcext:value-type="float">
            <text:p>2760000</text:p>
          </table:table-cell>
          <table:table-cell table:style-name="ce232" office:value-type="string" calcext:value-type="string">
            <text:p>Autres créances immobilisées</text:p>
          </table:table-cell>
        </table:table-row>
        <table:table-row table:style-name="ro3">
          <table:table-cell table:style-name="ce232" office:value-type="float" office:value="128" calcext:value-type="float">
            <text:p>128</text:p>
          </table:table-cell>
          <table:table-cell table:style-name="ce232" office:value-type="float" office:value="2761000" calcext:value-type="float">
            <text:p>2761000</text:p>
          </table:table-cell>
          <table:table-cell table:style-name="ce232" office:value-type="string" calcext:value-type="string">
            <text:p>Créances diverses</text:p>
          </table:table-cell>
        </table:table-row>
        <table:table-row table:style-name="ro3">
          <table:table-cell table:style-name="ce232" office:value-type="float" office:value="129" calcext:value-type="float">
            <text:p>129</text:p>
          </table:table-cell>
          <table:table-cell table:style-name="ce232" office:value-type="float" office:value="2768000" calcext:value-type="float">
            <text:p>2768000</text:p>
          </table:table-cell>
          <table:table-cell table:style-name="ce232" office:value-type="string" calcext:value-type="string">
            <text:p>Intérêts courus</text:p>
          </table:table-cell>
        </table:table-row>
        <table:table-row table:style-name="ro3">
          <table:table-cell table:style-name="ce232" office:value-type="float" office:value="130" calcext:value-type="float">
            <text:p>130</text:p>
          </table:table-cell>
          <table:table-cell table:style-name="ce232" office:value-type="float" office:value="2770000" calcext:value-type="float">
            <text:p>2770000</text:p>
          </table:table-cell>
          <table:table-cell table:style-name="ce232" office:value-type="string" calcext:value-type="string">
            <text:p>Actions propres ou parts propres</text:p>
          </table:table-cell>
        </table:table-row>
        <table:table-row table:style-name="ro3">
          <table:table-cell table:style-name="ce232" office:value-type="float" office:value="131" calcext:value-type="float">
            <text:p>131</text:p>
          </table:table-cell>
          <table:table-cell table:style-name="ce232" office:value-type="float" office:value="2790000" calcext:value-type="float">
            <text:p>2790000</text:p>
          </table:table-cell>
          <table:table-cell table:style-name="ce232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32" office:value-type="float" office:value="132" calcext:value-type="float">
            <text:p>132</text:p>
          </table:table-cell>
          <table:table-cell table:style-name="ce232" office:value-type="float" office:value="2800000" calcext:value-type="float">
            <text:p>2800000</text:p>
          </table:table-cell>
          <table:table-cell table:style-name="ce232" office:value-type="string" calcext:value-type="string">
            <text:p>Amortissements des immobilisations incorporelles</text:p>
          </table:table-cell>
        </table:table-row>
        <table:table-row table:style-name="ro3">
          <table:table-cell table:style-name="ce232" office:value-type="float" office:value="133" calcext:value-type="float">
            <text:p>133</text:p>
          </table:table-cell>
          <table:table-cell table:style-name="ce232" office:value-type="float" office:value="2801000" calcext:value-type="float">
            <text:p>2801000</text:p>
          </table:table-cell>
          <table:table-cell table:style-name="ce232" office:value-type="string" calcext:value-type="string">
            <text:p>Amortis. Frais d'établissement</text:p>
          </table:table-cell>
        </table:table-row>
        <table:table-row table:style-name="ro3">
          <table:table-cell table:style-name="ce232" office:value-type="float" office:value="134" calcext:value-type="float">
            <text:p>134</text:p>
          </table:table-cell>
          <table:table-cell table:style-name="ce232" office:value-type="float" office:value="2803000" calcext:value-type="float">
            <text:p>2803000</text:p>
          </table:table-cell>
          <table:table-cell table:style-name="ce232" office:value-type="string" calcext:value-type="string">
            <text:p>Amortis. Frais de recherche et développement</text:p>
          </table:table-cell>
        </table:table-row>
        <table:table-row table:style-name="ro3">
          <table:table-cell table:style-name="ce232" office:value-type="float" office:value="135" calcext:value-type="float">
            <text:p>135</text:p>
          </table:table-cell>
          <table:table-cell table:style-name="ce232" office:value-type="float" office:value="2805000" calcext:value-type="float">
            <text:p>2805000</text:p>
          </table:table-cell>
          <table:table-cell table:style-name="ce232" office:value-type="string" calcext:value-type="string">
            <text:p>Amortis. Concessions et droits similaires</text:p>
          </table:table-cell>
        </table:table-row>
        <table:table-row table:style-name="ro3">
          <table:table-cell table:style-name="ce232" office:value-type="float" office:value="136" calcext:value-type="float">
            <text:p>136</text:p>
          </table:table-cell>
          <table:table-cell table:style-name="ce232" office:value-type="float" office:value="2807000" calcext:value-type="float">
            <text:p>2807000</text:p>
          </table:table-cell>
          <table:table-cell table:style-name="ce232" office:value-type="string" calcext:value-type="string">
            <text:p>Amortis. Fonds commercial</text:p>
          </table:table-cell>
        </table:table-row>
        <table:table-row table:style-name="ro3">
          <table:table-cell table:style-name="ce232" office:value-type="float" office:value="137" calcext:value-type="float">
            <text:p>137</text:p>
          </table:table-cell>
          <table:table-cell table:style-name="ce232" office:value-type="float" office:value="2808000" calcext:value-type="float">
            <text:p>2808000</text:p>
          </table:table-cell>
          <table:table-cell table:style-name="ce232" office:value-type="string" calcext:value-type="string">
            <text:p>Amortis. Autres immobilisations incorporelles</text:p>
          </table:table-cell>
        </table:table-row>
        <table:table-row table:style-name="ro3">
          <table:table-cell table:style-name="ce232" office:value-type="float" office:value="138" calcext:value-type="float">
            <text:p>138</text:p>
          </table:table-cell>
          <table:table-cell table:style-name="ce232" office:value-type="float" office:value="2811000" calcext:value-type="float">
            <text:p>2811000</text:p>
          </table:table-cell>
          <table:table-cell table:style-name="ce232" office:value-type="string" calcext:value-type="string">
            <text:p>Amortis. Terrains de gisement</text:p>
          </table:table-cell>
        </table:table-row>
        <table:table-row table:style-name="ro3">
          <table:table-cell table:style-name="ce232" office:value-type="float" office:value="139" calcext:value-type="float">
            <text:p>139</text:p>
          </table:table-cell>
          <table:table-cell table:style-name="ce232" office:value-type="float" office:value="2812000" calcext:value-type="float">
            <text:p>2812000</text:p>
          </table:table-cell>
          <table:table-cell table:style-name="ce232" office:value-type="string" calcext:value-type="string">
            <text:p>Amortis. Agencements, aménagements de terrains</text:p>
          </table:table-cell>
        </table:table-row>
        <table:table-row table:style-name="ro3">
          <table:table-cell table:style-name="ce232" office:value-type="float" office:value="140" calcext:value-type="float">
            <text:p>140</text:p>
          </table:table-cell>
          <table:table-cell table:style-name="ce232" office:value-type="float" office:value="2813000" calcext:value-type="float">
            <text:p>2813000</text:p>
          </table:table-cell>
          <table:table-cell table:style-name="ce232" office:value-type="string" calcext:value-type="string">
            <text:p>Amortis. Constructions</text:p>
          </table:table-cell>
        </table:table-row>
        <table:table-row table:style-name="ro3">
          <table:table-cell table:style-name="ce232" office:value-type="float" office:value="141" calcext:value-type="float">
            <text:p>141</text:p>
          </table:table-cell>
          <table:table-cell table:style-name="ce232" office:value-type="float" office:value="2814000" calcext:value-type="float">
            <text:p>2814000</text:p>
          </table:table-cell>
          <table:table-cell table:style-name="ce232" office:value-type="string" calcext:value-type="string">
            <text:p>Amortis. Constructions sur sol d'autrui</text:p>
          </table:table-cell>
        </table:table-row>
        <table:table-row table:style-name="ro3">
          <table:table-cell table:style-name="ce232" office:value-type="float" office:value="142" calcext:value-type="float">
            <text:p>142</text:p>
          </table:table-cell>
          <table:table-cell table:style-name="ce232" office:value-type="float" office:value="2815000" calcext:value-type="float">
            <text:p>2815000</text:p>
          </table:table-cell>
          <table:table-cell table:style-name="ce232" office:value-type="string" calcext:value-type="string">
            <text:p>Amortis. Installations techniques,matériel,outill.</text:p>
          </table:table-cell>
        </table:table-row>
        <table:table-row table:style-name="ro3">
          <table:table-cell table:style-name="ce232" office:value-type="float" office:value="143" calcext:value-type="float">
            <text:p>143</text:p>
          </table:table-cell>
          <table:table-cell table:style-name="ce232" office:value-type="float" office:value="2818000" calcext:value-type="float">
            <text:p>2818000</text:p>
          </table:table-cell>
          <table:table-cell table:style-name="ce232" office:value-type="string" calcext:value-type="string">
            <text:p>Amortis. Autres immobilisations corporelles</text:p>
          </table:table-cell>
        </table:table-row>
        <table:table-row table:style-name="ro3">
          <table:table-cell table:style-name="ce232" office:value-type="float" office:value="144" calcext:value-type="float">
            <text:p>144</text:p>
          </table:table-cell>
          <table:table-cell table:style-name="ce232" office:value-type="float" office:value="2818100" calcext:value-type="float">
            <text:p>2818100</text:p>
          </table:table-cell>
          <table:table-cell table:style-name="ce232" office:value-type="string" calcext:value-type="string">
            <text:p>Amortis. Installations et Agencements</text:p>
          </table:table-cell>
        </table:table-row>
        <table:table-row table:style-name="ro3">
          <table:table-cell table:style-name="ce232" office:value-type="float" office:value="145" calcext:value-type="float">
            <text:p>145</text:p>
          </table:table-cell>
          <table:table-cell table:style-name="ce232" office:value-type="float" office:value="2818200" calcext:value-type="float">
            <text:p>2818200</text:p>
          </table:table-cell>
          <table:table-cell table:style-name="ce232" office:value-type="string" calcext:value-type="string">
            <text:p>Amortis. Matériel de transport</text:p>
          </table:table-cell>
        </table:table-row>
        <table:table-row table:style-name="ro3">
          <table:table-cell table:style-name="ce232" office:value-type="float" office:value="146" calcext:value-type="float">
            <text:p>146</text:p>
          </table:table-cell>
          <table:table-cell table:style-name="ce232" office:value-type="float" office:value="2818300" calcext:value-type="float">
            <text:p>2818300</text:p>
          </table:table-cell>
          <table:table-cell table:style-name="ce232" office:value-type="string" calcext:value-type="string">
            <text:p>Amortis. Matériel de bureau et informatique</text:p>
          </table:table-cell>
        </table:table-row>
        <table:table-row table:style-name="ro3">
          <table:table-cell table:style-name="ce232" office:value-type="float" office:value="147" calcext:value-type="float">
            <text:p>147</text:p>
          </table:table-cell>
          <table:table-cell table:style-name="ce232" office:value-type="float" office:value="2818400" calcext:value-type="float">
            <text:p>2818400</text:p>
          </table:table-cell>
          <table:table-cell table:style-name="ce232" office:value-type="string" calcext:value-type="string">
            <text:p>Amortis. Mobilier</text:p>
          </table:table-cell>
        </table:table-row>
        <table:table-row table:style-name="ro3">
          <table:table-cell table:style-name="ce232" office:value-type="float" office:value="148" calcext:value-type="float">
            <text:p>148</text:p>
          </table:table-cell>
          <table:table-cell table:style-name="ce232" office:value-type="float" office:value="2818500" calcext:value-type="float">
            <text:p>2818500</text:p>
          </table:table-cell>
          <table:table-cell table:style-name="ce232" office:value-type="string" calcext:value-type="string">
            <text:p>Amortis. Cheptel</text:p>
          </table:table-cell>
        </table:table-row>
        <table:table-row table:style-name="ro3">
          <table:table-cell table:style-name="ce232" office:value-type="float" office:value="149" calcext:value-type="float">
            <text:p>149</text:p>
          </table:table-cell>
          <table:table-cell table:style-name="ce232" office:value-type="float" office:value="2818600" calcext:value-type="float">
            <text:p>2818600</text:p>
          </table:table-cell>
          <table:table-cell table:style-name="ce232" office:value-type="string" calcext:value-type="string">
            <text:p>Amortis. Emballages récupérables</text:p>
          </table:table-cell>
        </table:table-row>
        <table:table-row table:style-name="ro3">
          <table:table-cell table:style-name="ce232" office:value-type="float" office:value="150" calcext:value-type="float">
            <text:p>150</text:p>
          </table:table-cell>
          <table:table-cell table:style-name="ce232" office:value-type="float" office:value="2820000" calcext:value-type="float">
            <text:p>2820000</text:p>
          </table:table-cell>
          <table:table-cell table:style-name="ce232" office:value-type="string" calcext:value-type="string">
            <text:p>Amortissements immobilisations mises en concession</text:p>
          </table:table-cell>
        </table:table-row>
        <table:table-row table:style-name="ro3">
          <table:table-cell table:style-name="ce232" office:value-type="float" office:value="151" calcext:value-type="float">
            <text:p>151</text:p>
          </table:table-cell>
          <table:table-cell table:style-name="ce232" office:value-type="float" office:value="2900000" calcext:value-type="float">
            <text:p>2900000</text:p>
          </table:table-cell>
          <table:table-cell table:style-name="ce232" office:value-type="string" calcext:value-type="string">
            <text:p>Provisions pour dépréciation immo. incorporelles</text:p>
          </table:table-cell>
        </table:table-row>
        <table:table-row table:style-name="ro3">
          <table:table-cell table:style-name="ce232" office:value-type="float" office:value="152" calcext:value-type="float">
            <text:p>152</text:p>
          </table:table-cell>
          <table:table-cell table:style-name="ce232" office:value-type="float" office:value="2905000" calcext:value-type="float">
            <text:p>2905000</text:p>
          </table:table-cell>
          <table:table-cell table:style-name="ce232" office:value-type="string" calcext:value-type="string">
            <text:p>Provi. dépréc. Marques,procédés,droits similaires</text:p>
          </table:table-cell>
        </table:table-row>
        <table:table-row table:style-name="ro3">
          <table:table-cell table:style-name="ce232" office:value-type="float" office:value="153" calcext:value-type="float">
            <text:p>153</text:p>
          </table:table-cell>
          <table:table-cell table:style-name="ce232" office:value-type="float" office:value="2906000" calcext:value-type="float">
            <text:p>2906000</text:p>
          </table:table-cell>
          <table:table-cell table:style-name="ce232" office:value-type="string" calcext:value-type="string">
            <text:p>Provi. dépréc. Droit au bail</text:p>
          </table:table-cell>
        </table:table-row>
        <table:table-row table:style-name="ro3">
          <table:table-cell table:style-name="ce232" office:value-type="float" office:value="154" calcext:value-type="float">
            <text:p>154</text:p>
          </table:table-cell>
          <table:table-cell table:style-name="ce232" office:value-type="float" office:value="2907000" calcext:value-type="float">
            <text:p>2907000</text:p>
          </table:table-cell>
          <table:table-cell table:style-name="ce232" office:value-type="string" calcext:value-type="string">
            <text:p>Provi. dépréc. Fonds commercial</text:p>
          </table:table-cell>
        </table:table-row>
        <table:table-row table:style-name="ro3">
          <table:table-cell table:style-name="ce232" office:value-type="float" office:value="155" calcext:value-type="float">
            <text:p>155</text:p>
          </table:table-cell>
          <table:table-cell table:style-name="ce232" office:value-type="float" office:value="2908000" calcext:value-type="float">
            <text:p>2908000</text:p>
          </table:table-cell>
          <table:table-cell table:style-name="ce232" office:value-type="string" calcext:value-type="string">
            <text:p>Provi. dépréc. Autres immo. incorporelles</text:p>
          </table:table-cell>
        </table:table-row>
        <table:table-row table:style-name="ro3">
          <table:table-cell table:style-name="ce232" office:value-type="float" office:value="156" calcext:value-type="float">
            <text:p>156</text:p>
          </table:table-cell>
          <table:table-cell table:style-name="ce232" office:value-type="float" office:value="2910000" calcext:value-type="float">
            <text:p>2910000</text:p>
          </table:table-cell>
          <table:table-cell table:style-name="ce232" office:value-type="string" calcext:value-type="string">
            <text:p>Provisions pour dépréciation immo. corporelles</text:p>
          </table:table-cell>
        </table:table-row>
        <table:table-row table:style-name="ro3">
          <table:table-cell table:style-name="ce232" office:value-type="float" office:value="157" calcext:value-type="float">
            <text:p>157</text:p>
          </table:table-cell>
          <table:table-cell table:style-name="ce232" office:value-type="float" office:value="2920000" calcext:value-type="float">
            <text:p>2920000</text:p>
          </table:table-cell>
          <table:table-cell table:style-name="ce232" office:value-type="string" calcext:value-type="string">
            <text:p>Provi. dépréc. immo. mises en concession</text:p>
          </table:table-cell>
        </table:table-row>
        <table:table-row table:style-name="ro3">
          <table:table-cell table:style-name="ce232" office:value-type="float" office:value="158" calcext:value-type="float">
            <text:p>158</text:p>
          </table:table-cell>
          <table:table-cell table:style-name="ce232" office:value-type="float" office:value="2930000" calcext:value-type="float">
            <text:p>2930000</text:p>
          </table:table-cell>
          <table:table-cell table:style-name="ce232" office:value-type="string" calcext:value-type="string">
            <text:p>Provisions pour dépréciation des immo. en cours</text:p>
          </table:table-cell>
        </table:table-row>
        <table:table-row table:style-name="ro3">
          <table:table-cell table:style-name="ce232" office:value-type="float" office:value="159" calcext:value-type="float">
            <text:p>159</text:p>
          </table:table-cell>
          <table:table-cell table:style-name="ce232" office:value-type="float" office:value="2960000" calcext:value-type="float">
            <text:p>2960000</text:p>
          </table:table-cell>
          <table:table-cell table:style-name="ce232" office:value-type="string" calcext:value-type="string">
            <text:p>Provisions pour dépréciation des participations</text:p>
          </table:table-cell>
        </table:table-row>
        <table:table-row table:style-name="ro3">
          <table:table-cell table:style-name="ce232" office:value-type="float" office:value="160" calcext:value-type="float">
            <text:p>160</text:p>
          </table:table-cell>
          <table:table-cell table:style-name="ce232" office:value-type="float" office:value="2961000" calcext:value-type="float">
            <text:p>2961000</text:p>
          </table:table-cell>
          <table:table-cell table:style-name="ce232" office:value-type="string" calcext:value-type="string">
            <text:p>Provi. dépréc. Titres de participation</text:p>
          </table:table-cell>
        </table:table-row>
        <table:table-row table:style-name="ro3">
          <table:table-cell table:style-name="ce232" office:value-type="float" office:value="161" calcext:value-type="float">
            <text:p>161</text:p>
          </table:table-cell>
          <table:table-cell table:style-name="ce232" office:value-type="float" office:value="2966000" calcext:value-type="float">
            <text:p>2966000</text:p>
          </table:table-cell>
          <table:table-cell table:style-name="ce232" office:value-type="string" calcext:value-type="string">
            <text:p>Provi. dépréc. Autres formes de participation</text:p>
          </table:table-cell>
        </table:table-row>
        <table:table-row table:style-name="ro3">
          <table:table-cell table:style-name="ce232" office:value-type="float" office:value="162" calcext:value-type="float">
            <text:p>162</text:p>
          </table:table-cell>
          <table:table-cell table:style-name="ce232" office:value-type="float" office:value="2967000" calcext:value-type="float">
            <text:p>2967000</text:p>
          </table:table-cell>
          <table:table-cell table:style-name="ce232" office:value-type="string" calcext:value-type="string">
            <text:p>Provi. dépréc. Créances rattachées à participation</text:p>
          </table:table-cell>
        </table:table-row>
        <table:table-row table:style-name="ro3">
          <table:table-cell table:style-name="ce232" office:value-type="float" office:value="163" calcext:value-type="float">
            <text:p>163</text:p>
          </table:table-cell>
          <table:table-cell table:style-name="ce232" office:value-type="float" office:value="2968000" calcext:value-type="float">
            <text:p>2968000</text:p>
          </table:table-cell>
          <table:table-cell table:style-name="ce232" office:value-type="string" calcext:value-type="string">
            <text:p>Provi. dépréc. Créances rattachées à sociétés</text:p>
          </table:table-cell>
        </table:table-row>
        <table:table-row table:style-name="ro3">
          <table:table-cell table:style-name="ce232" office:value-type="float" office:value="164" calcext:value-type="float">
            <text:p>164</text:p>
          </table:table-cell>
          <table:table-cell table:style-name="ce232" office:value-type="float" office:value="2970000" calcext:value-type="float">
            <text:p>2970000</text:p>
          </table:table-cell>
          <table:table-cell table:style-name="ce232" office:value-type="string" calcext:value-type="string">
            <text:p>Provisions pour dépréc. autres immo. financières</text:p>
          </table:table-cell>
        </table:table-row>
        <table:table-row table:style-name="ro3">
          <table:table-cell table:style-name="ce232" office:value-type="float" office:value="165" calcext:value-type="float">
            <text:p>165</text:p>
          </table:table-cell>
          <table:table-cell table:style-name="ce232" office:value-type="float" office:value="2971000" calcext:value-type="float">
            <text:p>2971000</text:p>
          </table:table-cell>
          <table:table-cell table:style-name="ce232" office:value-type="string" calcext:value-type="string">
            <text:p>Provi. dépréc. Titres immobilisés-droit propriété</text:p>
          </table:table-cell>
        </table:table-row>
        <table:table-row table:style-name="ro3">
          <table:table-cell table:style-name="ce232" office:value-type="float" office:value="166" calcext:value-type="float">
            <text:p>166</text:p>
          </table:table-cell>
          <table:table-cell table:style-name="ce232" office:value-type="float" office:value="2972000" calcext:value-type="float">
            <text:p>2972000</text:p>
          </table:table-cell>
          <table:table-cell table:style-name="ce232" office:value-type="string" calcext:value-type="string">
            <text:p>Provi. dépréc. Titres immobilisés-droit créance</text:p>
          </table:table-cell>
        </table:table-row>
        <table:table-row table:style-name="ro3">
          <table:table-cell table:style-name="ce232" office:value-type="float" office:value="167" calcext:value-type="float">
            <text:p>167</text:p>
          </table:table-cell>
          <table:table-cell table:style-name="ce232" office:value-type="float" office:value="2974000" calcext:value-type="float">
            <text:p>2974000</text:p>
          </table:table-cell>
          <table:table-cell table:style-name="ce232" office:value-type="string" calcext:value-type="string">
            <text:p>Provi. dépréc. Prêts</text:p>
          </table:table-cell>
        </table:table-row>
        <table:table-row table:style-name="ro3">
          <table:table-cell table:style-name="ce232" office:value-type="float" office:value="168" calcext:value-type="float">
            <text:p>168</text:p>
          </table:table-cell>
          <table:table-cell table:style-name="ce232" office:value-type="float" office:value="2975000" calcext:value-type="float">
            <text:p>2975000</text:p>
          </table:table-cell>
          <table:table-cell table:style-name="ce232" office:value-type="string" calcext:value-type="string">
            <text:p>Provi. dépréc. Dépôts et cautionnements versés</text:p>
          </table:table-cell>
        </table:table-row>
        <table:table-row table:style-name="ro3">
          <table:table-cell table:style-name="ce232" office:value-type="float" office:value="169" calcext:value-type="float">
            <text:p>169</text:p>
          </table:table-cell>
          <table:table-cell table:style-name="ce232" office:value-type="float" office:value="2976000" calcext:value-type="float">
            <text:p>2976000</text:p>
          </table:table-cell>
          <table:table-cell table:style-name="ce232" office:value-type="string" calcext:value-type="string">
            <text:p>Provi. dépréc. Autres créances immobilisées</text:p>
          </table:table-cell>
        </table:table-row>
        <table:table-row table:style-name="ro3">
          <table:table-cell table:style-name="ce233" office:value-type="float" office:value="170" calcext:value-type="float">
            <text:p>170</text:p>
          </table:table-cell>
          <table:table-cell table:style-name="ce233" office:value-type="float" office:value="3100000" calcext:value-type="float">
            <text:p>3100000</text:p>
          </table:table-cell>
          <table:table-cell table:style-name="ce233" office:value-type="string" calcext:value-type="string">
            <text:p>Matières Premières</text:p>
          </table:table-cell>
        </table:table-row>
        <table:table-row table:style-name="ro3">
          <table:table-cell table:style-name="ce233" office:value-type="float" office:value="171" calcext:value-type="float">
            <text:p>171</text:p>
          </table:table-cell>
          <table:table-cell table:style-name="ce233" office:value-type="float" office:value="3200000" calcext:value-type="float">
            <text:p>3200000</text:p>
          </table:table-cell>
          <table:table-cell table:style-name="ce233" office:value-type="string" calcext:value-type="string">
            <text:p>Autres Approvisionnements</text:p>
          </table:table-cell>
        </table:table-row>
        <table:table-row table:style-name="ro3">
          <table:table-cell table:style-name="ce233" office:value-type="float" office:value="172" calcext:value-type="float">
            <text:p>172</text:p>
          </table:table-cell>
          <table:table-cell table:style-name="ce233" office:value-type="float" office:value="3210000" calcext:value-type="float">
            <text:p>3210000</text:p>
          </table:table-cell>
          <table:table-cell table:style-name="ce233" office:value-type="string" calcext:value-type="string">
            <text:p>Autres Appro. : Matières consommables</text:p>
          </table:table-cell>
        </table:table-row>
        <table:table-row table:style-name="ro3">
          <table:table-cell table:style-name="ce233" office:value-type="float" office:value="173" calcext:value-type="float">
            <text:p>173</text:p>
          </table:table-cell>
          <table:table-cell table:style-name="ce233" office:value-type="float" office:value="3220000" calcext:value-type="float">
            <text:p>3220000</text:p>
          </table:table-cell>
          <table:table-cell table:style-name="ce233" office:value-type="string" calcext:value-type="string">
            <text:p>Autres Appro. : Fournitures consommables</text:p>
          </table:table-cell>
        </table:table-row>
        <table:table-row table:style-name="ro3">
          <table:table-cell table:style-name="ce233" office:value-type="float" office:value="174" calcext:value-type="float">
            <text:p>174</text:p>
          </table:table-cell>
          <table:table-cell table:style-name="ce233" office:value-type="float" office:value="3260000" calcext:value-type="float">
            <text:p>3260000</text:p>
          </table:table-cell>
          <table:table-cell table:style-name="ce233" office:value-type="string" calcext:value-type="string">
            <text:p>Autres Appro. : Emballages</text:p>
          </table:table-cell>
        </table:table-row>
        <table:table-row table:style-name="ro3">
          <table:table-cell table:style-name="ce233" office:value-type="float" office:value="175" calcext:value-type="float">
            <text:p>175</text:p>
          </table:table-cell>
          <table:table-cell table:style-name="ce233" office:value-type="float" office:value="3300000" calcext:value-type="float">
            <text:p>3300000</text:p>
          </table:table-cell>
          <table:table-cell table:style-name="ce233" office:value-type="string" calcext:value-type="string">
            <text:p>En-cours de production de biens</text:p>
          </table:table-cell>
        </table:table-row>
        <table:table-row table:style-name="ro3">
          <table:table-cell table:style-name="ce233" office:value-type="float" office:value="176" calcext:value-type="float">
            <text:p>176</text:p>
          </table:table-cell>
          <table:table-cell table:style-name="ce233" office:value-type="float" office:value="3310000" calcext:value-type="float">
            <text:p>3310000</text:p>
          </table:table-cell>
          <table:table-cell table:style-name="ce233" office:value-type="string" calcext:value-type="string">
            <text:p>En-cours de production de biens : Produits</text:p>
          </table:table-cell>
        </table:table-row>
        <table:table-row table:style-name="ro3">
          <table:table-cell table:style-name="ce233" office:value-type="float" office:value="177" calcext:value-type="float">
            <text:p>177</text:p>
          </table:table-cell>
          <table:table-cell table:style-name="ce233" office:value-type="float" office:value="3350000" calcext:value-type="float">
            <text:p>3350000</text:p>
          </table:table-cell>
          <table:table-cell table:style-name="ce233" office:value-type="string" calcext:value-type="string">
            <text:p>En-cours de production de biens : Travaux</text:p>
          </table:table-cell>
        </table:table-row>
        <table:table-row table:style-name="ro3">
          <table:table-cell table:style-name="ce233" office:value-type="float" office:value="178" calcext:value-type="float">
            <text:p>178</text:p>
          </table:table-cell>
          <table:table-cell table:style-name="ce233" office:value-type="float" office:value="3400000" calcext:value-type="float">
            <text:p>3400000</text:p>
          </table:table-cell>
          <table:table-cell table:style-name="ce233" office:value-type="string" calcext:value-type="string">
            <text:p>En-cours de production de services</text:p>
          </table:table-cell>
        </table:table-row>
        <table:table-row table:style-name="ro3">
          <table:table-cell table:style-name="ce233" office:value-type="float" office:value="179" calcext:value-type="float">
            <text:p>179</text:p>
          </table:table-cell>
          <table:table-cell table:style-name="ce233" office:value-type="float" office:value="3410000" calcext:value-type="float">
            <text:p>3410000</text:p>
          </table:table-cell>
          <table:table-cell table:style-name="ce233" office:value-type="string" calcext:value-type="string">
            <text:p>En-cours de production de services : Etudes</text:p>
          </table:table-cell>
        </table:table-row>
        <table:table-row table:style-name="ro3">
          <table:table-cell table:style-name="ce233" office:value-type="float" office:value="180" calcext:value-type="float">
            <text:p>180</text:p>
          </table:table-cell>
          <table:table-cell table:style-name="ce233" office:value-type="float" office:value="3450000" calcext:value-type="float">
            <text:p>3450000</text:p>
          </table:table-cell>
          <table:table-cell table:style-name="ce233" office:value-type="string" calcext:value-type="string">
            <text:p>En-cours de production de services : Prestations</text:p>
          </table:table-cell>
        </table:table-row>
        <table:table-row table:style-name="ro3">
          <table:table-cell table:style-name="ce233" office:value-type="float" office:value="181" calcext:value-type="float">
            <text:p>181</text:p>
          </table:table-cell>
          <table:table-cell table:style-name="ce233" office:value-type="float" office:value="3500000" calcext:value-type="float">
            <text:p>3500000</text:p>
          </table:table-cell>
          <table:table-cell table:style-name="ce233" office:value-type="string" calcext:value-type="string">
            <text:p>Stocks de produits</text:p>
          </table:table-cell>
        </table:table-row>
        <table:table-row table:style-name="ro3">
          <table:table-cell table:style-name="ce233" office:value-type="float" office:value="182" calcext:value-type="float">
            <text:p>182</text:p>
          </table:table-cell>
          <table:table-cell table:style-name="ce233" office:value-type="float" office:value="3510000" calcext:value-type="float">
            <text:p>3510000</text:p>
          </table:table-cell>
          <table:table-cell table:style-name="ce233" office:value-type="string" calcext:value-type="string">
            <text:p>Stocks de produits : Produits intermédiaires</text:p>
          </table:table-cell>
        </table:table-row>
        <table:table-row table:style-name="ro3">
          <table:table-cell table:style-name="ce233" office:value-type="float" office:value="183" calcext:value-type="float">
            <text:p>183</text:p>
          </table:table-cell>
          <table:table-cell table:style-name="ce233" office:value-type="float" office:value="3550000" calcext:value-type="float">
            <text:p>3550000</text:p>
          </table:table-cell>
          <table:table-cell table:style-name="ce233" office:value-type="string" calcext:value-type="string">
            <text:p>Stocks de produits : Produits finis</text:p>
          </table:table-cell>
        </table:table-row>
        <table:table-row table:style-name="ro3">
          <table:table-cell table:style-name="ce233" office:value-type="float" office:value="184" calcext:value-type="float">
            <text:p>184</text:p>
          </table:table-cell>
          <table:table-cell table:style-name="ce233" office:value-type="float" office:value="3580000" calcext:value-type="float">
            <text:p>3580000</text:p>
          </table:table-cell>
          <table:table-cell table:style-name="ce233" office:value-type="string" calcext:value-type="string">
            <text:p>Stocks de produits : Produits résiduels</text:p>
          </table:table-cell>
        </table:table-row>
        <table:table-row table:style-name="ro3">
          <table:table-cell table:style-name="ce233" office:value-type="float" office:value="185" calcext:value-type="float">
            <text:p>185</text:p>
          </table:table-cell>
          <table:table-cell table:style-name="ce233" office:value-type="float" office:value="3700000" calcext:value-type="float">
            <text:p>3700000</text:p>
          </table:table-cell>
          <table:table-cell table:style-name="ce233" office:value-type="string" calcext:value-type="string">
            <text:p>Stocks de Marchandises</text:p>
          </table:table-cell>
        </table:table-row>
        <table:table-row table:style-name="ro3">
          <table:table-cell table:style-name="ce233" office:value-type="float" office:value="186" calcext:value-type="float">
            <text:p>186</text:p>
          </table:table-cell>
          <table:table-cell table:style-name="ce233" office:value-type="float" office:value="3910000" calcext:value-type="float">
            <text:p>3910000</text:p>
          </table:table-cell>
          <table:table-cell table:style-name="ce233" office:value-type="string" calcext:value-type="string">
            <text:p>Provi. dépréc. des matières premières</text:p>
          </table:table-cell>
        </table:table-row>
        <table:table-row table:style-name="ro3">
          <table:table-cell table:style-name="ce233" office:value-type="float" office:value="187" calcext:value-type="float">
            <text:p>187</text:p>
          </table:table-cell>
          <table:table-cell table:style-name="ce233" office:value-type="float" office:value="3920000" calcext:value-type="float">
            <text:p>3920000</text:p>
          </table:table-cell>
          <table:table-cell table:style-name="ce233" office:value-type="string" calcext:value-type="string">
            <text:p>Provi. dépréc. des autres approvisionnements</text:p>
          </table:table-cell>
        </table:table-row>
        <table:table-row table:style-name="ro3">
          <table:table-cell table:style-name="ce233" office:value-type="float" office:value="188" calcext:value-type="float">
            <text:p>188</text:p>
          </table:table-cell>
          <table:table-cell table:style-name="ce233" office:value-type="float" office:value="3921000" calcext:value-type="float">
            <text:p>3921000</text:p>
          </table:table-cell>
          <table:table-cell table:style-name="ce233" office:value-type="string" calcext:value-type="string">
            <text:p>Provi. dépréc. autres appro. : Matières consomma.</text:p>
          </table:table-cell>
        </table:table-row>
        <table:table-row table:style-name="ro3">
          <table:table-cell table:style-name="ce233" office:value-type="float" office:value="189" calcext:value-type="float">
            <text:p>189</text:p>
          </table:table-cell>
          <table:table-cell table:style-name="ce233" office:value-type="float" office:value="3922000" calcext:value-type="float">
            <text:p>3922000</text:p>
          </table:table-cell>
          <table:table-cell table:style-name="ce233" office:value-type="string" calcext:value-type="string">
            <text:p>Provi. dépréc. autres appro. : Fournitures consom.</text:p>
          </table:table-cell>
        </table:table-row>
        <table:table-row table:style-name="ro3">
          <table:table-cell table:style-name="ce233" office:value-type="float" office:value="190" calcext:value-type="float">
            <text:p>190</text:p>
          </table:table-cell>
          <table:table-cell table:style-name="ce233" office:value-type="float" office:value="3926000" calcext:value-type="float">
            <text:p>3926000</text:p>
          </table:table-cell>
          <table:table-cell table:style-name="ce233" office:value-type="string" calcext:value-type="string">
            <text:p>Provi. dépréc. autres appro. : Emballages</text:p>
          </table:table-cell>
        </table:table-row>
        <table:table-row table:style-name="ro3">
          <table:table-cell table:style-name="ce233" office:value-type="float" office:value="191" calcext:value-type="float">
            <text:p>191</text:p>
          </table:table-cell>
          <table:table-cell table:style-name="ce233" office:value-type="float" office:value="3930000" calcext:value-type="float">
            <text:p>3930000</text:p>
          </table:table-cell>
          <table:table-cell table:style-name="ce233" office:value-type="string" calcext:value-type="string">
            <text:p>Provi. dépréc. en-cours de production de biens</text:p>
          </table:table-cell>
        </table:table-row>
        <table:table-row table:style-name="ro3">
          <table:table-cell table:style-name="ce233" office:value-type="float" office:value="192" calcext:value-type="float">
            <text:p>192</text:p>
          </table:table-cell>
          <table:table-cell table:style-name="ce233" office:value-type="float" office:value="3940000" calcext:value-type="float">
            <text:p>3940000</text:p>
          </table:table-cell>
          <table:table-cell table:style-name="ce233" office:value-type="string" calcext:value-type="string">
            <text:p>Provi. dépréc. en-cours de production de services</text:p>
          </table:table-cell>
        </table:table-row>
        <table:table-row table:style-name="ro3">
          <table:table-cell table:style-name="ce233" office:value-type="float" office:value="193" calcext:value-type="float">
            <text:p>193</text:p>
          </table:table-cell>
          <table:table-cell table:style-name="ce233" office:value-type="float" office:value="3950000" calcext:value-type="float">
            <text:p>3950000</text:p>
          </table:table-cell>
          <table:table-cell table:style-name="ce233" office:value-type="string" calcext:value-type="string">
            <text:p>Provi. dépréc. des stocks de produits</text:p>
          </table:table-cell>
        </table:table-row>
        <table:table-row table:style-name="ro3">
          <table:table-cell table:style-name="ce233" office:value-type="float" office:value="194" calcext:value-type="float">
            <text:p>194</text:p>
          </table:table-cell>
          <table:table-cell table:style-name="ce233" office:value-type="float" office:value="3970000" calcext:value-type="float">
            <text:p>3970000</text:p>
          </table:table-cell>
          <table:table-cell table:style-name="ce233" office:value-type="string" calcext:value-type="string">
            <text:p>Provi. dépréc. des stocks de marchandises</text:p>
          </table:table-cell>
        </table:table-row>
        <table:table-row table:style-name="ro3">
          <table:table-cell table:style-name="ce234" office:value-type="float" office:value="195" calcext:value-type="float">
            <text:p>195</text:p>
          </table:table-cell>
          <table:table-cell table:style-name="ce234" office:value-type="float" office:value="4010000" calcext:value-type="float">
            <text:p>4010000</text:p>
          </table:table-cell>
          <table:table-cell table:style-name="ce234" office:value-type="string" calcext:value-type="string">
            <text:p>Fournisseurs (compte collectif)</text:p>
          </table:table-cell>
        </table:table-row>
        <table:table-row table:style-name="ro3">
          <table:table-cell table:style-name="ce234" office:value-type="float" office:value="196" calcext:value-type="float">
            <text:p>196</text:p>
          </table:table-cell>
          <table:table-cell table:style-name="ce234" office:value-type="float" office:value="4011000" calcext:value-type="float">
            <text:p>4011000</text:p>
          </table:table-cell>
          <table:table-cell table:style-name="ce234" office:value-type="string" calcext:value-type="string">
            <text:p>Fournisseur SDM</text:p>
          </table:table-cell>
        </table:table-row>
        <table:table-row table:style-name="ro3">
          <table:table-cell table:style-name="ce234" office:value-type="float" office:value="197" calcext:value-type="float">
            <text:p>197</text:p>
          </table:table-cell>
          <table:table-cell table:style-name="ce234" office:value-type="float" office:value="4012000" calcext:value-type="float">
            <text:p>4012000</text:p>
          </table:table-cell>
          <table:table-cell table:style-name="ce234" office:value-type="string" calcext:value-type="string">
            <text:p>Fournisseur Frais Généraux</text:p>
          </table:table-cell>
        </table:table-row>
        <table:table-row table:style-name="ro3">
          <table:table-cell table:style-name="ce234" office:value-type="float" office:value="198" calcext:value-type="float">
            <text:p>198</text:p>
          </table:table-cell>
          <table:table-cell table:style-name="ce234" office:value-type="float" office:value="4013000" calcext:value-type="float">
            <text:p>4013000</text:p>
          </table:table-cell>
          <table:table-cell table:style-name="ce234" office:value-type="string" calcext:value-type="string">
            <text:p>Frais Greffe</text:p>
          </table:table-cell>
        </table:table-row>
        <table:table-row table:style-name="ro3">
          <table:table-cell table:style-name="ce234" office:value-type="float" office:value="199" calcext:value-type="float">
            <text:p>199</text:p>
          </table:table-cell>
          <table:table-cell table:style-name="ce234" office:value-type="float" office:value="4030000" calcext:value-type="float">
            <text:p>4030000</text:p>
          </table:table-cell>
          <table:table-cell table:style-name="ce234" office:value-type="string" calcext:value-type="string">
            <text:p>Fournisseurs - Effets à payer</text:p>
          </table:table-cell>
        </table:table-row>
        <table:table-row table:style-name="ro3">
          <table:table-cell table:style-name="ce234" office:value-type="float" office:value="200" calcext:value-type="float">
            <text:p>200</text:p>
          </table:table-cell>
          <table:table-cell table:style-name="ce234" office:value-type="float" office:value="4040000" calcext:value-type="float">
            <text:p>4040000</text:p>
          </table:table-cell>
          <table:table-cell table:style-name="ce234" office:value-type="string" calcext:value-type="string">
            <text:p>Fournisseurs d'immobilisations</text:p>
          </table:table-cell>
        </table:table-row>
        <table:table-row table:style-name="ro3">
          <table:table-cell table:style-name="ce234" office:value-type="float" office:value="201" calcext:value-type="float">
            <text:p>201</text:p>
          </table:table-cell>
          <table:table-cell table:style-name="ce234" office:value-type="float" office:value="4050000" calcext:value-type="float">
            <text:p>4050000</text:p>
          </table:table-cell>
          <table:table-cell table:style-name="ce234" office:value-type="string" calcext:value-type="string">
            <text:p>Fournisseurs d'immo. - Effets à payer</text:p>
          </table:table-cell>
        </table:table-row>
        <table:table-row table:style-name="ro3">
          <table:table-cell table:style-name="ce234" office:value-type="float" office:value="202" calcext:value-type="float">
            <text:p>202</text:p>
          </table:table-cell>
          <table:table-cell table:style-name="ce234" office:value-type="float" office:value="4080000" calcext:value-type="float">
            <text:p>4080000</text:p>
          </table:table-cell>
          <table:table-cell table:style-name="ce234" office:value-type="string" calcext:value-type="string">
            <text:p>Fournisseurs - Factures non parvenues</text:p>
          </table:table-cell>
        </table:table-row>
        <table:table-row table:style-name="ro3">
          <table:table-cell table:style-name="ce234" office:value-type="float" office:value="203" calcext:value-type="float">
            <text:p>203</text:p>
          </table:table-cell>
          <table:table-cell table:style-name="ce234" office:value-type="float" office:value="4081000" calcext:value-type="float">
            <text:p>4081000</text:p>
          </table:table-cell>
          <table:table-cell table:style-name="ce234" office:value-type="string" calcext:value-type="string">
            <text:p>Fournisseurs - Factures non parvenues-Fournisseurs</text:p>
          </table:table-cell>
        </table:table-row>
        <table:table-row table:style-name="ro3">
          <table:table-cell table:style-name="ce234" office:value-type="float" office:value="204" calcext:value-type="float">
            <text:p>204</text:p>
          </table:table-cell>
          <table:table-cell table:style-name="ce234" office:value-type="float" office:value="4084000" calcext:value-type="float">
            <text:p>4084000</text:p>
          </table:table-cell>
          <table:table-cell table:style-name="ce234" office:value-type="string" calcext:value-type="string">
            <text:p>Factures non parvenues-Fournisseurs d'immo.</text:p>
          </table:table-cell>
        </table:table-row>
        <table:table-row table:style-name="ro3">
          <table:table-cell table:style-name="ce234" office:value-type="float" office:value="205" calcext:value-type="float">
            <text:p>205</text:p>
          </table:table-cell>
          <table:table-cell table:style-name="ce234" office:value-type="float" office:value="4088000" calcext:value-type="float">
            <text:p>4088000</text:p>
          </table:table-cell>
          <table:table-cell table:style-name="ce234" office:value-type="string" calcext:value-type="string">
            <text:p>Factures non parvenues - Fournis.- Intérêts courus</text:p>
          </table:table-cell>
        </table:table-row>
        <table:table-row table:style-name="ro3">
          <table:table-cell table:style-name="ce234" office:value-type="float" office:value="206" calcext:value-type="float">
            <text:p>206</text:p>
          </table:table-cell>
          <table:table-cell table:style-name="ce234" office:value-type="float" office:value="4090000" calcext:value-type="float">
            <text:p>4090000</text:p>
          </table:table-cell>
          <table:table-cell table:style-name="ce234" office:value-type="string" calcext:value-type="string">
            <text:p>Fournisseurs Débiteurs</text:p>
          </table:table-cell>
        </table:table-row>
        <table:table-row table:style-name="ro3">
          <table:table-cell table:style-name="ce234" office:value-type="float" office:value="207" calcext:value-type="float">
            <text:p>207</text:p>
          </table:table-cell>
          <table:table-cell table:style-name="ce234" office:value-type="float" office:value="4098000" calcext:value-type="float">
            <text:p>4098000</text:p>
          </table:table-cell>
          <table:table-cell table:style-name="ce234" office:value-type="string" calcext:value-type="string">
            <text:p>Fournisseurs Débiteurs - Avoirs à recevoir</text:p>
          </table:table-cell>
        </table:table-row>
        <table:table-row table:style-name="ro3">
          <table:table-cell table:style-name="ce234" office:value-type="float" office:value="208" calcext:value-type="float">
            <text:p>208</text:p>
          </table:table-cell>
          <table:table-cell table:style-name="ce234" office:value-type="float" office:value="4110000" calcext:value-type="float">
            <text:p>4110000</text:p>
          </table:table-cell>
          <table:table-cell table:style-name="ce234" office:value-type="string" calcext:value-type="string">
            <text:p>Clients (compte collectif)</text:p>
          </table:table-cell>
        </table:table-row>
        <table:table-row table:style-name="ro3">
          <table:table-cell table:style-name="ce234" office:value-type="float" office:value="209" calcext:value-type="float">
            <text:p>209</text:p>
          </table:table-cell>
          <table:table-cell table:style-name="ce234" office:value-type="float" office:value="4111000" calcext:value-type="float">
            <text:p>4111000</text:p>
          </table:table-cell>
          <table:table-cell table:style-name="ce234" office:value-type="string" calcext:value-type="string">
            <text:p>Compte Client Website</text:p>
          </table:table-cell>
        </table:table-row>
        <table:table-row table:style-name="ro3">
          <table:table-cell table:style-name="ce234" office:value-type="float" office:value="210" calcext:value-type="float">
            <text:p>210</text:p>
          </table:table-cell>
          <table:table-cell table:style-name="ce234" office:value-type="float" office:value="4130000" calcext:value-type="float">
            <text:p>4130000</text:p>
          </table:table-cell>
          <table:table-cell table:style-name="ce234" office:value-type="string" calcext:value-type="string">
            <text:p>Clients - Effets à recevoir</text:p>
          </table:table-cell>
        </table:table-row>
        <table:table-row table:style-name="ro3">
          <table:table-cell table:style-name="ce234" office:value-type="float" office:value="211" calcext:value-type="float">
            <text:p>211</text:p>
          </table:table-cell>
          <table:table-cell table:style-name="ce234" office:value-type="float" office:value="4160000" calcext:value-type="float">
            <text:p>4160000</text:p>
          </table:table-cell>
          <table:table-cell table:style-name="ce234" office:value-type="string" calcext:value-type="string">
            <text:p>Clients douteux ou litigieux</text:p>
          </table:table-cell>
        </table:table-row>
        <table:table-row table:style-name="ro3">
          <table:table-cell table:style-name="ce234" office:value-type="float" office:value="212" calcext:value-type="float">
            <text:p>212</text:p>
          </table:table-cell>
          <table:table-cell table:style-name="ce234" office:value-type="float" office:value="4170000" calcext:value-type="float">
            <text:p>4170000</text:p>
          </table:table-cell>
          <table:table-cell table:style-name="ce234" office:value-type="string" calcext:value-type="string">
            <text:p>Créances sur travaux non encore facturables</text:p>
          </table:table-cell>
        </table:table-row>
        <table:table-row table:style-name="ro3">
          <table:table-cell table:style-name="ce234" office:value-type="float" office:value="213" calcext:value-type="float">
            <text:p>213</text:p>
          </table:table-cell>
          <table:table-cell table:style-name="ce234" office:value-type="float" office:value="4180000" calcext:value-type="float">
            <text:p>4180000</text:p>
          </table:table-cell>
          <table:table-cell table:style-name="ce234" office:value-type="string" calcext:value-type="string">
            <text:p>Clients - Produits non encore facturés</text:p>
          </table:table-cell>
        </table:table-row>
        <table:table-row table:style-name="ro3">
          <table:table-cell table:style-name="ce234" office:value-type="float" office:value="214" calcext:value-type="float">
            <text:p>214</text:p>
          </table:table-cell>
          <table:table-cell table:style-name="ce234" office:value-type="float" office:value="4181000" calcext:value-type="float">
            <text:p>4181000</text:p>
          </table:table-cell>
          <table:table-cell table:style-name="ce234" office:value-type="string" calcext:value-type="string">
            <text:p>Clients - Factures à établir</text:p>
          </table:table-cell>
        </table:table-row>
        <table:table-row table:style-name="ro3">
          <table:table-cell table:style-name="ce234" office:value-type="float" office:value="215" calcext:value-type="float">
            <text:p>215</text:p>
          </table:table-cell>
          <table:table-cell table:style-name="ce234" office:value-type="float" office:value="4190000" calcext:value-type="float">
            <text:p>4190000</text:p>
          </table:table-cell>
          <table:table-cell table:style-name="ce234" office:value-type="string" calcext:value-type="string">
            <text:p>Clients Créditeurs - Acomptes TVA 1</text:p>
          </table:table-cell>
        </table:table-row>
        <table:table-row table:style-name="ro3">
          <table:table-cell table:style-name="ce234" office:value-type="float" office:value="216" calcext:value-type="float">
            <text:p>216</text:p>
          </table:table-cell>
          <table:table-cell table:style-name="ce234" office:value-type="float" office:value="4190007" calcext:value-type="float">
            <text:p>4190007</text:p>
          </table:table-cell>
          <table:table-cell table:style-name="ce234" office:value-type="string" calcext:value-type="string">
            <text:p>Clients Créditeurs - Acomptes TVA 2</text:p>
          </table:table-cell>
        </table:table-row>
        <table:table-row table:style-name="ro3">
          <table:table-cell table:style-name="ce234" office:value-type="float" office:value="217" calcext:value-type="float">
            <text:p>217</text:p>
          </table:table-cell>
          <table:table-cell table:style-name="ce234" office:value-type="float" office:value="4190100" calcext:value-type="float">
            <text:p>4190100</text:p>
          </table:table-cell>
          <table:table-cell table:style-name="ce234" office:value-type="string" calcext:value-type="string">
            <text:p>Clients Créditeurs - Acomptes TVA exonérée</text:p>
          </table:table-cell>
        </table:table-row>
        <table:table-row table:style-name="ro3">
          <table:table-cell table:style-name="ce234" office:value-type="float" office:value="218" calcext:value-type="float">
            <text:p>218</text:p>
          </table:table-cell>
          <table:table-cell table:style-name="ce234" office:value-type="float" office:value="4198000" calcext:value-type="float">
            <text:p>4198000</text:p>
          </table:table-cell>
          <table:table-cell table:style-name="ce234" office:value-type="string" calcext:value-type="string">
            <text:p>Clients Créditeurs - Avoirs à établir</text:p>
          </table:table-cell>
        </table:table-row>
        <table:table-row table:style-name="ro3">
          <table:table-cell table:style-name="ce234" office:value-type="float" office:value="219" calcext:value-type="float">
            <text:p>219</text:p>
          </table:table-cell>
          <table:table-cell table:style-name="ce234" office:value-type="float" office:value="4210000" calcext:value-type="float">
            <text:p>4210000</text:p>
          </table:table-cell>
          <table:table-cell table:style-name="ce234" office:value-type="string" calcext:value-type="string">
            <text:p>Personnel - Rémunérations dues</text:p>
          </table:table-cell>
        </table:table-row>
        <table:table-row table:style-name="ro3">
          <table:table-cell table:style-name="ce234" office:value-type="float" office:value="220" calcext:value-type="float">
            <text:p>220</text:p>
          </table:table-cell>
          <table:table-cell table:style-name="ce234" office:value-type="float" office:value="4220000" calcext:value-type="float">
            <text:p>4220000</text:p>
          </table:table-cell>
          <table:table-cell table:style-name="ce234" office:value-type="string" calcext:value-type="string">
            <text:p>Comités d'entreprise, d'établissement</text:p>
          </table:table-cell>
        </table:table-row>
        <table:table-row table:style-name="ro3">
          <table:table-cell table:style-name="ce234" office:value-type="float" office:value="221" calcext:value-type="float">
            <text:p>221</text:p>
          </table:table-cell>
          <table:table-cell table:style-name="ce234" office:value-type="float" office:value="4240000" calcext:value-type="float">
            <text:p>4240000</text:p>
          </table:table-cell>
          <table:table-cell table:style-name="ce234" office:value-type="string" calcext:value-type="string">
            <text:p>Participation des salariés</text:p>
          </table:table-cell>
        </table:table-row>
        <table:table-row table:style-name="ro3">
          <table:table-cell table:style-name="ce234" office:value-type="float" office:value="222" calcext:value-type="float">
            <text:p>222</text:p>
          </table:table-cell>
          <table:table-cell table:style-name="ce234" office:value-type="float" office:value="4246000" calcext:value-type="float">
            <text:p>4246000</text:p>
          </table:table-cell>
          <table:table-cell table:style-name="ce234" office:value-type="string" calcext:value-type="string">
            <text:p>Participation des salariés : Réserve spéciale</text:p>
          </table:table-cell>
        </table:table-row>
        <table:table-row table:style-name="ro3">
          <table:table-cell table:style-name="ce234" office:value-type="float" office:value="223" calcext:value-type="float">
            <text:p>223</text:p>
          </table:table-cell>
          <table:table-cell table:style-name="ce234" office:value-type="float" office:value="4248000" calcext:value-type="float">
            <text:p>4248000</text:p>
          </table:table-cell>
          <table:table-cell table:style-name="ce234" office:value-type="string" calcext:value-type="string">
            <text:p>Participation des salariés : Comptes courants</text:p>
          </table:table-cell>
        </table:table-row>
        <table:table-row table:style-name="ro3">
          <table:table-cell table:style-name="ce234" office:value-type="float" office:value="224" calcext:value-type="float">
            <text:p>224</text:p>
          </table:table-cell>
          <table:table-cell table:style-name="ce234" office:value-type="float" office:value="4250000" calcext:value-type="float">
            <text:p>4250000</text:p>
          </table:table-cell>
          <table:table-cell table:style-name="ce234" office:value-type="string" calcext:value-type="string">
            <text:p>Personnel - Avances et acomptes</text:p>
          </table:table-cell>
        </table:table-row>
        <table:table-row table:style-name="ro3">
          <table:table-cell table:style-name="ce234" office:value-type="float" office:value="225" calcext:value-type="float">
            <text:p>225</text:p>
          </table:table-cell>
          <table:table-cell table:style-name="ce234" office:value-type="float" office:value="4260000" calcext:value-type="float">
            <text:p>4260000</text:p>
          </table:table-cell>
          <table:table-cell table:style-name="ce234" office:value-type="string" calcext:value-type="string">
            <text:p>Personnel - Dépôts</text:p>
          </table:table-cell>
        </table:table-row>
        <table:table-row table:style-name="ro3">
          <table:table-cell table:style-name="ce234" office:value-type="float" office:value="226" calcext:value-type="float">
            <text:p>226</text:p>
          </table:table-cell>
          <table:table-cell table:style-name="ce234" office:value-type="float" office:value="4270000" calcext:value-type="float">
            <text:p>4270000</text:p>
          </table:table-cell>
          <table:table-cell table:style-name="ce234" office:value-type="string" calcext:value-type="string">
            <text:p>Personnel - Oppositions</text:p>
          </table:table-cell>
        </table:table-row>
        <table:table-row table:style-name="ro3">
          <table:table-cell table:style-name="ce234" office:value-type="float" office:value="227" calcext:value-type="float">
            <text:p>227</text:p>
          </table:table-cell>
          <table:table-cell table:style-name="ce234" office:value-type="float" office:value="4282000" calcext:value-type="float">
            <text:p>4282000</text:p>
          </table:table-cell>
          <table:table-cell table:style-name="ce234" office:value-type="string" calcext:value-type="string">
            <text:p>Personnel-Dettes provisionnées pour congés à payer</text:p>
          </table:table-cell>
        </table:table-row>
        <table:table-row table:style-name="ro3">
          <table:table-cell table:style-name="ce234" office:value-type="float" office:value="228" calcext:value-type="float">
            <text:p>228</text:p>
          </table:table-cell>
          <table:table-cell table:style-name="ce234" office:value-type="float" office:value="4286000" calcext:value-type="float">
            <text:p>4286000</text:p>
          </table:table-cell>
          <table:table-cell table:style-name="ce234" office:value-type="string" calcext:value-type="string">
            <text:p>Personnel-Autres charges à payer</text:p>
          </table:table-cell>
        </table:table-row>
        <table:table-row table:style-name="ro3">
          <table:table-cell table:style-name="ce234" office:value-type="float" office:value="229" calcext:value-type="float">
            <text:p>229</text:p>
          </table:table-cell>
          <table:table-cell table:style-name="ce234" office:value-type="float" office:value="4287000" calcext:value-type="float">
            <text:p>4287000</text:p>
          </table:table-cell>
          <table:table-cell table:style-name="ce234" office:value-type="string" calcext:value-type="string">
            <text:p>Personnel-Produits à recevoir</text:p>
          </table:table-cell>
        </table:table-row>
        <table:table-row table:style-name="ro3">
          <table:table-cell table:style-name="ce234" office:value-type="float" office:value="230" calcext:value-type="float">
            <text:p>230</text:p>
          </table:table-cell>
          <table:table-cell table:style-name="ce234" office:value-type="float" office:value="4310000" calcext:value-type="float">
            <text:p>4310000</text:p>
          </table:table-cell>
          <table:table-cell table:style-name="ce234" office:value-type="string" calcext:value-type="string">
            <text:p>URSSAF</text:p>
          </table:table-cell>
        </table:table-row>
        <table:table-row table:style-name="ro3">
          <table:table-cell table:style-name="ce234" office:value-type="float" office:value="231" calcext:value-type="float">
            <text:p>231</text:p>
          </table:table-cell>
          <table:table-cell table:style-name="ce234" office:value-type="float" office:value="4372000" calcext:value-type="float">
            <text:p>4372000</text:p>
          </table:table-cell>
          <table:table-cell table:style-name="ce234" office:value-type="string" calcext:value-type="string">
            <text:p>Mutuelle</text:p>
          </table:table-cell>
        </table:table-row>
        <table:table-row table:style-name="ro3">
          <table:table-cell table:style-name="ce234" office:value-type="float" office:value="232" calcext:value-type="float">
            <text:p>232</text:p>
          </table:table-cell>
          <table:table-cell table:style-name="ce234" office:value-type="float" office:value="4373000" calcext:value-type="float">
            <text:p>4373000</text:p>
          </table:table-cell>
          <table:table-cell table:style-name="ce234" office:value-type="string" calcext:value-type="string">
            <text:p>Retraite Obligatoire</text:p>
          </table:table-cell>
        </table:table-row>
        <table:table-row table:style-name="ro3">
          <table:table-cell table:style-name="ce234" office:value-type="float" office:value="233" calcext:value-type="float">
            <text:p>233</text:p>
          </table:table-cell>
          <table:table-cell table:style-name="ce234" office:value-type="float" office:value="4374000" calcext:value-type="float">
            <text:p>4374000</text:p>
          </table:table-cell>
          <table:table-cell table:style-name="ce234" office:value-type="string" calcext:value-type="string">
            <text:p>ASSEDIC</text:p>
          </table:table-cell>
        </table:table-row>
        <table:table-row table:style-name="ro3">
          <table:table-cell table:style-name="ce234" office:value-type="float" office:value="234" calcext:value-type="float">
            <text:p>234</text:p>
          </table:table-cell>
          <table:table-cell table:style-name="ce234" office:value-type="float" office:value="4375000" calcext:value-type="float">
            <text:p>4375000</text:p>
          </table:table-cell>
          <table:table-cell table:style-name="ce234" office:value-type="string" calcext:value-type="string">
            <text:p>Retraite Cadres</text:p>
          </table:table-cell>
        </table:table-row>
        <table:table-row table:style-name="ro3">
          <table:table-cell table:style-name="ce234" office:value-type="float" office:value="235" calcext:value-type="float">
            <text:p>235</text:p>
          </table:table-cell>
          <table:table-cell table:style-name="ce234" office:value-type="float" office:value="4382000" calcext:value-type="float">
            <text:p>4382000</text:p>
          </table:table-cell>
          <table:table-cell table:style-name="ce234" office:value-type="string" calcext:value-type="string">
            <text:p>Organismes sociaux-Chges sociales s/congés à payer</text:p>
          </table:table-cell>
        </table:table-row>
        <table:table-row table:style-name="ro3">
          <table:table-cell table:style-name="ce234" office:value-type="float" office:value="236" calcext:value-type="float">
            <text:p>236</text:p>
          </table:table-cell>
          <table:table-cell table:style-name="ce234" office:value-type="float" office:value="4386000" calcext:value-type="float">
            <text:p>4386000</text:p>
          </table:table-cell>
          <table:table-cell table:style-name="ce234" office:value-type="string" calcext:value-type="string">
            <text:p>Organismes sociaux-Charges à payer</text:p>
          </table:table-cell>
        </table:table-row>
        <table:table-row table:style-name="ro3">
          <table:table-cell table:style-name="ce234" office:value-type="float" office:value="237" calcext:value-type="float">
            <text:p>237</text:p>
          </table:table-cell>
          <table:table-cell table:style-name="ce234" office:value-type="float" office:value="4387000" calcext:value-type="float">
            <text:p>4387000</text:p>
          </table:table-cell>
          <table:table-cell table:style-name="ce234" office:value-type="string" calcext:value-type="string">
            <text:p>Organismes sociaux-Produits à recevoir</text:p>
          </table:table-cell>
        </table:table-row>
        <table:table-row table:style-name="ro3">
          <table:table-cell table:style-name="ce234" office:value-type="float" office:value="238" calcext:value-type="float">
            <text:p>238</text:p>
          </table:table-cell>
          <table:table-cell table:style-name="ce234" office:value-type="float" office:value="4410000" calcext:value-type="float">
            <text:p>4410000</text:p>
          </table:table-cell>
          <table:table-cell table:style-name="ce234" office:value-type="string" calcext:value-type="string">
            <text:p>Etat - Subventions à recevoir</text:p>
          </table:table-cell>
        </table:table-row>
        <table:table-row table:style-name="ro3">
          <table:table-cell table:style-name="ce234" office:value-type="float" office:value="239" calcext:value-type="float">
            <text:p>239</text:p>
          </table:table-cell>
          <table:table-cell table:style-name="ce234" office:value-type="float" office:value="4420000" calcext:value-type="float">
            <text:p>4420000</text:p>
          </table:table-cell>
          <table:table-cell table:style-name="ce234" office:value-type="string" calcext:value-type="string">
            <text:p>Etat - Impôts et taxes recouvrables sur des tiers</text:p>
          </table:table-cell>
        </table:table-row>
        <table:table-row table:style-name="ro3">
          <table:table-cell table:style-name="ce234" office:value-type="float" office:value="240" calcext:value-type="float">
            <text:p>240</text:p>
          </table:table-cell>
          <table:table-cell table:style-name="ce234" office:value-type="float" office:value="4430000" calcext:value-type="float">
            <text:p>4430000</text:p>
          </table:table-cell>
          <table:table-cell table:style-name="ce234" office:value-type="string" calcext:value-type="string">
            <text:p>Opérations particulières avec l'Etat,collectivités</text:p>
          </table:table-cell>
        </table:table-row>
        <table:table-row table:style-name="ro3">
          <table:table-cell table:style-name="ce234" office:value-type="float" office:value="241" calcext:value-type="float">
            <text:p>241</text:p>
          </table:table-cell>
          <table:table-cell table:style-name="ce234" office:value-type="float" office:value="4440000" calcext:value-type="float">
            <text:p>4440000</text:p>
          </table:table-cell>
          <table:table-cell table:style-name="ce234" office:value-type="string" calcext:value-type="string">
            <text:p>Etat - Impôts sur les bénéfices</text:p>
          </table:table-cell>
        </table:table-row>
        <table:table-row table:style-name="ro3">
          <table:table-cell table:style-name="ce234" office:value-type="float" office:value="242" calcext:value-type="float">
            <text:p>242</text:p>
          </table:table-cell>
          <table:table-cell table:style-name="ce234" office:value-type="float" office:value="4452011" calcext:value-type="float">
            <text:p>4452011</text:p>
          </table:table-cell>
          <table:table-cell table:style-name="ce234" office:value-type="string" calcext:value-type="string">
            <text:p>TVA due intracomunautaire Taux 1/Factures</text:p>
          </table:table-cell>
        </table:table-row>
        <table:table-row table:style-name="ro3">
          <table:table-cell table:style-name="ce234" office:value-type="float" office:value="243" calcext:value-type="float">
            <text:p>243</text:p>
          </table:table-cell>
          <table:table-cell table:style-name="ce234" office:value-type="float" office:value="4452012" calcext:value-type="float">
            <text:p>4452012</text:p>
          </table:table-cell>
          <table:table-cell table:style-name="ce234" office:value-type="string" calcext:value-type="string">
            <text:p>TVA due intracomunautaire Taux 2/Factures</text:p>
          </table:table-cell>
        </table:table-row>
        <table:table-row table:style-name="ro3">
          <table:table-cell table:style-name="ce234" office:value-type="float" office:value="244" calcext:value-type="float">
            <text:p>244</text:p>
          </table:table-cell>
          <table:table-cell table:style-name="ce234" office:value-type="float" office:value="4452013" calcext:value-type="float">
            <text:p>4452013</text:p>
          </table:table-cell>
          <table:table-cell table:style-name="ce234" office:value-type="string" calcext:value-type="string">
            <text:p>TVA due intracomunautaire Taux 3/Factures</text:p>
          </table:table-cell>
        </table:table-row>
        <table:table-row table:style-name="ro3">
          <table:table-cell table:style-name="ce234" office:value-type="float" office:value="245" calcext:value-type="float">
            <text:p>245</text:p>
          </table:table-cell>
          <table:table-cell table:style-name="ce234" office:value-type="float" office:value="4452021" calcext:value-type="float">
            <text:p>4452021</text:p>
          </table:table-cell>
          <table:table-cell table:style-name="ce234" office:value-type="string" calcext:value-type="string">
            <text:p>TVA due intracomunautaire Taux 1/Décaissements</text:p>
          </table:table-cell>
        </table:table-row>
        <table:table-row table:style-name="ro3">
          <table:table-cell table:style-name="ce234" office:value-type="float" office:value="246" calcext:value-type="float">
            <text:p>246</text:p>
          </table:table-cell>
          <table:table-cell table:style-name="ce234" office:value-type="float" office:value="4452022" calcext:value-type="float">
            <text:p>4452022</text:p>
          </table:table-cell>
          <table:table-cell table:style-name="ce234" office:value-type="string" calcext:value-type="string">
            <text:p>TVA due intracomunautaire Taux 2/Décaissements</text:p>
          </table:table-cell>
        </table:table-row>
        <table:table-row table:style-name="ro3">
          <table:table-cell table:style-name="ce234" office:value-type="float" office:value="247" calcext:value-type="float">
            <text:p>247</text:p>
          </table:table-cell>
          <table:table-cell table:style-name="ce234" office:value-type="float" office:value="4452023" calcext:value-type="float">
            <text:p>4452023</text:p>
          </table:table-cell>
          <table:table-cell table:style-name="ce234" office:value-type="string" calcext:value-type="string">
            <text:p>TVA due intracomunautaire Taux 3/Décaissements</text:p>
          </table:table-cell>
        </table:table-row>
        <table:table-row table:style-name="ro3">
          <table:table-cell table:style-name="ce234" office:value-type="float" office:value="248" calcext:value-type="float">
            <text:p>248</text:p>
          </table:table-cell>
          <table:table-cell table:style-name="ce234" office:value-type="float" office:value="4455100" calcext:value-type="float">
            <text:p>4455100</text:p>
          </table:table-cell>
          <table:table-cell table:style-name="ce234" office:value-type="string" calcext:value-type="string">
            <text:p>TVA à décaisser</text:p>
          </table:table-cell>
        </table:table-row>
        <table:table-row table:style-name="ro3">
          <table:table-cell table:style-name="ce234" office:value-type="float" office:value="249" calcext:value-type="float">
            <text:p>249</text:p>
          </table:table-cell>
          <table:table-cell table:style-name="ce234" office:value-type="float" office:value="4455800" calcext:value-type="float">
            <text:p>4455800</text:p>
          </table:table-cell>
          <table:table-cell table:style-name="ce234" office:value-type="string" calcext:value-type="string">
            <text:p>Taxes assimilées à la TVA</text:p>
          </table:table-cell>
        </table:table-row>
        <table:table-row table:style-name="ro3">
          <table:table-cell table:style-name="ce234" office:value-type="float" office:value="250" calcext:value-type="float">
            <text:p>250</text:p>
          </table:table-cell>
          <table:table-cell table:style-name="ce234" office:value-type="float" office:value="4456200" calcext:value-type="float">
            <text:p>4456200</text:p>
          </table:table-cell>
          <table:table-cell table:style-name="ce234" office:value-type="string" calcext:value-type="string">
            <text:p>TVA déductible sur immobilisations</text:p>
          </table:table-cell>
        </table:table-row>
        <table:table-row table:style-name="ro3">
          <table:table-cell table:style-name="ce234" office:value-type="float" office:value="251" calcext:value-type="float">
            <text:p>251</text:p>
          </table:table-cell>
          <table:table-cell table:style-name="ce234" office:value-type="float" office:value="4456610" calcext:value-type="float">
            <text:p>4456610</text:p>
          </table:table-cell>
          <table:table-cell table:style-name="ce234" office:value-type="string" calcext:value-type="string">
            <text:p>TVA déductible Achats exonérés/Factures</text:p>
          </table:table-cell>
        </table:table-row>
        <table:table-row table:style-name="ro3">
          <table:table-cell table:style-name="ce234" office:value-type="float" office:value="252" calcext:value-type="float">
            <text:p>252</text:p>
          </table:table-cell>
          <table:table-cell table:style-name="ce234" office:value-type="float" office:value="4456611" calcext:value-type="float">
            <text:p>4456611</text:p>
          </table:table-cell>
          <table:table-cell table:style-name="ce234" office:value-type="string" calcext:value-type="string">
            <text:p>TVA déductible Achats Taux 1/Factures</text:p>
          </table:table-cell>
        </table:table-row>
        <table:table-row table:style-name="ro3">
          <table:table-cell table:style-name="ce234" office:value-type="float" office:value="253" calcext:value-type="float">
            <text:p>253</text:p>
          </table:table-cell>
          <table:table-cell table:style-name="ce234" office:value-type="float" office:value="4456612" calcext:value-type="float">
            <text:p>4456612</text:p>
          </table:table-cell>
          <table:table-cell table:style-name="ce234" office:value-type="string" calcext:value-type="string">
            <text:p>TVA déductible Achats Taux 2/Factures</text:p>
          </table:table-cell>
        </table:table-row>
        <table:table-row table:style-name="ro3">
          <table:table-cell table:style-name="ce234" office:value-type="float" office:value="254" calcext:value-type="float">
            <text:p>254</text:p>
          </table:table-cell>
          <table:table-cell table:style-name="ce234" office:value-type="float" office:value="4456613" calcext:value-type="float">
            <text:p>4456613</text:p>
          </table:table-cell>
          <table:table-cell table:style-name="ce234" office:value-type="string" calcext:value-type="string">
            <text:p>TVA déductible Achats Taux 3/Factures</text:p>
          </table:table-cell>
        </table:table-row>
        <table:table-row table:style-name="ro3">
          <table:table-cell table:style-name="ce234" office:value-type="float" office:value="255" calcext:value-type="float">
            <text:p>255</text:p>
          </table:table-cell>
          <table:table-cell table:style-name="ce234" office:value-type="float" office:value="4456614" calcext:value-type="float">
            <text:p>4456614</text:p>
          </table:table-cell>
          <table:table-cell table:style-name="ce234" office:value-type="string" calcext:value-type="string">
            <text:p>TVA déductible Achats Taux 4/Factures</text:p>
          </table:table-cell>
        </table:table-row>
        <table:table-row table:style-name="ro3">
          <table:table-cell table:style-name="ce234" office:value-type="float" office:value="256" calcext:value-type="float">
            <text:p>256</text:p>
          </table:table-cell>
          <table:table-cell table:style-name="ce234" office:value-type="float" office:value="4456620" calcext:value-type="float">
            <text:p>4456620</text:p>
          </table:table-cell>
          <table:table-cell table:style-name="ce234" office:value-type="string" calcext:value-type="string">
            <text:p>TVA déductible Achats exonérés/Décaissements</text:p>
          </table:table-cell>
        </table:table-row>
        <table:table-row table:style-name="ro3">
          <table:table-cell table:style-name="ce234" office:value-type="float" office:value="257" calcext:value-type="float">
            <text:p>257</text:p>
          </table:table-cell>
          <table:table-cell table:style-name="ce234" office:value-type="float" office:value="4456621" calcext:value-type="float">
            <text:p>4456621</text:p>
          </table:table-cell>
          <table:table-cell table:style-name="ce234" office:value-type="string" calcext:value-type="string">
            <text:p>TVA déductible Achats Taux 1/Décaissements</text:p>
          </table:table-cell>
        </table:table-row>
        <table:table-row table:style-name="ro3">
          <table:table-cell table:style-name="ce234" office:value-type="float" office:value="258" calcext:value-type="float">
            <text:p>258</text:p>
          </table:table-cell>
          <table:table-cell table:style-name="ce234" office:value-type="float" office:value="4456622" calcext:value-type="float">
            <text:p>4456622</text:p>
          </table:table-cell>
          <table:table-cell table:style-name="ce234" office:value-type="string" calcext:value-type="string">
            <text:p>TVA déductible Achats Taux 2/Décaissements</text:p>
          </table:table-cell>
        </table:table-row>
        <table:table-row table:style-name="ro3">
          <table:table-cell table:style-name="ce234" office:value-type="float" office:value="259" calcext:value-type="float">
            <text:p>259</text:p>
          </table:table-cell>
          <table:table-cell table:style-name="ce234" office:value-type="float" office:value="4456623" calcext:value-type="float">
            <text:p>4456623</text:p>
          </table:table-cell>
          <table:table-cell table:style-name="ce234" office:value-type="string" calcext:value-type="string">
            <text:p>TVA déductible Achats Taux 3/Décaissements</text:p>
          </table:table-cell>
        </table:table-row>
        <table:table-row table:style-name="ro3">
          <table:table-cell table:style-name="ce234" office:value-type="float" office:value="260" calcext:value-type="float">
            <text:p>260</text:p>
          </table:table-cell>
          <table:table-cell table:style-name="ce234" office:value-type="float" office:value="4456624" calcext:value-type="float">
            <text:p>4456624</text:p>
          </table:table-cell>
          <table:table-cell table:style-name="ce234" office:value-type="string" calcext:value-type="string">
            <text:p>TVA déductible Achats Taux 4/Décaissements</text:p>
          </table:table-cell>
        </table:table-row>
        <table:table-row table:style-name="ro3">
          <table:table-cell table:style-name="ce234" office:value-type="float" office:value="261" calcext:value-type="float">
            <text:p>261</text:p>
          </table:table-cell>
          <table:table-cell table:style-name="ce234" office:value-type="float" office:value="4456631" calcext:value-type="float">
            <text:p>4456631</text:p>
          </table:table-cell>
          <table:table-cell table:style-name="ce234" office:value-type="string" calcext:value-type="string">
            <text:p>TVA déductible Achats UE Taux 1/Factures</text:p>
          </table:table-cell>
        </table:table-row>
        <table:table-row table:style-name="ro3">
          <table:table-cell table:style-name="ce234" office:value-type="float" office:value="262" calcext:value-type="float">
            <text:p>262</text:p>
          </table:table-cell>
          <table:table-cell table:style-name="ce234" office:value-type="float" office:value="4456632" calcext:value-type="float">
            <text:p>4456632</text:p>
          </table:table-cell>
          <table:table-cell table:style-name="ce234" office:value-type="string" calcext:value-type="string">
            <text:p>TVA déductible Achats UE Taux 2/Factures</text:p>
          </table:table-cell>
        </table:table-row>
        <table:table-row table:style-name="ro3">
          <table:table-cell table:style-name="ce234" office:value-type="float" office:value="263" calcext:value-type="float">
            <text:p>263</text:p>
          </table:table-cell>
          <table:table-cell table:style-name="ce234" office:value-type="float" office:value="4456633" calcext:value-type="float">
            <text:p>4456633</text:p>
          </table:table-cell>
          <table:table-cell table:style-name="ce234" office:value-type="string" calcext:value-type="string">
            <text:p>TVA déductible Achats UE Taux 3/Factures</text:p>
          </table:table-cell>
        </table:table-row>
        <table:table-row table:style-name="ro3">
          <table:table-cell table:style-name="ce234" office:value-type="float" office:value="264" calcext:value-type="float">
            <text:p>264</text:p>
          </table:table-cell>
          <table:table-cell table:style-name="ce234" office:value-type="float" office:value="4456641" calcext:value-type="float">
            <text:p>4456641</text:p>
          </table:table-cell>
          <table:table-cell table:style-name="ce234" office:value-type="string" calcext:value-type="string">
            <text:p>TVA déductible Achats UE Taux 1/Décaissements</text:p>
          </table:table-cell>
        </table:table-row>
        <table:table-row table:style-name="ro3">
          <table:table-cell table:style-name="ce234" office:value-type="float" office:value="265" calcext:value-type="float">
            <text:p>265</text:p>
          </table:table-cell>
          <table:table-cell table:style-name="ce234" office:value-type="float" office:value="4456642" calcext:value-type="float">
            <text:p>4456642</text:p>
          </table:table-cell>
          <table:table-cell table:style-name="ce234" office:value-type="string" calcext:value-type="string">
            <text:p>TVA déductible Achats UE Taux 2/Décaissements</text:p>
          </table:table-cell>
        </table:table-row>
        <table:table-row table:style-name="ro3">
          <table:table-cell table:style-name="ce234" office:value-type="float" office:value="266" calcext:value-type="float">
            <text:p>266</text:p>
          </table:table-cell>
          <table:table-cell table:style-name="ce234" office:value-type="float" office:value="4456643" calcext:value-type="float">
            <text:p>4456643</text:p>
          </table:table-cell>
          <table:table-cell table:style-name="ce234" office:value-type="string" calcext:value-type="string">
            <text:p>TVA déductible Achats UE Taux 3/Décaissements</text:p>
          </table:table-cell>
        </table:table-row>
        <table:table-row table:style-name="ro3">
          <table:table-cell table:style-name="ce234" office:value-type="float" office:value="267" calcext:value-type="float">
            <text:p>267</text:p>
          </table:table-cell>
          <table:table-cell table:style-name="ce234" office:value-type="float" office:value="4456700" calcext:value-type="float">
            <text:p>4456700</text:p>
          </table:table-cell>
          <table:table-cell table:style-name="ce234" office:value-type="string" calcext:value-type="string">
            <text:p>Crédit de TVA à reporter</text:p>
          </table:table-cell>
        </table:table-row>
        <table:table-row table:style-name="ro3">
          <table:table-cell table:style-name="ce234" office:value-type="float" office:value="268" calcext:value-type="float">
            <text:p>268</text:p>
          </table:table-cell>
          <table:table-cell table:style-name="ce234" office:value-type="float" office:value="4456800" calcext:value-type="float">
            <text:p>4456800</text:p>
          </table:table-cell>
          <table:table-cell table:style-name="ce234" office:value-type="string" calcext:value-type="string">
            <text:p>Taxes assimilées à la TVA </text:p>
          </table:table-cell>
        </table:table-row>
        <table:table-row table:style-name="ro3">
          <table:table-cell table:style-name="ce234" office:value-type="float" office:value="269" calcext:value-type="float">
            <text:p>269</text:p>
          </table:table-cell>
          <table:table-cell table:style-name="ce234" office:value-type="float" office:value="4457110" calcext:value-type="float">
            <text:p>4457110</text:p>
          </table:table-cell>
          <table:table-cell table:style-name="ce234" office:value-type="string" calcext:value-type="string">
            <text:p>TVA collectée Ventes exonérées/Factures</text:p>
          </table:table-cell>
        </table:table-row>
        <table:table-row table:style-name="ro3">
          <table:table-cell table:style-name="ce234" office:value-type="float" office:value="270" calcext:value-type="float">
            <text:p>270</text:p>
          </table:table-cell>
          <table:table-cell table:style-name="ce234" office:value-type="float" office:value="4457111" calcext:value-type="float">
            <text:p>4457111</text:p>
          </table:table-cell>
          <table:table-cell table:style-name="ce234" office:value-type="string" calcext:value-type="string">
            <text:p>TVA collectée Ventes Taux 1/Factures</text:p>
          </table:table-cell>
        </table:table-row>
        <table:table-row table:style-name="ro3">
          <table:table-cell table:style-name="ce234" office:value-type="float" office:value="271" calcext:value-type="float">
            <text:p>271</text:p>
          </table:table-cell>
          <table:table-cell table:style-name="ce234" office:value-type="float" office:value="4457112" calcext:value-type="float">
            <text:p>4457112</text:p>
          </table:table-cell>
          <table:table-cell table:style-name="ce234" office:value-type="string" calcext:value-type="string">
            <text:p>TVA collectée Ventes Taux 2/Factures</text:p>
          </table:table-cell>
        </table:table-row>
        <table:table-row table:style-name="ro3">
          <table:table-cell table:style-name="ce234" office:value-type="float" office:value="272" calcext:value-type="float">
            <text:p>272</text:p>
          </table:table-cell>
          <table:table-cell table:style-name="ce234" office:value-type="float" office:value="4457113" calcext:value-type="float">
            <text:p>4457113</text:p>
          </table:table-cell>
          <table:table-cell table:style-name="ce234" office:value-type="string" calcext:value-type="string">
            <text:p>TVA collectée Ventes Taux 3/Factures</text:p>
          </table:table-cell>
        </table:table-row>
        <table:table-row table:style-name="ro3">
          <table:table-cell table:style-name="ce234" office:value-type="float" office:value="273" calcext:value-type="float">
            <text:p>273</text:p>
          </table:table-cell>
          <table:table-cell table:style-name="ce234" office:value-type="float" office:value="4457114" calcext:value-type="float">
            <text:p>4457114</text:p>
          </table:table-cell>
          <table:table-cell table:style-name="ce234" office:value-type="string" calcext:value-type="string">
            <text:p>TVA collectée Ventes Taux 4/Factures</text:p>
          </table:table-cell>
        </table:table-row>
        <table:table-row table:style-name="ro3">
          <table:table-cell table:style-name="ce234" office:value-type="float" office:value="274" calcext:value-type="float">
            <text:p>274</text:p>
          </table:table-cell>
          <table:table-cell table:style-name="ce234" office:value-type="float" office:value="4457120" calcext:value-type="float">
            <text:p>4457120</text:p>
          </table:table-cell>
          <table:table-cell table:style-name="ce234" office:value-type="string" calcext:value-type="string">
            <text:p>TVA collectée Ventes exonérées/Encaissements</text:p>
          </table:table-cell>
        </table:table-row>
        <table:table-row table:style-name="ro3">
          <table:table-cell table:style-name="ce234" office:value-type="float" office:value="275" calcext:value-type="float">
            <text:p>275</text:p>
          </table:table-cell>
          <table:table-cell table:style-name="ce234" office:value-type="float" office:value="4457121" calcext:value-type="float">
            <text:p>4457121</text:p>
          </table:table-cell>
          <table:table-cell table:style-name="ce234" office:value-type="string" calcext:value-type="string">
            <text:p>TVA collectée Ventes Taux 1/Encaissements</text:p>
          </table:table-cell>
        </table:table-row>
        <table:table-row table:style-name="ro3">
          <table:table-cell table:style-name="ce234" office:value-type="float" office:value="276" calcext:value-type="float">
            <text:p>276</text:p>
          </table:table-cell>
          <table:table-cell table:style-name="ce234" office:value-type="float" office:value="4457122" calcext:value-type="float">
            <text:p>4457122</text:p>
          </table:table-cell>
          <table:table-cell table:style-name="ce234" office:value-type="string" calcext:value-type="string">
            <text:p>TVA collectée Ventes Taux 2/Encaissements</text:p>
          </table:table-cell>
        </table:table-row>
        <table:table-row table:style-name="ro3">
          <table:table-cell table:style-name="ce234" office:value-type="float" office:value="277" calcext:value-type="float">
            <text:p>277</text:p>
          </table:table-cell>
          <table:table-cell table:style-name="ce234" office:value-type="float" office:value="4457123" calcext:value-type="float">
            <text:p>4457123</text:p>
          </table:table-cell>
          <table:table-cell table:style-name="ce234" office:value-type="string" calcext:value-type="string">
            <text:p>TVA collectée Ventes Taux 3/Encaissements</text:p>
          </table:table-cell>
        </table:table-row>
        <table:table-row table:style-name="ro3">
          <table:table-cell table:style-name="ce234" office:value-type="float" office:value="278" calcext:value-type="float">
            <text:p>278</text:p>
          </table:table-cell>
          <table:table-cell table:style-name="ce234" office:value-type="float" office:value="4457124" calcext:value-type="float">
            <text:p>4457124</text:p>
          </table:table-cell>
          <table:table-cell table:style-name="ce234" office:value-type="string" calcext:value-type="string">
            <text:p>TVA collectée Ventes Taux 4/Encaissements</text:p>
          </table:table-cell>
        </table:table-row>
        <table:table-row table:style-name="ro3">
          <table:table-cell table:style-name="ce234" office:value-type="float" office:value="279" calcext:value-type="float">
            <text:p>279</text:p>
          </table:table-cell>
          <table:table-cell table:style-name="ce234" office:value-type="float" office:value="4457130" calcext:value-type="float">
            <text:p>4457130</text:p>
          </table:table-cell>
          <table:table-cell table:style-name="ce234" office:value-type="string" calcext:value-type="string">
            <text:p>TVA collectée Ventes UE/Factures</text:p>
          </table:table-cell>
        </table:table-row>
        <table:table-row table:style-name="ro3">
          <table:table-cell table:style-name="ce234" office:value-type="float" office:value="280" calcext:value-type="float">
            <text:p>280</text:p>
          </table:table-cell>
          <table:table-cell table:style-name="ce234" office:value-type="float" office:value="4457140" calcext:value-type="float">
            <text:p>4457140</text:p>
          </table:table-cell>
          <table:table-cell table:style-name="ce234" office:value-type="string" calcext:value-type="string">
            <text:p>TVA collectée Ventes UE/Encaissements</text:p>
          </table:table-cell>
        </table:table-row>
        <table:table-row table:style-name="ro3">
          <table:table-cell table:style-name="ce234" office:value-type="float" office:value="281" calcext:value-type="float">
            <text:p>281</text:p>
          </table:table-cell>
          <table:table-cell table:style-name="ce234" office:value-type="float" office:value="4457800" calcext:value-type="float">
            <text:p>4457800</text:p>
          </table:table-cell>
          <table:table-cell table:style-name="ce234" office:value-type="string" calcext:value-type="string">
            <text:p>Taxes assimilées à la TVA </text:p>
          </table:table-cell>
        </table:table-row>
        <table:table-row table:style-name="ro3">
          <table:table-cell table:style-name="ce234" office:value-type="float" office:value="282" calcext:value-type="float">
            <text:p>282</text:p>
          </table:table-cell>
          <table:table-cell table:style-name="ce234" office:value-type="float" office:value="4458100" calcext:value-type="float">
            <text:p>4458100</text:p>
          </table:table-cell>
          <table:table-cell table:style-name="ce234" office:value-type="string" calcext:value-type="string">
            <text:p>Acomptes - Régime simplifié d'imposition</text:p>
          </table:table-cell>
        </table:table-row>
        <table:table-row table:style-name="ro3">
          <table:table-cell table:style-name="ce234" office:value-type="float" office:value="283" calcext:value-type="float">
            <text:p>283</text:p>
          </table:table-cell>
          <table:table-cell table:style-name="ce234" office:value-type="float" office:value="4458200" calcext:value-type="float">
            <text:p>4458200</text:p>
          </table:table-cell>
          <table:table-cell table:style-name="ce234" office:value-type="string" calcext:value-type="string">
            <text:p>Acomptes - Régime du forfait</text:p>
          </table:table-cell>
        </table:table-row>
        <table:table-row table:style-name="ro3">
          <table:table-cell table:style-name="ce234" office:value-type="float" office:value="284" calcext:value-type="float">
            <text:p>284</text:p>
          </table:table-cell>
          <table:table-cell table:style-name="ce234" office:value-type="float" office:value="4458300" calcext:value-type="float">
            <text:p>4458300</text:p>
          </table:table-cell>
          <table:table-cell table:style-name="ce234" office:value-type="string" calcext:value-type="string">
            <text:p>Remboursement de taxes sur le chiffre d'affaires</text:p>
          </table:table-cell>
        </table:table-row>
        <table:table-row table:style-name="ro3">
          <table:table-cell table:style-name="ce234" office:value-type="float" office:value="285" calcext:value-type="float">
            <text:p>285</text:p>
          </table:table-cell>
          <table:table-cell table:style-name="ce234" office:value-type="float" office:value="4458400" calcext:value-type="float">
            <text:p>4458400</text:p>
          </table:table-cell>
          <table:table-cell table:style-name="ce234" office:value-type="string" calcext:value-type="string">
            <text:p>TVA récupérée d'avance</text:p>
          </table:table-cell>
        </table:table-row>
        <table:table-row table:style-name="ro3">
          <table:table-cell table:style-name="ce234" office:value-type="float" office:value="286" calcext:value-type="float">
            <text:p>286</text:p>
          </table:table-cell>
          <table:table-cell table:style-name="ce234" office:value-type="float" office:value="4458600" calcext:value-type="float">
            <text:p>4458600</text:p>
          </table:table-cell>
          <table:table-cell table:style-name="ce234" office:value-type="string" calcext:value-type="string">
            <text:p>Taxes s/le chiffre d'aff. s/factures non parvenues</text:p>
          </table:table-cell>
        </table:table-row>
        <table:table-row table:style-name="ro3">
          <table:table-cell table:style-name="ce234" office:value-type="float" office:value="287" calcext:value-type="float">
            <text:p>287</text:p>
          </table:table-cell>
          <table:table-cell table:style-name="ce234" office:value-type="float" office:value="4458700" calcext:value-type="float">
            <text:p>4458700</text:p>
          </table:table-cell>
          <table:table-cell table:style-name="ce234" office:value-type="string" calcext:value-type="string">
            <text:p>Taxes s/le chiffre d'aff. s/factures à établir</text:p>
          </table:table-cell>
        </table:table-row>
        <table:table-row table:style-name="ro3">
          <table:table-cell table:style-name="ce234" office:value-type="float" office:value="288" calcext:value-type="float">
            <text:p>288</text:p>
          </table:table-cell>
          <table:table-cell table:style-name="ce234" office:value-type="float" office:value="4458701" calcext:value-type="float">
            <text:p>4458701</text:p>
          </table:table-cell>
          <table:table-cell table:style-name="ce234" office:value-type="string" calcext:value-type="string">
            <text:p>TVA collectée Ventes Taux 1/Acomptes</text:p>
          </table:table-cell>
        </table:table-row>
        <table:table-row table:style-name="ro3">
          <table:table-cell table:style-name="ce234" office:value-type="float" office:value="289" calcext:value-type="float">
            <text:p>289</text:p>
          </table:table-cell>
          <table:table-cell table:style-name="ce234" office:value-type="float" office:value="4458702" calcext:value-type="float">
            <text:p>4458702</text:p>
          </table:table-cell>
          <table:table-cell table:style-name="ce234" office:value-type="string" calcext:value-type="string">
            <text:p>TVA collectée Ventes Taux 2/Acomptes</text:p>
          </table:table-cell>
        </table:table-row>
        <table:table-row table:style-name="ro3">
          <table:table-cell table:style-name="ce234" office:value-type="float" office:value="290" calcext:value-type="float">
            <text:p>290</text:p>
          </table:table-cell>
          <table:table-cell table:style-name="ce234" office:value-type="float" office:value="4460000" calcext:value-type="float">
            <text:p>4460000</text:p>
          </table:table-cell>
          <table:table-cell table:style-name="ce234" office:value-type="string" calcext:value-type="string">
            <text:p>Obligations cautionnées</text:p>
          </table:table-cell>
        </table:table-row>
        <table:table-row table:style-name="ro3">
          <table:table-cell table:style-name="ce234" office:value-type="float" office:value="291" calcext:value-type="float">
            <text:p>291</text:p>
          </table:table-cell>
          <table:table-cell table:style-name="ce234" office:value-type="float" office:value="4470000" calcext:value-type="float">
            <text:p>4470000</text:p>
          </table:table-cell>
          <table:table-cell table:style-name="ce234" office:value-type="string" calcext:value-type="string">
            <text:p>Autres impôts, taxes et versements assimilés</text:p>
          </table:table-cell>
        </table:table-row>
        <table:table-row table:style-name="ro3">
          <table:table-cell table:style-name="ce234" office:value-type="float" office:value="292" calcext:value-type="float">
            <text:p>292</text:p>
          </table:table-cell>
          <table:table-cell table:style-name="ce234" office:value-type="float" office:value="4482000" calcext:value-type="float">
            <text:p>4482000</text:p>
          </table:table-cell>
          <table:table-cell table:style-name="ce234" office:value-type="string" calcext:value-type="string">
            <text:p>Etat - Charges fiscales sur congés à payer</text:p>
          </table:table-cell>
        </table:table-row>
        <table:table-row table:style-name="ro3">
          <table:table-cell table:style-name="ce234" office:value-type="float" office:value="293" calcext:value-type="float">
            <text:p>293</text:p>
          </table:table-cell>
          <table:table-cell table:style-name="ce234" office:value-type="float" office:value="4486000" calcext:value-type="float">
            <text:p>4486000</text:p>
          </table:table-cell>
          <table:table-cell table:style-name="ce234" office:value-type="string" calcext:value-type="string">
            <text:p>Etat - Autres charges à payer</text:p>
          </table:table-cell>
        </table:table-row>
        <table:table-row table:style-name="ro3">
          <table:table-cell table:style-name="ce234" office:value-type="float" office:value="294" calcext:value-type="float">
            <text:p>294</text:p>
          </table:table-cell>
          <table:table-cell table:style-name="ce234" office:value-type="float" office:value="4487000" calcext:value-type="float">
            <text:p>4487000</text:p>
          </table:table-cell>
          <table:table-cell table:style-name="ce234" office:value-type="string" calcext:value-type="string">
            <text:p>Etat - Produits à recevoir</text:p>
          </table:table-cell>
        </table:table-row>
        <table:table-row table:style-name="ro3">
          <table:table-cell table:style-name="ce234" office:value-type="float" office:value="295" calcext:value-type="float">
            <text:p>295</text:p>
          </table:table-cell>
          <table:table-cell table:style-name="ce234" office:value-type="float" office:value="4510000" calcext:value-type="float">
            <text:p>4510000</text:p>
          </table:table-cell>
          <table:table-cell table:style-name="ce234" office:value-type="string" calcext:value-type="string">
            <text:p>Groupe</text:p>
          </table:table-cell>
        </table:table-row>
        <table:table-row table:style-name="ro3">
          <table:table-cell table:style-name="ce234" office:value-type="float" office:value="296" calcext:value-type="float">
            <text:p>296</text:p>
          </table:table-cell>
          <table:table-cell table:style-name="ce234" office:value-type="float" office:value="4551000" calcext:value-type="float">
            <text:p>4551000</text:p>
          </table:table-cell>
          <table:table-cell table:style-name="ce234" office:value-type="string" calcext:value-type="string">
            <text:p>Associés - Comptes courants : Principal</text:p>
          </table:table-cell>
        </table:table-row>
        <table:table-row table:style-name="ro3">
          <table:table-cell table:style-name="ce234" office:value-type="float" office:value="297" calcext:value-type="float">
            <text:p>297</text:p>
          </table:table-cell>
          <table:table-cell table:style-name="ce234" office:value-type="float" office:value="4551100" calcext:value-type="float">
            <text:p>4551100</text:p>
          </table:table-cell>
          <table:table-cell table:style-name="ce234" office:value-type="string" calcext:value-type="string">
            <text:p>Compte courant associé Thomas Milotti</text:p>
          </table:table-cell>
        </table:table-row>
        <table:table-row table:style-name="ro3">
          <table:table-cell table:style-name="ce234" office:value-type="float" office:value="298" calcext:value-type="float">
            <text:p>298</text:p>
          </table:table-cell>
          <table:table-cell table:style-name="ce234" office:value-type="float" office:value="4558000" calcext:value-type="float">
            <text:p>4558000</text:p>
          </table:table-cell>
          <table:table-cell table:style-name="ce234" office:value-type="string" calcext:value-type="string">
            <text:p>Associés - Comptes courants : Intérêts courus</text:p>
          </table:table-cell>
        </table:table-row>
        <table:table-row table:style-name="ro3">
          <table:table-cell table:style-name="ce234" office:value-type="float" office:value="299" calcext:value-type="float">
            <text:p>299</text:p>
          </table:table-cell>
          <table:table-cell table:style-name="ce234" office:value-type="float" office:value="4560000" calcext:value-type="float">
            <text:p>4560000</text:p>
          </table:table-cell>
          <table:table-cell table:style-name="ce234" office:value-type="string" calcext:value-type="string">
            <text:p>Associés - Opérations sur le capital</text:p>
          </table:table-cell>
        </table:table-row>
        <table:table-row table:style-name="ro3">
          <table:table-cell table:style-name="ce234" office:value-type="float" office:value="300" calcext:value-type="float">
            <text:p>300</text:p>
          </table:table-cell>
          <table:table-cell table:style-name="ce234" office:value-type="float" office:value="4561500" calcext:value-type="float">
            <text:p>4561500</text:p>
          </table:table-cell>
          <table:table-cell table:style-name="ce234" office:value-type="string" calcext:value-type="string">
            <text:p>Associés - Comptes d'apport en numéraire</text:p>
          </table:table-cell>
        </table:table-row>
        <table:table-row table:style-name="ro3">
          <table:table-cell table:style-name="ce234" office:value-type="float" office:value="301" calcext:value-type="float">
            <text:p>301</text:p>
          </table:table-cell>
          <table:table-cell table:style-name="ce234" office:value-type="float" office:value="4562500" calcext:value-type="float">
            <text:p>4562500</text:p>
          </table:table-cell>
          <table:table-cell table:style-name="ce234" office:value-type="string" calcext:value-type="string">
            <text:p>Associés - Capital appelé, non versé</text:p>
          </table:table-cell>
        </table:table-row>
        <table:table-row table:style-name="ro3">
          <table:table-cell table:style-name="ce234" office:value-type="float" office:value="302" calcext:value-type="float">
            <text:p>302</text:p>
          </table:table-cell>
          <table:table-cell table:style-name="ce234" office:value-type="float" office:value="4570000" calcext:value-type="float">
            <text:p>4570000</text:p>
          </table:table-cell>
          <table:table-cell table:style-name="ce234" office:value-type="string" calcext:value-type="string">
            <text:p>Associés - Dividendes à payer</text:p>
          </table:table-cell>
        </table:table-row>
        <table:table-row table:style-name="ro3">
          <table:table-cell table:style-name="ce234" office:value-type="float" office:value="303" calcext:value-type="float">
            <text:p>303</text:p>
          </table:table-cell>
          <table:table-cell table:style-name="ce234" office:value-type="float" office:value="4580000" calcext:value-type="float">
            <text:p>4580000</text:p>
          </table:table-cell>
          <table:table-cell table:style-name="ce234" office:value-type="string" calcext:value-type="string">
            <text:p>Associés - Opérations faites en commun et en GIE</text:p>
          </table:table-cell>
        </table:table-row>
        <table:table-row table:style-name="ro3">
          <table:table-cell table:style-name="ce234" office:value-type="float" office:value="304" calcext:value-type="float">
            <text:p>304</text:p>
          </table:table-cell>
          <table:table-cell table:style-name="ce234" office:value-type="float" office:value="4620000" calcext:value-type="float">
            <text:p>4620000</text:p>
          </table:table-cell>
          <table:table-cell table:style-name="ce234" office:value-type="string" calcext:value-type="string">
            <text:p>Créances sur cessions d'immobilisations</text:p>
          </table:table-cell>
        </table:table-row>
        <table:table-row table:style-name="ro3">
          <table:table-cell table:style-name="ce234" office:value-type="float" office:value="305" calcext:value-type="float">
            <text:p>305</text:p>
          </table:table-cell>
          <table:table-cell table:style-name="ce234" office:value-type="float" office:value="4640000" calcext:value-type="float">
            <text:p>4640000</text:p>
          </table:table-cell>
          <table:table-cell table:style-name="ce234" office:value-type="string" calcext:value-type="string">
            <text:p>Dettes s/acquisitions valeurs mobilières placement</text:p>
          </table:table-cell>
        </table:table-row>
        <table:table-row table:style-name="ro3">
          <table:table-cell table:style-name="ce234" office:value-type="float" office:value="306" calcext:value-type="float">
            <text:p>306</text:p>
          </table:table-cell>
          <table:table-cell table:style-name="ce234" office:value-type="float" office:value="4650000" calcext:value-type="float">
            <text:p>4650000</text:p>
          </table:table-cell>
          <table:table-cell table:style-name="ce234" office:value-type="string" calcext:value-type="string">
            <text:p>Créances s/cessions valeurs mobilières placement</text:p>
          </table:table-cell>
        </table:table-row>
        <table:table-row table:style-name="ro3">
          <table:table-cell table:style-name="ce234" office:value-type="float" office:value="307" calcext:value-type="float">
            <text:p>307</text:p>
          </table:table-cell>
          <table:table-cell table:style-name="ce234" office:value-type="float" office:value="4670000" calcext:value-type="float">
            <text:p>4670000</text:p>
          </table:table-cell>
          <table:table-cell table:style-name="ce234" office:value-type="string" calcext:value-type="string">
            <text:p>Autres comptes débiteurs et créditeurs</text:p>
          </table:table-cell>
        </table:table-row>
        <table:table-row table:style-name="ro3">
          <table:table-cell table:style-name="ce234" office:value-type="float" office:value="308" calcext:value-type="float">
            <text:p>308</text:p>
          </table:table-cell>
          <table:table-cell table:style-name="ce234" office:value-type="float" office:value="4686000" calcext:value-type="float">
            <text:p>4686000</text:p>
          </table:table-cell>
          <table:table-cell table:style-name="ce234" office:value-type="string" calcext:value-type="string">
            <text:p>Divers - Charges à payer</text:p>
          </table:table-cell>
        </table:table-row>
        <table:table-row table:style-name="ro3">
          <table:table-cell table:style-name="ce234" office:value-type="float" office:value="309" calcext:value-type="float">
            <text:p>309</text:p>
          </table:table-cell>
          <table:table-cell table:style-name="ce234" office:value-type="float" office:value="4687000" calcext:value-type="float">
            <text:p>4687000</text:p>
          </table:table-cell>
          <table:table-cell table:style-name="ce234" office:value-type="string" calcext:value-type="string">
            <text:p>Divers - Produits à recevoir</text:p>
          </table:table-cell>
        </table:table-row>
        <table:table-row table:style-name="ro3">
          <table:table-cell table:style-name="ce234" office:value-type="float" office:value="310" calcext:value-type="float">
            <text:p>310</text:p>
          </table:table-cell>
          <table:table-cell table:style-name="ce234" office:value-type="float" office:value="4710000" calcext:value-type="float">
            <text:p>4710000</text:p>
          </table:table-cell>
          <table:table-cell table:style-name="ce234" office:value-type="string" calcext:value-type="string">
            <text:p>Compte d'attente</text:p>
          </table:table-cell>
        </table:table-row>
        <table:table-row table:style-name="ro3">
          <table:table-cell table:style-name="ce234" office:value-type="float" office:value="311" calcext:value-type="float">
            <text:p>311</text:p>
          </table:table-cell>
          <table:table-cell table:style-name="ce234" office:value-type="float" office:value="4760000" calcext:value-type="float">
            <text:p>4760000</text:p>
          </table:table-cell>
          <table:table-cell table:style-name="ce234" office:value-type="string" calcext:value-type="string">
            <text:p>Différences de conversion - ACTIF</text:p>
          </table:table-cell>
        </table:table-row>
        <table:table-row table:style-name="ro3">
          <table:table-cell table:style-name="ce234" office:value-type="float" office:value="312" calcext:value-type="float">
            <text:p>312</text:p>
          </table:table-cell>
          <table:table-cell table:style-name="ce234" office:value-type="float" office:value="4770000" calcext:value-type="float">
            <text:p>4770000</text:p>
          </table:table-cell>
          <table:table-cell table:style-name="ce234" office:value-type="string" calcext:value-type="string">
            <text:p>Différences de conversion - PASSIF</text:p>
          </table:table-cell>
        </table:table-row>
        <table:table-row table:style-name="ro3">
          <table:table-cell table:style-name="ce234" office:value-type="float" office:value="313" calcext:value-type="float">
            <text:p>313</text:p>
          </table:table-cell>
          <table:table-cell table:style-name="ce234" office:value-type="float" office:value="4780000" calcext:value-type="float">
            <text:p>4780000</text:p>
          </table:table-cell>
          <table:table-cell table:style-name="ce234" office:value-type="string" calcext:value-type="string">
            <text:p>Autres comptes transitoires</text:p>
          </table:table-cell>
        </table:table-row>
        <table:table-row table:style-name="ro3">
          <table:table-cell table:style-name="ce234" office:value-type="float" office:value="314" calcext:value-type="float">
            <text:p>314</text:p>
          </table:table-cell>
          <table:table-cell table:style-name="ce234" office:value-type="float" office:value="4810000" calcext:value-type="float">
            <text:p>4810000</text:p>
          </table:table-cell>
          <table:table-cell table:style-name="ce234" office:value-type="string" calcext:value-type="string">
            <text:p>Charges à répartir sur plusieurs exercices</text:p>
          </table:table-cell>
        </table:table-row>
        <table:table-row table:style-name="ro3">
          <table:table-cell table:style-name="ce234" office:value-type="float" office:value="315" calcext:value-type="float">
            <text:p>315</text:p>
          </table:table-cell>
          <table:table-cell table:style-name="ce234" office:value-type="float" office:value="4860000" calcext:value-type="float">
            <text:p>4860000</text:p>
          </table:table-cell>
          <table:table-cell table:style-name="ce234" office:value-type="string" calcext:value-type="string">
            <text:p>Charges constatées d'avance</text:p>
          </table:table-cell>
        </table:table-row>
        <table:table-row table:style-name="ro3">
          <table:table-cell table:style-name="ce234" office:value-type="float" office:value="316" calcext:value-type="float">
            <text:p>316</text:p>
          </table:table-cell>
          <table:table-cell table:style-name="ce234" office:value-type="float" office:value="4870000" calcext:value-type="float">
            <text:p>4870000</text:p>
          </table:table-cell>
          <table:table-cell table:style-name="ce234" office:value-type="string" calcext:value-type="string">
            <text:p>Produits constatés d'avance</text:p>
          </table:table-cell>
        </table:table-row>
        <table:table-row table:style-name="ro3">
          <table:table-cell table:style-name="ce234" office:value-type="float" office:value="317" calcext:value-type="float">
            <text:p>317</text:p>
          </table:table-cell>
          <table:table-cell table:style-name="ce234" office:value-type="float" office:value="4910000" calcext:value-type="float">
            <text:p>4910000</text:p>
          </table:table-cell>
          <table:table-cell table:style-name="ce234" office:value-type="string" calcext:value-type="string">
            <text:p>Provisions pour dépréciation des comptes clients</text:p>
          </table:table-cell>
        </table:table-row>
        <table:table-row table:style-name="ro3">
          <table:table-cell table:style-name="ce234" office:value-type="float" office:value="318" calcext:value-type="float">
            <text:p>318</text:p>
          </table:table-cell>
          <table:table-cell table:style-name="ce234" office:value-type="float" office:value="4950000" calcext:value-type="float">
            <text:p>4950000</text:p>
          </table:table-cell>
          <table:table-cell table:style-name="ce234" office:value-type="string" calcext:value-type="string">
            <text:p>Provis. pour dépréc. des comptes associés</text:p>
          </table:table-cell>
        </table:table-row>
        <table:table-row table:style-name="ro3">
          <table:table-cell table:style-name="ce234" office:value-type="float" office:value="319" calcext:value-type="float">
            <text:p>319</text:p>
          </table:table-cell>
          <table:table-cell table:style-name="ce234" office:value-type="float" office:value="4960000" calcext:value-type="float">
            <text:p>4960000</text:p>
          </table:table-cell>
          <table:table-cell table:style-name="ce234" office:value-type="string" calcext:value-type="string">
            <text:p>Provis. pour dépréc. des comptes débiteurs divers</text:p>
          </table:table-cell>
        </table:table-row>
        <table:table-row table:style-name="ro3">
          <table:table-cell table:style-name="ce235" office:value-type="float" office:value="320" calcext:value-type="float">
            <text:p>320</text:p>
          </table:table-cell>
          <table:table-cell table:style-name="ce235" office:value-type="float" office:value="5020000" calcext:value-type="float">
            <text:p>5020000</text:p>
          </table:table-cell>
          <table:table-cell table:style-name="ce235" office:value-type="string" calcext:value-type="string">
            <text:p>Actions propres</text:p>
          </table:table-cell>
        </table:table-row>
        <table:table-row table:style-name="ro3">
          <table:table-cell table:style-name="ce235" office:value-type="float" office:value="321" calcext:value-type="float">
            <text:p>321</text:p>
          </table:table-cell>
          <table:table-cell table:style-name="ce235" office:value-type="float" office:value="5030000" calcext:value-type="float">
            <text:p>5030000</text:p>
          </table:table-cell>
          <table:table-cell table:style-name="ce235" office:value-type="string" calcext:value-type="string">
            <text:p>Actions</text:p>
          </table:table-cell>
        </table:table-row>
        <table:table-row table:style-name="ro3">
          <table:table-cell table:style-name="ce235" office:value-type="float" office:value="322" calcext:value-type="float">
            <text:p>322</text:p>
          </table:table-cell>
          <table:table-cell table:style-name="ce235" office:value-type="float" office:value="5031000" calcext:value-type="float">
            <text:p>5031000</text:p>
          </table:table-cell>
          <table:table-cell table:style-name="ce235" office:value-type="string" calcext:value-type="string">
            <text:p>Actions : Titres cotés</text:p>
          </table:table-cell>
        </table:table-row>
        <table:table-row table:style-name="ro3">
          <table:table-cell table:style-name="ce235" office:value-type="float" office:value="323" calcext:value-type="float">
            <text:p>323</text:p>
          </table:table-cell>
          <table:table-cell table:style-name="ce235" office:value-type="float" office:value="5035000" calcext:value-type="float">
            <text:p>5035000</text:p>
          </table:table-cell>
          <table:table-cell table:style-name="ce235" office:value-type="string" calcext:value-type="string">
            <text:p>Actions : Titres non cotés</text:p>
          </table:table-cell>
        </table:table-row>
        <table:table-row table:style-name="ro3">
          <table:table-cell table:style-name="ce235" office:value-type="float" office:value="324" calcext:value-type="float">
            <text:p>324</text:p>
          </table:table-cell>
          <table:table-cell table:style-name="ce235" office:value-type="float" office:value="5040000" calcext:value-type="float">
            <text:p>5040000</text:p>
          </table:table-cell>
          <table:table-cell table:style-name="ce235" office:value-type="string" calcext:value-type="string">
            <text:p>Autres titres conférant un droit de propriété</text:p>
          </table:table-cell>
        </table:table-row>
        <table:table-row table:style-name="ro3">
          <table:table-cell table:style-name="ce235" office:value-type="float" office:value="325" calcext:value-type="float">
            <text:p>325</text:p>
          </table:table-cell>
          <table:table-cell table:style-name="ce235" office:value-type="float" office:value="5050000" calcext:value-type="float">
            <text:p>5050000</text:p>
          </table:table-cell>
          <table:table-cell table:style-name="ce235" office:value-type="string" calcext:value-type="string">
            <text:p>Obligations/Bons émis par la société et rachetés</text:p>
          </table:table-cell>
        </table:table-row>
        <table:table-row table:style-name="ro3">
          <table:table-cell table:style-name="ce235" office:value-type="float" office:value="326" calcext:value-type="float">
            <text:p>326</text:p>
          </table:table-cell>
          <table:table-cell table:style-name="ce235" office:value-type="float" office:value="5060000" calcext:value-type="float">
            <text:p>5060000</text:p>
          </table:table-cell>
          <table:table-cell table:style-name="ce235" office:value-type="string" calcext:value-type="string">
            <text:p>Obligations</text:p>
          </table:table-cell>
        </table:table-row>
        <table:table-row table:style-name="ro3">
          <table:table-cell table:style-name="ce235" office:value-type="float" office:value="327" calcext:value-type="float">
            <text:p>327</text:p>
          </table:table-cell>
          <table:table-cell table:style-name="ce235" office:value-type="float" office:value="5061000" calcext:value-type="float">
            <text:p>5061000</text:p>
          </table:table-cell>
          <table:table-cell table:style-name="ce235" office:value-type="string" calcext:value-type="string">
            <text:p>Obligations : Titres cotés</text:p>
          </table:table-cell>
        </table:table-row>
        <table:table-row table:style-name="ro3">
          <table:table-cell table:style-name="ce235" office:value-type="float" office:value="328" calcext:value-type="float">
            <text:p>328</text:p>
          </table:table-cell>
          <table:table-cell table:style-name="ce235" office:value-type="float" office:value="5065000" calcext:value-type="float">
            <text:p>5065000</text:p>
          </table:table-cell>
          <table:table-cell table:style-name="ce235" office:value-type="string" calcext:value-type="string">
            <text:p>Obligations : Titres non cotés</text:p>
          </table:table-cell>
        </table:table-row>
        <table:table-row table:style-name="ro3">
          <table:table-cell table:style-name="ce235" office:value-type="float" office:value="329" calcext:value-type="float">
            <text:p>329</text:p>
          </table:table-cell>
          <table:table-cell table:style-name="ce235" office:value-type="float" office:value="5070000" calcext:value-type="float">
            <text:p>5070000</text:p>
          </table:table-cell>
          <table:table-cell table:style-name="ce235" office:value-type="string" calcext:value-type="string">
            <text:p>Bons du Trésor et bons de caisse à court terme</text:p>
          </table:table-cell>
        </table:table-row>
        <table:table-row table:style-name="ro3">
          <table:table-cell table:style-name="ce235" office:value-type="float" office:value="330" calcext:value-type="float">
            <text:p>330</text:p>
          </table:table-cell>
          <table:table-cell table:style-name="ce235" office:value-type="float" office:value="5080000" calcext:value-type="float">
            <text:p>5080000</text:p>
          </table:table-cell>
          <table:table-cell table:style-name="ce235" office:value-type="string" calcext:value-type="string">
            <text:p>Autres valeurs mobilières et créances assimilées</text:p>
          </table:table-cell>
        </table:table-row>
        <table:table-row table:style-name="ro3">
          <table:table-cell table:style-name="ce235" office:value-type="float" office:value="331" calcext:value-type="float">
            <text:p>331</text:p>
          </table:table-cell>
          <table:table-cell table:style-name="ce235" office:value-type="float" office:value="5090000" calcext:value-type="float">
            <text:p>5090000</text:p>
          </table:table-cell>
          <table:table-cell table:style-name="ce235" office:value-type="string" calcext:value-type="string">
            <text:p>Versements restant à effectuer s/valeurs non libé.</text:p>
          </table:table-cell>
        </table:table-row>
        <table:table-row table:style-name="ro3">
          <table:table-cell table:style-name="ce235" office:value-type="float" office:value="332" calcext:value-type="float">
            <text:p>332</text:p>
          </table:table-cell>
          <table:table-cell table:style-name="ce235" office:value-type="float" office:value="5110000" calcext:value-type="float">
            <text:p>5110000</text:p>
          </table:table-cell>
          <table:table-cell table:style-name="ce235" office:value-type="string" calcext:value-type="string">
            <text:p>Valeurs à l'encaissement</text:p>
          </table:table-cell>
        </table:table-row>
        <table:table-row table:style-name="ro3">
          <table:table-cell table:style-name="ce235" office:value-type="float" office:value="333" calcext:value-type="float">
            <text:p>333</text:p>
          </table:table-cell>
          <table:table-cell table:style-name="ce235" office:value-type="float" office:value="5120000" calcext:value-type="float">
            <text:p>5120000</text:p>
          </table:table-cell>
          <table:table-cell table:style-name="ce235" office:value-type="string" calcext:value-type="string">
            <text:p>Banques</text:p>
          </table:table-cell>
        </table:table-row>
        <table:table-row table:style-name="ro3">
          <table:table-cell table:style-name="ce235" office:value-type="float" office:value="334" calcext:value-type="float">
            <text:p>334</text:p>
          </table:table-cell>
          <table:table-cell table:style-name="ce235" office:value-type="float" office:value="5140000" calcext:value-type="float">
            <text:p>5140000</text:p>
          </table:table-cell>
          <table:table-cell table:style-name="ce235" office:value-type="string" calcext:value-type="string">
            <text:p>Chèques postaux</text:p>
          </table:table-cell>
        </table:table-row>
        <table:table-row table:style-name="ro3">
          <table:table-cell table:style-name="ce235" office:value-type="float" office:value="335" calcext:value-type="float">
            <text:p>335</text:p>
          </table:table-cell>
          <table:table-cell table:style-name="ce235" office:value-type="float" office:value="5150000" calcext:value-type="float">
            <text:p>5150000</text:p>
          </table:table-cell>
          <table:table-cell table:style-name="ce235" office:value-type="string" calcext:value-type="string">
            <text:p>Caisses du Trésor et des établissements publics</text:p>
          </table:table-cell>
        </table:table-row>
        <table:table-row table:style-name="ro3">
          <table:table-cell table:style-name="ce235" office:value-type="float" office:value="336" calcext:value-type="float">
            <text:p>336</text:p>
          </table:table-cell>
          <table:table-cell table:style-name="ce235" office:value-type="float" office:value="5160000" calcext:value-type="float">
            <text:p>5160000</text:p>
          </table:table-cell>
          <table:table-cell table:style-name="ce235" office:value-type="string" calcext:value-type="string">
            <text:p>Agents de change</text:p>
          </table:table-cell>
        </table:table-row>
        <table:table-row table:style-name="ro3">
          <table:table-cell table:style-name="ce235" office:value-type="float" office:value="337" calcext:value-type="float">
            <text:p>337</text:p>
          </table:table-cell>
          <table:table-cell table:style-name="ce235" office:value-type="float" office:value="5170000" calcext:value-type="float">
            <text:p>5170000</text:p>
          </table:table-cell>
          <table:table-cell table:style-name="ce235" office:value-type="string" calcext:value-type="string">
            <text:p>Autres organismes financiers</text:p>
          </table:table-cell>
        </table:table-row>
        <table:table-row table:style-name="ro3">
          <table:table-cell table:style-name="ce235" office:value-type="float" office:value="338" calcext:value-type="float">
            <text:p>338</text:p>
          </table:table-cell>
          <table:table-cell table:style-name="ce235" office:value-type="float" office:value="5186000" calcext:value-type="float">
            <text:p>5186000</text:p>
          </table:table-cell>
          <table:table-cell table:style-name="ce235" office:value-type="string" calcext:value-type="string">
            <text:p>Intérêts courus à payer</text:p>
          </table:table-cell>
        </table:table-row>
        <table:table-row table:style-name="ro3">
          <table:table-cell table:style-name="ce235" office:value-type="float" office:value="339" calcext:value-type="float">
            <text:p>339</text:p>
          </table:table-cell>
          <table:table-cell table:style-name="ce235" office:value-type="float" office:value="5187000" calcext:value-type="float">
            <text:p>5187000</text:p>
          </table:table-cell>
          <table:table-cell table:style-name="ce235" office:value-type="string" calcext:value-type="string">
            <text:p>Intérêts courus à recevoir</text:p>
          </table:table-cell>
        </table:table-row>
        <table:table-row table:style-name="ro3">
          <table:table-cell table:style-name="ce235" office:value-type="float" office:value="340" calcext:value-type="float">
            <text:p>340</text:p>
          </table:table-cell>
          <table:table-cell table:style-name="ce235" office:value-type="float" office:value="5198000" calcext:value-type="float">
            <text:p>5198000</text:p>
          </table:table-cell>
          <table:table-cell table:style-name="ce235" office:value-type="string" calcext:value-type="string">
            <text:p>Intérêts courus sur concours bancaires courants</text:p>
          </table:table-cell>
        </table:table-row>
        <table:table-row table:style-name="ro3">
          <table:table-cell table:style-name="ce235" office:value-type="float" office:value="341" calcext:value-type="float">
            <text:p>341</text:p>
          </table:table-cell>
          <table:table-cell table:style-name="ce235" office:value-type="float" office:value="5300000" calcext:value-type="float">
            <text:p>5300000</text:p>
          </table:table-cell>
          <table:table-cell table:style-name="ce235" office:value-type="string" calcext:value-type="string">
            <text:p>Caisse</text:p>
          </table:table-cell>
        </table:table-row>
        <table:table-row table:style-name="ro3">
          <table:table-cell table:style-name="ce235" office:value-type="float" office:value="342" calcext:value-type="float">
            <text:p>342</text:p>
          </table:table-cell>
          <table:table-cell table:style-name="ce235" office:value-type="float" office:value="5800000" calcext:value-type="float">
            <text:p>5800000</text:p>
          </table:table-cell>
          <table:table-cell table:style-name="ce235" office:value-type="string" calcext:value-type="string">
            <text:p>Virements internes</text:p>
          </table:table-cell>
        </table:table-row>
        <table:table-row table:style-name="ro3">
          <table:table-cell table:style-name="ce235" office:value-type="float" office:value="343" calcext:value-type="float">
            <text:p>343</text:p>
          </table:table-cell>
          <table:table-cell table:style-name="ce235" office:value-type="float" office:value="5900000" calcext:value-type="float">
            <text:p>5900000</text:p>
          </table:table-cell>
          <table:table-cell table:style-name="ce235" office:value-type="string" calcext:value-type="string">
            <text:p>Provis. pour dépréc. valeurs mobilières placement</text:p>
          </table:table-cell>
        </table:table-row>
        <table:table-row table:style-name="ro3">
          <table:table-cell table:style-name="ce236" office:value-type="float" office:value="344" calcext:value-type="float">
            <text:p>344</text:p>
          </table:table-cell>
          <table:table-cell table:style-name="ce236" office:value-type="float" office:value="6010000" calcext:value-type="float">
            <text:p>6010000</text:p>
          </table:table-cell>
          <table:table-cell table:style-name="ce236" office:value-type="string" calcext:value-type="string">
            <text:p>Achats stockés - Matières premières TVA 1</text:p>
          </table:table-cell>
        </table:table-row>
        <table:table-row table:style-name="ro3">
          <table:table-cell table:style-name="ce236" office:value-type="float" office:value="345" calcext:value-type="float">
            <text:p>345</text:p>
          </table:table-cell>
          <table:table-cell table:style-name="ce236" office:value-type="float" office:value="6010002" calcext:value-type="float">
            <text:p>6010002</text:p>
          </table:table-cell>
          <table:table-cell table:style-name="ce236" office:value-type="string" calcext:value-type="string">
            <text:p>Achats stockés - Matières premières TVA 2</text:p>
          </table:table-cell>
        </table:table-row>
        <table:table-row table:style-name="ro3">
          <table:table-cell table:style-name="ce236" office:value-type="float" office:value="346" calcext:value-type="float">
            <text:p>346</text:p>
          </table:table-cell>
          <table:table-cell table:style-name="ce236" office:value-type="float" office:value="6010003" calcext:value-type="float">
            <text:p>6010003</text:p>
          </table:table-cell>
          <table:table-cell table:style-name="ce236" office:value-type="string" calcext:value-type="string">
            <text:p>Achats stockés - Matières premières TVA 3</text:p>
          </table:table-cell>
        </table:table-row>
        <table:table-row table:style-name="ro3">
          <table:table-cell table:style-name="ce236" office:value-type="float" office:value="347" calcext:value-type="float">
            <text:p>347</text:p>
          </table:table-cell>
          <table:table-cell table:style-name="ce236" office:value-type="float" office:value="6010100" calcext:value-type="float">
            <text:p>6010100</text:p>
          </table:table-cell>
          <table:table-cell table:style-name="ce236" office:value-type="string" calcext:value-type="string">
            <text:p>Achats stockés - Matières premières exonérés</text:p>
          </table:table-cell>
        </table:table-row>
        <table:table-row table:style-name="ro3">
          <table:table-cell table:style-name="ce236" office:value-type="float" office:value="348" calcext:value-type="float">
            <text:p>348</text:p>
          </table:table-cell>
          <table:table-cell table:style-name="ce236" office:value-type="float" office:value="6010200" calcext:value-type="float">
            <text:p>6010200</text:p>
          </table:table-cell>
          <table:table-cell table:style-name="ce236" office:value-type="string" calcext:value-type="string">
            <text:p>Achats stockés - Matières premières UE TVA 1</text:p>
          </table:table-cell>
        </table:table-row>
        <table:table-row table:style-name="ro3">
          <table:table-cell table:style-name="ce236" office:value-type="float" office:value="349" calcext:value-type="float">
            <text:p>349</text:p>
          </table:table-cell>
          <table:table-cell table:style-name="ce236" office:value-type="float" office:value="6010202" calcext:value-type="float">
            <text:p>6010202</text:p>
          </table:table-cell>
          <table:table-cell table:style-name="ce236" office:value-type="string" calcext:value-type="string">
            <text:p>Achats stockés - Matières premières UE TVA 2</text:p>
          </table:table-cell>
        </table:table-row>
        <table:table-row table:style-name="ro3">
          <table:table-cell table:style-name="ce236" office:value-type="float" office:value="350" calcext:value-type="float">
            <text:p>350</text:p>
          </table:table-cell>
          <table:table-cell table:style-name="ce236" office:value-type="float" office:value="6010203" calcext:value-type="float">
            <text:p>6010203</text:p>
          </table:table-cell>
          <table:table-cell table:style-name="ce236" office:value-type="string" calcext:value-type="string">
            <text:p>Achats stockés - Matières premières UE TVA 3</text:p>
          </table:table-cell>
        </table:table-row>
        <table:table-row table:style-name="ro3">
          <table:table-cell table:style-name="ce236" office:value-type="float" office:value="351" calcext:value-type="float">
            <text:p>351</text:p>
          </table:table-cell>
          <table:table-cell table:style-name="ce236" office:value-type="float" office:value="6020000" calcext:value-type="float">
            <text:p>6020000</text:p>
          </table:table-cell>
          <table:table-cell table:style-name="ce236" office:value-type="string" calcext:value-type="string">
            <text:p>Achats stockés - Autres approvisionnements</text:p>
          </table:table-cell>
        </table:table-row>
        <table:table-row table:style-name="ro3">
          <table:table-cell table:style-name="ce236" office:value-type="float" office:value="352" calcext:value-type="float">
            <text:p>352</text:p>
          </table:table-cell>
          <table:table-cell table:style-name="ce236" office:value-type="float" office:value="6021000" calcext:value-type="float">
            <text:p>6021000</text:p>
          </table:table-cell>
          <table:table-cell table:style-name="ce236" office:value-type="string" calcext:value-type="string">
            <text:p>Achats stockés - Matières consommables</text:p>
          </table:table-cell>
        </table:table-row>
        <table:table-row table:style-name="ro3">
          <table:table-cell table:style-name="ce236" office:value-type="float" office:value="353" calcext:value-type="float">
            <text:p>353</text:p>
          </table:table-cell>
          <table:table-cell table:style-name="ce236" office:value-type="float" office:value="6022000" calcext:value-type="float">
            <text:p>6022000</text:p>
          </table:table-cell>
          <table:table-cell table:style-name="ce236" office:value-type="string" calcext:value-type="string">
            <text:p>Achats stockés - Fournitures consommables</text:p>
          </table:table-cell>
        </table:table-row>
        <table:table-row table:style-name="ro3">
          <table:table-cell table:style-name="ce236" office:value-type="float" office:value="354" calcext:value-type="float">
            <text:p>354</text:p>
          </table:table-cell>
          <table:table-cell table:style-name="ce236" office:value-type="float" office:value="6022100" calcext:value-type="float">
            <text:p>6022100</text:p>
          </table:table-cell>
          <table:table-cell table:style-name="ce236" office:value-type="string" calcext:value-type="string">
            <text:p>Achats stockés - Combustibles</text:p>
          </table:table-cell>
        </table:table-row>
        <table:table-row table:style-name="ro3">
          <table:table-cell table:style-name="ce236" office:value-type="float" office:value="355" calcext:value-type="float">
            <text:p>355</text:p>
          </table:table-cell>
          <table:table-cell table:style-name="ce236" office:value-type="float" office:value="6022200" calcext:value-type="float">
            <text:p>6022200</text:p>
          </table:table-cell>
          <table:table-cell table:style-name="ce236" office:value-type="string" calcext:value-type="string">
            <text:p>Achats stockés - Produits d'entretien</text:p>
          </table:table-cell>
        </table:table-row>
        <table:table-row table:style-name="ro3">
          <table:table-cell table:style-name="ce236" office:value-type="float" office:value="356" calcext:value-type="float">
            <text:p>356</text:p>
          </table:table-cell>
          <table:table-cell table:style-name="ce236" office:value-type="float" office:value="6022300" calcext:value-type="float">
            <text:p>6022300</text:p>
          </table:table-cell>
          <table:table-cell table:style-name="ce236" office:value-type="string" calcext:value-type="string">
            <text:p>Achats stockés - Fournitures d'atelier et d'usine</text:p>
          </table:table-cell>
        </table:table-row>
        <table:table-row table:style-name="ro3">
          <table:table-cell table:style-name="ce236" office:value-type="float" office:value="357" calcext:value-type="float">
            <text:p>357</text:p>
          </table:table-cell>
          <table:table-cell table:style-name="ce236" office:value-type="float" office:value="6022400" calcext:value-type="float">
            <text:p>6022400</text:p>
          </table:table-cell>
          <table:table-cell table:style-name="ce236" office:value-type="string" calcext:value-type="string">
            <text:p>Achats stockés - Fournitures de magasin</text:p>
          </table:table-cell>
        </table:table-row>
        <table:table-row table:style-name="ro3">
          <table:table-cell table:style-name="ce236" office:value-type="float" office:value="358" calcext:value-type="float">
            <text:p>358</text:p>
          </table:table-cell>
          <table:table-cell table:style-name="ce236" office:value-type="float" office:value="6022500" calcext:value-type="float">
            <text:p>6022500</text:p>
          </table:table-cell>
          <table:table-cell table:style-name="ce236" office:value-type="string" calcext:value-type="string">
            <text:p>Achats stockés - Fournitures de bureau</text:p>
          </table:table-cell>
        </table:table-row>
        <table:table-row table:style-name="ro3">
          <table:table-cell table:style-name="ce236" office:value-type="float" office:value="359" calcext:value-type="float">
            <text:p>359</text:p>
          </table:table-cell>
          <table:table-cell table:style-name="ce236" office:value-type="float" office:value="6026000" calcext:value-type="float">
            <text:p>6026000</text:p>
          </table:table-cell>
          <table:table-cell table:style-name="ce236" office:value-type="string" calcext:value-type="string">
            <text:p>Achats stockés - Emballages</text:p>
          </table:table-cell>
        </table:table-row>
        <table:table-row table:style-name="ro3">
          <table:table-cell table:style-name="ce236" office:value-type="float" office:value="360" calcext:value-type="float">
            <text:p>360</text:p>
          </table:table-cell>
          <table:table-cell table:style-name="ce236" office:value-type="float" office:value="6026100" calcext:value-type="float">
            <text:p>6026100</text:p>
          </table:table-cell>
          <table:table-cell table:style-name="ce236" office:value-type="string" calcext:value-type="string">
            <text:p>Achats stockés - Emballages perdus</text:p>
          </table:table-cell>
        </table:table-row>
        <table:table-row table:style-name="ro3">
          <table:table-cell table:style-name="ce236" office:value-type="float" office:value="361" calcext:value-type="float">
            <text:p>361</text:p>
          </table:table-cell>
          <table:table-cell table:style-name="ce236" office:value-type="float" office:value="6026500" calcext:value-type="float">
            <text:p>6026500</text:p>
          </table:table-cell>
          <table:table-cell table:style-name="ce236" office:value-type="string" calcext:value-type="string">
            <text:p>Achats stockés - Emball. récupérables non identif.</text:p>
          </table:table-cell>
        </table:table-row>
        <table:table-row table:style-name="ro3">
          <table:table-cell table:style-name="ce236" office:value-type="float" office:value="362" calcext:value-type="float">
            <text:p>362</text:p>
          </table:table-cell>
          <table:table-cell table:style-name="ce236" office:value-type="float" office:value="6026700" calcext:value-type="float">
            <text:p>6026700</text:p>
          </table:table-cell>
          <table:table-cell table:style-name="ce236" office:value-type="string" calcext:value-type="string">
            <text:p>Achats stockés - Emballages à usage mixte</text:p>
          </table:table-cell>
        </table:table-row>
        <table:table-row table:style-name="ro3">
          <table:table-cell table:style-name="ce236" office:value-type="float" office:value="363" calcext:value-type="float">
            <text:p>363</text:p>
          </table:table-cell>
          <table:table-cell table:style-name="ce236" office:value-type="float" office:value="6031000" calcext:value-type="float">
            <text:p>6031000</text:p>
          </table:table-cell>
          <table:table-cell table:style-name="ce236" office:value-type="string" calcext:value-type="string">
            <text:p>Variation des stocks de matières premières</text:p>
          </table:table-cell>
        </table:table-row>
        <table:table-row table:style-name="ro3">
          <table:table-cell table:style-name="ce236" office:value-type="float" office:value="364" calcext:value-type="float">
            <text:p>364</text:p>
          </table:table-cell>
          <table:table-cell table:style-name="ce236" office:value-type="float" office:value="6032000" calcext:value-type="float">
            <text:p>6032000</text:p>
          </table:table-cell>
          <table:table-cell table:style-name="ce236" office:value-type="string" calcext:value-type="string">
            <text:p>Variation des stocks des autres approvisionnements</text:p>
          </table:table-cell>
        </table:table-row>
        <table:table-row table:style-name="ro3">
          <table:table-cell table:style-name="ce236" office:value-type="float" office:value="365" calcext:value-type="float">
            <text:p>365</text:p>
          </table:table-cell>
          <table:table-cell table:style-name="ce236" office:value-type="float" office:value="6037000" calcext:value-type="float">
            <text:p>6037000</text:p>
          </table:table-cell>
          <table:table-cell table:style-name="ce236" office:value-type="string" calcext:value-type="string">
            <text:p>Variation des stocks de marchandises</text:p>
          </table:table-cell>
        </table:table-row>
        <table:table-row table:style-name="ro3">
          <table:table-cell table:style-name="ce236" office:value-type="float" office:value="366" calcext:value-type="float">
            <text:p>366</text:p>
          </table:table-cell>
          <table:table-cell table:style-name="ce236" office:value-type="float" office:value="6040000" calcext:value-type="float">
            <text:p>6040000</text:p>
          </table:table-cell>
          <table:table-cell table:style-name="ce236" office:value-type="string" calcext:value-type="string">
            <text:p>Achats études et prestations de services TVA 1</text:p>
          </table:table-cell>
        </table:table-row>
        <table:table-row table:style-name="ro3">
          <table:table-cell table:style-name="ce236" office:value-type="float" office:value="367" calcext:value-type="float">
            <text:p>367</text:p>
          </table:table-cell>
          <table:table-cell table:style-name="ce236" office:value-type="float" office:value="6040002" calcext:value-type="float">
            <text:p>6040002</text:p>
          </table:table-cell>
          <table:table-cell table:style-name="ce236" office:value-type="string" calcext:value-type="string">
            <text:p>Achats études et prestations de services TVA 2</text:p>
          </table:table-cell>
        </table:table-row>
        <table:table-row table:style-name="ro3">
          <table:table-cell table:style-name="ce236" office:value-type="float" office:value="368" calcext:value-type="float">
            <text:p>368</text:p>
          </table:table-cell>
          <table:table-cell table:style-name="ce236" office:value-type="float" office:value="6040003" calcext:value-type="float">
            <text:p>6040003</text:p>
          </table:table-cell>
          <table:table-cell table:style-name="ce236" office:value-type="string" calcext:value-type="string">
            <text:p>Achats études et prestations de services TVA 3</text:p>
          </table:table-cell>
        </table:table-row>
        <table:table-row table:style-name="ro3">
          <table:table-cell table:style-name="ce236" office:value-type="float" office:value="369" calcext:value-type="float">
            <text:p>369</text:p>
          </table:table-cell>
          <table:table-cell table:style-name="ce236" office:value-type="float" office:value="6040100" calcext:value-type="float">
            <text:p>6040100</text:p>
          </table:table-cell>
          <table:table-cell table:style-name="ce236" office:value-type="string" calcext:value-type="string">
            <text:p>Achats études et prestations de services exonérés</text:p>
          </table:table-cell>
        </table:table-row>
        <table:table-row table:style-name="ro3">
          <table:table-cell table:style-name="ce236" office:value-type="float" office:value="370" calcext:value-type="float">
            <text:p>370</text:p>
          </table:table-cell>
          <table:table-cell table:style-name="ce236" office:value-type="float" office:value="6040200" calcext:value-type="float">
            <text:p>6040200</text:p>
          </table:table-cell>
          <table:table-cell table:style-name="ce236" office:value-type="string" calcext:value-type="string">
            <text:p>Achats études et prestations de services UE TVA 1</text:p>
          </table:table-cell>
        </table:table-row>
        <table:table-row table:style-name="ro3">
          <table:table-cell table:style-name="ce236" office:value-type="float" office:value="371" calcext:value-type="float">
            <text:p>371</text:p>
          </table:table-cell>
          <table:table-cell table:style-name="ce236" office:value-type="float" office:value="6040202" calcext:value-type="float">
            <text:p>6040202</text:p>
          </table:table-cell>
          <table:table-cell table:style-name="ce236" office:value-type="string" calcext:value-type="string">
            <text:p>Achats études et prestations de services UE TVA 2</text:p>
          </table:table-cell>
        </table:table-row>
        <table:table-row table:style-name="ro3">
          <table:table-cell table:style-name="ce236" office:value-type="float" office:value="372" calcext:value-type="float">
            <text:p>372</text:p>
          </table:table-cell>
          <table:table-cell table:style-name="ce236" office:value-type="float" office:value="6040203" calcext:value-type="float">
            <text:p>6040203</text:p>
          </table:table-cell>
          <table:table-cell table:style-name="ce236" office:value-type="string" calcext:value-type="string">
            <text:p>Achats études et prestations de services UE TVA 3</text:p>
          </table:table-cell>
        </table:table-row>
        <table:table-row table:style-name="ro3">
          <table:table-cell table:style-name="ce236" office:value-type="float" office:value="373" calcext:value-type="float">
            <text:p>373</text:p>
          </table:table-cell>
          <table:table-cell table:style-name="ce236" office:value-type="float" office:value="6050000" calcext:value-type="float">
            <text:p>6050000</text:p>
          </table:table-cell>
          <table:table-cell table:style-name="ce236" office:value-type="string" calcext:value-type="string">
            <text:p>Achats matériels, équipements et travaux TVA 1</text:p>
          </table:table-cell>
        </table:table-row>
        <table:table-row table:style-name="ro3">
          <table:table-cell table:style-name="ce236" office:value-type="float" office:value="374" calcext:value-type="float">
            <text:p>374</text:p>
          </table:table-cell>
          <table:table-cell table:style-name="ce236" office:value-type="float" office:value="6050002" calcext:value-type="float">
            <text:p>6050002</text:p>
          </table:table-cell>
          <table:table-cell table:style-name="ce236" office:value-type="string" calcext:value-type="string">
            <text:p>Achats matériels, équipements et travaux TVA 2</text:p>
          </table:table-cell>
        </table:table-row>
        <table:table-row table:style-name="ro3">
          <table:table-cell table:style-name="ce236" office:value-type="float" office:value="375" calcext:value-type="float">
            <text:p>375</text:p>
          </table:table-cell>
          <table:table-cell table:style-name="ce236" office:value-type="float" office:value="6050003" calcext:value-type="float">
            <text:p>6050003</text:p>
          </table:table-cell>
          <table:table-cell table:style-name="ce236" office:value-type="string" calcext:value-type="string">
            <text:p>Achats matériels, équipements et travaux TVA 3</text:p>
          </table:table-cell>
        </table:table-row>
        <table:table-row table:style-name="ro3">
          <table:table-cell table:style-name="ce236" office:value-type="float" office:value="376" calcext:value-type="float">
            <text:p>376</text:p>
          </table:table-cell>
          <table:table-cell table:style-name="ce236" office:value-type="float" office:value="6050100" calcext:value-type="float">
            <text:p>6050100</text:p>
          </table:table-cell>
          <table:table-cell table:style-name="ce236" office:value-type="string" calcext:value-type="string">
            <text:p>Achats matériels, équipements et travaux exonérés</text:p>
          </table:table-cell>
        </table:table-row>
        <table:table-row table:style-name="ro3">
          <table:table-cell table:style-name="ce236" office:value-type="float" office:value="377" calcext:value-type="float">
            <text:p>377</text:p>
          </table:table-cell>
          <table:table-cell table:style-name="ce236" office:value-type="float" office:value="6050200" calcext:value-type="float">
            <text:p>6050200</text:p>
          </table:table-cell>
          <table:table-cell table:style-name="ce236" office:value-type="string" calcext:value-type="string">
            <text:p>Achats matériels, équipements et travaux UE TVA 1</text:p>
          </table:table-cell>
        </table:table-row>
        <table:table-row table:style-name="ro3">
          <table:table-cell table:style-name="ce236" office:value-type="float" office:value="378" calcext:value-type="float">
            <text:p>378</text:p>
          </table:table-cell>
          <table:table-cell table:style-name="ce236" office:value-type="float" office:value="6050202" calcext:value-type="float">
            <text:p>6050202</text:p>
          </table:table-cell>
          <table:table-cell table:style-name="ce236" office:value-type="string" calcext:value-type="string">
            <text:p>Achats matériels, équipements et travaux UE TVA 2</text:p>
          </table:table-cell>
        </table:table-row>
        <table:table-row table:style-name="ro3">
          <table:table-cell table:style-name="ce236" office:value-type="float" office:value="379" calcext:value-type="float">
            <text:p>379</text:p>
          </table:table-cell>
          <table:table-cell table:style-name="ce236" office:value-type="float" office:value="6050203" calcext:value-type="float">
            <text:p>6050203</text:p>
          </table:table-cell>
          <table:table-cell table:style-name="ce236" office:value-type="string" calcext:value-type="string">
            <text:p>Achats matériels, équipements et travaux UE TVA 3</text:p>
          </table:table-cell>
        </table:table-row>
        <table:table-row table:style-name="ro3">
          <table:table-cell table:style-name="ce236" office:value-type="float" office:value="380" calcext:value-type="float">
            <text:p>380</text:p>
          </table:table-cell>
          <table:table-cell table:style-name="ce236" office:value-type="float" office:value="6060000" calcext:value-type="float">
            <text:p>6060000</text:p>
          </table:table-cell>
          <table:table-cell table:style-name="ce236" office:value-type="string" calcext:value-type="string">
            <text:p>Achats non stockés matières, fournitures TVA 1</text:p>
          </table:table-cell>
        </table:table-row>
        <table:table-row table:style-name="ro3">
          <table:table-cell table:style-name="ce236" office:value-type="float" office:value="381" calcext:value-type="float">
            <text:p>381</text:p>
          </table:table-cell>
          <table:table-cell table:style-name="ce236" office:value-type="float" office:value="6060002" calcext:value-type="float">
            <text:p>6060002</text:p>
          </table:table-cell>
          <table:table-cell table:style-name="ce236" office:value-type="string" calcext:value-type="string">
            <text:p>Achats non stockés matières, fournitures TVA 2</text:p>
          </table:table-cell>
        </table:table-row>
        <table:table-row table:style-name="ro3">
          <table:table-cell table:style-name="ce236" office:value-type="float" office:value="382" calcext:value-type="float">
            <text:p>382</text:p>
          </table:table-cell>
          <table:table-cell table:style-name="ce236" office:value-type="float" office:value="6060003" calcext:value-type="float">
            <text:p>6060003</text:p>
          </table:table-cell>
          <table:table-cell table:style-name="ce236" office:value-type="string" calcext:value-type="string">
            <text:p>Achats non stockés matières, fournitures TVA 3</text:p>
          </table:table-cell>
        </table:table-row>
        <table:table-row table:style-name="ro3">
          <table:table-cell table:style-name="ce236" office:value-type="float" office:value="383" calcext:value-type="float">
            <text:p>383</text:p>
          </table:table-cell>
          <table:table-cell table:style-name="ce236" office:value-type="float" office:value="6060100" calcext:value-type="float">
            <text:p>6060100</text:p>
          </table:table-cell>
          <table:table-cell table:style-name="ce236" office:value-type="string" calcext:value-type="string">
            <text:p>Achats non stockés matières, fournitures exonérés</text:p>
          </table:table-cell>
        </table:table-row>
        <table:table-row table:style-name="ro3">
          <table:table-cell table:style-name="ce236" office:value-type="float" office:value="384" calcext:value-type="float">
            <text:p>384</text:p>
          </table:table-cell>
          <table:table-cell table:style-name="ce236" office:value-type="float" office:value="6060200" calcext:value-type="float">
            <text:p>6060200</text:p>
          </table:table-cell>
          <table:table-cell table:style-name="ce236" office:value-type="string" calcext:value-type="string">
            <text:p>Achats non stockés matières, fournitures UE TVA 1</text:p>
          </table:table-cell>
        </table:table-row>
        <table:table-row table:style-name="ro3">
          <table:table-cell table:style-name="ce236" office:value-type="float" office:value="385" calcext:value-type="float">
            <text:p>385</text:p>
          </table:table-cell>
          <table:table-cell table:style-name="ce236" office:value-type="float" office:value="6060202" calcext:value-type="float">
            <text:p>6060202</text:p>
          </table:table-cell>
          <table:table-cell table:style-name="ce236" office:value-type="string" calcext:value-type="string">
            <text:p>Achats non stockés matières, fournitures UE TVA 2</text:p>
          </table:table-cell>
        </table:table-row>
        <table:table-row table:style-name="ro3">
          <table:table-cell table:style-name="ce236" office:value-type="float" office:value="386" calcext:value-type="float">
            <text:p>386</text:p>
          </table:table-cell>
          <table:table-cell table:style-name="ce236" office:value-type="float" office:value="6060203" calcext:value-type="float">
            <text:p>6060203</text:p>
          </table:table-cell>
          <table:table-cell table:style-name="ce236" office:value-type="string" calcext:value-type="string">
            <text:p>Achats non stockés matières, fournitures UE TVA 3</text:p>
          </table:table-cell>
        </table:table-row>
        <table:table-row table:style-name="ro3">
          <table:table-cell table:style-name="ce236" office:value-type="float" office:value="387" calcext:value-type="float">
            <text:p>387</text:p>
          </table:table-cell>
          <table:table-cell table:style-name="ce236" office:value-type="float" office:value="6061100" calcext:value-type="float">
            <text:p>6061100</text:p>
          </table:table-cell>
          <table:table-cell table:style-name="ce236" office:value-type="string" calcext:value-type="string">
            <text:p>EDF Consommations</text:p>
          </table:table-cell>
        </table:table-row>
        <table:table-row table:style-name="ro3">
          <table:table-cell table:style-name="ce236" office:value-type="float" office:value="388" calcext:value-type="float">
            <text:p>388</text:p>
          </table:table-cell>
          <table:table-cell table:style-name="ce236" office:value-type="float" office:value="6061103" calcext:value-type="float">
            <text:p>6061103</text:p>
          </table:table-cell>
          <table:table-cell table:style-name="ce236" office:value-type="string" calcext:value-type="string">
            <text:p>EDF Abonnement TVA 3</text:p>
          </table:table-cell>
        </table:table-row>
        <table:table-row table:style-name="ro3">
          <table:table-cell table:style-name="ce236" office:value-type="float" office:value="389" calcext:value-type="float">
            <text:p>389</text:p>
          </table:table-cell>
          <table:table-cell table:style-name="ce236" office:value-type="float" office:value="6061200" calcext:value-type="float">
            <text:p>6061200</text:p>
          </table:table-cell>
          <table:table-cell table:style-name="ce236" office:value-type="string" calcext:value-type="string">
            <text:p>Carburant</text:p>
          </table:table-cell>
        </table:table-row>
        <table:table-row table:style-name="ro3">
          <table:table-cell table:style-name="ce236" office:value-type="float" office:value="390" calcext:value-type="float">
            <text:p>390</text:p>
          </table:table-cell>
          <table:table-cell table:style-name="ce236" office:value-type="float" office:value="6061300" calcext:value-type="float">
            <text:p>6061300</text:p>
          </table:table-cell>
          <table:table-cell table:style-name="ce236" office:value-type="string" calcext:value-type="string">
            <text:p>Eau</text:p>
          </table:table-cell>
        </table:table-row>
        <table:table-row table:style-name="ro3">
          <table:table-cell table:style-name="ce236" office:value-type="float" office:value="391" calcext:value-type="float">
            <text:p>391</text:p>
          </table:table-cell>
          <table:table-cell table:style-name="ce236" office:value-type="float" office:value="6062000" calcext:value-type="float">
            <text:p>6062000</text:p>
          </table:table-cell>
          <table:table-cell table:style-name="ce236" office:value-type="string" calcext:value-type="string">
            <text:p>Fournitures d'entretien</text:p>
          </table:table-cell>
        </table:table-row>
        <table:table-row table:style-name="ro3">
          <table:table-cell table:style-name="ce236" office:value-type="float" office:value="392" calcext:value-type="float">
            <text:p>392</text:p>
          </table:table-cell>
          <table:table-cell table:style-name="ce236" office:value-type="float" office:value="6063000" calcext:value-type="float">
            <text:p>6063000</text:p>
          </table:table-cell>
          <table:table-cell table:style-name="ce236" office:value-type="string" calcext:value-type="string">
            <text:p>Petit matériel et outillage</text:p>
          </table:table-cell>
        </table:table-row>
        <table:table-row table:style-name="ro3">
          <table:table-cell table:style-name="ce236" office:value-type="float" office:value="393" calcext:value-type="float">
            <text:p>393</text:p>
          </table:table-cell>
          <table:table-cell table:style-name="ce236" office:value-type="float" office:value="6064000" calcext:value-type="float">
            <text:p>6064000</text:p>
          </table:table-cell>
          <table:table-cell table:style-name="ce236" office:value-type="string" calcext:value-type="string">
            <text:p>Fournitures administratives</text:p>
          </table:table-cell>
        </table:table-row>
        <table:table-row table:style-name="ro3">
          <table:table-cell table:style-name="ce236" office:value-type="float" office:value="394" calcext:value-type="float">
            <text:p>394</text:p>
          </table:table-cell>
          <table:table-cell table:style-name="ce236" office:value-type="float" office:value="6068000" calcext:value-type="float">
            <text:p>6068000</text:p>
          </table:table-cell>
          <table:table-cell table:style-name="ce236" office:value-type="string" calcext:value-type="string">
            <text:p>Autres matières, fournitures</text:p>
          </table:table-cell>
        </table:table-row>
        <table:table-row table:style-name="ro3">
          <table:table-cell table:style-name="ce236" office:value-type="float" office:value="395" calcext:value-type="float">
            <text:p>395</text:p>
          </table:table-cell>
          <table:table-cell table:style-name="ce236" office:value-type="float" office:value="6070000" calcext:value-type="float">
            <text:p>6070000</text:p>
          </table:table-cell>
          <table:table-cell table:style-name="ce236" office:value-type="string" calcext:value-type="string">
            <text:p>Achats de marchandises TVA 1</text:p>
          </table:table-cell>
        </table:table-row>
        <table:table-row table:style-name="ro3">
          <table:table-cell table:style-name="ce236" office:value-type="float" office:value="396" calcext:value-type="float">
            <text:p>396</text:p>
          </table:table-cell>
          <table:table-cell table:style-name="ce236" office:value-type="float" office:value="6070002" calcext:value-type="float">
            <text:p>6070002</text:p>
          </table:table-cell>
          <table:table-cell table:style-name="ce236" office:value-type="string" calcext:value-type="string">
            <text:p>Achats de marchandises TVA 2</text:p>
          </table:table-cell>
        </table:table-row>
        <table:table-row table:style-name="ro3">
          <table:table-cell table:style-name="ce236" office:value-type="float" office:value="397" calcext:value-type="float">
            <text:p>397</text:p>
          </table:table-cell>
          <table:table-cell table:style-name="ce236" office:value-type="float" office:value="6070003" calcext:value-type="float">
            <text:p>6070003</text:p>
          </table:table-cell>
          <table:table-cell table:style-name="ce236" office:value-type="string" calcext:value-type="string">
            <text:p>Achats de marchandises TVA 3</text:p>
          </table:table-cell>
        </table:table-row>
        <table:table-row table:style-name="ro3">
          <table:table-cell table:style-name="ce236" office:value-type="float" office:value="398" calcext:value-type="float">
            <text:p>398</text:p>
          </table:table-cell>
          <table:table-cell table:style-name="ce236" office:value-type="float" office:value="6070004" calcext:value-type="float">
            <text:p>6070004</text:p>
          </table:table-cell>
          <table:table-cell table:style-name="ce236" office:value-type="string" calcext:value-type="string">
            <text:p>Achats de marchandises TVA 4</text:p>
          </table:table-cell>
        </table:table-row>
        <table:table-row table:style-name="ro3">
          <table:table-cell table:style-name="ce236" office:value-type="float" office:value="399" calcext:value-type="float">
            <text:p>399</text:p>
          </table:table-cell>
          <table:table-cell table:style-name="ce236" office:value-type="float" office:value="6070100" calcext:value-type="float">
            <text:p>6070100</text:p>
          </table:table-cell>
          <table:table-cell table:style-name="ce236" office:value-type="string" calcext:value-type="string">
            <text:p>Achats de marchandises exonérés</text:p>
          </table:table-cell>
        </table:table-row>
        <table:table-row table:style-name="ro3">
          <table:table-cell table:style-name="ce236" office:value-type="float" office:value="400" calcext:value-type="float">
            <text:p>400</text:p>
          </table:table-cell>
          <table:table-cell table:style-name="ce236" office:value-type="float" office:value="6070200" calcext:value-type="float">
            <text:p>6070200</text:p>
          </table:table-cell>
          <table:table-cell table:style-name="ce236" office:value-type="string" calcext:value-type="string">
            <text:p>Achats de marchandises UE TVA 1</text:p>
          </table:table-cell>
        </table:table-row>
        <table:table-row table:style-name="ro3">
          <table:table-cell table:style-name="ce236" office:value-type="float" office:value="401" calcext:value-type="float">
            <text:p>401</text:p>
          </table:table-cell>
          <table:table-cell table:style-name="ce236" office:value-type="float" office:value="6070202" calcext:value-type="float">
            <text:p>6070202</text:p>
          </table:table-cell>
          <table:table-cell table:style-name="ce236" office:value-type="string" calcext:value-type="string">
            <text:p>Achats de marchandises UE TVA 2</text:p>
          </table:table-cell>
        </table:table-row>
        <table:table-row table:style-name="ro3">
          <table:table-cell table:style-name="ce236" office:value-type="float" office:value="402" calcext:value-type="float">
            <text:p>402</text:p>
          </table:table-cell>
          <table:table-cell table:style-name="ce236" office:value-type="float" office:value="6070203" calcext:value-type="float">
            <text:p>6070203</text:p>
          </table:table-cell>
          <table:table-cell table:style-name="ce236" office:value-type="string" calcext:value-type="string">
            <text:p>Achats de marchandises UE TVA 3</text:p>
          </table:table-cell>
        </table:table-row>
        <table:table-row table:style-name="ro3">
          <table:table-cell table:style-name="ce236" office:value-type="float" office:value="403" calcext:value-type="float">
            <text:p>403</text:p>
          </table:table-cell>
          <table:table-cell table:style-name="ce236" office:value-type="float" office:value="6080000" calcext:value-type="float">
            <text:p>6080000</text:p>
          </table:table-cell>
          <table:table-cell table:style-name="ce236" office:value-type="string" calcext:value-type="string">
            <text:p>Frais accessoires sur achats TVA 1</text:p>
          </table:table-cell>
        </table:table-row>
        <table:table-row table:style-name="ro3">
          <table:table-cell table:style-name="ce236" office:value-type="float" office:value="404" calcext:value-type="float">
            <text:p>404</text:p>
          </table:table-cell>
          <table:table-cell table:style-name="ce236" office:value-type="float" office:value="6080100" calcext:value-type="float">
            <text:p>6080100</text:p>
          </table:table-cell>
          <table:table-cell table:style-name="ce236" office:value-type="string" calcext:value-type="string">
            <text:p>Frais accessoires sur achats exonérés</text:p>
          </table:table-cell>
        </table:table-row>
        <table:table-row table:style-name="ro3">
          <table:table-cell table:style-name="ce236" office:value-type="float" office:value="405" calcext:value-type="float">
            <text:p>405</text:p>
          </table:table-cell>
          <table:table-cell table:style-name="ce236" office:value-type="float" office:value="6080200" calcext:value-type="float">
            <text:p>6080200</text:p>
          </table:table-cell>
          <table:table-cell table:style-name="ce236" office:value-type="string" calcext:value-type="string">
            <text:p>Frais accessoires sur achats UE TVA 1</text:p>
          </table:table-cell>
        </table:table-row>
        <table:table-row table:style-name="ro3">
          <table:table-cell table:style-name="ce236" office:value-type="float" office:value="406" calcext:value-type="float">
            <text:p>406</text:p>
          </table:table-cell>
          <table:table-cell table:style-name="ce236" office:value-type="float" office:value="6090000" calcext:value-type="float">
            <text:p>6090000</text:p>
          </table:table-cell>
          <table:table-cell table:style-name="ce236" office:value-type="string" calcext:value-type="string">
            <text:p>Rabais, remises et ristournes obtenus sur achats</text:p>
          </table:table-cell>
        </table:table-row>
        <table:table-row table:style-name="ro3">
          <table:table-cell table:style-name="ce236" office:value-type="float" office:value="407" calcext:value-type="float">
            <text:p>407</text:p>
          </table:table-cell>
          <table:table-cell table:style-name="ce236" office:value-type="float" office:value="6100000" calcext:value-type="float">
            <text:p>6100000</text:p>
          </table:table-cell>
          <table:table-cell table:style-name="ce236" office:value-type="string" calcext:value-type="string">
            <text:p>Services extérieurs</text:p>
          </table:table-cell>
        </table:table-row>
        <table:table-row table:style-name="ro3">
          <table:table-cell table:style-name="ce236" office:value-type="float" office:value="408" calcext:value-type="float">
            <text:p>408</text:p>
          </table:table-cell>
          <table:table-cell table:style-name="ce236" office:value-type="float" office:value="6110000" calcext:value-type="float">
            <text:p>6110000</text:p>
          </table:table-cell>
          <table:table-cell table:style-name="ce236" office:value-type="string" calcext:value-type="string">
            <text:p>Sous-traitance générale</text:p>
          </table:table-cell>
        </table:table-row>
        <table:table-row table:style-name="ro3">
          <table:table-cell table:style-name="ce236" office:value-type="float" office:value="409" calcext:value-type="float">
            <text:p>409</text:p>
          </table:table-cell>
          <table:table-cell table:style-name="ce236" office:value-type="float" office:value="6122000" calcext:value-type="float">
            <text:p>6122000</text:p>
          </table:table-cell>
          <table:table-cell table:style-name="ce236" office:value-type="string" calcext:value-type="string">
            <text:p>Redevances de crédit-bail mobilier</text:p>
          </table:table-cell>
        </table:table-row>
        <table:table-row table:style-name="ro3">
          <table:table-cell table:style-name="ce236" office:value-type="float" office:value="410" calcext:value-type="float">
            <text:p>410</text:p>
          </table:table-cell>
          <table:table-cell table:style-name="ce236" office:value-type="float" office:value="6125000" calcext:value-type="float">
            <text:p>6125000</text:p>
          </table:table-cell>
          <table:table-cell table:style-name="ce236" office:value-type="string" calcext:value-type="string">
            <text:p>Redevances de crédit-bail immobilier</text:p>
          </table:table-cell>
        </table:table-row>
        <table:table-row table:style-name="ro3">
          <table:table-cell table:style-name="ce236" office:value-type="float" office:value="411" calcext:value-type="float">
            <text:p>411</text:p>
          </table:table-cell>
          <table:table-cell table:style-name="ce236" office:value-type="float" office:value="6132000" calcext:value-type="float">
            <text:p>6132000</text:p>
          </table:table-cell>
          <table:table-cell table:style-name="ce236" office:value-type="string" calcext:value-type="string">
            <text:p>Locations immobilières</text:p>
          </table:table-cell>
        </table:table-row>
        <table:table-row table:style-name="ro3">
          <table:table-cell table:style-name="ce236" office:value-type="float" office:value="412" calcext:value-type="float">
            <text:p>412</text:p>
          </table:table-cell>
          <table:table-cell table:style-name="ce236" office:value-type="float" office:value="6135000" calcext:value-type="float">
            <text:p>6135000</text:p>
          </table:table-cell>
          <table:table-cell table:style-name="ce236" office:value-type="string" calcext:value-type="string">
            <text:p>Locations mobilières</text:p>
          </table:table-cell>
        </table:table-row>
        <table:table-row table:style-name="ro3">
          <table:table-cell table:style-name="ce236" office:value-type="float" office:value="413" calcext:value-type="float">
            <text:p>413</text:p>
          </table:table-cell>
          <table:table-cell table:style-name="ce236" office:value-type="float" office:value="6136000" calcext:value-type="float">
            <text:p>6136000</text:p>
          </table:table-cell>
          <table:table-cell table:style-name="ce236" office:value-type="string" calcext:value-type="string">
            <text:p>Locations : Malis sur emballages</text:p>
          </table:table-cell>
        </table:table-row>
        <table:table-row table:style-name="ro3">
          <table:table-cell table:style-name="ce236" office:value-type="float" office:value="414" calcext:value-type="float">
            <text:p>414</text:p>
          </table:table-cell>
          <table:table-cell table:style-name="ce236" office:value-type="float" office:value="6140000" calcext:value-type="float">
            <text:p>6140000</text:p>
          </table:table-cell>
          <table:table-cell table:style-name="ce236" office:value-type="string" calcext:value-type="string">
            <text:p>Charges locatives et de copropriété</text:p>
          </table:table-cell>
        </table:table-row>
        <table:table-row table:style-name="ro3">
          <table:table-cell table:style-name="ce236" office:value-type="float" office:value="415" calcext:value-type="float">
            <text:p>415</text:p>
          </table:table-cell>
          <table:table-cell table:style-name="ce236" office:value-type="float" office:value="6152000" calcext:value-type="float">
            <text:p>6152000</text:p>
          </table:table-cell>
          <table:table-cell table:style-name="ce236" office:value-type="string" calcext:value-type="string">
            <text:p>Entretien et réparations : sur biens immobiliers</text:p>
          </table:table-cell>
        </table:table-row>
        <table:table-row table:style-name="ro3">
          <table:table-cell table:style-name="ce236" office:value-type="float" office:value="416" calcext:value-type="float">
            <text:p>416</text:p>
          </table:table-cell>
          <table:table-cell table:style-name="ce236" office:value-type="float" office:value="6155000" calcext:value-type="float">
            <text:p>6155000</text:p>
          </table:table-cell>
          <table:table-cell table:style-name="ce236" office:value-type="string" calcext:value-type="string">
            <text:p>Entretien et réparations : sur biens mobiliers</text:p>
          </table:table-cell>
        </table:table-row>
        <table:table-row table:style-name="ro3">
          <table:table-cell table:style-name="ce236" office:value-type="float" office:value="417" calcext:value-type="float">
            <text:p>417</text:p>
          </table:table-cell>
          <table:table-cell table:style-name="ce236" office:value-type="float" office:value="6156000" calcext:value-type="float">
            <text:p>6156000</text:p>
          </table:table-cell>
          <table:table-cell table:style-name="ce236" office:value-type="string" calcext:value-type="string">
            <text:p>Maintenance</text:p>
          </table:table-cell>
        </table:table-row>
        <table:table-row table:style-name="ro3">
          <table:table-cell table:style-name="ce236" office:value-type="float" office:value="418" calcext:value-type="float">
            <text:p>418</text:p>
          </table:table-cell>
          <table:table-cell table:style-name="ce236" office:value-type="float" office:value="6161000" calcext:value-type="float">
            <text:p>6161000</text:p>
          </table:table-cell>
          <table:table-cell table:style-name="ce236" office:value-type="string" calcext:value-type="string">
            <text:p>Primes d'assurances : Multirisques</text:p>
          </table:table-cell>
        </table:table-row>
        <table:table-row table:style-name="ro3">
          <table:table-cell table:style-name="ce236" office:value-type="float" office:value="419" calcext:value-type="float">
            <text:p>419</text:p>
          </table:table-cell>
          <table:table-cell table:style-name="ce236" office:value-type="float" office:value="6162000" calcext:value-type="float">
            <text:p>6162000</text:p>
          </table:table-cell>
          <table:table-cell table:style-name="ce236" office:value-type="string" calcext:value-type="string">
            <text:p>Primes d'assurances : Dommage-Construction</text:p>
          </table:table-cell>
        </table:table-row>
        <table:table-row table:style-name="ro3">
          <table:table-cell table:style-name="ce236" office:value-type="float" office:value="420" calcext:value-type="float">
            <text:p>420</text:p>
          </table:table-cell>
          <table:table-cell table:style-name="ce236" office:value-type="float" office:value="6163000" calcext:value-type="float">
            <text:p>6163000</text:p>
          </table:table-cell>
          <table:table-cell table:style-name="ce236" office:value-type="string" calcext:value-type="string">
            <text:p>Assurance transport</text:p>
          </table:table-cell>
        </table:table-row>
        <table:table-row table:style-name="ro3">
          <table:table-cell table:style-name="ce236" office:value-type="float" office:value="421" calcext:value-type="float">
            <text:p>421</text:p>
          </table:table-cell>
          <table:table-cell table:style-name="ce236" office:value-type="float" office:value="6163600" calcext:value-type="float">
            <text:p>6163600</text:p>
          </table:table-cell>
          <table:table-cell table:style-name="ce236" office:value-type="string" calcext:value-type="string">
            <text:p>Assurance transport : sur achats</text:p>
          </table:table-cell>
        </table:table-row>
        <table:table-row table:style-name="ro3">
          <table:table-cell table:style-name="ce236" office:value-type="float" office:value="422" calcext:value-type="float">
            <text:p>422</text:p>
          </table:table-cell>
          <table:table-cell table:style-name="ce236" office:value-type="float" office:value="6163700" calcext:value-type="float">
            <text:p>6163700</text:p>
          </table:table-cell>
          <table:table-cell table:style-name="ce236" office:value-type="string" calcext:value-type="string">
            <text:p>Assurance transport : sur ventes</text:p>
          </table:table-cell>
        </table:table-row>
        <table:table-row table:style-name="ro3">
          <table:table-cell table:style-name="ce236" office:value-type="float" office:value="423" calcext:value-type="float">
            <text:p>423</text:p>
          </table:table-cell>
          <table:table-cell table:style-name="ce236" office:value-type="float" office:value="6163800" calcext:value-type="float">
            <text:p>6163800</text:p>
          </table:table-cell>
          <table:table-cell table:style-name="ce236" office:value-type="string" calcext:value-type="string">
            <text:p>Assurance transport : sur autres biens</text:p>
          </table:table-cell>
        </table:table-row>
        <table:table-row table:style-name="ro3">
          <table:table-cell table:style-name="ce236" office:value-type="float" office:value="424" calcext:value-type="float">
            <text:p>424</text:p>
          </table:table-cell>
          <table:table-cell table:style-name="ce236" office:value-type="float" office:value="6164000" calcext:value-type="float">
            <text:p>6164000</text:p>
          </table:table-cell>
          <table:table-cell table:style-name="ce236" office:value-type="string" calcext:value-type="string">
            <text:p>Primes d'assurances : Risques d'exploitation</text:p>
          </table:table-cell>
        </table:table-row>
        <table:table-row table:style-name="ro3">
          <table:table-cell table:style-name="ce236" office:value-type="float" office:value="425" calcext:value-type="float">
            <text:p>425</text:p>
          </table:table-cell>
          <table:table-cell table:style-name="ce236" office:value-type="float" office:value="6165000" calcext:value-type="float">
            <text:p>6165000</text:p>
          </table:table-cell>
          <table:table-cell table:style-name="ce236" office:value-type="string" calcext:value-type="string">
            <text:p>Primes d'assurances : Insolvabilité clients</text:p>
          </table:table-cell>
        </table:table-row>
        <table:table-row table:style-name="ro3">
          <table:table-cell table:style-name="ce236" office:value-type="float" office:value="426" calcext:value-type="float">
            <text:p>426</text:p>
          </table:table-cell>
          <table:table-cell table:style-name="ce236" office:value-type="float" office:value="6170000" calcext:value-type="float">
            <text:p>6170000</text:p>
          </table:table-cell>
          <table:table-cell table:style-name="ce236" office:value-type="string" calcext:value-type="string">
            <text:p>Etudes et recherches</text:p>
          </table:table-cell>
        </table:table-row>
        <table:table-row table:style-name="ro3">
          <table:table-cell table:style-name="ce236" office:value-type="float" office:value="427" calcext:value-type="float">
            <text:p>427</text:p>
          </table:table-cell>
          <table:table-cell table:style-name="ce236" office:value-type="float" office:value="6180000" calcext:value-type="float">
            <text:p>6180000</text:p>
          </table:table-cell>
          <table:table-cell table:style-name="ce236" office:value-type="string" calcext:value-type="string">
            <text:p>Divers</text:p>
          </table:table-cell>
        </table:table-row>
        <table:table-row table:style-name="ro3">
          <table:table-cell table:style-name="ce236" office:value-type="float" office:value="428" calcext:value-type="float">
            <text:p>428</text:p>
          </table:table-cell>
          <table:table-cell table:style-name="ce236" office:value-type="float" office:value="6181000" calcext:value-type="float">
            <text:p>6181000</text:p>
          </table:table-cell>
          <table:table-cell table:style-name="ce236" office:value-type="string" calcext:value-type="string">
            <text:p>Documentation générale</text:p>
          </table:table-cell>
        </table:table-row>
        <table:table-row table:style-name="ro3">
          <table:table-cell table:style-name="ce236" office:value-type="float" office:value="429" calcext:value-type="float">
            <text:p>429</text:p>
          </table:table-cell>
          <table:table-cell table:style-name="ce236" office:value-type="float" office:value="6183000" calcext:value-type="float">
            <text:p>6183000</text:p>
          </table:table-cell>
          <table:table-cell table:style-name="ce236" office:value-type="string" calcext:value-type="string">
            <text:p>Documentation technique</text:p>
          </table:table-cell>
        </table:table-row>
        <table:table-row table:style-name="ro3">
          <table:table-cell table:style-name="ce236" office:value-type="float" office:value="430" calcext:value-type="float">
            <text:p>430</text:p>
          </table:table-cell>
          <table:table-cell table:style-name="ce236" office:value-type="float" office:value="6185000" calcext:value-type="float">
            <text:p>6185000</text:p>
          </table:table-cell>
          <table:table-cell table:style-name="ce236" office:value-type="string" calcext:value-type="string">
            <text:p>Frais de colloques, séminaires, conférences</text:p>
          </table:table-cell>
        </table:table-row>
        <table:table-row table:style-name="ro3">
          <table:table-cell table:style-name="ce236" office:value-type="float" office:value="431" calcext:value-type="float">
            <text:p>431</text:p>
          </table:table-cell>
          <table:table-cell table:style-name="ce236" office:value-type="float" office:value="6190000" calcext:value-type="float">
            <text:p>6190000</text:p>
          </table:table-cell>
          <table:table-cell table:style-name="ce236" office:value-type="string" calcext:value-type="string">
            <text:p>Rabais,remises,ristournes obtenus s/services exté.</text:p>
          </table:table-cell>
        </table:table-row>
        <table:table-row table:style-name="ro3">
          <table:table-cell table:style-name="ce236" office:value-type="float" office:value="432" calcext:value-type="float">
            <text:p>432</text:p>
          </table:table-cell>
          <table:table-cell table:style-name="ce236" office:value-type="float" office:value="6210000" calcext:value-type="float">
            <text:p>6210000</text:p>
          </table:table-cell>
          <table:table-cell table:style-name="ce236" office:value-type="string" calcext:value-type="string">
            <text:p>Personnel extérieur à l'entreprise</text:p>
          </table:table-cell>
        </table:table-row>
        <table:table-row table:style-name="ro3">
          <table:table-cell table:style-name="ce236" office:value-type="float" office:value="433" calcext:value-type="float">
            <text:p>433</text:p>
          </table:table-cell>
          <table:table-cell table:style-name="ce236" office:value-type="float" office:value="6211000" calcext:value-type="float">
            <text:p>6211000</text:p>
          </table:table-cell>
          <table:table-cell table:style-name="ce236" office:value-type="string" calcext:value-type="string">
            <text:p>Personnel intérimaire</text:p>
          </table:table-cell>
        </table:table-row>
        <table:table-row table:style-name="ro3">
          <table:table-cell table:style-name="ce236" office:value-type="float" office:value="434" calcext:value-type="float">
            <text:p>434</text:p>
          </table:table-cell>
          <table:table-cell table:style-name="ce236" office:value-type="float" office:value="6214000" calcext:value-type="float">
            <text:p>6214000</text:p>
          </table:table-cell>
          <table:table-cell table:style-name="ce236" office:value-type="string" calcext:value-type="string">
            <text:p>Personnel détaché ou prêté à l'entreprise</text:p>
          </table:table-cell>
        </table:table-row>
        <table:table-row table:style-name="ro3">
          <table:table-cell table:style-name="ce236" office:value-type="float" office:value="435" calcext:value-type="float">
            <text:p>435</text:p>
          </table:table-cell>
          <table:table-cell table:style-name="ce236" office:value-type="float" office:value="6221000" calcext:value-type="float">
            <text:p>6221000</text:p>
          </table:table-cell>
          <table:table-cell table:style-name="ce236" office:value-type="string" calcext:value-type="string">
            <text:p>Commissions et courtages sur achats</text:p>
          </table:table-cell>
        </table:table-row>
        <table:table-row table:style-name="ro3">
          <table:table-cell table:style-name="ce236" office:value-type="float" office:value="436" calcext:value-type="float">
            <text:p>436</text:p>
          </table:table-cell>
          <table:table-cell table:style-name="ce236" office:value-type="float" office:value="6222000" calcext:value-type="float">
            <text:p>6222000</text:p>
          </table:table-cell>
          <table:table-cell table:style-name="ce236" office:value-type="string" calcext:value-type="string">
            <text:p>Commissions et courtages sur ventes</text:p>
          </table:table-cell>
        </table:table-row>
        <table:table-row table:style-name="ro3">
          <table:table-cell table:style-name="ce236" office:value-type="float" office:value="437" calcext:value-type="float">
            <text:p>437</text:p>
          </table:table-cell>
          <table:table-cell table:style-name="ce236" office:value-type="float" office:value="6224000" calcext:value-type="float">
            <text:p>6224000</text:p>
          </table:table-cell>
          <table:table-cell table:style-name="ce236" office:value-type="string" calcext:value-type="string">
            <text:p>Rémunérations des transitaires</text:p>
          </table:table-cell>
        </table:table-row>
        <table:table-row table:style-name="ro3">
          <table:table-cell table:style-name="ce236" office:value-type="float" office:value="438" calcext:value-type="float">
            <text:p>438</text:p>
          </table:table-cell>
          <table:table-cell table:style-name="ce236" office:value-type="float" office:value="6225000" calcext:value-type="float">
            <text:p>6225000</text:p>
          </table:table-cell>
          <table:table-cell table:style-name="ce236" office:value-type="string" calcext:value-type="string">
            <text:p>Rémunérations d'affacturage</text:p>
          </table:table-cell>
        </table:table-row>
        <table:table-row table:style-name="ro3">
          <table:table-cell table:style-name="ce236" office:value-type="float" office:value="439" calcext:value-type="float">
            <text:p>439</text:p>
          </table:table-cell>
          <table:table-cell table:style-name="ce236" office:value-type="float" office:value="6226000" calcext:value-type="float">
            <text:p>6226000</text:p>
          </table:table-cell>
          <table:table-cell table:style-name="ce236" office:value-type="string" calcext:value-type="string">
            <text:p>Honoraires</text:p>
          </table:table-cell>
        </table:table-row>
        <table:table-row table:style-name="ro3">
          <table:table-cell table:style-name="ce236" office:value-type="float" office:value="440" calcext:value-type="float">
            <text:p>440</text:p>
          </table:table-cell>
          <table:table-cell table:style-name="ce236" office:value-type="float" office:value="6227000" calcext:value-type="float">
            <text:p>6227000</text:p>
          </table:table-cell>
          <table:table-cell table:style-name="ce236" office:value-type="string" calcext:value-type="string">
            <text:p>Frais d'actes et de contentieux</text:p>
          </table:table-cell>
        </table:table-row>
        <table:table-row table:style-name="ro3">
          <table:table-cell table:style-name="ce236" office:value-type="float" office:value="441" calcext:value-type="float">
            <text:p>441</text:p>
          </table:table-cell>
          <table:table-cell table:style-name="ce236" office:value-type="float" office:value="6228000" calcext:value-type="float">
            <text:p>6228000</text:p>
          </table:table-cell>
          <table:table-cell table:style-name="ce236" office:value-type="string" calcext:value-type="string">
            <text:p>Rémunéra. d'intermédiaires et honoraires : divers</text:p>
          </table:table-cell>
        </table:table-row>
        <table:table-row table:style-name="ro3">
          <table:table-cell table:style-name="ce236" office:value-type="float" office:value="442" calcext:value-type="float">
            <text:p>442</text:p>
          </table:table-cell>
          <table:table-cell table:style-name="ce236" office:value-type="float" office:value="6230000" calcext:value-type="float">
            <text:p>6230000</text:p>
          </table:table-cell>
          <table:table-cell table:style-name="ce236" office:value-type="string" calcext:value-type="string">
            <text:p>Publicité, publications, relations publiques</text:p>
          </table:table-cell>
        </table:table-row>
        <table:table-row table:style-name="ro3">
          <table:table-cell table:style-name="ce236" office:value-type="float" office:value="443" calcext:value-type="float">
            <text:p>443</text:p>
          </table:table-cell>
          <table:table-cell table:style-name="ce236" office:value-type="float" office:value="6231000" calcext:value-type="float">
            <text:p>6231000</text:p>
          </table:table-cell>
          <table:table-cell table:style-name="ce236" office:value-type="string" calcext:value-type="string">
            <text:p>Annonces et insertions</text:p>
          </table:table-cell>
        </table:table-row>
        <table:table-row table:style-name="ro3">
          <table:table-cell table:style-name="ce236" office:value-type="float" office:value="444" calcext:value-type="float">
            <text:p>444</text:p>
          </table:table-cell>
          <table:table-cell table:style-name="ce236" office:value-type="float" office:value="6232000" calcext:value-type="float">
            <text:p>6232000</text:p>
          </table:table-cell>
          <table:table-cell table:style-name="ce236" office:value-type="string" calcext:value-type="string">
            <text:p>Echantillons</text:p>
          </table:table-cell>
        </table:table-row>
        <table:table-row table:style-name="ro3">
          <table:table-cell table:style-name="ce236" office:value-type="float" office:value="445" calcext:value-type="float">
            <text:p>445</text:p>
          </table:table-cell>
          <table:table-cell table:style-name="ce236" office:value-type="float" office:value="6233000" calcext:value-type="float">
            <text:p>6233000</text:p>
          </table:table-cell>
          <table:table-cell table:style-name="ce236" office:value-type="string" calcext:value-type="string">
            <text:p>Foires et expositions</text:p>
          </table:table-cell>
        </table:table-row>
        <table:table-row table:style-name="ro3">
          <table:table-cell table:style-name="ce236" office:value-type="float" office:value="446" calcext:value-type="float">
            <text:p>446</text:p>
          </table:table-cell>
          <table:table-cell table:style-name="ce236" office:value-type="float" office:value="6234000" calcext:value-type="float">
            <text:p>6234000</text:p>
          </table:table-cell>
          <table:table-cell table:style-name="ce236" office:value-type="string" calcext:value-type="string">
            <text:p>Cadeaux à la clientèle</text:p>
          </table:table-cell>
        </table:table-row>
        <table:table-row table:style-name="ro3">
          <table:table-cell table:style-name="ce236" office:value-type="float" office:value="447" calcext:value-type="float">
            <text:p>447</text:p>
          </table:table-cell>
          <table:table-cell table:style-name="ce236" office:value-type="float" office:value="6235000" calcext:value-type="float">
            <text:p>6235000</text:p>
          </table:table-cell>
          <table:table-cell table:style-name="ce236" office:value-type="string" calcext:value-type="string">
            <text:p>Primes</text:p>
          </table:table-cell>
        </table:table-row>
        <table:table-row table:style-name="ro3">
          <table:table-cell table:style-name="ce236" office:value-type="float" office:value="448" calcext:value-type="float">
            <text:p>448</text:p>
          </table:table-cell>
          <table:table-cell table:style-name="ce236" office:value-type="float" office:value="6236000" calcext:value-type="float">
            <text:p>6236000</text:p>
          </table:table-cell>
          <table:table-cell table:style-name="ce236" office:value-type="string" calcext:value-type="string">
            <text:p>Catalogues et imprimés</text:p>
          </table:table-cell>
        </table:table-row>
        <table:table-row table:style-name="ro3">
          <table:table-cell table:style-name="ce236" office:value-type="float" office:value="449" calcext:value-type="float">
            <text:p>449</text:p>
          </table:table-cell>
          <table:table-cell table:style-name="ce236" office:value-type="float" office:value="6237000" calcext:value-type="float">
            <text:p>6237000</text:p>
          </table:table-cell>
          <table:table-cell table:style-name="ce236" office:value-type="string" calcext:value-type="string">
            <text:p>Publications</text:p>
          </table:table-cell>
        </table:table-row>
        <table:table-row table:style-name="ro3">
          <table:table-cell table:style-name="ce236" office:value-type="float" office:value="450" calcext:value-type="float">
            <text:p>450</text:p>
          </table:table-cell>
          <table:table-cell table:style-name="ce236" office:value-type="float" office:value="6238000" calcext:value-type="float">
            <text:p>6238000</text:p>
          </table:table-cell>
          <table:table-cell table:style-name="ce236" office:value-type="string" calcext:value-type="string">
            <text:p>Divers (pourboires, dons courants...)</text:p>
          </table:table-cell>
        </table:table-row>
        <table:table-row table:style-name="ro3">
          <table:table-cell table:style-name="ce236" office:value-type="float" office:value="451" calcext:value-type="float">
            <text:p>451</text:p>
          </table:table-cell>
          <table:table-cell table:style-name="ce236" office:value-type="float" office:value="6241000" calcext:value-type="float">
            <text:p>6241000</text:p>
          </table:table-cell>
          <table:table-cell table:style-name="ce236" office:value-type="string" calcext:value-type="string">
            <text:p>Transports sur achats</text:p>
          </table:table-cell>
        </table:table-row>
        <table:table-row table:style-name="ro3">
          <table:table-cell table:style-name="ce236" office:value-type="float" office:value="452" calcext:value-type="float">
            <text:p>452</text:p>
          </table:table-cell>
          <table:table-cell table:style-name="ce236" office:value-type="float" office:value="6242000" calcext:value-type="float">
            <text:p>6242000</text:p>
          </table:table-cell>
          <table:table-cell table:style-name="ce236" office:value-type="string" calcext:value-type="string">
            <text:p>Transports sur ventes</text:p>
          </table:table-cell>
        </table:table-row>
        <table:table-row table:style-name="ro3">
          <table:table-cell table:style-name="ce236" office:value-type="float" office:value="453" calcext:value-type="float">
            <text:p>453</text:p>
          </table:table-cell>
          <table:table-cell table:style-name="ce236" office:value-type="float" office:value="6243000" calcext:value-type="float">
            <text:p>6243000</text:p>
          </table:table-cell>
          <table:table-cell table:style-name="ce236" office:value-type="string" calcext:value-type="string">
            <text:p>Transports entre établissements ou chantiers</text:p>
          </table:table-cell>
        </table:table-row>
        <table:table-row table:style-name="ro3">
          <table:table-cell table:style-name="ce236" office:value-type="float" office:value="454" calcext:value-type="float">
            <text:p>454</text:p>
          </table:table-cell>
          <table:table-cell table:style-name="ce236" office:value-type="float" office:value="6244000" calcext:value-type="float">
            <text:p>6244000</text:p>
          </table:table-cell>
          <table:table-cell table:style-name="ce236" office:value-type="string" calcext:value-type="string">
            <text:p>Transports administratifs</text:p>
          </table:table-cell>
        </table:table-row>
        <table:table-row table:style-name="ro3">
          <table:table-cell table:style-name="ce236" office:value-type="float" office:value="455" calcext:value-type="float">
            <text:p>455</text:p>
          </table:table-cell>
          <table:table-cell table:style-name="ce236" office:value-type="float" office:value="6247000" calcext:value-type="float">
            <text:p>6247000</text:p>
          </table:table-cell>
          <table:table-cell table:style-name="ce236" office:value-type="string" calcext:value-type="string">
            <text:p>Transports collectifs du personnel</text:p>
          </table:table-cell>
        </table:table-row>
        <table:table-row table:style-name="ro3">
          <table:table-cell table:style-name="ce236" office:value-type="float" office:value="456" calcext:value-type="float">
            <text:p>456</text:p>
          </table:table-cell>
          <table:table-cell table:style-name="ce236" office:value-type="float" office:value="6248000" calcext:value-type="float">
            <text:p>6248000</text:p>
          </table:table-cell>
          <table:table-cell table:style-name="ce236" office:value-type="string" calcext:value-type="string">
            <text:p>Transports de biens et personnel : divers</text:p>
          </table:table-cell>
        </table:table-row>
        <table:table-row table:style-name="ro3">
          <table:table-cell table:style-name="ce236" office:value-type="float" office:value="457" calcext:value-type="float">
            <text:p>457</text:p>
          </table:table-cell>
          <table:table-cell table:style-name="ce236" office:value-type="float" office:value="6251000" calcext:value-type="float">
            <text:p>6251000</text:p>
          </table:table-cell>
          <table:table-cell table:style-name="ce236" office:value-type="string" calcext:value-type="string">
            <text:p>Voyages et déplacements</text:p>
          </table:table-cell>
        </table:table-row>
        <table:table-row table:style-name="ro3">
          <table:table-cell table:style-name="ce236" office:value-type="float" office:value="458" calcext:value-type="float">
            <text:p>458</text:p>
          </table:table-cell>
          <table:table-cell table:style-name="ce236" office:value-type="float" office:value="6255000" calcext:value-type="float">
            <text:p>6255000</text:p>
          </table:table-cell>
          <table:table-cell table:style-name="ce236" office:value-type="string" calcext:value-type="string">
            <text:p>Frais de déménagement</text:p>
          </table:table-cell>
        </table:table-row>
        <table:table-row table:style-name="ro3">
          <table:table-cell table:style-name="ce236" office:value-type="float" office:value="459" calcext:value-type="float">
            <text:p>459</text:p>
          </table:table-cell>
          <table:table-cell table:style-name="ce236" office:value-type="float" office:value="6256000" calcext:value-type="float">
            <text:p>6256000</text:p>
          </table:table-cell>
          <table:table-cell table:style-name="ce236" office:value-type="string" calcext:value-type="string">
            <text:p>Missions</text:p>
          </table:table-cell>
        </table:table-row>
        <table:table-row table:style-name="ro3">
          <table:table-cell table:style-name="ce236" office:value-type="float" office:value="460" calcext:value-type="float">
            <text:p>460</text:p>
          </table:table-cell>
          <table:table-cell table:style-name="ce236" office:value-type="float" office:value="6257000" calcext:value-type="float">
            <text:p>6257000</text:p>
          </table:table-cell>
          <table:table-cell table:style-name="ce236" office:value-type="string" calcext:value-type="string">
            <text:p>Réceptions</text:p>
          </table:table-cell>
        </table:table-row>
        <table:table-row table:style-name="ro3">
          <table:table-cell table:style-name="ce236" office:value-type="float" office:value="461" calcext:value-type="float">
            <text:p>461</text:p>
          </table:table-cell>
          <table:table-cell table:style-name="ce236" office:value-type="float" office:value="6260000" calcext:value-type="float">
            <text:p>6260000</text:p>
          </table:table-cell>
          <table:table-cell table:style-name="ce236" office:value-type="string" calcext:value-type="string">
            <text:p>Frais postaux et télécommunications</text:p>
          </table:table-cell>
        </table:table-row>
        <table:table-row table:style-name="ro3">
          <table:table-cell table:style-name="ce236" office:value-type="float" office:value="462" calcext:value-type="float">
            <text:p>462</text:p>
          </table:table-cell>
          <table:table-cell table:style-name="ce236" office:value-type="float" office:value="6270000" calcext:value-type="float">
            <text:p>6270000</text:p>
          </table:table-cell>
          <table:table-cell table:style-name="ce236" office:value-type="string" calcext:value-type="string">
            <text:p>Services bancaires et assimilés</text:p>
          </table:table-cell>
        </table:table-row>
        <table:table-row table:style-name="ro3">
          <table:table-cell table:style-name="ce236" office:value-type="float" office:value="463" calcext:value-type="float">
            <text:p>463</text:p>
          </table:table-cell>
          <table:table-cell table:style-name="ce236" office:value-type="float" office:value="6271000" calcext:value-type="float">
            <text:p>6271000</text:p>
          </table:table-cell>
          <table:table-cell table:style-name="ce236" office:value-type="string" calcext:value-type="string">
            <text:p>Frais sur titres (achat, vente, garde)</text:p>
          </table:table-cell>
        </table:table-row>
        <table:table-row table:style-name="ro3">
          <table:table-cell table:style-name="ce236" office:value-type="float" office:value="464" calcext:value-type="float">
            <text:p>464</text:p>
          </table:table-cell>
          <table:table-cell table:style-name="ce236" office:value-type="float" office:value="6272000" calcext:value-type="float">
            <text:p>6272000</text:p>
          </table:table-cell>
          <table:table-cell table:style-name="ce236" office:value-type="string" calcext:value-type="string">
            <text:p>Commissions et frais sur émission d'emprunts</text:p>
          </table:table-cell>
        </table:table-row>
        <table:table-row table:style-name="ro3">
          <table:table-cell table:style-name="ce236" office:value-type="float" office:value="465" calcext:value-type="float">
            <text:p>465</text:p>
          </table:table-cell>
          <table:table-cell table:style-name="ce236" office:value-type="float" office:value="6275000" calcext:value-type="float">
            <text:p>6275000</text:p>
          </table:table-cell>
          <table:table-cell table:style-name="ce236" office:value-type="string" calcext:value-type="string">
            <text:p>Frais sur effets</text:p>
          </table:table-cell>
        </table:table-row>
        <table:table-row table:style-name="ro3">
          <table:table-cell table:style-name="ce236" office:value-type="float" office:value="466" calcext:value-type="float">
            <text:p>466</text:p>
          </table:table-cell>
          <table:table-cell table:style-name="ce236" office:value-type="float" office:value="6276000" calcext:value-type="float">
            <text:p>6276000</text:p>
          </table:table-cell>
          <table:table-cell table:style-name="ce236" office:value-type="string" calcext:value-type="string">
            <text:p>Location de coffres</text:p>
          </table:table-cell>
        </table:table-row>
        <table:table-row table:style-name="ro3">
          <table:table-cell table:style-name="ce236" office:value-type="float" office:value="467" calcext:value-type="float">
            <text:p>467</text:p>
          </table:table-cell>
          <table:table-cell table:style-name="ce236" office:value-type="float" office:value="6278000" calcext:value-type="float">
            <text:p>6278000</text:p>
          </table:table-cell>
          <table:table-cell table:style-name="ce236" office:value-type="string" calcext:value-type="string">
            <text:p>Frais et commissions banque</text:p>
          </table:table-cell>
        </table:table-row>
        <table:table-row table:style-name="ro3">
          <table:table-cell table:style-name="ce236" office:value-type="float" office:value="468" calcext:value-type="float">
            <text:p>468</text:p>
          </table:table-cell>
          <table:table-cell table:style-name="ce236" office:value-type="float" office:value="6281000" calcext:value-type="float">
            <text:p>6281000</text:p>
          </table:table-cell>
          <table:table-cell table:style-name="ce236" office:value-type="string" calcext:value-type="string">
            <text:p>Concours divers (cotisations...)</text:p>
          </table:table-cell>
        </table:table-row>
        <table:table-row table:style-name="ro3">
          <table:table-cell table:style-name="ce236" office:value-type="float" office:value="469" calcext:value-type="float">
            <text:p>469</text:p>
          </table:table-cell>
          <table:table-cell table:style-name="ce236" office:value-type="float" office:value="6284000" calcext:value-type="float">
            <text:p>6284000</text:p>
          </table:table-cell>
          <table:table-cell table:style-name="ce236" office:value-type="string" calcext:value-type="string">
            <text:p>Frais de recrutement de personnel</text:p>
          </table:table-cell>
        </table:table-row>
        <table:table-row table:style-name="ro3">
          <table:table-cell table:style-name="ce236" office:value-type="float" office:value="470" calcext:value-type="float">
            <text:p>470</text:p>
          </table:table-cell>
          <table:table-cell table:style-name="ce236" office:value-type="float" office:value="6290000" calcext:value-type="float">
            <text:p>6290000</text:p>
          </table:table-cell>
          <table:table-cell table:style-name="ce236" office:value-type="string" calcext:value-type="string">
            <text:p>Rabais,remises,ristou. obtenus s/autres services</text:p>
          </table:table-cell>
        </table:table-row>
        <table:table-row table:style-name="ro3">
          <table:table-cell table:style-name="ce236" office:value-type="float" office:value="471" calcext:value-type="float">
            <text:p>471</text:p>
          </table:table-cell>
          <table:table-cell table:style-name="ce236" office:value-type="float" office:value="6311000" calcext:value-type="float">
            <text:p>6311000</text:p>
          </table:table-cell>
          <table:table-cell table:style-name="ce236" office:value-type="string" calcext:value-type="string">
            <text:p>Taxe sur les salaires</text:p>
          </table:table-cell>
        </table:table-row>
        <table:table-row table:style-name="ro3">
          <table:table-cell table:style-name="ce236" office:value-type="float" office:value="472" calcext:value-type="float">
            <text:p>472</text:p>
          </table:table-cell>
          <table:table-cell table:style-name="ce236" office:value-type="float" office:value="6312000" calcext:value-type="float">
            <text:p>6312000</text:p>
          </table:table-cell>
          <table:table-cell table:style-name="ce236" office:value-type="string" calcext:value-type="string">
            <text:p>Taxe d'apprentissage</text:p>
          </table:table-cell>
        </table:table-row>
        <table:table-row table:style-name="ro3">
          <table:table-cell table:style-name="ce236" office:value-type="float" office:value="473" calcext:value-type="float">
            <text:p>473</text:p>
          </table:table-cell>
          <table:table-cell table:style-name="ce236" office:value-type="float" office:value="6313000" calcext:value-type="float">
            <text:p>6313000</text:p>
          </table:table-cell>
          <table:table-cell table:style-name="ce236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36" office:value-type="float" office:value="474" calcext:value-type="float">
            <text:p>474</text:p>
          </table:table-cell>
          <table:table-cell table:style-name="ce236" office:value-type="float" office:value="6314000" calcext:value-type="float">
            <text:p>6314000</text:p>
          </table:table-cell>
          <table:table-cell table:style-name="ce236" office:value-type="string" calcext:value-type="string">
            <text:p>Cotisa. pour défaut d'investis.obliga. dans const.</text:p>
          </table:table-cell>
        </table:table-row>
        <table:table-row table:style-name="ro3">
          <table:table-cell table:style-name="ce236" office:value-type="float" office:value="475" calcext:value-type="float">
            <text:p>475</text:p>
          </table:table-cell>
          <table:table-cell table:style-name="ce236" office:value-type="float" office:value="6318000" calcext:value-type="float">
            <text:p>6318000</text:p>
          </table:table-cell>
          <table:table-cell table:style-name="ce236" office:value-type="string" calcext:value-type="string">
            <text:p>Autres</text:p>
          </table:table-cell>
        </table:table-row>
        <table:table-row table:style-name="ro3">
          <table:table-cell table:style-name="ce236" office:value-type="float" office:value="476" calcext:value-type="float">
            <text:p>476</text:p>
          </table:table-cell>
          <table:table-cell table:style-name="ce236" office:value-type="float" office:value="6331000" calcext:value-type="float">
            <text:p>6331000</text:p>
          </table:table-cell>
          <table:table-cell table:style-name="ce236" office:value-type="string" calcext:value-type="string">
            <text:p>Versement de transport</text:p>
          </table:table-cell>
        </table:table-row>
        <table:table-row table:style-name="ro3">
          <table:table-cell table:style-name="ce236" office:value-type="float" office:value="477" calcext:value-type="float">
            <text:p>477</text:p>
          </table:table-cell>
          <table:table-cell table:style-name="ce236" office:value-type="float" office:value="6332000" calcext:value-type="float">
            <text:p>6332000</text:p>
          </table:table-cell>
          <table:table-cell table:style-name="ce236" office:value-type="string" calcext:value-type="string">
            <text:p>Allocation logement</text:p>
          </table:table-cell>
        </table:table-row>
        <table:table-row table:style-name="ro3">
          <table:table-cell table:style-name="ce236" office:value-type="float" office:value="478" calcext:value-type="float">
            <text:p>478</text:p>
          </table:table-cell>
          <table:table-cell table:style-name="ce236" office:value-type="float" office:value="6333000" calcext:value-type="float">
            <text:p>6333000</text:p>
          </table:table-cell>
          <table:table-cell table:style-name="ce236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36" office:value-type="float" office:value="479" calcext:value-type="float">
            <text:p>479</text:p>
          </table:table-cell>
          <table:table-cell table:style-name="ce236" office:value-type="float" office:value="6334000" calcext:value-type="float">
            <text:p>6334000</text:p>
          </table:table-cell>
          <table:table-cell table:style-name="ce236" office:value-type="string" calcext:value-type="string">
            <text:p>Participa. employeurs à l'effort de construction</text:p>
          </table:table-cell>
        </table:table-row>
        <table:table-row table:style-name="ro3">
          <table:table-cell table:style-name="ce236" office:value-type="float" office:value="480" calcext:value-type="float">
            <text:p>480</text:p>
          </table:table-cell>
          <table:table-cell table:style-name="ce236" office:value-type="float" office:value="6335000" calcext:value-type="float">
            <text:p>6335000</text:p>
          </table:table-cell>
          <table:table-cell table:style-name="ce236" office:value-type="string" calcext:value-type="string">
            <text:p>Versements libératoires pour exo. taxe apprentis.</text:p>
          </table:table-cell>
        </table:table-row>
        <table:table-row table:style-name="ro3">
          <table:table-cell table:style-name="ce236" office:value-type="float" office:value="481" calcext:value-type="float">
            <text:p>481</text:p>
          </table:table-cell>
          <table:table-cell table:style-name="ce236" office:value-type="float" office:value="6338000" calcext:value-type="float">
            <text:p>6338000</text:p>
          </table:table-cell>
          <table:table-cell table:style-name="ce236" office:value-type="string" calcext:value-type="string">
            <text:p>Autres</text:p>
          </table:table-cell>
        </table:table-row>
        <table:table-row table:style-name="ro3">
          <table:table-cell table:style-name="ce236" office:value-type="float" office:value="482" calcext:value-type="float">
            <text:p>482</text:p>
          </table:table-cell>
          <table:table-cell table:style-name="ce236" office:value-type="float" office:value="6351000" calcext:value-type="float">
            <text:p>6351000</text:p>
          </table:table-cell>
          <table:table-cell table:style-name="ce236" office:value-type="string" calcext:value-type="string">
            <text:p>Impôts directs (sauf impôts sur les bénéfices)</text:p>
          </table:table-cell>
        </table:table-row>
        <table:table-row table:style-name="ro3">
          <table:table-cell table:style-name="ce236" office:value-type="float" office:value="483" calcext:value-type="float">
            <text:p>483</text:p>
          </table:table-cell>
          <table:table-cell table:style-name="ce236" office:value-type="float" office:value="6351100" calcext:value-type="float">
            <text:p>6351100</text:p>
          </table:table-cell>
          <table:table-cell table:style-name="ce236" office:value-type="string" calcext:value-type="string">
            <text:p>Taxe professionnelle</text:p>
          </table:table-cell>
        </table:table-row>
        <table:table-row table:style-name="ro3">
          <table:table-cell table:style-name="ce236" office:value-type="float" office:value="484" calcext:value-type="float">
            <text:p>484</text:p>
          </table:table-cell>
          <table:table-cell table:style-name="ce236" office:value-type="float" office:value="6351200" calcext:value-type="float">
            <text:p>6351200</text:p>
          </table:table-cell>
          <table:table-cell table:style-name="ce236" office:value-type="string" calcext:value-type="string">
            <text:p>Taxes foncières</text:p>
          </table:table-cell>
        </table:table-row>
        <table:table-row table:style-name="ro3">
          <table:table-cell table:style-name="ce236" office:value-type="float" office:value="485" calcext:value-type="float">
            <text:p>485</text:p>
          </table:table-cell>
          <table:table-cell table:style-name="ce236" office:value-type="float" office:value="6351300" calcext:value-type="float">
            <text:p>6351300</text:p>
          </table:table-cell>
          <table:table-cell table:style-name="ce236" office:value-type="string" calcext:value-type="string">
            <text:p>Autres impôts locaux</text:p>
          </table:table-cell>
        </table:table-row>
        <table:table-row table:style-name="ro3">
          <table:table-cell table:style-name="ce236" office:value-type="float" office:value="486" calcext:value-type="float">
            <text:p>486</text:p>
          </table:table-cell>
          <table:table-cell table:style-name="ce236" office:value-type="float" office:value="6351400" calcext:value-type="float">
            <text:p>6351400</text:p>
          </table:table-cell>
          <table:table-cell table:style-name="ce236" office:value-type="string" calcext:value-type="string">
            <text:p>Taxe sur les véhicules de société</text:p>
          </table:table-cell>
        </table:table-row>
        <table:table-row table:style-name="ro3">
          <table:table-cell table:style-name="ce236" office:value-type="float" office:value="487" calcext:value-type="float">
            <text:p>487</text:p>
          </table:table-cell>
          <table:table-cell table:style-name="ce236" office:value-type="float" office:value="6352000" calcext:value-type="float">
            <text:p>6352000</text:p>
          </table:table-cell>
          <table:table-cell table:style-name="ce236" office:value-type="string" calcext:value-type="string">
            <text:p>Taxes sur le chiffre d'affaires non récupérables</text:p>
          </table:table-cell>
        </table:table-row>
        <table:table-row table:style-name="ro3">
          <table:table-cell table:style-name="ce236" office:value-type="float" office:value="488" calcext:value-type="float">
            <text:p>488</text:p>
          </table:table-cell>
          <table:table-cell table:style-name="ce236" office:value-type="float" office:value="6353000" calcext:value-type="float">
            <text:p>6353000</text:p>
          </table:table-cell>
          <table:table-cell table:style-name="ce236" office:value-type="string" calcext:value-type="string">
            <text:p>impôts indirects</text:p>
          </table:table-cell>
        </table:table-row>
        <table:table-row table:style-name="ro3">
          <table:table-cell table:style-name="ce236" office:value-type="float" office:value="489" calcext:value-type="float">
            <text:p>489</text:p>
          </table:table-cell>
          <table:table-cell table:style-name="ce236" office:value-type="float" office:value="6354000" calcext:value-type="float">
            <text:p>6354000</text:p>
          </table:table-cell>
          <table:table-cell table:style-name="ce236" office:value-type="string" calcext:value-type="string">
            <text:p>Droits d'enregistrement et de timbres</text:p>
          </table:table-cell>
        </table:table-row>
        <table:table-row table:style-name="ro3">
          <table:table-cell table:style-name="ce236" office:value-type="float" office:value="490" calcext:value-type="float">
            <text:p>490</text:p>
          </table:table-cell>
          <table:table-cell table:style-name="ce236" office:value-type="float" office:value="6354100" calcext:value-type="float">
            <text:p>6354100</text:p>
          </table:table-cell>
          <table:table-cell table:style-name="ce236" office:value-type="string" calcext:value-type="string">
            <text:p>Droits de mutation</text:p>
          </table:table-cell>
        </table:table-row>
        <table:table-row table:style-name="ro3">
          <table:table-cell table:style-name="ce236" office:value-type="float" office:value="491" calcext:value-type="float">
            <text:p>491</text:p>
          </table:table-cell>
          <table:table-cell table:style-name="ce236" office:value-type="float" office:value="6358000" calcext:value-type="float">
            <text:p>6358000</text:p>
          </table:table-cell>
          <table:table-cell table:style-name="ce236" office:value-type="string" calcext:value-type="string">
            <text:p>Autres droits</text:p>
          </table:table-cell>
        </table:table-row>
        <table:table-row table:style-name="ro3">
          <table:table-cell table:style-name="ce236" office:value-type="float" office:value="492" calcext:value-type="float">
            <text:p>492</text:p>
          </table:table-cell>
          <table:table-cell table:style-name="ce236" office:value-type="float" office:value="6371000" calcext:value-type="float">
            <text:p>6371000</text:p>
          </table:table-cell>
          <table:table-cell table:style-name="ce236" office:value-type="string" calcext:value-type="string">
            <text:p>Contribution sociale de solidarité</text:p>
          </table:table-cell>
        </table:table-row>
        <table:table-row table:style-name="ro3">
          <table:table-cell table:style-name="ce236" office:value-type="float" office:value="493" calcext:value-type="float">
            <text:p>493</text:p>
          </table:table-cell>
          <table:table-cell table:style-name="ce236" office:value-type="float" office:value="6378000" calcext:value-type="float">
            <text:p>6378000</text:p>
          </table:table-cell>
          <table:table-cell table:style-name="ce236" office:value-type="string" calcext:value-type="string">
            <text:p>Taxes diverses</text:p>
          </table:table-cell>
        </table:table-row>
        <table:table-row table:style-name="ro3">
          <table:table-cell table:style-name="ce236" office:value-type="float" office:value="494" calcext:value-type="float">
            <text:p>494</text:p>
          </table:table-cell>
          <table:table-cell table:style-name="ce236" office:value-type="float" office:value="6411000" calcext:value-type="float">
            <text:p>6411000</text:p>
          </table:table-cell>
          <table:table-cell table:style-name="ce236" office:value-type="string" calcext:value-type="string">
            <text:p>Salaires, appointements, commissions de base</text:p>
          </table:table-cell>
        </table:table-row>
        <table:table-row table:style-name="ro3">
          <table:table-cell table:style-name="ce236" office:value-type="float" office:value="495" calcext:value-type="float">
            <text:p>495</text:p>
          </table:table-cell>
          <table:table-cell table:style-name="ce236" office:value-type="float" office:value="6412000" calcext:value-type="float">
            <text:p>6412000</text:p>
          </table:table-cell>
          <table:table-cell table:style-name="ce236" office:value-type="string" calcext:value-type="string">
            <text:p>Congés payés</text:p>
          </table:table-cell>
        </table:table-row>
        <table:table-row table:style-name="ro3">
          <table:table-cell table:style-name="ce236" office:value-type="float" office:value="496" calcext:value-type="float">
            <text:p>496</text:p>
          </table:table-cell>
          <table:table-cell table:style-name="ce236" office:value-type="float" office:value="6413000" calcext:value-type="float">
            <text:p>6413000</text:p>
          </table:table-cell>
          <table:table-cell table:style-name="ce236" office:value-type="string" calcext:value-type="string">
            <text:p>Primes et gratifications</text:p>
          </table:table-cell>
        </table:table-row>
        <table:table-row table:style-name="ro3">
          <table:table-cell table:style-name="ce236" office:value-type="float" office:value="497" calcext:value-type="float">
            <text:p>497</text:p>
          </table:table-cell>
          <table:table-cell table:style-name="ce236" office:value-type="float" office:value="6414000" calcext:value-type="float">
            <text:p>6414000</text:p>
          </table:table-cell>
          <table:table-cell table:style-name="ce236" office:value-type="string" calcext:value-type="string">
            <text:p>Indemnités et avantages divers</text:p>
          </table:table-cell>
        </table:table-row>
        <table:table-row table:style-name="ro3">
          <table:table-cell table:style-name="ce236" office:value-type="float" office:value="498" calcext:value-type="float">
            <text:p>498</text:p>
          </table:table-cell>
          <table:table-cell table:style-name="ce236" office:value-type="float" office:value="6415000" calcext:value-type="float">
            <text:p>6415000</text:p>
          </table:table-cell>
          <table:table-cell table:style-name="ce236" office:value-type="string" calcext:value-type="string">
            <text:p>Supplément familial</text:p>
          </table:table-cell>
        </table:table-row>
        <table:table-row table:style-name="ro3">
          <table:table-cell table:style-name="ce236" office:value-type="float" office:value="499" calcext:value-type="float">
            <text:p>499</text:p>
          </table:table-cell>
          <table:table-cell table:style-name="ce236" office:value-type="float" office:value="6440000" calcext:value-type="float">
            <text:p>6440000</text:p>
          </table:table-cell>
          <table:table-cell table:style-name="ce236" office:value-type="string" calcext:value-type="string">
            <text:p>Rémunération du travail de l'exploitant</text:p>
          </table:table-cell>
        </table:table-row>
        <table:table-row table:style-name="ro3">
          <table:table-cell table:style-name="ce236" office:value-type="float" office:value="500" calcext:value-type="float">
            <text:p>500</text:p>
          </table:table-cell>
          <table:table-cell table:style-name="ce236" office:value-type="float" office:value="6450000" calcext:value-type="float">
            <text:p>6450000</text:p>
          </table:table-cell>
          <table:table-cell table:style-name="ce236" office:value-type="string" calcext:value-type="string">
            <text:p>Charges de sécurité sociale et de prévoyance</text:p>
          </table:table-cell>
        </table:table-row>
        <table:table-row table:style-name="ro3">
          <table:table-cell table:style-name="ce236" office:value-type="float" office:value="501" calcext:value-type="float">
            <text:p>501</text:p>
          </table:table-cell>
          <table:table-cell table:style-name="ce236" office:value-type="float" office:value="6451000" calcext:value-type="float">
            <text:p>6451000</text:p>
          </table:table-cell>
          <table:table-cell table:style-name="ce236" office:value-type="string" calcext:value-type="string">
            <text:p>Cotisations à l'URSSAF</text:p>
          </table:table-cell>
        </table:table-row>
        <table:table-row table:style-name="ro3">
          <table:table-cell table:style-name="ce236" office:value-type="float" office:value="502" calcext:value-type="float">
            <text:p>502</text:p>
          </table:table-cell>
          <table:table-cell table:style-name="ce236" office:value-type="float" office:value="6452000" calcext:value-type="float">
            <text:p>6452000</text:p>
          </table:table-cell>
          <table:table-cell table:style-name="ce236" office:value-type="string" calcext:value-type="string">
            <text:p>Cotisations aux mutuelles</text:p>
          </table:table-cell>
        </table:table-row>
        <table:table-row table:style-name="ro3">
          <table:table-cell table:style-name="ce236" office:value-type="float" office:value="503" calcext:value-type="float">
            <text:p>503</text:p>
          </table:table-cell>
          <table:table-cell table:style-name="ce236" office:value-type="float" office:value="6453000" calcext:value-type="float">
            <text:p>6453000</text:p>
          </table:table-cell>
          <table:table-cell table:style-name="ce236" office:value-type="string" calcext:value-type="string">
            <text:p>Cotisations aux caisses de retraites</text:p>
          </table:table-cell>
        </table:table-row>
        <table:table-row table:style-name="ro3">
          <table:table-cell table:style-name="ce236" office:value-type="float" office:value="504" calcext:value-type="float">
            <text:p>504</text:p>
          </table:table-cell>
          <table:table-cell table:style-name="ce236" office:value-type="float" office:value="6454000" calcext:value-type="float">
            <text:p>6454000</text:p>
          </table:table-cell>
          <table:table-cell table:style-name="ce236" office:value-type="string" calcext:value-type="string">
            <text:p>Cotisations aux ASSEDIC</text:p>
          </table:table-cell>
        </table:table-row>
        <table:table-row table:style-name="ro3">
          <table:table-cell table:style-name="ce236" office:value-type="float" office:value="505" calcext:value-type="float">
            <text:p>505</text:p>
          </table:table-cell>
          <table:table-cell table:style-name="ce236" office:value-type="float" office:value="6458000" calcext:value-type="float">
            <text:p>6458000</text:p>
          </table:table-cell>
          <table:table-cell table:style-name="ce236" office:value-type="string" calcext:value-type="string">
            <text:p>Cotisations aux autres organismes sociaux</text:p>
          </table:table-cell>
        </table:table-row>
        <table:table-row table:style-name="ro3">
          <table:table-cell table:style-name="ce236" office:value-type="float" office:value="506" calcext:value-type="float">
            <text:p>506</text:p>
          </table:table-cell>
          <table:table-cell table:style-name="ce236" office:value-type="float" office:value="6460000" calcext:value-type="float">
            <text:p>6460000</text:p>
          </table:table-cell>
          <table:table-cell table:style-name="ce236" office:value-type="string" calcext:value-type="string">
            <text:p>Cotisations sociales personnelles de l'exploitant</text:p>
          </table:table-cell>
        </table:table-row>
        <table:table-row table:style-name="ro3">
          <table:table-cell table:style-name="ce236" office:value-type="float" office:value="507" calcext:value-type="float">
            <text:p>507</text:p>
          </table:table-cell>
          <table:table-cell table:style-name="ce236" office:value-type="float" office:value="6471000" calcext:value-type="float">
            <text:p>6471000</text:p>
          </table:table-cell>
          <table:table-cell table:style-name="ce236" office:value-type="string" calcext:value-type="string">
            <text:p>Prestations directes</text:p>
          </table:table-cell>
        </table:table-row>
        <table:table-row table:style-name="ro3">
          <table:table-cell table:style-name="ce236" office:value-type="float" office:value="508" calcext:value-type="float">
            <text:p>508</text:p>
          </table:table-cell>
          <table:table-cell table:style-name="ce236" office:value-type="float" office:value="6472000" calcext:value-type="float">
            <text:p>6472000</text:p>
          </table:table-cell>
          <table:table-cell table:style-name="ce236" office:value-type="string" calcext:value-type="string">
            <text:p>Versements aux comités d'entreprise et d'établis.</text:p>
          </table:table-cell>
        </table:table-row>
        <table:table-row table:style-name="ro3">
          <table:table-cell table:style-name="ce236" office:value-type="float" office:value="509" calcext:value-type="float">
            <text:p>509</text:p>
          </table:table-cell>
          <table:table-cell table:style-name="ce236" office:value-type="float" office:value="6473000" calcext:value-type="float">
            <text:p>6473000</text:p>
          </table:table-cell>
          <table:table-cell table:style-name="ce236" office:value-type="string" calcext:value-type="string">
            <text:p>Versement aux comités d'hygiène et de sécurité</text:p>
          </table:table-cell>
        </table:table-row>
        <table:table-row table:style-name="ro3">
          <table:table-cell table:style-name="ce236" office:value-type="float" office:value="510" calcext:value-type="float">
            <text:p>510</text:p>
          </table:table-cell>
          <table:table-cell table:style-name="ce236" office:value-type="float" office:value="6474000" calcext:value-type="float">
            <text:p>6474000</text:p>
          </table:table-cell>
          <table:table-cell table:style-name="ce236" office:value-type="string" calcext:value-type="string">
            <text:p>Versement aux autres oeuvres sociales</text:p>
          </table:table-cell>
        </table:table-row>
        <table:table-row table:style-name="ro3">
          <table:table-cell table:style-name="ce236" office:value-type="float" office:value="511" calcext:value-type="float">
            <text:p>511</text:p>
          </table:table-cell>
          <table:table-cell table:style-name="ce236" office:value-type="float" office:value="6475000" calcext:value-type="float">
            <text:p>6475000</text:p>
          </table:table-cell>
          <table:table-cell table:style-name="ce236" office:value-type="string" calcext:value-type="string">
            <text:p>Médecine du travail, pharmacie</text:p>
          </table:table-cell>
        </table:table-row>
        <table:table-row table:style-name="ro3">
          <table:table-cell table:style-name="ce236" office:value-type="float" office:value="512" calcext:value-type="float">
            <text:p>512</text:p>
          </table:table-cell>
          <table:table-cell table:style-name="ce236" office:value-type="float" office:value="6480000" calcext:value-type="float">
            <text:p>6480000</text:p>
          </table:table-cell>
          <table:table-cell table:style-name="ce236" office:value-type="string" calcext:value-type="string">
            <text:p>Autres charges de personnel</text:p>
          </table:table-cell>
        </table:table-row>
        <table:table-row table:style-name="ro3">
          <table:table-cell table:style-name="ce236" office:value-type="float" office:value="513" calcext:value-type="float">
            <text:p>513</text:p>
          </table:table-cell>
          <table:table-cell table:style-name="ce236" office:value-type="float" office:value="6490000" calcext:value-type="float">
            <text:p>6490000</text:p>
          </table:table-cell>
          <table:table-cell table:style-name="ce236" office:value-type="string" calcext:value-type="string">
            <text:p>CREDIT IMPOT COMPETITIVITE EMPLOI</text:p>
          </table:table-cell>
        </table:table-row>
        <table:table-row table:style-name="ro3">
          <table:table-cell table:style-name="ce236" office:value-type="float" office:value="514" calcext:value-type="float">
            <text:p>514</text:p>
          </table:table-cell>
          <table:table-cell table:style-name="ce236" office:value-type="float" office:value="6510000" calcext:value-type="float">
            <text:p>6510000</text:p>
          </table:table-cell>
          <table:table-cell table:style-name="ce236" office:value-type="string" calcext:value-type="string">
            <text:p>Redevances pour concessions, brevets, licences</text:p>
          </table:table-cell>
        </table:table-row>
        <table:table-row table:style-name="ro3">
          <table:table-cell table:style-name="ce236" office:value-type="float" office:value="515" calcext:value-type="float">
            <text:p>515</text:p>
          </table:table-cell>
          <table:table-cell table:style-name="ce236" office:value-type="float" office:value="6530000" calcext:value-type="float">
            <text:p>6530000</text:p>
          </table:table-cell>
          <table:table-cell table:style-name="ce236" office:value-type="string" calcext:value-type="string">
            <text:p>Jetons de présence</text:p>
          </table:table-cell>
        </table:table-row>
        <table:table-row table:style-name="ro3">
          <table:table-cell table:style-name="ce236" office:value-type="float" office:value="516" calcext:value-type="float">
            <text:p>516</text:p>
          </table:table-cell>
          <table:table-cell table:style-name="ce236" office:value-type="float" office:value="6540000" calcext:value-type="float">
            <text:p>6540000</text:p>
          </table:table-cell>
          <table:table-cell table:style-name="ce236" office:value-type="string" calcext:value-type="string">
            <text:p>Pertes sur créances irrécouvrables</text:p>
          </table:table-cell>
        </table:table-row>
        <table:table-row table:style-name="ro3">
          <table:table-cell table:style-name="ce236" office:value-type="float" office:value="517" calcext:value-type="float">
            <text:p>517</text:p>
          </table:table-cell>
          <table:table-cell table:style-name="ce236" office:value-type="float" office:value="6550000" calcext:value-type="float">
            <text:p>6550000</text:p>
          </table:table-cell>
          <table:table-cell table:style-name="ce236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36" office:value-type="float" office:value="518" calcext:value-type="float">
            <text:p>518</text:p>
          </table:table-cell>
          <table:table-cell table:style-name="ce236" office:value-type="float" office:value="6580000" calcext:value-type="float">
            <text:p>6580000</text:p>
          </table:table-cell>
          <table:table-cell table:style-name="ce236" office:value-type="string" calcext:value-type="string">
            <text:p>Charges diverses de gestion courante</text:p>
          </table:table-cell>
        </table:table-row>
        <table:table-row table:style-name="ro3">
          <table:table-cell table:style-name="ce236" office:value-type="float" office:value="519" calcext:value-type="float">
            <text:p>519</text:p>
          </table:table-cell>
          <table:table-cell table:style-name="ce236" office:value-type="float" office:value="6611000" calcext:value-type="float">
            <text:p>6611000</text:p>
          </table:table-cell>
          <table:table-cell table:style-name="ce236" office:value-type="string" calcext:value-type="string">
            <text:p>Intérêts des emprunts et dettes</text:p>
          </table:table-cell>
        </table:table-row>
        <table:table-row table:style-name="ro3">
          <table:table-cell table:style-name="ce236" office:value-type="float" office:value="520" calcext:value-type="float">
            <text:p>520</text:p>
          </table:table-cell>
          <table:table-cell table:style-name="ce236" office:value-type="float" office:value="6615000" calcext:value-type="float">
            <text:p>6615000</text:p>
          </table:table-cell>
          <table:table-cell table:style-name="ce236" office:value-type="string" calcext:value-type="string">
            <text:p>Intérêts des comptes courants et des dépôts</text:p>
          </table:table-cell>
        </table:table-row>
        <table:table-row table:style-name="ro3">
          <table:table-cell table:style-name="ce236" office:value-type="float" office:value="521" calcext:value-type="float">
            <text:p>521</text:p>
          </table:table-cell>
          <table:table-cell table:style-name="ce236" office:value-type="float" office:value="6616000" calcext:value-type="float">
            <text:p>6616000</text:p>
          </table:table-cell>
          <table:table-cell table:style-name="ce236" office:value-type="string" calcext:value-type="string">
            <text:p>Intérêts bancaires et s/ opérations de financement</text:p>
          </table:table-cell>
        </table:table-row>
        <table:table-row table:style-name="ro3">
          <table:table-cell table:style-name="ce236" office:value-type="float" office:value="522" calcext:value-type="float">
            <text:p>522</text:p>
          </table:table-cell>
          <table:table-cell table:style-name="ce236" office:value-type="float" office:value="6617000" calcext:value-type="float">
            <text:p>6617000</text:p>
          </table:table-cell>
          <table:table-cell table:style-name="ce236" office:value-type="string" calcext:value-type="string">
            <text:p>Intérêts des obligations cautionnées</text:p>
          </table:table-cell>
        </table:table-row>
        <table:table-row table:style-name="ro3">
          <table:table-cell table:style-name="ce236" office:value-type="float" office:value="523" calcext:value-type="float">
            <text:p>523</text:p>
          </table:table-cell>
          <table:table-cell table:style-name="ce236" office:value-type="float" office:value="6618000" calcext:value-type="float">
            <text:p>6618000</text:p>
          </table:table-cell>
          <table:table-cell table:style-name="ce236" office:value-type="string" calcext:value-type="string">
            <text:p>Intérêts des autres dettes</text:p>
          </table:table-cell>
        </table:table-row>
        <table:table-row table:style-name="ro3">
          <table:table-cell table:style-name="ce236" office:value-type="float" office:value="524" calcext:value-type="float">
            <text:p>524</text:p>
          </table:table-cell>
          <table:table-cell table:style-name="ce236" office:value-type="float" office:value="6640000" calcext:value-type="float">
            <text:p>6640000</text:p>
          </table:table-cell>
          <table:table-cell table:style-name="ce236" office:value-type="string" calcext:value-type="string">
            <text:p>Pertes sur créances liées à des participations</text:p>
          </table:table-cell>
        </table:table-row>
        <table:table-row table:style-name="ro3">
          <table:table-cell table:style-name="ce236" office:value-type="float" office:value="525" calcext:value-type="float">
            <text:p>525</text:p>
          </table:table-cell>
          <table:table-cell table:style-name="ce236" office:value-type="float" office:value="6650000" calcext:value-type="float">
            <text:p>6650000</text:p>
          </table:table-cell>
          <table:table-cell table:style-name="ce236" office:value-type="string" calcext:value-type="string">
            <text:p>Escomptes accordés</text:p>
          </table:table-cell>
        </table:table-row>
        <table:table-row table:style-name="ro3">
          <table:table-cell table:style-name="ce236" office:value-type="float" office:value="526" calcext:value-type="float">
            <text:p>526</text:p>
          </table:table-cell>
          <table:table-cell table:style-name="ce236" office:value-type="float" office:value="6660000" calcext:value-type="float">
            <text:p>6660000</text:p>
          </table:table-cell>
          <table:table-cell table:style-name="ce236" office:value-type="string" calcext:value-type="string">
            <text:p>Pertes de change</text:p>
          </table:table-cell>
        </table:table-row>
        <table:table-row table:style-name="ro3">
          <table:table-cell table:style-name="ce236" office:value-type="float" office:value="527" calcext:value-type="float">
            <text:p>527</text:p>
          </table:table-cell>
          <table:table-cell table:style-name="ce236" office:value-type="float" office:value="6670000" calcext:value-type="float">
            <text:p>6670000</text:p>
          </table:table-cell>
          <table:table-cell table:style-name="ce236" office:value-type="string" calcext:value-type="string">
            <text:p>Charges nettes sur cessions de valeurs mobilières</text:p>
          </table:table-cell>
        </table:table-row>
        <table:table-row table:style-name="ro3">
          <table:table-cell table:style-name="ce236" office:value-type="float" office:value="528" calcext:value-type="float">
            <text:p>528</text:p>
          </table:table-cell>
          <table:table-cell table:style-name="ce236" office:value-type="float" office:value="6680000" calcext:value-type="float">
            <text:p>6680000</text:p>
          </table:table-cell>
          <table:table-cell table:style-name="ce236" office:value-type="string" calcext:value-type="string">
            <text:p>Autres charges financières</text:p>
          </table:table-cell>
        </table:table-row>
        <table:table-row table:style-name="ro3">
          <table:table-cell table:style-name="ce236" office:value-type="float" office:value="529" calcext:value-type="float">
            <text:p>529</text:p>
          </table:table-cell>
          <table:table-cell table:style-name="ce236" office:value-type="float" office:value="6688000" calcext:value-type="float">
            <text:p>6688000</text:p>
          </table:table-cell>
          <table:table-cell table:style-name="ce236" office:value-type="string" calcext:value-type="string">
            <text:p>Arrondi conversion EURO</text:p>
          </table:table-cell>
        </table:table-row>
        <table:table-row table:style-name="ro3">
          <table:table-cell table:style-name="ce236" office:value-type="float" office:value="530" calcext:value-type="float">
            <text:p>530</text:p>
          </table:table-cell>
          <table:table-cell table:style-name="ce236" office:value-type="float" office:value="6710000" calcext:value-type="float">
            <text:p>6710000</text:p>
          </table:table-cell>
          <table:table-cell table:style-name="ce236" office:value-type="string" calcext:value-type="string">
            <text:p>Charges exceptionnelles s/opérations de gestion</text:p>
          </table:table-cell>
        </table:table-row>
        <table:table-row table:style-name="ro3">
          <table:table-cell table:style-name="ce236" office:value-type="float" office:value="531" calcext:value-type="float">
            <text:p>531</text:p>
          </table:table-cell>
          <table:table-cell table:style-name="ce236" office:value-type="float" office:value="6711000" calcext:value-type="float">
            <text:p>6711000</text:p>
          </table:table-cell>
          <table:table-cell table:style-name="ce236" office:value-type="string" calcext:value-type="string">
            <text:p>Pénalités sur marchés (et dédits payés)</text:p>
          </table:table-cell>
        </table:table-row>
        <table:table-row table:style-name="ro3">
          <table:table-cell table:style-name="ce236" office:value-type="float" office:value="532" calcext:value-type="float">
            <text:p>532</text:p>
          </table:table-cell>
          <table:table-cell table:style-name="ce236" office:value-type="float" office:value="6712000" calcext:value-type="float">
            <text:p>6712000</text:p>
          </table:table-cell>
          <table:table-cell table:style-name="ce236" office:value-type="string" calcext:value-type="string">
            <text:p>Pénalités, amendes fiscales et pénales</text:p>
          </table:table-cell>
        </table:table-row>
        <table:table-row table:style-name="ro3">
          <table:table-cell table:style-name="ce236" office:value-type="float" office:value="533" calcext:value-type="float">
            <text:p>533</text:p>
          </table:table-cell>
          <table:table-cell table:style-name="ce236" office:value-type="float" office:value="6713000" calcext:value-type="float">
            <text:p>6713000</text:p>
          </table:table-cell>
          <table:table-cell table:style-name="ce236" office:value-type="string" calcext:value-type="string">
            <text:p>Dons, libéralités</text:p>
          </table:table-cell>
        </table:table-row>
        <table:table-row table:style-name="ro3">
          <table:table-cell table:style-name="ce236" office:value-type="float" office:value="534" calcext:value-type="float">
            <text:p>534</text:p>
          </table:table-cell>
          <table:table-cell table:style-name="ce236" office:value-type="float" office:value="6714000" calcext:value-type="float">
            <text:p>6714000</text:p>
          </table:table-cell>
          <table:table-cell table:style-name="ce236" office:value-type="string" calcext:value-type="string">
            <text:p>Créances devenues irrécouvrables dans l'exercice</text:p>
          </table:table-cell>
        </table:table-row>
        <table:table-row table:style-name="ro3">
          <table:table-cell table:style-name="ce236" office:value-type="float" office:value="535" calcext:value-type="float">
            <text:p>535</text:p>
          </table:table-cell>
          <table:table-cell table:style-name="ce236" office:value-type="float" office:value="6714200" calcext:value-type="float">
            <text:p>6714200</text:p>
          </table:table-cell>
          <table:table-cell table:style-name="ce236" office:value-type="string" calcext:value-type="string">
            <text:p>Créances irrécouvrables à 20.6 %</text:p>
          </table:table-cell>
        </table:table-row>
        <table:table-row table:style-name="ro3">
          <table:table-cell table:style-name="ce236" office:value-type="float" office:value="536" calcext:value-type="float">
            <text:p>536</text:p>
          </table:table-cell>
          <table:table-cell table:style-name="ce236" office:value-type="float" office:value="6715000" calcext:value-type="float">
            <text:p>6715000</text:p>
          </table:table-cell>
          <table:table-cell table:style-name="ce236" office:value-type="string" calcext:value-type="string">
            <text:p>Subventions accordées</text:p>
          </table:table-cell>
        </table:table-row>
        <table:table-row table:style-name="ro3">
          <table:table-cell table:style-name="ce236" office:value-type="float" office:value="537" calcext:value-type="float">
            <text:p>537</text:p>
          </table:table-cell>
          <table:table-cell table:style-name="ce236" office:value-type="float" office:value="6717000" calcext:value-type="float">
            <text:p>6717000</text:p>
          </table:table-cell>
          <table:table-cell table:style-name="ce236" office:value-type="string" calcext:value-type="string">
            <text:p>Rappels d'impôts (autres qu'impôts s/ bénéfices)</text:p>
          </table:table-cell>
        </table:table-row>
        <table:table-row table:style-name="ro3">
          <table:table-cell table:style-name="ce236" office:value-type="float" office:value="538" calcext:value-type="float">
            <text:p>538</text:p>
          </table:table-cell>
          <table:table-cell table:style-name="ce236" office:value-type="float" office:value="6718000" calcext:value-type="float">
            <text:p>6718000</text:p>
          </table:table-cell>
          <table:table-cell table:style-name="ce236" office:value-type="string" calcext:value-type="string">
            <text:p>Autres charges exceptionnelles s/opération gestion</text:p>
          </table:table-cell>
        </table:table-row>
        <table:table-row table:style-name="ro3">
          <table:table-cell table:style-name="ce236" office:value-type="float" office:value="539" calcext:value-type="float">
            <text:p>539</text:p>
          </table:table-cell>
          <table:table-cell table:style-name="ce236" office:value-type="float" office:value="6720000" calcext:value-type="float">
            <text:p>6720000</text:p>
          </table:table-cell>
          <table:table-cell table:style-name="ce236" office:value-type="string" calcext:value-type="string">
            <text:p>Charges exceptionnelles sur exercices antérieurs</text:p>
          </table:table-cell>
        </table:table-row>
        <table:table-row table:style-name="ro3">
          <table:table-cell table:style-name="ce236" office:value-type="float" office:value="540" calcext:value-type="float">
            <text:p>540</text:p>
          </table:table-cell>
          <table:table-cell table:style-name="ce236" office:value-type="float" office:value="6750000" calcext:value-type="float">
            <text:p>6750000</text:p>
          </table:table-cell>
          <table:table-cell table:style-name="ce236" office:value-type="string" calcext:value-type="string">
            <text:p>Valeurs comptables des éléments d'actif cédés</text:p>
          </table:table-cell>
        </table:table-row>
        <table:table-row table:style-name="ro3">
          <table:table-cell table:style-name="ce236" office:value-type="float" office:value="541" calcext:value-type="float">
            <text:p>541</text:p>
          </table:table-cell>
          <table:table-cell table:style-name="ce236" office:value-type="float" office:value="6751000" calcext:value-type="float">
            <text:p>6751000</text:p>
          </table:table-cell>
          <table:table-cell table:style-name="ce236" office:value-type="string" calcext:value-type="string">
            <text:p>Valeurs comptables éléts cédés : immo. incorpor.</text:p>
          </table:table-cell>
        </table:table-row>
        <table:table-row table:style-name="ro3">
          <table:table-cell table:style-name="ce236" office:value-type="float" office:value="542" calcext:value-type="float">
            <text:p>542</text:p>
          </table:table-cell>
          <table:table-cell table:style-name="ce236" office:value-type="float" office:value="6752000" calcext:value-type="float">
            <text:p>6752000</text:p>
          </table:table-cell>
          <table:table-cell table:style-name="ce236" office:value-type="string" calcext:value-type="string">
            <text:p>Valeurs comptables éléts cédés : immo. corporelles</text:p>
          </table:table-cell>
        </table:table-row>
        <table:table-row table:style-name="ro3">
          <table:table-cell table:style-name="ce236" office:value-type="float" office:value="543" calcext:value-type="float">
            <text:p>543</text:p>
          </table:table-cell>
          <table:table-cell table:style-name="ce236" office:value-type="float" office:value="6756000" calcext:value-type="float">
            <text:p>6756000</text:p>
          </table:table-cell>
          <table:table-cell table:style-name="ce236" office:value-type="string" calcext:value-type="string">
            <text:p>Valeurs comptables éléts cédés : immo. financières</text:p>
          </table:table-cell>
        </table:table-row>
        <table:table-row table:style-name="ro3">
          <table:table-cell table:style-name="ce236" office:value-type="float" office:value="544" calcext:value-type="float">
            <text:p>544</text:p>
          </table:table-cell>
          <table:table-cell table:style-name="ce236" office:value-type="float" office:value="6758000" calcext:value-type="float">
            <text:p>6758000</text:p>
          </table:table-cell>
          <table:table-cell table:style-name="ce236" office:value-type="string" calcext:value-type="string">
            <text:p>Valeurs comptables éléts cédés : autres éléments</text:p>
          </table:table-cell>
        </table:table-row>
        <table:table-row table:style-name="ro3">
          <table:table-cell table:style-name="ce236" office:value-type="float" office:value="545" calcext:value-type="float">
            <text:p>545</text:p>
          </table:table-cell>
          <table:table-cell table:style-name="ce236" office:value-type="float" office:value="6780000" calcext:value-type="float">
            <text:p>6780000</text:p>
          </table:table-cell>
          <table:table-cell table:style-name="ce236" office:value-type="string" calcext:value-type="string">
            <text:p>Autres charges exceptionnelles</text:p>
          </table:table-cell>
        </table:table-row>
        <table:table-row table:style-name="ro3">
          <table:table-cell table:style-name="ce236" office:value-type="float" office:value="546" calcext:value-type="float">
            <text:p>546</text:p>
          </table:table-cell>
          <table:table-cell table:style-name="ce236" office:value-type="float" office:value="6788000" calcext:value-type="float">
            <text:p>6788000</text:p>
          </table:table-cell>
          <table:table-cell table:style-name="ce236" office:value-type="string" calcext:value-type="string">
            <text:p>Malis s/ différences de règlement</text:p>
          </table:table-cell>
        </table:table-row>
        <table:table-row table:style-name="ro3">
          <table:table-cell table:style-name="ce236" office:value-type="float" office:value="547" calcext:value-type="float">
            <text:p>547</text:p>
          </table:table-cell>
          <table:table-cell table:style-name="ce236" office:value-type="float" office:value="6811000" calcext:value-type="float">
            <text:p>6811000</text:p>
          </table:table-cell>
          <table:table-cell table:style-name="ce236" office:value-type="string" calcext:value-type="string">
            <text:p>Dota. amorts. immo. incorporelles et corporelles</text:p>
          </table:table-cell>
        </table:table-row>
        <table:table-row table:style-name="ro3">
          <table:table-cell table:style-name="ce236" office:value-type="float" office:value="548" calcext:value-type="float">
            <text:p>548</text:p>
          </table:table-cell>
          <table:table-cell table:style-name="ce236" office:value-type="float" office:value="6812000" calcext:value-type="float">
            <text:p>6812000</text:p>
          </table:table-cell>
          <table:table-cell table:style-name="ce236" office:value-type="string" calcext:value-type="string">
            <text:p>Dota. amorts. charges d'exploitation à répartir</text:p>
          </table:table-cell>
        </table:table-row>
        <table:table-row table:style-name="ro3">
          <table:table-cell table:style-name="ce236" office:value-type="float" office:value="549" calcext:value-type="float">
            <text:p>549</text:p>
          </table:table-cell>
          <table:table-cell table:style-name="ce236" office:value-type="float" office:value="6815000" calcext:value-type="float">
            <text:p>6815000</text:p>
          </table:table-cell>
          <table:table-cell table:style-name="ce236" office:value-type="string" calcext:value-type="string">
            <text:p>Dota. provis. pour risques et charges exploitation</text:p>
          </table:table-cell>
        </table:table-row>
        <table:table-row table:style-name="ro3">
          <table:table-cell table:style-name="ce236" office:value-type="float" office:value="550" calcext:value-type="float">
            <text:p>550</text:p>
          </table:table-cell>
          <table:table-cell table:style-name="ce236" office:value-type="float" office:value="6816000" calcext:value-type="float">
            <text:p>6816000</text:p>
          </table:table-cell>
          <table:table-cell table:style-name="ce236" office:value-type="string" calcext:value-type="string">
            <text:p>Dota. provis. pour dépréc. immo. incorpo. et corpo</text:p>
          </table:table-cell>
        </table:table-row>
        <table:table-row table:style-name="ro3">
          <table:table-cell table:style-name="ce236" office:value-type="float" office:value="551" calcext:value-type="float">
            <text:p>551</text:p>
          </table:table-cell>
          <table:table-cell table:style-name="ce236" office:value-type="float" office:value="6817000" calcext:value-type="float">
            <text:p>6817000</text:p>
          </table:table-cell>
          <table:table-cell table:style-name="ce236" office:value-type="string" calcext:value-type="string">
            <text:p>Dota. provis. pour dépréc. des actifs circulants</text:p>
          </table:table-cell>
        </table:table-row>
        <table:table-row table:style-name="ro3">
          <table:table-cell table:style-name="ce236" office:value-type="float" office:value="552" calcext:value-type="float">
            <text:p>552</text:p>
          </table:table-cell>
          <table:table-cell table:style-name="ce236" office:value-type="float" office:value="6860000" calcext:value-type="float">
            <text:p>6860000</text:p>
          </table:table-cell>
          <table:table-cell table:style-name="ce236" office:value-type="string" calcext:value-type="string">
            <text:p>Dota. aux amorts. et provis. - Charges financières</text:p>
          </table:table-cell>
        </table:table-row>
        <table:table-row table:style-name="ro3">
          <table:table-cell table:style-name="ce236" office:value-type="float" office:value="553" calcext:value-type="float">
            <text:p>553</text:p>
          </table:table-cell>
          <table:table-cell table:style-name="ce236" office:value-type="float" office:value="6861000" calcext:value-type="float">
            <text:p>6861000</text:p>
          </table:table-cell>
          <table:table-cell table:style-name="ce236" office:value-type="string" calcext:value-type="string">
            <text:p>Dota. amorts. primes de remboursement obligations</text:p>
          </table:table-cell>
        </table:table-row>
        <table:table-row table:style-name="ro3">
          <table:table-cell table:style-name="ce236" office:value-type="float" office:value="554" calcext:value-type="float">
            <text:p>554</text:p>
          </table:table-cell>
          <table:table-cell table:style-name="ce236" office:value-type="float" office:value="6865000" calcext:value-type="float">
            <text:p>6865000</text:p>
          </table:table-cell>
          <table:table-cell table:style-name="ce236" office:value-type="string" calcext:value-type="string">
            <text:p>Dota. provis. pour risques et charges financiers</text:p>
          </table:table-cell>
        </table:table-row>
        <table:table-row table:style-name="ro3">
          <table:table-cell table:style-name="ce236" office:value-type="float" office:value="555" calcext:value-type="float">
            <text:p>555</text:p>
          </table:table-cell>
          <table:table-cell table:style-name="ce236" office:value-type="float" office:value="6866000" calcext:value-type="float">
            <text:p>6866000</text:p>
          </table:table-cell>
          <table:table-cell table:style-name="ce236" office:value-type="string" calcext:value-type="string">
            <text:p>Dota. provis. pour dépréc. des éléments financiers</text:p>
          </table:table-cell>
        </table:table-row>
        <table:table-row table:style-name="ro3">
          <table:table-cell table:style-name="ce236" office:value-type="float" office:value="556" calcext:value-type="float">
            <text:p>556</text:p>
          </table:table-cell>
          <table:table-cell table:style-name="ce236" office:value-type="float" office:value="6868000" calcext:value-type="float">
            <text:p>6868000</text:p>
          </table:table-cell>
          <table:table-cell table:style-name="ce236" office:value-type="string" calcext:value-type="string">
            <text:p>Autres dotations</text:p>
          </table:table-cell>
        </table:table-row>
        <table:table-row table:style-name="ro3">
          <table:table-cell table:style-name="ce236" office:value-type="float" office:value="557" calcext:value-type="float">
            <text:p>557</text:p>
          </table:table-cell>
          <table:table-cell table:style-name="ce236" office:value-type="float" office:value="6871000" calcext:value-type="float">
            <text:p>6871000</text:p>
          </table:table-cell>
          <table:table-cell table:style-name="ce236" office:value-type="string" calcext:value-type="string">
            <text:p>Dota. amorts. exceptionnels des immobilisations</text:p>
          </table:table-cell>
        </table:table-row>
        <table:table-row table:style-name="ro3">
          <table:table-cell table:style-name="ce236" office:value-type="float" office:value="558" calcext:value-type="float">
            <text:p>558</text:p>
          </table:table-cell>
          <table:table-cell table:style-name="ce236" office:value-type="float" office:value="6872000" calcext:value-type="float">
            <text:p>6872000</text:p>
          </table:table-cell>
          <table:table-cell table:style-name="ce236" office:value-type="string" calcext:value-type="string">
            <text:p>Dota. provis. réglementées (immobilisations)</text:p>
          </table:table-cell>
        </table:table-row>
        <table:table-row table:style-name="ro3">
          <table:table-cell table:style-name="ce236" office:value-type="float" office:value="559" calcext:value-type="float">
            <text:p>559</text:p>
          </table:table-cell>
          <table:table-cell table:style-name="ce236" office:value-type="float" office:value="6872500" calcext:value-type="float">
            <text:p>6872500</text:p>
          </table:table-cell>
          <table:table-cell table:style-name="ce236" office:value-type="string" calcext:value-type="string">
            <text:p>Amortissements dérogatoires</text:p>
          </table:table-cell>
        </table:table-row>
        <table:table-row table:style-name="ro3">
          <table:table-cell table:style-name="ce236" office:value-type="float" office:value="560" calcext:value-type="float">
            <text:p>560</text:p>
          </table:table-cell>
          <table:table-cell table:style-name="ce236" office:value-type="float" office:value="6873000" calcext:value-type="float">
            <text:p>6873000</text:p>
          </table:table-cell>
          <table:table-cell table:style-name="ce236" office:value-type="string" calcext:value-type="string">
            <text:p>Dota. provis. réglementées (stocks)</text:p>
          </table:table-cell>
        </table:table-row>
        <table:table-row table:style-name="ro3">
          <table:table-cell table:style-name="ce236" office:value-type="float" office:value="561" calcext:value-type="float">
            <text:p>561</text:p>
          </table:table-cell>
          <table:table-cell table:style-name="ce236" office:value-type="float" office:value="6874000" calcext:value-type="float">
            <text:p>6874000</text:p>
          </table:table-cell>
          <table:table-cell table:style-name="ce236" office:value-type="string" calcext:value-type="string">
            <text:p>Dotations aux autres provisions réglementées</text:p>
          </table:table-cell>
        </table:table-row>
        <table:table-row table:style-name="ro3">
          <table:table-cell table:style-name="ce236" office:value-type="float" office:value="562" calcext:value-type="float">
            <text:p>562</text:p>
          </table:table-cell>
          <table:table-cell table:style-name="ce236" office:value-type="float" office:value="6875000" calcext:value-type="float">
            <text:p>6875000</text:p>
          </table:table-cell>
          <table:table-cell table:style-name="ce236" office:value-type="string" calcext:value-type="string">
            <text:p>Dota. aux provis. pour risques et charges excepti.</text:p>
          </table:table-cell>
        </table:table-row>
        <table:table-row table:style-name="ro3">
          <table:table-cell table:style-name="ce236" office:value-type="float" office:value="563" calcext:value-type="float">
            <text:p>563</text:p>
          </table:table-cell>
          <table:table-cell table:style-name="ce236" office:value-type="float" office:value="6876000" calcext:value-type="float">
            <text:p>6876000</text:p>
          </table:table-cell>
          <table:table-cell table:style-name="ce236" office:value-type="string" calcext:value-type="string">
            <text:p>Dota. provis. pour dépréciations exceptionnelles</text:p>
          </table:table-cell>
        </table:table-row>
        <table:table-row table:style-name="ro3">
          <table:table-cell table:style-name="ce236" office:value-type="float" office:value="564" calcext:value-type="float">
            <text:p>564</text:p>
          </table:table-cell>
          <table:table-cell table:style-name="ce236" office:value-type="float" office:value="6910000" calcext:value-type="float">
            <text:p>6910000</text:p>
          </table:table-cell>
          <table:table-cell table:style-name="ce236" office:value-type="string" calcext:value-type="string">
            <text:p>Participation des salariés</text:p>
          </table:table-cell>
        </table:table-row>
        <table:table-row table:style-name="ro3">
          <table:table-cell table:style-name="ce236" office:value-type="float" office:value="565" calcext:value-type="float">
            <text:p>565</text:p>
          </table:table-cell>
          <table:table-cell table:style-name="ce236" office:value-type="float" office:value="6950000" calcext:value-type="float">
            <text:p>6950000</text:p>
          </table:table-cell>
          <table:table-cell table:style-name="ce236" office:value-type="string" calcext:value-type="string">
            <text:p>Impôts sur les bénéfices</text:p>
          </table:table-cell>
        </table:table-row>
        <table:table-row table:style-name="ro3">
          <table:table-cell table:style-name="ce236" office:value-type="float" office:value="566" calcext:value-type="float">
            <text:p>566</text:p>
          </table:table-cell>
          <table:table-cell table:style-name="ce236" office:value-type="float" office:value="6970000" calcext:value-type="float">
            <text:p>6970000</text:p>
          </table:table-cell>
          <table:table-cell table:style-name="ce236" office:value-type="string" calcext:value-type="string">
            <text:p>Imposition forfaitaire annuelle des sociétés</text:p>
          </table:table-cell>
        </table:table-row>
        <table:table-row table:style-name="ro3">
          <table:table-cell table:style-name="ce236" office:value-type="float" office:value="567" calcext:value-type="float">
            <text:p>567</text:p>
          </table:table-cell>
          <table:table-cell table:style-name="ce236" office:value-type="float" office:value="6980000" calcext:value-type="float">
            <text:p>6980000</text:p>
          </table:table-cell>
          <table:table-cell table:style-name="ce236" office:value-type="string" calcext:value-type="string">
            <text:p>Contribution de 10 %</text:p>
          </table:table-cell>
        </table:table-row>
        <table:table-row table:style-name="ro3">
          <table:table-cell table:style-name="ce236" office:value-type="float" office:value="568" calcext:value-type="float">
            <text:p>568</text:p>
          </table:table-cell>
          <table:table-cell table:style-name="ce236" office:value-type="float" office:value="6990000" calcext:value-type="float">
            <text:p>6990000</text:p>
          </table:table-cell>
          <table:table-cell table:style-name="ce236" office:value-type="string" calcext:value-type="string">
            <text:p>Produits - Reports en arrière des déficits</text:p>
          </table:table-cell>
        </table:table-row>
        <table:table-row table:style-name="ro3">
          <table:table-cell table:style-name="ce236" office:value-type="float" office:value="569" calcext:value-type="float">
            <text:p>569</text:p>
          </table:table-cell>
          <table:table-cell table:style-name="ce236" office:value-type="float" office:value="6999990" calcext:value-type="float">
            <text:p>6999990</text:p>
          </table:table-cell>
          <table:table-cell table:style-name="ce236" office:value-type="string" calcext:value-type="string">
            <text:p>Centralisateur des comptes Charges en clôture</text:p>
          </table:table-cell>
        </table:table-row>
        <table:table-row table:style-name="ro3">
          <table:table-cell table:style-name="ce238" office:value-type="float" office:value="570" calcext:value-type="float">
            <text:p>570</text:p>
          </table:table-cell>
          <table:table-cell table:style-name="ce238" office:value-type="float" office:value="7010000" calcext:value-type="float">
            <text:p>7010000</text:p>
          </table:table-cell>
          <table:table-cell table:style-name="ce238" office:value-type="string" calcext:value-type="string">
            <text:p>Ventes de produits finis TVA 1</text:p>
          </table:table-cell>
        </table:table-row>
        <table:table-row table:style-name="ro3">
          <table:table-cell table:style-name="ce238" office:value-type="float" office:value="571" calcext:value-type="float">
            <text:p>571</text:p>
          </table:table-cell>
          <table:table-cell table:style-name="ce238" office:value-type="float" office:value="7010002" calcext:value-type="float">
            <text:p>7010002</text:p>
          </table:table-cell>
          <table:table-cell table:style-name="ce238" office:value-type="string" calcext:value-type="string">
            <text:p>Ventes de produits finis TVA 2</text:p>
          </table:table-cell>
        </table:table-row>
        <table:table-row table:style-name="ro3">
          <table:table-cell table:style-name="ce238" office:value-type="float" office:value="572" calcext:value-type="float">
            <text:p>572</text:p>
          </table:table-cell>
          <table:table-cell table:style-name="ce238" office:value-type="float" office:value="7010003" calcext:value-type="float">
            <text:p>7010003</text:p>
          </table:table-cell>
          <table:table-cell table:style-name="ce238" office:value-type="string" calcext:value-type="string">
            <text:p>Ventes de produits finis TVA 3</text:p>
          </table:table-cell>
        </table:table-row>
        <table:table-row table:style-name="ro3">
          <table:table-cell table:style-name="ce238" office:value-type="float" office:value="573" calcext:value-type="float">
            <text:p>573</text:p>
          </table:table-cell>
          <table:table-cell table:style-name="ce238" office:value-type="float" office:value="7010004" calcext:value-type="float">
            <text:p>7010004</text:p>
          </table:table-cell>
          <table:table-cell table:style-name="ce238" office:value-type="string" calcext:value-type="string">
            <text:p>Ventes de produits finis TVA 4</text:p>
          </table:table-cell>
        </table:table-row>
        <table:table-row table:style-name="ro3">
          <table:table-cell table:style-name="ce238" office:value-type="float" office:value="574" calcext:value-type="float">
            <text:p>574</text:p>
          </table:table-cell>
          <table:table-cell table:style-name="ce238" office:value-type="float" office:value="7010100" calcext:value-type="float">
            <text:p>7010100</text:p>
          </table:table-cell>
          <table:table-cell table:style-name="ce238" office:value-type="string" calcext:value-type="string">
            <text:p>Ventes de produits finis exonérées</text:p>
          </table:table-cell>
        </table:table-row>
        <table:table-row table:style-name="ro3">
          <table:table-cell table:style-name="ce238" office:value-type="float" office:value="575" calcext:value-type="float">
            <text:p>575</text:p>
          </table:table-cell>
          <table:table-cell table:style-name="ce238" office:value-type="float" office:value="7010110" calcext:value-type="float">
            <text:p>7010110</text:p>
          </table:table-cell>
          <table:table-cell table:style-name="ce238" office:value-type="string" calcext:value-type="string">
            <text:p>Ventes de produits finis UE</text:p>
          </table:table-cell>
        </table:table-row>
        <table:table-row table:style-name="ro3">
          <table:table-cell table:style-name="ce238" office:value-type="float" office:value="576" calcext:value-type="float">
            <text:p>576</text:p>
          </table:table-cell>
          <table:table-cell table:style-name="ce238" office:value-type="float" office:value="7020000" calcext:value-type="float">
            <text:p>7020000</text:p>
          </table:table-cell>
          <table:table-cell table:style-name="ce238" office:value-type="string" calcext:value-type="string">
            <text:p>Ventes de produits intermédiaires</text:p>
          </table:table-cell>
        </table:table-row>
        <table:table-row table:style-name="ro3">
          <table:table-cell table:style-name="ce238" office:value-type="float" office:value="577" calcext:value-type="float">
            <text:p>577</text:p>
          </table:table-cell>
          <table:table-cell table:style-name="ce238" office:value-type="float" office:value="7030000" calcext:value-type="float">
            <text:p>7030000</text:p>
          </table:table-cell>
          <table:table-cell table:style-name="ce238" office:value-type="string" calcext:value-type="string">
            <text:p>Ventes de produits résiduels</text:p>
          </table:table-cell>
        </table:table-row>
        <table:table-row table:style-name="ro3">
          <table:table-cell table:style-name="ce238" office:value-type="float" office:value="578" calcext:value-type="float">
            <text:p>578</text:p>
          </table:table-cell>
          <table:table-cell table:style-name="ce238" office:value-type="float" office:value="7040000" calcext:value-type="float">
            <text:p>7040000</text:p>
          </table:table-cell>
          <table:table-cell table:style-name="ce238" office:value-type="string" calcext:value-type="string">
            <text:p>Travaux TVA 1</text:p>
          </table:table-cell>
        </table:table-row>
        <table:table-row table:style-name="ro3">
          <table:table-cell table:style-name="ce238" office:value-type="float" office:value="579" calcext:value-type="float">
            <text:p>579</text:p>
          </table:table-cell>
          <table:table-cell table:style-name="ce238" office:value-type="float" office:value="7040002" calcext:value-type="float">
            <text:p>7040002</text:p>
          </table:table-cell>
          <table:table-cell table:style-name="ce238" office:value-type="string" calcext:value-type="string">
            <text:p>Travaux TVA 2</text:p>
          </table:table-cell>
        </table:table-row>
        <table:table-row table:style-name="ro3">
          <table:table-cell table:style-name="ce238" office:value-type="float" office:value="580" calcext:value-type="float">
            <text:p>580</text:p>
          </table:table-cell>
          <table:table-cell table:style-name="ce238" office:value-type="float" office:value="7040003" calcext:value-type="float">
            <text:p>7040003</text:p>
          </table:table-cell>
          <table:table-cell table:style-name="ce238" office:value-type="string" calcext:value-type="string">
            <text:p>Travaux TVA 3</text:p>
          </table:table-cell>
        </table:table-row>
        <table:table-row table:style-name="ro3">
          <table:table-cell table:style-name="ce238" office:value-type="float" office:value="581" calcext:value-type="float">
            <text:p>581</text:p>
          </table:table-cell>
          <table:table-cell table:style-name="ce238" office:value-type="float" office:value="7040004" calcext:value-type="float">
            <text:p>7040004</text:p>
          </table:table-cell>
          <table:table-cell table:style-name="ce238" office:value-type="string" calcext:value-type="string">
            <text:p>Travaux TVA 4</text:p>
          </table:table-cell>
        </table:table-row>
        <table:table-row table:style-name="ro3">
          <table:table-cell table:style-name="ce238" office:value-type="float" office:value="582" calcext:value-type="float">
            <text:p>582</text:p>
          </table:table-cell>
          <table:table-cell table:style-name="ce238" office:value-type="float" office:value="7040100" calcext:value-type="float">
            <text:p>7040100</text:p>
          </table:table-cell>
          <table:table-cell table:style-name="ce238" office:value-type="string" calcext:value-type="string">
            <text:p>Travaux exonérés</text:p>
          </table:table-cell>
        </table:table-row>
        <table:table-row table:style-name="ro3">
          <table:table-cell table:style-name="ce238" office:value-type="float" office:value="583" calcext:value-type="float">
            <text:p>583</text:p>
          </table:table-cell>
          <table:table-cell table:style-name="ce238" office:value-type="float" office:value="7040110" calcext:value-type="float">
            <text:p>7040110</text:p>
          </table:table-cell>
          <table:table-cell table:style-name="ce238" office:value-type="string" calcext:value-type="string">
            <text:p>Travaux UE</text:p>
          </table:table-cell>
        </table:table-row>
        <table:table-row table:style-name="ro3">
          <table:table-cell table:style-name="ce238" office:value-type="float" office:value="584" calcext:value-type="float">
            <text:p>584</text:p>
          </table:table-cell>
          <table:table-cell table:style-name="ce238" office:value-type="float" office:value="7050000" calcext:value-type="float">
            <text:p>7050000</text:p>
          </table:table-cell>
          <table:table-cell table:style-name="ce238" office:value-type="string" calcext:value-type="string">
            <text:p>Etudes TVA 1</text:p>
          </table:table-cell>
        </table:table-row>
        <table:table-row table:style-name="ro3">
          <table:table-cell table:style-name="ce238" office:value-type="float" office:value="585" calcext:value-type="float">
            <text:p>585</text:p>
          </table:table-cell>
          <table:table-cell table:style-name="ce238" office:value-type="float" office:value="7050002" calcext:value-type="float">
            <text:p>7050002</text:p>
          </table:table-cell>
          <table:table-cell table:style-name="ce238" office:value-type="string" calcext:value-type="string">
            <text:p>Etudes TVA 2</text:p>
          </table:table-cell>
        </table:table-row>
        <table:table-row table:style-name="ro3">
          <table:table-cell table:style-name="ce238" office:value-type="float" office:value="586" calcext:value-type="float">
            <text:p>586</text:p>
          </table:table-cell>
          <table:table-cell table:style-name="ce238" office:value-type="float" office:value="7050003" calcext:value-type="float">
            <text:p>7050003</text:p>
          </table:table-cell>
          <table:table-cell table:style-name="ce238" office:value-type="string" calcext:value-type="string">
            <text:p>Etudes TVA 3</text:p>
          </table:table-cell>
        </table:table-row>
        <table:table-row table:style-name="ro3">
          <table:table-cell table:style-name="ce238" office:value-type="float" office:value="587" calcext:value-type="float">
            <text:p>587</text:p>
          </table:table-cell>
          <table:table-cell table:style-name="ce238" office:value-type="float" office:value="7050004" calcext:value-type="float">
            <text:p>7050004</text:p>
          </table:table-cell>
          <table:table-cell table:style-name="ce238" office:value-type="string" calcext:value-type="string">
            <text:p>Etudes TVA 4</text:p>
          </table:table-cell>
        </table:table-row>
        <table:table-row table:style-name="ro3">
          <table:table-cell table:style-name="ce238" office:value-type="float" office:value="588" calcext:value-type="float">
            <text:p>588</text:p>
          </table:table-cell>
          <table:table-cell table:style-name="ce238" office:value-type="float" office:value="7050100" calcext:value-type="float">
            <text:p>7050100</text:p>
          </table:table-cell>
          <table:table-cell table:style-name="ce238" office:value-type="string" calcext:value-type="string">
            <text:p>Etudes exonérées</text:p>
          </table:table-cell>
        </table:table-row>
        <table:table-row table:style-name="ro3">
          <table:table-cell table:style-name="ce238" office:value-type="float" office:value="589" calcext:value-type="float">
            <text:p>589</text:p>
          </table:table-cell>
          <table:table-cell table:style-name="ce238" office:value-type="float" office:value="7050110" calcext:value-type="float">
            <text:p>7050110</text:p>
          </table:table-cell>
          <table:table-cell table:style-name="ce238" office:value-type="string" calcext:value-type="string">
            <text:p>Etudes UE</text:p>
          </table:table-cell>
        </table:table-row>
        <table:table-row table:style-name="ro3">
          <table:table-cell table:style-name="ce238" office:value-type="float" office:value="590" calcext:value-type="float">
            <text:p>590</text:p>
          </table:table-cell>
          <table:table-cell table:style-name="ce238" office:value-type="float" office:value="7060000" calcext:value-type="float">
            <text:p>7060000</text:p>
          </table:table-cell>
          <table:table-cell table:style-name="ce238" office:value-type="string" calcext:value-type="string">
            <text:p>Prestations de services TVA 1</text:p>
          </table:table-cell>
        </table:table-row>
        <table:table-row table:style-name="ro3">
          <table:table-cell table:style-name="ce238" office:value-type="float" office:value="591" calcext:value-type="float">
            <text:p>591</text:p>
          </table:table-cell>
          <table:table-cell table:style-name="ce238" office:value-type="float" office:value="7060002" calcext:value-type="float">
            <text:p>7060002</text:p>
          </table:table-cell>
          <table:table-cell table:style-name="ce238" office:value-type="string" calcext:value-type="string">
            <text:p>Prestations de services TVA 2</text:p>
          </table:table-cell>
        </table:table-row>
        <table:table-row table:style-name="ro3">
          <table:table-cell table:style-name="ce238" office:value-type="float" office:value="592" calcext:value-type="float">
            <text:p>592</text:p>
          </table:table-cell>
          <table:table-cell table:style-name="ce238" office:value-type="float" office:value="7060003" calcext:value-type="float">
            <text:p>7060003</text:p>
          </table:table-cell>
          <table:table-cell table:style-name="ce238" office:value-type="string" calcext:value-type="string">
            <text:p>Prestations de services TVA 3</text:p>
          </table:table-cell>
        </table:table-row>
        <table:table-row table:style-name="ro3">
          <table:table-cell table:style-name="ce238" office:value-type="float" office:value="593" calcext:value-type="float">
            <text:p>593</text:p>
          </table:table-cell>
          <table:table-cell table:style-name="ce238" office:value-type="float" office:value="7060004" calcext:value-type="float">
            <text:p>7060004</text:p>
          </table:table-cell>
          <table:table-cell table:style-name="ce238" office:value-type="string" calcext:value-type="string">
            <text:p>Prestations de services TVA 4</text:p>
          </table:table-cell>
        </table:table-row>
        <table:table-row table:style-name="ro3">
          <table:table-cell table:style-name="ce238" office:value-type="float" office:value="594" calcext:value-type="float">
            <text:p>594</text:p>
          </table:table-cell>
          <table:table-cell table:style-name="ce238" office:value-type="float" office:value="7060100" calcext:value-type="float">
            <text:p>7060100</text:p>
          </table:table-cell>
          <table:table-cell table:style-name="ce238" office:value-type="string" calcext:value-type="string">
            <text:p>Prestations de services exonérées</text:p>
          </table:table-cell>
        </table:table-row>
        <table:table-row table:style-name="ro3">
          <table:table-cell table:style-name="ce238" office:value-type="float" office:value="595" calcext:value-type="float">
            <text:p>595</text:p>
          </table:table-cell>
          <table:table-cell table:style-name="ce238" office:value-type="float" office:value="7060110" calcext:value-type="float">
            <text:p>7060110</text:p>
          </table:table-cell>
          <table:table-cell table:style-name="ce238" office:value-type="string" calcext:value-type="string">
            <text:p>Prestations de services UE</text:p>
          </table:table-cell>
        </table:table-row>
        <table:table-row table:style-name="ro3">
          <table:table-cell table:style-name="ce238" office:value-type="float" office:value="596" calcext:value-type="float">
            <text:p>596</text:p>
          </table:table-cell>
          <table:table-cell table:style-name="ce238" office:value-type="float" office:value="7070000" calcext:value-type="float">
            <text:p>7070000</text:p>
          </table:table-cell>
          <table:table-cell table:style-name="ce238" office:value-type="string" calcext:value-type="string">
            <text:p>Ventes de marchandises TVA 1</text:p>
          </table:table-cell>
        </table:table-row>
        <table:table-row table:style-name="ro3">
          <table:table-cell table:style-name="ce238" office:value-type="float" office:value="597" calcext:value-type="float">
            <text:p>597</text:p>
          </table:table-cell>
          <table:table-cell table:style-name="ce238" office:value-type="float" office:value="7070002" calcext:value-type="float">
            <text:p>7070002</text:p>
          </table:table-cell>
          <table:table-cell table:style-name="ce238" office:value-type="string" calcext:value-type="string">
            <text:p>Ventes de marchandises TVA 2</text:p>
          </table:table-cell>
        </table:table-row>
        <table:table-row table:style-name="ro3">
          <table:table-cell table:style-name="ce238" office:value-type="float" office:value="598" calcext:value-type="float">
            <text:p>598</text:p>
          </table:table-cell>
          <table:table-cell table:style-name="ce238" office:value-type="float" office:value="7070003" calcext:value-type="float">
            <text:p>7070003</text:p>
          </table:table-cell>
          <table:table-cell table:style-name="ce238" office:value-type="string" calcext:value-type="string">
            <text:p>Ventes de marchandises TVA 3</text:p>
          </table:table-cell>
        </table:table-row>
        <table:table-row table:style-name="ro3">
          <table:table-cell table:style-name="ce238" office:value-type="float" office:value="599" calcext:value-type="float">
            <text:p>599</text:p>
          </table:table-cell>
          <table:table-cell table:style-name="ce238" office:value-type="float" office:value="7070004" calcext:value-type="float">
            <text:p>7070004</text:p>
          </table:table-cell>
          <table:table-cell table:style-name="ce238" office:value-type="string" calcext:value-type="string">
            <text:p>Ventes de marchandises TVA 4</text:p>
          </table:table-cell>
        </table:table-row>
        <table:table-row table:style-name="ro3">
          <table:table-cell table:style-name="ce238" office:value-type="float" office:value="600" calcext:value-type="float">
            <text:p>600</text:p>
          </table:table-cell>
          <table:table-cell table:style-name="ce238" office:value-type="float" office:value="7070100" calcext:value-type="float">
            <text:p>7070100</text:p>
          </table:table-cell>
          <table:table-cell table:style-name="ce238" office:value-type="string" calcext:value-type="string">
            <text:p>Ventes de marchandises exonérées</text:p>
          </table:table-cell>
        </table:table-row>
        <table:table-row table:style-name="ro3">
          <table:table-cell table:style-name="ce238" office:value-type="float" office:value="601" calcext:value-type="float">
            <text:p>601</text:p>
          </table:table-cell>
          <table:table-cell table:style-name="ce238" office:value-type="float" office:value="7070110" calcext:value-type="float">
            <text:p>7070110</text:p>
          </table:table-cell>
          <table:table-cell table:style-name="ce238" office:value-type="string" calcext:value-type="string">
            <text:p>Ventes de marchandises UE</text:p>
          </table:table-cell>
        </table:table-row>
        <table:table-row table:style-name="ro3">
          <table:table-cell table:style-name="ce238" office:value-type="float" office:value="602" calcext:value-type="float">
            <text:p>602</text:p>
          </table:table-cell>
          <table:table-cell table:style-name="ce238" office:value-type="float" office:value="7080000" calcext:value-type="float">
            <text:p>7080000</text:p>
          </table:table-cell>
          <table:table-cell table:style-name="ce238" office:value-type="string" calcext:value-type="string">
            <text:p>Produits des activités annexes TVA 1</text:p>
          </table:table-cell>
        </table:table-row>
        <table:table-row table:style-name="ro3">
          <table:table-cell table:style-name="ce238" office:value-type="float" office:value="603" calcext:value-type="float">
            <text:p>603</text:p>
          </table:table-cell>
          <table:table-cell table:style-name="ce238" office:value-type="float" office:value="7080002" calcext:value-type="float">
            <text:p>7080002</text:p>
          </table:table-cell>
          <table:table-cell table:style-name="ce238" office:value-type="string" calcext:value-type="string">
            <text:p>Produits des activités annexes TVA 2</text:p>
          </table:table-cell>
        </table:table-row>
        <table:table-row table:style-name="ro3">
          <table:table-cell table:style-name="ce238" office:value-type="float" office:value="604" calcext:value-type="float">
            <text:p>604</text:p>
          </table:table-cell>
          <table:table-cell table:style-name="ce238" office:value-type="float" office:value="7080003" calcext:value-type="float">
            <text:p>7080003</text:p>
          </table:table-cell>
          <table:table-cell table:style-name="ce238" office:value-type="string" calcext:value-type="string">
            <text:p>Produits des activités annexes TVA 3</text:p>
          </table:table-cell>
        </table:table-row>
        <table:table-row table:style-name="ro3">
          <table:table-cell table:style-name="ce238" office:value-type="float" office:value="605" calcext:value-type="float">
            <text:p>605</text:p>
          </table:table-cell>
          <table:table-cell table:style-name="ce238" office:value-type="float" office:value="7080004" calcext:value-type="float">
            <text:p>7080004</text:p>
          </table:table-cell>
          <table:table-cell table:style-name="ce238" office:value-type="string" calcext:value-type="string">
            <text:p>Produits des activités annexes TVA 4</text:p>
          </table:table-cell>
        </table:table-row>
        <table:table-row table:style-name="ro3">
          <table:table-cell table:style-name="ce238" office:value-type="float" office:value="606" calcext:value-type="float">
            <text:p>606</text:p>
          </table:table-cell>
          <table:table-cell table:style-name="ce238" office:value-type="float" office:value="7080100" calcext:value-type="float">
            <text:p>7080100</text:p>
          </table:table-cell>
          <table:table-cell table:style-name="ce238" office:value-type="string" calcext:value-type="string">
            <text:p>Produits des activités annexes exonérés</text:p>
          </table:table-cell>
        </table:table-row>
        <table:table-row table:style-name="ro3">
          <table:table-cell table:style-name="ce238" office:value-type="float" office:value="607" calcext:value-type="float">
            <text:p>607</text:p>
          </table:table-cell>
          <table:table-cell table:style-name="ce238" office:value-type="float" office:value="7080110" calcext:value-type="float">
            <text:p>7080110</text:p>
          </table:table-cell>
          <table:table-cell table:style-name="ce238" office:value-type="string" calcext:value-type="string">
            <text:p>Produits des activités annexes UE</text:p>
          </table:table-cell>
        </table:table-row>
        <table:table-row table:style-name="ro3">
          <table:table-cell table:style-name="ce238" office:value-type="float" office:value="608" calcext:value-type="float">
            <text:p>608</text:p>
          </table:table-cell>
          <table:table-cell table:style-name="ce238" office:value-type="float" office:value="7083000" calcext:value-type="float">
            <text:p>7083000</text:p>
          </table:table-cell>
          <table:table-cell table:style-name="ce238" office:value-type="string" calcext:value-type="string">
            <text:p>Locations diverses</text:p>
          </table:table-cell>
        </table:table-row>
        <table:table-row table:style-name="ro3">
          <table:table-cell table:style-name="ce238" office:value-type="float" office:value="609" calcext:value-type="float">
            <text:p>609</text:p>
          </table:table-cell>
          <table:table-cell table:style-name="ce238" office:value-type="float" office:value="7085000" calcext:value-type="float">
            <text:p>7085000</text:p>
          </table:table-cell>
          <table:table-cell table:style-name="ce238" office:value-type="string" calcext:value-type="string">
            <text:p>Ports frais accessoires facturés TVA 1</text:p>
          </table:table-cell>
        </table:table-row>
        <table:table-row table:style-name="ro3">
          <table:table-cell table:style-name="ce238" office:value-type="float" office:value="610" calcext:value-type="float">
            <text:p>610</text:p>
          </table:table-cell>
          <table:table-cell table:style-name="ce238" office:value-type="float" office:value="7085100" calcext:value-type="float">
            <text:p>7085100</text:p>
          </table:table-cell>
          <table:table-cell table:style-name="ce238" office:value-type="string" calcext:value-type="string">
            <text:p>Ports frais accessoires facturés exonérés</text:p>
          </table:table-cell>
        </table:table-row>
        <table:table-row table:style-name="ro3">
          <table:table-cell table:style-name="ce238" office:value-type="float" office:value="611" calcext:value-type="float">
            <text:p>611</text:p>
          </table:table-cell>
          <table:table-cell table:style-name="ce238" office:value-type="float" office:value="7086000" calcext:value-type="float">
            <text:p>7086000</text:p>
          </table:table-cell>
          <table:table-cell table:style-name="ce238" office:value-type="string" calcext:value-type="string">
            <text:p>Bonis sur reprises d'emballages consignés</text:p>
          </table:table-cell>
        </table:table-row>
        <table:table-row table:style-name="ro3">
          <table:table-cell table:style-name="ce238" office:value-type="float" office:value="612" calcext:value-type="float">
            <text:p>612</text:p>
          </table:table-cell>
          <table:table-cell table:style-name="ce238" office:value-type="float" office:value="7088000" calcext:value-type="float">
            <text:p>7088000</text:p>
          </table:table-cell>
          <table:table-cell table:style-name="ce238" office:value-type="string" calcext:value-type="string">
            <text:p>Autres produits d'activités annexes</text:p>
          </table:table-cell>
        </table:table-row>
        <table:table-row table:style-name="ro3">
          <table:table-cell table:style-name="ce238" office:value-type="float" office:value="613" calcext:value-type="float">
            <text:p>613</text:p>
          </table:table-cell>
          <table:table-cell table:style-name="ce238" office:value-type="float" office:value="7090000" calcext:value-type="float">
            <text:p>7090000</text:p>
          </table:table-cell>
          <table:table-cell table:style-name="ce238" office:value-type="string" calcext:value-type="string">
            <text:p>Rabais, remises et ristournes accordés TVA 1</text:p>
          </table:table-cell>
        </table:table-row>
        <table:table-row table:style-name="ro3">
          <table:table-cell table:style-name="ce238" office:value-type="float" office:value="614" calcext:value-type="float">
            <text:p>614</text:p>
          </table:table-cell>
          <table:table-cell table:style-name="ce238" office:value-type="float" office:value="7090002" calcext:value-type="float">
            <text:p>7090002</text:p>
          </table:table-cell>
          <table:table-cell table:style-name="ce238" office:value-type="string" calcext:value-type="string">
            <text:p>Rabais, remises et ristournes accordés TVA 2</text:p>
          </table:table-cell>
        </table:table-row>
        <table:table-row table:style-name="ro3">
          <table:table-cell table:style-name="ce238" office:value-type="float" office:value="615" calcext:value-type="float">
            <text:p>615</text:p>
          </table:table-cell>
          <table:table-cell table:style-name="ce238" office:value-type="float" office:value="7090003" calcext:value-type="float">
            <text:p>7090003</text:p>
          </table:table-cell>
          <table:table-cell table:style-name="ce238" office:value-type="string" calcext:value-type="string">
            <text:p>Rabais, remises et ristournes accordés TVA 3</text:p>
          </table:table-cell>
        </table:table-row>
        <table:table-row table:style-name="ro3">
          <table:table-cell table:style-name="ce238" office:value-type="float" office:value="616" calcext:value-type="float">
            <text:p>616</text:p>
          </table:table-cell>
          <table:table-cell table:style-name="ce238" office:value-type="float" office:value="7090004" calcext:value-type="float">
            <text:p>7090004</text:p>
          </table:table-cell>
          <table:table-cell table:style-name="ce238" office:value-type="string" calcext:value-type="string">
            <text:p>Rabais, remises et ristournes accordés TVA 4</text:p>
          </table:table-cell>
        </table:table-row>
        <table:table-row table:style-name="ro3">
          <table:table-cell table:style-name="ce238" office:value-type="float" office:value="617" calcext:value-type="float">
            <text:p>617</text:p>
          </table:table-cell>
          <table:table-cell table:style-name="ce238" office:value-type="float" office:value="7090100" calcext:value-type="float">
            <text:p>7090100</text:p>
          </table:table-cell>
          <table:table-cell table:style-name="ce238" office:value-type="string" calcext:value-type="string">
            <text:p>Rabais, remises et ristournes accordés exonérés</text:p>
          </table:table-cell>
        </table:table-row>
        <table:table-row table:style-name="ro3">
          <table:table-cell table:style-name="ce238" office:value-type="float" office:value="618" calcext:value-type="float">
            <text:p>618</text:p>
          </table:table-cell>
          <table:table-cell table:style-name="ce238" office:value-type="float" office:value="7090110" calcext:value-type="float">
            <text:p>7090110</text:p>
          </table:table-cell>
          <table:table-cell table:style-name="ce238" office:value-type="string" calcext:value-type="string">
            <text:p>Rabais, remises et ristournes accordés UE</text:p>
          </table:table-cell>
        </table:table-row>
        <table:table-row table:style-name="ro3">
          <table:table-cell table:style-name="ce238" office:value-type="float" office:value="619" calcext:value-type="float">
            <text:p>619</text:p>
          </table:table-cell>
          <table:table-cell table:style-name="ce238" office:value-type="float" office:value="7130000" calcext:value-type="float">
            <text:p>7130000</text:p>
          </table:table-cell>
          <table:table-cell table:style-name="ce238" office:value-type="string" calcext:value-type="string">
            <text:p>Variation stocks (en-cours de production,produits)</text:p>
          </table:table-cell>
        </table:table-row>
        <table:table-row table:style-name="ro3">
          <table:table-cell table:style-name="ce238" office:value-type="float" office:value="620" calcext:value-type="float">
            <text:p>620</text:p>
          </table:table-cell>
          <table:table-cell table:style-name="ce238" office:value-type="float" office:value="7133000" calcext:value-type="float">
            <text:p>7133000</text:p>
          </table:table-cell>
          <table:table-cell table:style-name="ce238" office:value-type="string" calcext:value-type="string">
            <text:p>Variation des en-cours de production de biens</text:p>
          </table:table-cell>
        </table:table-row>
        <table:table-row table:style-name="ro3">
          <table:table-cell table:style-name="ce238" office:value-type="float" office:value="621" calcext:value-type="float">
            <text:p>621</text:p>
          </table:table-cell>
          <table:table-cell table:style-name="ce238" office:value-type="float" office:value="7134000" calcext:value-type="float">
            <text:p>7134000</text:p>
          </table:table-cell>
          <table:table-cell table:style-name="ce238" office:value-type="string" calcext:value-type="string">
            <text:p>Variation des en-cours de production de services</text:p>
          </table:table-cell>
        </table:table-row>
        <table:table-row table:style-name="ro3">
          <table:table-cell table:style-name="ce238" office:value-type="float" office:value="622" calcext:value-type="float">
            <text:p>622</text:p>
          </table:table-cell>
          <table:table-cell table:style-name="ce238" office:value-type="float" office:value="7135000" calcext:value-type="float">
            <text:p>7135000</text:p>
          </table:table-cell>
          <table:table-cell table:style-name="ce238" office:value-type="string" calcext:value-type="string">
            <text:p>Variation des stocks de produits</text:p>
          </table:table-cell>
        </table:table-row>
        <table:table-row table:style-name="ro3">
          <table:table-cell table:style-name="ce238" office:value-type="float" office:value="623" calcext:value-type="float">
            <text:p>623</text:p>
          </table:table-cell>
          <table:table-cell table:style-name="ce238" office:value-type="float" office:value="7200000" calcext:value-type="float">
            <text:p>7200000</text:p>
          </table:table-cell>
          <table:table-cell table:style-name="ce238" office:value-type="string" calcext:value-type="string">
            <text:p>Production immobilisée</text:p>
          </table:table-cell>
        </table:table-row>
        <table:table-row table:style-name="ro3">
          <table:table-cell table:style-name="ce238" office:value-type="float" office:value="624" calcext:value-type="float">
            <text:p>624</text:p>
          </table:table-cell>
          <table:table-cell table:style-name="ce238" office:value-type="float" office:value="7310000" calcext:value-type="float">
            <text:p>7310000</text:p>
          </table:table-cell>
          <table:table-cell table:style-name="ce238" office:value-type="string" calcext:value-type="string">
            <text:p>Produits nets partiels s/opérations en cours</text:p>
          </table:table-cell>
        </table:table-row>
        <table:table-row table:style-name="ro3">
          <table:table-cell table:style-name="ce238" office:value-type="float" office:value="625" calcext:value-type="float">
            <text:p>625</text:p>
          </table:table-cell>
          <table:table-cell table:style-name="ce238" office:value-type="float" office:value="7390000" calcext:value-type="float">
            <text:p>7390000</text:p>
          </table:table-cell>
          <table:table-cell table:style-name="ce238" office:value-type="string" calcext:value-type="string">
            <text:p>Produits nets partiels s/opérations terminées</text:p>
          </table:table-cell>
        </table:table-row>
        <table:table-row table:style-name="ro3">
          <table:table-cell table:style-name="ce238" office:value-type="float" office:value="626" calcext:value-type="float">
            <text:p>626</text:p>
          </table:table-cell>
          <table:table-cell table:style-name="ce238" office:value-type="float" office:value="7400000" calcext:value-type="float">
            <text:p>7400000</text:p>
          </table:table-cell>
          <table:table-cell table:style-name="ce238" office:value-type="string" calcext:value-type="string">
            <text:p>Subventions d'exploitation</text:p>
          </table:table-cell>
        </table:table-row>
        <table:table-row table:style-name="ro3">
          <table:table-cell table:style-name="ce238" office:value-type="float" office:value="627" calcext:value-type="float">
            <text:p>627</text:p>
          </table:table-cell>
          <table:table-cell table:style-name="ce238" office:value-type="float" office:value="7510000" calcext:value-type="float">
            <text:p>7510000</text:p>
          </table:table-cell>
          <table:table-cell table:style-name="ce238" office:value-type="string" calcext:value-type="string">
            <text:p>Redevances pour concessions, brevets, licences...</text:p>
          </table:table-cell>
        </table:table-row>
        <table:table-row table:style-name="ro3">
          <table:table-cell table:style-name="ce238" office:value-type="float" office:value="628" calcext:value-type="float">
            <text:p>628</text:p>
          </table:table-cell>
          <table:table-cell table:style-name="ce238" office:value-type="float" office:value="7520000" calcext:value-type="float">
            <text:p>7520000</text:p>
          </table:table-cell>
          <table:table-cell table:style-name="ce238" office:value-type="string" calcext:value-type="string">
            <text:p>Revenus immeubles non affectés aux activités prof.</text:p>
          </table:table-cell>
        </table:table-row>
        <table:table-row table:style-name="ro3">
          <table:table-cell table:style-name="ce238" office:value-type="float" office:value="629" calcext:value-type="float">
            <text:p>629</text:p>
          </table:table-cell>
          <table:table-cell table:style-name="ce238" office:value-type="float" office:value="7530000" calcext:value-type="float">
            <text:p>7530000</text:p>
          </table:table-cell>
          <table:table-cell table:style-name="ce238" office:value-type="string" calcext:value-type="string">
            <text:p>Jetons de présence et rémunération administrateurs</text:p>
          </table:table-cell>
        </table:table-row>
        <table:table-row table:style-name="ro3">
          <table:table-cell table:style-name="ce238" office:value-type="float" office:value="630" calcext:value-type="float">
            <text:p>630</text:p>
          </table:table-cell>
          <table:table-cell table:style-name="ce238" office:value-type="float" office:value="7540000" calcext:value-type="float">
            <text:p>7540000</text:p>
          </table:table-cell>
          <table:table-cell table:style-name="ce238" office:value-type="string" calcext:value-type="string">
            <text:p>Ristournes perçues des coopératives</text:p>
          </table:table-cell>
        </table:table-row>
        <table:table-row table:style-name="ro3">
          <table:table-cell table:style-name="ce238" office:value-type="float" office:value="631" calcext:value-type="float">
            <text:p>631</text:p>
          </table:table-cell>
          <table:table-cell table:style-name="ce238" office:value-type="float" office:value="7550000" calcext:value-type="float">
            <text:p>7550000</text:p>
          </table:table-cell>
          <table:table-cell table:style-name="ce238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38" office:value-type="float" office:value="632" calcext:value-type="float">
            <text:p>632</text:p>
          </table:table-cell>
          <table:table-cell table:style-name="ce238" office:value-type="float" office:value="7580000" calcext:value-type="float">
            <text:p>7580000</text:p>
          </table:table-cell>
          <table:table-cell table:style-name="ce238" office:value-type="string" calcext:value-type="string">
            <text:p>Produits divers de gestion courante</text:p>
          </table:table-cell>
        </table:table-row>
        <table:table-row table:style-name="ro3">
          <table:table-cell table:style-name="ce238" office:value-type="float" office:value="633" calcext:value-type="float">
            <text:p>633</text:p>
          </table:table-cell>
          <table:table-cell table:style-name="ce238" office:value-type="float" office:value="7610000" calcext:value-type="float">
            <text:p>7610000</text:p>
          </table:table-cell>
          <table:table-cell table:style-name="ce238" office:value-type="string" calcext:value-type="string">
            <text:p>Produits de participations</text:p>
          </table:table-cell>
        </table:table-row>
        <table:table-row table:style-name="ro3">
          <table:table-cell table:style-name="ce238" office:value-type="float" office:value="634" calcext:value-type="float">
            <text:p>634</text:p>
          </table:table-cell>
          <table:table-cell table:style-name="ce238" office:value-type="float" office:value="7611000" calcext:value-type="float">
            <text:p>7611000</text:p>
          </table:table-cell>
          <table:table-cell table:style-name="ce238" office:value-type="string" calcext:value-type="string">
            <text:p>Revenus des titres de participation</text:p>
          </table:table-cell>
        </table:table-row>
        <table:table-row table:style-name="ro3">
          <table:table-cell table:style-name="ce238" office:value-type="float" office:value="635" calcext:value-type="float">
            <text:p>635</text:p>
          </table:table-cell>
          <table:table-cell table:style-name="ce238" office:value-type="float" office:value="7616000" calcext:value-type="float">
            <text:p>7616000</text:p>
          </table:table-cell>
          <table:table-cell table:style-name="ce238" office:value-type="string" calcext:value-type="string">
            <text:p>Revenus sur autres formes de participation</text:p>
          </table:table-cell>
        </table:table-row>
        <table:table-row table:style-name="ro3">
          <table:table-cell table:style-name="ce238" office:value-type="float" office:value="636" calcext:value-type="float">
            <text:p>636</text:p>
          </table:table-cell>
          <table:table-cell table:style-name="ce238" office:value-type="float" office:value="7617000" calcext:value-type="float">
            <text:p>7617000</text:p>
          </table:table-cell>
          <table:table-cell table:style-name="ce238" office:value-type="string" calcext:value-type="string">
            <text:p>Revenus des créances rattachées à participations</text:p>
          </table:table-cell>
        </table:table-row>
        <table:table-row table:style-name="ro3">
          <table:table-cell table:style-name="ce238" office:value-type="float" office:value="637" calcext:value-type="float">
            <text:p>637</text:p>
          </table:table-cell>
          <table:table-cell table:style-name="ce238" office:value-type="float" office:value="7620000" calcext:value-type="float">
            <text:p>7620000</text:p>
          </table:table-cell>
          <table:table-cell table:style-name="ce238" office:value-type="string" calcext:value-type="string">
            <text:p>Produits des autres immobilisations financières</text:p>
          </table:table-cell>
        </table:table-row>
        <table:table-row table:style-name="ro3">
          <table:table-cell table:style-name="ce238" office:value-type="float" office:value="638" calcext:value-type="float">
            <text:p>638</text:p>
          </table:table-cell>
          <table:table-cell table:style-name="ce238" office:value-type="float" office:value="7621000" calcext:value-type="float">
            <text:p>7621000</text:p>
          </table:table-cell>
          <table:table-cell table:style-name="ce238" office:value-type="string" calcext:value-type="string">
            <text:p>Revenus des titres immobilisés</text:p>
          </table:table-cell>
        </table:table-row>
        <table:table-row table:style-name="ro3">
          <table:table-cell table:style-name="ce238" office:value-type="float" office:value="639" calcext:value-type="float">
            <text:p>639</text:p>
          </table:table-cell>
          <table:table-cell table:style-name="ce238" office:value-type="float" office:value="7624000" calcext:value-type="float">
            <text:p>7624000</text:p>
          </table:table-cell>
          <table:table-cell table:style-name="ce238" office:value-type="string" calcext:value-type="string">
            <text:p>Revenus des prêts</text:p>
          </table:table-cell>
        </table:table-row>
        <table:table-row table:style-name="ro3">
          <table:table-cell table:style-name="ce238" office:value-type="float" office:value="640" calcext:value-type="float">
            <text:p>640</text:p>
          </table:table-cell>
          <table:table-cell table:style-name="ce238" office:value-type="float" office:value="7627000" calcext:value-type="float">
            <text:p>7627000</text:p>
          </table:table-cell>
          <table:table-cell table:style-name="ce238" office:value-type="string" calcext:value-type="string">
            <text:p>Revenus des créances immobilisées</text:p>
          </table:table-cell>
        </table:table-row>
        <table:table-row table:style-name="ro3">
          <table:table-cell table:style-name="ce238" office:value-type="float" office:value="641" calcext:value-type="float">
            <text:p>641</text:p>
          </table:table-cell>
          <table:table-cell table:style-name="ce238" office:value-type="float" office:value="7630000" calcext:value-type="float">
            <text:p>7630000</text:p>
          </table:table-cell>
          <table:table-cell table:style-name="ce238" office:value-type="string" calcext:value-type="string">
            <text:p>Revenus des autres créances</text:p>
          </table:table-cell>
        </table:table-row>
        <table:table-row table:style-name="ro3">
          <table:table-cell table:style-name="ce238" office:value-type="float" office:value="642" calcext:value-type="float">
            <text:p>642</text:p>
          </table:table-cell>
          <table:table-cell table:style-name="ce238" office:value-type="float" office:value="7640000" calcext:value-type="float">
            <text:p>7640000</text:p>
          </table:table-cell>
          <table:table-cell table:style-name="ce238" office:value-type="string" calcext:value-type="string">
            <text:p>Revenus des valeurs mobilières de placement</text:p>
          </table:table-cell>
        </table:table-row>
        <table:table-row table:style-name="ro3">
          <table:table-cell table:style-name="ce238" office:value-type="float" office:value="643" calcext:value-type="float">
            <text:p>643</text:p>
          </table:table-cell>
          <table:table-cell table:style-name="ce238" office:value-type="float" office:value="7650000" calcext:value-type="float">
            <text:p>7650000</text:p>
          </table:table-cell>
          <table:table-cell table:style-name="ce238" office:value-type="string" calcext:value-type="string">
            <text:p>Escomptes obtenus</text:p>
          </table:table-cell>
        </table:table-row>
        <table:table-row table:style-name="ro3">
          <table:table-cell table:style-name="ce238" office:value-type="float" office:value="644" calcext:value-type="float">
            <text:p>644</text:p>
          </table:table-cell>
          <table:table-cell table:style-name="ce238" office:value-type="float" office:value="7660000" calcext:value-type="float">
            <text:p>7660000</text:p>
          </table:table-cell>
          <table:table-cell table:style-name="ce238" office:value-type="string" calcext:value-type="string">
            <text:p>Gains de change</text:p>
          </table:table-cell>
        </table:table-row>
        <table:table-row table:style-name="ro3">
          <table:table-cell table:style-name="ce238" office:value-type="float" office:value="645" calcext:value-type="float">
            <text:p>645</text:p>
          </table:table-cell>
          <table:table-cell table:style-name="ce238" office:value-type="float" office:value="7670000" calcext:value-type="float">
            <text:p>7670000</text:p>
          </table:table-cell>
          <table:table-cell table:style-name="ce238" office:value-type="string" calcext:value-type="string">
            <text:p>Produits nets sur cessions de valeurs mobilières</text:p>
          </table:table-cell>
        </table:table-row>
        <table:table-row table:style-name="ro3">
          <table:table-cell table:style-name="ce238" office:value-type="float" office:value="646" calcext:value-type="float">
            <text:p>646</text:p>
          </table:table-cell>
          <table:table-cell table:style-name="ce238" office:value-type="float" office:value="7680000" calcext:value-type="float">
            <text:p>7680000</text:p>
          </table:table-cell>
          <table:table-cell table:style-name="ce238" office:value-type="string" calcext:value-type="string">
            <text:p>Autres produits financiers</text:p>
          </table:table-cell>
        </table:table-row>
        <table:table-row table:style-name="ro3">
          <table:table-cell table:style-name="ce238" office:value-type="float" office:value="647" calcext:value-type="float">
            <text:p>647</text:p>
          </table:table-cell>
          <table:table-cell table:style-name="ce238" office:value-type="float" office:value="7688000" calcext:value-type="float">
            <text:p>7688000</text:p>
          </table:table-cell>
          <table:table-cell table:style-name="ce238" office:value-type="string" calcext:value-type="string">
            <text:p>Arrondi conversion EURO</text:p>
          </table:table-cell>
        </table:table-row>
        <table:table-row table:style-name="ro3">
          <table:table-cell table:style-name="ce238" office:value-type="float" office:value="648" calcext:value-type="float">
            <text:p>648</text:p>
          </table:table-cell>
          <table:table-cell table:style-name="ce238" office:value-type="float" office:value="7710000" calcext:value-type="float">
            <text:p>7710000</text:p>
          </table:table-cell>
          <table:table-cell table:style-name="ce238" office:value-type="string" calcext:value-type="string">
            <text:p>Produits exceptionnels sur opérations de gestion</text:p>
          </table:table-cell>
        </table:table-row>
        <table:table-row table:style-name="ro3">
          <table:table-cell table:style-name="ce238" office:value-type="float" office:value="649" calcext:value-type="float">
            <text:p>649</text:p>
          </table:table-cell>
          <table:table-cell table:style-name="ce238" office:value-type="float" office:value="7711000" calcext:value-type="float">
            <text:p>7711000</text:p>
          </table:table-cell>
          <table:table-cell table:style-name="ce238" office:value-type="string" calcext:value-type="string">
            <text:p>Dédits et pénalités perçus s/achats et s/ventes</text:p>
          </table:table-cell>
        </table:table-row>
        <table:table-row table:style-name="ro3">
          <table:table-cell table:style-name="ce238" office:value-type="float" office:value="650" calcext:value-type="float">
            <text:p>650</text:p>
          </table:table-cell>
          <table:table-cell table:style-name="ce238" office:value-type="float" office:value="7713000" calcext:value-type="float">
            <text:p>7713000</text:p>
          </table:table-cell>
          <table:table-cell table:style-name="ce238" office:value-type="string" calcext:value-type="string">
            <text:p>Libéralités perçues</text:p>
          </table:table-cell>
        </table:table-row>
        <table:table-row table:style-name="ro3">
          <table:table-cell table:style-name="ce238" office:value-type="float" office:value="651" calcext:value-type="float">
            <text:p>651</text:p>
          </table:table-cell>
          <table:table-cell table:style-name="ce238" office:value-type="float" office:value="7714000" calcext:value-type="float">
            <text:p>7714000</text:p>
          </table:table-cell>
          <table:table-cell table:style-name="ce238" office:value-type="string" calcext:value-type="string">
            <text:p>Rentrées sur créances amorties</text:p>
          </table:table-cell>
        </table:table-row>
        <table:table-row table:style-name="ro3">
          <table:table-cell table:style-name="ce238" office:value-type="float" office:value="652" calcext:value-type="float">
            <text:p>652</text:p>
          </table:table-cell>
          <table:table-cell table:style-name="ce238" office:value-type="float" office:value="7714200" calcext:value-type="float">
            <text:p>7714200</text:p>
          </table:table-cell>
          <table:table-cell table:style-name="ce238" office:value-type="string" calcext:value-type="string">
            <text:p>Rentrées sur créances amorties à 20.6 %</text:p>
          </table:table-cell>
        </table:table-row>
        <table:table-row table:style-name="ro3">
          <table:table-cell table:style-name="ce238" office:value-type="float" office:value="653" calcext:value-type="float">
            <text:p>653</text:p>
          </table:table-cell>
          <table:table-cell table:style-name="ce238" office:value-type="float" office:value="7715000" calcext:value-type="float">
            <text:p>7715000</text:p>
          </table:table-cell>
          <table:table-cell table:style-name="ce238" office:value-type="string" calcext:value-type="string">
            <text:p>Subventions d'équilibre</text:p>
          </table:table-cell>
        </table:table-row>
        <table:table-row table:style-name="ro3">
          <table:table-cell table:style-name="ce238" office:value-type="float" office:value="654" calcext:value-type="float">
            <text:p>654</text:p>
          </table:table-cell>
          <table:table-cell table:style-name="ce238" office:value-type="float" office:value="7717000" calcext:value-type="float">
            <text:p>7717000</text:p>
          </table:table-cell>
          <table:table-cell table:style-name="ce238" office:value-type="string" calcext:value-type="string">
            <text:p>Dégrèvements d'impôts (autres qu'impôts s/bénéf.)</text:p>
          </table:table-cell>
        </table:table-row>
        <table:table-row table:style-name="ro3">
          <table:table-cell table:style-name="ce238" office:value-type="float" office:value="655" calcext:value-type="float">
            <text:p>655</text:p>
          </table:table-cell>
          <table:table-cell table:style-name="ce238" office:value-type="float" office:value="7718000" calcext:value-type="float">
            <text:p>7718000</text:p>
          </table:table-cell>
          <table:table-cell table:style-name="ce238" office:value-type="string" calcext:value-type="string">
            <text:p>Autres produits exceptionnels s/opéra. de gestion</text:p>
          </table:table-cell>
        </table:table-row>
        <table:table-row table:style-name="ro3">
          <table:table-cell table:style-name="ce238" office:value-type="float" office:value="656" calcext:value-type="float">
            <text:p>656</text:p>
          </table:table-cell>
          <table:table-cell table:style-name="ce238" office:value-type="float" office:value="7720000" calcext:value-type="float">
            <text:p>7720000</text:p>
          </table:table-cell>
          <table:table-cell table:style-name="ce238" office:value-type="string" calcext:value-type="string">
            <text:p>Produits exceptionnels sur exercices antérieurs</text:p>
          </table:table-cell>
        </table:table-row>
        <table:table-row table:style-name="ro3">
          <table:table-cell table:style-name="ce238" office:value-type="float" office:value="657" calcext:value-type="float">
            <text:p>657</text:p>
          </table:table-cell>
          <table:table-cell table:style-name="ce238" office:value-type="float" office:value="7750000" calcext:value-type="float">
            <text:p>7750000</text:p>
          </table:table-cell>
          <table:table-cell table:style-name="ce238" office:value-type="string" calcext:value-type="string">
            <text:p>Produits des cessions d'éléments d'actif</text:p>
          </table:table-cell>
        </table:table-row>
        <table:table-row table:style-name="ro3">
          <table:table-cell table:style-name="ce238" office:value-type="float" office:value="658" calcext:value-type="float">
            <text:p>658</text:p>
          </table:table-cell>
          <table:table-cell table:style-name="ce238" office:value-type="float" office:value="7751000" calcext:value-type="float">
            <text:p>7751000</text:p>
          </table:table-cell>
          <table:table-cell table:style-name="ce238" office:value-type="string" calcext:value-type="string">
            <text:p>Produits des cessions : immo. incorporelles</text:p>
          </table:table-cell>
        </table:table-row>
        <table:table-row table:style-name="ro3">
          <table:table-cell table:style-name="ce238" office:value-type="float" office:value="659" calcext:value-type="float">
            <text:p>659</text:p>
          </table:table-cell>
          <table:table-cell table:style-name="ce238" office:value-type="float" office:value="7752000" calcext:value-type="float">
            <text:p>7752000</text:p>
          </table:table-cell>
          <table:table-cell table:style-name="ce238" office:value-type="string" calcext:value-type="string">
            <text:p>Produits des cessions : immo. corporelles</text:p>
          </table:table-cell>
        </table:table-row>
        <table:table-row table:style-name="ro3">
          <table:table-cell table:style-name="ce238" office:value-type="float" office:value="660" calcext:value-type="float">
            <text:p>660</text:p>
          </table:table-cell>
          <table:table-cell table:style-name="ce238" office:value-type="float" office:value="7756000" calcext:value-type="float">
            <text:p>7756000</text:p>
          </table:table-cell>
          <table:table-cell table:style-name="ce238" office:value-type="string" calcext:value-type="string">
            <text:p>Produits des cessions : immo. financières</text:p>
          </table:table-cell>
        </table:table-row>
        <table:table-row table:style-name="ro3">
          <table:table-cell table:style-name="ce238" office:value-type="float" office:value="661" calcext:value-type="float">
            <text:p>661</text:p>
          </table:table-cell>
          <table:table-cell table:style-name="ce238" office:value-type="float" office:value="7758000" calcext:value-type="float">
            <text:p>7758000</text:p>
          </table:table-cell>
          <table:table-cell table:style-name="ce238" office:value-type="string" calcext:value-type="string">
            <text:p>Produits des cessions : autres éléments d'actif</text:p>
          </table:table-cell>
        </table:table-row>
        <table:table-row table:style-name="ro3">
          <table:table-cell table:style-name="ce238" office:value-type="float" office:value="662" calcext:value-type="float">
            <text:p>662</text:p>
          </table:table-cell>
          <table:table-cell table:style-name="ce238" office:value-type="float" office:value="7770000" calcext:value-type="float">
            <text:p>7770000</text:p>
          </table:table-cell>
          <table:table-cell table:style-name="ce238" office:value-type="string" calcext:value-type="string">
            <text:p>Quote-part des subventions d'investissement</text:p>
          </table:table-cell>
        </table:table-row>
        <table:table-row table:style-name="ro3">
          <table:table-cell table:style-name="ce238" office:value-type="float" office:value="663" calcext:value-type="float">
            <text:p>663</text:p>
          </table:table-cell>
          <table:table-cell table:style-name="ce238" office:value-type="float" office:value="7780000" calcext:value-type="float">
            <text:p>7780000</text:p>
          </table:table-cell>
          <table:table-cell table:style-name="ce238" office:value-type="string" calcext:value-type="string">
            <text:p>Autres produits exceptionnels</text:p>
          </table:table-cell>
        </table:table-row>
        <table:table-row table:style-name="ro3">
          <table:table-cell table:style-name="ce238" office:value-type="float" office:value="664" calcext:value-type="float">
            <text:p>664</text:p>
          </table:table-cell>
          <table:table-cell table:style-name="ce238" office:value-type="float" office:value="7788000" calcext:value-type="float">
            <text:p>7788000</text:p>
          </table:table-cell>
          <table:table-cell table:style-name="ce238" office:value-type="string" calcext:value-type="string">
            <text:p>Bonis s/ différences de règlement</text:p>
          </table:table-cell>
        </table:table-row>
        <table:table-row table:style-name="ro3">
          <table:table-cell table:style-name="ce238" office:value-type="float" office:value="665" calcext:value-type="float">
            <text:p>665</text:p>
          </table:table-cell>
          <table:table-cell table:style-name="ce238" office:value-type="float" office:value="7788100" calcext:value-type="float">
            <text:p>7788100</text:p>
          </table:table-cell>
          <table:table-cell table:style-name="ce238" office:value-type="string" calcext:value-type="string">
            <text:p>Produit exceptionel Abandon Compte Thomas Milottti</text:p>
          </table:table-cell>
        </table:table-row>
        <table:table-row table:style-name="ro3">
          <table:table-cell table:style-name="ce238" office:value-type="float" office:value="666" calcext:value-type="float">
            <text:p>666</text:p>
          </table:table-cell>
          <table:table-cell table:style-name="ce238" office:value-type="float" office:value="7810000" calcext:value-type="float">
            <text:p>7810000</text:p>
          </table:table-cell>
          <table:table-cell table:style-name="ce238" office:value-type="string" calcext:value-type="string">
            <text:p>Reprises s/amortis. et provisions (exploitation)</text:p>
          </table:table-cell>
        </table:table-row>
        <table:table-row table:style-name="ro3">
          <table:table-cell table:style-name="ce238" office:value-type="float" office:value="667" calcext:value-type="float">
            <text:p>667</text:p>
          </table:table-cell>
          <table:table-cell table:style-name="ce238" office:value-type="float" office:value="7811000" calcext:value-type="float">
            <text:p>7811000</text:p>
          </table:table-cell>
          <table:table-cell table:style-name="ce238" office:value-type="string" calcext:value-type="string">
            <text:p>Reprises s/amort. immo. incorpo. et corporelles</text:p>
          </table:table-cell>
        </table:table-row>
        <table:table-row table:style-name="ro3">
          <table:table-cell table:style-name="ce238" office:value-type="float" office:value="668" calcext:value-type="float">
            <text:p>668</text:p>
          </table:table-cell>
          <table:table-cell table:style-name="ce238" office:value-type="float" office:value="7815000" calcext:value-type="float">
            <text:p>7815000</text:p>
          </table:table-cell>
          <table:table-cell table:style-name="ce238" office:value-type="string" calcext:value-type="string">
            <text:p>Reprises s/provis. pour risques et charges exploi.</text:p>
          </table:table-cell>
        </table:table-row>
        <table:table-row table:style-name="ro3">
          <table:table-cell table:style-name="ce238" office:value-type="float" office:value="669" calcext:value-type="float">
            <text:p>669</text:p>
          </table:table-cell>
          <table:table-cell table:style-name="ce238" office:value-type="float" office:value="7816000" calcext:value-type="float">
            <text:p>7816000</text:p>
          </table:table-cell>
          <table:table-cell table:style-name="ce238" office:value-type="string" calcext:value-type="string">
            <text:p>Reprises s/provis. dépré. immo. incorpo. et corpor</text:p>
          </table:table-cell>
        </table:table-row>
        <table:table-row table:style-name="ro3">
          <table:table-cell table:style-name="ce238" office:value-type="float" office:value="670" calcext:value-type="float">
            <text:p>670</text:p>
          </table:table-cell>
          <table:table-cell table:style-name="ce238" office:value-type="float" office:value="7817000" calcext:value-type="float">
            <text:p>7817000</text:p>
          </table:table-cell>
          <table:table-cell table:style-name="ce238" office:value-type="string" calcext:value-type="string">
            <text:p>Reprises s/provis. pour dépréci. actifs circulants</text:p>
          </table:table-cell>
        </table:table-row>
        <table:table-row table:style-name="ro3">
          <table:table-cell table:style-name="ce238" office:value-type="float" office:value="671" calcext:value-type="float">
            <text:p>671</text:p>
          </table:table-cell>
          <table:table-cell table:style-name="ce238" office:value-type="float" office:value="7860000" calcext:value-type="float">
            <text:p>7860000</text:p>
          </table:table-cell>
          <table:table-cell table:style-name="ce238" office:value-type="string" calcext:value-type="string">
            <text:p>Reprises sur provisions (produits financiers)</text:p>
          </table:table-cell>
        </table:table-row>
        <table:table-row table:style-name="ro3">
          <table:table-cell table:style-name="ce238" office:value-type="float" office:value="672" calcext:value-type="float">
            <text:p>672</text:p>
          </table:table-cell>
          <table:table-cell table:style-name="ce238" office:value-type="float" office:value="7865000" calcext:value-type="float">
            <text:p>7865000</text:p>
          </table:table-cell>
          <table:table-cell table:style-name="ce238" office:value-type="string" calcext:value-type="string">
            <text:p>Reprises s/provi. risques et charges financiers</text:p>
          </table:table-cell>
        </table:table-row>
        <table:table-row table:style-name="ro3">
          <table:table-cell table:style-name="ce238" office:value-type="float" office:value="673" calcext:value-type="float">
            <text:p>673</text:p>
          </table:table-cell>
          <table:table-cell table:style-name="ce238" office:value-type="float" office:value="7866000" calcext:value-type="float">
            <text:p>7866000</text:p>
          </table:table-cell>
          <table:table-cell table:style-name="ce238" office:value-type="string" calcext:value-type="string">
            <text:p>Reprises s/provi. dépréciation éléments financiers</text:p>
          </table:table-cell>
        </table:table-row>
        <table:table-row table:style-name="ro3">
          <table:table-cell table:style-name="ce238" office:value-type="float" office:value="674" calcext:value-type="float">
            <text:p>674</text:p>
          </table:table-cell>
          <table:table-cell table:style-name="ce238" office:value-type="float" office:value="7870000" calcext:value-type="float">
            <text:p>7870000</text:p>
          </table:table-cell>
          <table:table-cell table:style-name="ce238" office:value-type="string" calcext:value-type="string">
            <text:p>Reprises sur provisions (produits exceptionnels)</text:p>
          </table:table-cell>
        </table:table-row>
        <table:table-row table:style-name="ro3">
          <table:table-cell table:style-name="ce238" office:value-type="float" office:value="675" calcext:value-type="float">
            <text:p>675</text:p>
          </table:table-cell>
          <table:table-cell table:style-name="ce238" office:value-type="float" office:value="7872000" calcext:value-type="float">
            <text:p>7872000</text:p>
          </table:table-cell>
          <table:table-cell table:style-name="ce238" office:value-type="string" calcext:value-type="string">
            <text:p>Reprises sur provisions réglementées (immo.)</text:p>
          </table:table-cell>
        </table:table-row>
        <table:table-row table:style-name="ro3">
          <table:table-cell table:style-name="ce238" office:value-type="float" office:value="676" calcext:value-type="float">
            <text:p>676</text:p>
          </table:table-cell>
          <table:table-cell table:style-name="ce238" office:value-type="float" office:value="7873000" calcext:value-type="float">
            <text:p>7873000</text:p>
          </table:table-cell>
          <table:table-cell table:style-name="ce238" office:value-type="string" calcext:value-type="string">
            <text:p>Reprises sur provisions réglementées (stocks)</text:p>
          </table:table-cell>
        </table:table-row>
        <table:table-row table:style-name="ro3">
          <table:table-cell table:style-name="ce238" office:value-type="float" office:value="677" calcext:value-type="float">
            <text:p>677</text:p>
          </table:table-cell>
          <table:table-cell table:style-name="ce238" office:value-type="float" office:value="7874000" calcext:value-type="float">
            <text:p>7874000</text:p>
          </table:table-cell>
          <table:table-cell table:style-name="ce238" office:value-type="string" calcext:value-type="string">
            <text:p>Reprises sur autres provisions réglementées</text:p>
          </table:table-cell>
        </table:table-row>
        <table:table-row table:style-name="ro3">
          <table:table-cell table:style-name="ce238" office:value-type="float" office:value="678" calcext:value-type="float">
            <text:p>678</text:p>
          </table:table-cell>
          <table:table-cell table:style-name="ce238" office:value-type="float" office:value="7875000" calcext:value-type="float">
            <text:p>7875000</text:p>
          </table:table-cell>
          <table:table-cell table:style-name="ce238" office:value-type="string" calcext:value-type="string">
            <text:p>Reprises s/provis. pour risques et charges except.</text:p>
          </table:table-cell>
        </table:table-row>
        <table:table-row table:style-name="ro3">
          <table:table-cell table:style-name="ce238" office:value-type="float" office:value="679" calcext:value-type="float">
            <text:p>679</text:p>
          </table:table-cell>
          <table:table-cell table:style-name="ce238" office:value-type="float" office:value="7876000" calcext:value-type="float">
            <text:p>7876000</text:p>
          </table:table-cell>
          <table:table-cell table:style-name="ce238" office:value-type="string" calcext:value-type="string">
            <text:p>Reprises s/provis. pour dépréciations exception.</text:p>
          </table:table-cell>
        </table:table-row>
        <table:table-row table:style-name="ro3">
          <table:table-cell table:style-name="ce238" office:value-type="float" office:value="680" calcext:value-type="float">
            <text:p>680</text:p>
          </table:table-cell>
          <table:table-cell table:style-name="ce238" office:value-type="float" office:value="7910000" calcext:value-type="float">
            <text:p>7910000</text:p>
          </table:table-cell>
          <table:table-cell table:style-name="ce238" office:value-type="string" calcext:value-type="string">
            <text:p>Transferts de charges d'exploitation</text:p>
          </table:table-cell>
        </table:table-row>
        <table:table-row table:style-name="ro3">
          <table:table-cell table:style-name="ce238" office:value-type="float" office:value="681" calcext:value-type="float">
            <text:p>681</text:p>
          </table:table-cell>
          <table:table-cell table:style-name="ce238" office:value-type="float" office:value="7960000" calcext:value-type="float">
            <text:p>7960000</text:p>
          </table:table-cell>
          <table:table-cell table:style-name="ce238" office:value-type="string" calcext:value-type="string">
            <text:p>Transferts de charges financières</text:p>
          </table:table-cell>
        </table:table-row>
        <table:table-row table:style-name="ro3">
          <table:table-cell table:style-name="ce238" office:value-type="float" office:value="682" calcext:value-type="float">
            <text:p>682</text:p>
          </table:table-cell>
          <table:table-cell table:style-name="ce238" office:value-type="float" office:value="7970000" calcext:value-type="float">
            <text:p>7970000</text:p>
          </table:table-cell>
          <table:table-cell table:style-name="ce238" office:value-type="string" calcext:value-type="string">
            <text:p>Transferts de charges exceptionnelles</text:p>
          </table:table-cell>
        </table:table-row>
        <table:table-row table:style-name="ro3">
          <table:table-cell table:style-name="ce238" office:value-type="float" office:value="683" calcext:value-type="float">
            <text:p>683</text:p>
          </table:table-cell>
          <table:table-cell table:style-name="ce238" office:value-type="float" office:value="7999990" calcext:value-type="float">
            <text:p>7999990</text:p>
          </table:table-cell>
          <table:table-cell table:style-name="ce238" office:value-type="string" calcext:value-type="string">
            <text:p>Centralisateur des comptes Produits en clôture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3" table:number-rows-repeated="104788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épenses Non Déclarées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ce19"/>
        <table:table-column table:style-name="co11" table:number-columns-repeated="2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" office:value-type="string" calcext:value-type="string">
            <text:p>Libelle</text:p>
          </table:table-cell>
          <table:table-cell table:style-name="ce21" office:value-type="string" calcext:value-type="string">
            <text:p>Montant TTC</text:p>
          </table:table-cell>
          <table:table-cell table:style-name="ce21" office:value-type="string" calcext:value-type="string">
            <text:p>Montant HT</text:p>
          </table:table-cell>
          <table:table-cell table:style-name="ce21" office:value-type="string" calcext:value-type="string">
            <text:p>TVA</text:p>
          </table:table-cell>
          <table:table-cell table:style-name="ce21" office:value-type="string" calcext:value-type="string">
            <text:p>Date</text:p>
          </table:table-cell>
          <table:table-cell table:style-name="ce40" table:number-columns-repeated="2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2]/1.2" office:value-type="float" office:value="1" calcext:value-type="float">
            <text:p>1</text:p>
          </table:table-cell>
          <table:table-cell table:style-name="ce22" table:formula="of:=0.2*[.D2]" office:value-type="float" office:value="0.2" calcext:value-type="float">
            <text:p>0,2</text:p>
          </table:table-cell>
          <table:table-cell table:style-name="ce22" office:value-type="float" office:value="20180206" calcext:value-type="float">
            <text:p>20180206</text:p>
          </table:table-cell>
          <table:table-cell/>
          <table:table-cell table:formula="of:=SUM([.C2:.C13])" office:value-type="float" office:value="14.4" calcext:value-type="float">
            <text:p>14,4</text:p>
          </table:table-cell>
          <table:table-cell table:number-columns-repeated="11"/>
          <table:table-cell table:style-name="ce18" office:value-type="string" calcext:value-type="string">
            <text:p>Cartouche Imprimante HP 950XL BK</text:p>
          </table:table-cell>
          <table:table-cell table:style-name="ce30" table:formula="of:=1.2*[.V2]" office:value-type="float" office:value="59.7" calcext:value-type="float">
            <text:p>59,7</text:p>
          </table:table-cell>
          <table:table-cell table:style-name="ce30" office:value-type="float" office:value="49.75" calcext:value-type="float">
            <text:p>49,75</text:p>
          </table:table-cell>
          <table:table-cell table:style-name="ce30" table:formula="of:=ROUND(0.2*[.V2];2)" office:value-type="float" office:value="9.95" calcext:value-type="float">
            <text:p>9,95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3]/1.2" office:value-type="float" office:value="1" calcext:value-type="float">
            <text:p>1</text:p>
          </table:table-cell>
          <table:table-cell table:style-name="ce22" table:formula="of:=0.2*[.D3]" office:value-type="float" office:value="0.2" calcext:value-type="float">
            <text:p>0,2</text:p>
          </table:table-cell>
          <table:table-cell table:style-name="ce22" office:value-type="float" office:value="20180306" calcext:value-type="float">
            <text:p>20180306</text:p>
          </table:table-cell>
          <table:table-cell table:number-columns-repeated="13"/>
          <table:table-cell table:style-name="ce18" office:value-type="string" calcext:value-type="string">
            <text:p>Pack Cartouche Imprimante 950XL+951XL+CMY Switch</text:p>
          </table:table-cell>
          <table:table-cell table:style-name="ce30" table:formula="of:=1.2*[.V3]" office:value-type="float" office:value="59.904" calcext:value-type="float">
            <text:p>59,904</text:p>
          </table:table-cell>
          <table:table-cell table:style-name="ce30" office:value-type="float" office:value="49.92" calcext:value-type="float">
            <text:p>49,92</text:p>
          </table:table-cell>
          <table:table-cell table:style-name="ce30" table:formula="of:=ROUND(0.2*[.V3];2)" office:value-type="float" office:value="9.98" calcext:value-type="float">
            <text:p>9,98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4]/1.2" office:value-type="float" office:value="1" calcext:value-type="float">
            <text:p>1</text:p>
          </table:table-cell>
          <table:table-cell table:style-name="ce22" table:formula="of:=0.2*[.D4]" office:value-type="float" office:value="0.2" calcext:value-type="float">
            <text:p>0,2</text:p>
          </table:table-cell>
          <table:table-cell table:style-name="ce22" office:value-type="float" office:value="20180331" calcext:value-type="float">
            <text:p>20180331</text:p>
          </table:table-cell>
          <table:table-cell table:number-columns-repeated="13"/>
          <table:table-cell table:style-name="ce18" office:value-type="string" calcext:value-type="string">
            <text:p>Papier blanc 80gr</text:p>
          </table:table-cell>
          <table:table-cell table:style-name="ce30" table:formula="of:=1.2*[.V4]" office:value-type="float" office:value="18.996" calcext:value-type="float">
            <text:p>18,996</text:p>
          </table:table-cell>
          <table:table-cell table:style-name="ce30" office:value-type="float" office:value="15.83" calcext:value-type="float">
            <text:p>15,83</text:p>
          </table:table-cell>
          <table:table-cell table:style-name="ce30" table:formula="of:=ROUND(0.2*[.V4];2)" office:value-type="float" office:value="3.17" calcext:value-type="float">
            <text:p>3,17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5]/1.2" office:value-type="float" office:value="1" calcext:value-type="float">
            <text:p>1</text:p>
          </table:table-cell>
          <table:table-cell table:style-name="ce22" table:formula="of:=0.2*[.D5]" office:value-type="float" office:value="0.2" calcext:value-type="float">
            <text:p>0,2</text:p>
          </table:table-cell>
          <table:table-cell table:style-name="ce22" office:value-type="float" office:value="20180504" calcext:value-type="float">
            <text:p>2018050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6]/1.2" office:value-type="float" office:value="1" calcext:value-type="float">
            <text:p>1</text:p>
          </table:table-cell>
          <table:table-cell table:style-name="ce22" table:formula="of:=0.2*[.D6]" office:value-type="float" office:value="0.2" calcext:value-type="float">
            <text:p>0,2</text:p>
          </table:table-cell>
          <table:table-cell table:style-name="ce22" office:value-type="float" office:value="20180601" calcext:value-type="float">
            <text:p>2018060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7]/1.2" office:value-type="float" office:value="1" calcext:value-type="float">
            <text:p>1</text:p>
          </table:table-cell>
          <table:table-cell table:style-name="ce22" table:formula="of:=0.2*[.D7]" office:value-type="float" office:value="0.2" calcext:value-type="float">
            <text:p>0,2</text:p>
          </table:table-cell>
          <table:table-cell table:style-name="ce22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8]/1.2" office:value-type="float" office:value="1" calcext:value-type="float">
            <text:p>1</text:p>
          </table:table-cell>
          <table:table-cell table:style-name="ce22" table:formula="of:=0.2*[.D8]" office:value-type="float" office:value="0.2" calcext:value-type="float">
            <text:p>0,2</text:p>
          </table:table-cell>
          <table:table-cell table:style-name="ce22" office:value-type="float" office:value="20180801" calcext:value-type="float">
            <text:p>201808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9]/1.2" office:value-type="float" office:value="1" calcext:value-type="float">
            <text:p>1</text:p>
          </table:table-cell>
          <table:table-cell table:style-name="ce22" table:formula="of:=0.2*[.D9]" office:value-type="float" office:value="0.2" calcext:value-type="float">
            <text:p>0,2</text:p>
          </table:table-cell>
          <table:table-cell table:style-name="ce22" office:value-type="float" office:value="20180901" calcext:value-type="float">
            <text:p>20180901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0]/1.2" office:value-type="float" office:value="1" calcext:value-type="float">
            <text:p>1</text:p>
          </table:table-cell>
          <table:table-cell table:style-name="ce22" table:formula="of:=0.2*[.D10]" office:value-type="float" office:value="0.2" calcext:value-type="float">
            <text:p>0,2</text:p>
          </table:table-cell>
          <table:table-cell table:style-name="ce22" office:value-type="float" office:value="20181001" calcext:value-type="float">
            <text:p>2018100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1]/1.2" office:value-type="float" office:value="1" calcext:value-type="float">
            <text:p>1</text:p>
          </table:table-cell>
          <table:table-cell table:style-name="ce22" table:formula="of:=0.2*[.D11]" office:value-type="float" office:value="0.2" calcext:value-type="float">
            <text:p>0,2</text:p>
          </table:table-cell>
          <table:table-cell table:style-name="ce22" office:value-type="float" office:value="20181101" calcext:value-type="float">
            <text:p>20181101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2]/1.2" office:value-type="float" office:value="1" calcext:value-type="float">
            <text:p>1</text:p>
          </table:table-cell>
          <table:table-cell table:style-name="ce22" table:formula="of:=0.2*[.D12]" office:value-type="float" office:value="0.2" calcext:value-type="float">
            <text:p>0,2</text:p>
          </table:table-cell>
          <table:table-cell table:style-name="ce22" office:value-type="float" office:value="20181201" calcext:value-type="float">
            <text:p>20181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3]/1.2" office:value-type="float" office:value="1" calcext:value-type="float">
            <text:p>1</text:p>
          </table:table-cell>
          <table:table-cell table:style-name="ce22" table:formula="of:=0.2*[.D13]" office:value-type="float" office:value="0.2" calcext:value-type="float">
            <text:p>0,2</text:p>
          </table:table-cell>
          <table:table-cell table:style-name="ce22" office:value-type="float" office:value="20180101" calcext:value-type="float">
            <text:p>2018010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4]/1.2;2)" office:value-type="float" office:value="4.17" calcext:value-type="float">
            <text:p>4,17</text:p>
          </table:table-cell>
          <table:table-cell table:style-name="ce22" table:formula="of:=ROUND(0.2*[.D14];2)" office:value-type="float" office:value="0.83" calcext:value-type="float">
            <text:p>0,83</text:p>
          </table:table-cell>
          <table:table-cell table:style-name="ce22" office:value-type="float" office:value="20180203" calcext:value-type="float">
            <text:p>20180203</text:p>
          </table:table-cell>
          <table:table-cell/>
          <table:table-cell table:formula="of:=SUM([.C14:.C25])"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5]/1.2;2)" office:value-type="float" office:value="4.17" calcext:value-type="float">
            <text:p>4,17</text:p>
          </table:table-cell>
          <table:table-cell table:style-name="ce22" table:formula="of:=ROUND(0.2*[.D15];2)" office:value-type="float" office:value="0.83" calcext:value-type="float">
            <text:p>0,83</text:p>
          </table:table-cell>
          <table:table-cell table:style-name="ce22" office:value-type="float" office:value="20180303" calcext:value-type="float">
            <text:p>20180303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6]/1.2;2)" office:value-type="float" office:value="4.17" calcext:value-type="float">
            <text:p>4,17</text:p>
          </table:table-cell>
          <table:table-cell table:style-name="ce22" table:formula="of:=ROUND(0.2*[.D16];2)" office:value-type="float" office:value="0.83" calcext:value-type="float">
            <text:p>0,83</text:p>
          </table:table-cell>
          <table:table-cell table:style-name="ce22" office:value-type="float" office:value="20180403" calcext:value-type="float">
            <text:p>2018040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7]/1.2;2)" office:value-type="float" office:value="4.17" calcext:value-type="float">
            <text:p>4,17</text:p>
          </table:table-cell>
          <table:table-cell table:style-name="ce22" table:formula="of:=ROUND(0.2*[.D17];2)" office:value-type="float" office:value="0.83" calcext:value-type="float">
            <text:p>0,83</text:p>
          </table:table-cell>
          <table:table-cell table:style-name="ce22" office:value-type="float" office:value="20180501" calcext:value-type="float">
            <text:p>2018050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8]/1.2;2)" office:value-type="float" office:value="4.17" calcext:value-type="float">
            <text:p>4,17</text:p>
          </table:table-cell>
          <table:table-cell table:style-name="ce22" table:formula="of:=ROUND(0.2*[.D18];2)" office:value-type="float" office:value="0.83" calcext:value-type="float">
            <text:p>0,83</text:p>
          </table:table-cell>
          <table:table-cell table:style-name="ce22" office:value-type="float" office:value="20180605" calcext:value-type="float">
            <text:p>2018060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9]/1.2;2)" office:value-type="float" office:value="4.17" calcext:value-type="float">
            <text:p>4,17</text:p>
          </table:table-cell>
          <table:table-cell table:style-name="ce22" table:formula="of:=ROUND(0.2*[.D19];2)" office:value-type="float" office:value="0.83" calcext:value-type="float">
            <text:p>0,83</text:p>
          </table:table-cell>
          <table:table-cell table:style-name="ce22" office:value-type="float" office:value="20180704" calcext:value-type="float">
            <text:p>2018070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0]/1.2;2)" office:value-type="float" office:value="4.17" calcext:value-type="float">
            <text:p>4,17</text:p>
          </table:table-cell>
          <table:table-cell table:style-name="ce22" table:formula="of:=ROUND(0.2*[.D20];2)" office:value-type="float" office:value="0.83" calcext:value-type="float">
            <text:p>0,83</text:p>
          </table:table-cell>
          <table:table-cell table:style-name="ce22" office:value-type="float" office:value="20180804" calcext:value-type="float">
            <text:p>2018080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1]/1.2;2)" office:value-type="float" office:value="4.17" calcext:value-type="float">
            <text:p>4,17</text:p>
          </table:table-cell>
          <table:table-cell table:style-name="ce22" table:formula="of:=ROUND(0.2*[.D21];2)" office:value-type="float" office:value="0.83" calcext:value-type="float">
            <text:p>0,83</text:p>
          </table:table-cell>
          <table:table-cell table:style-name="ce22" office:value-type="float" office:value="20180904" calcext:value-type="float">
            <text:p>2018090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2]/1.2;2)" office:value-type="float" office:value="4.17" calcext:value-type="float">
            <text:p>4,17</text:p>
          </table:table-cell>
          <table:table-cell table:style-name="ce22" table:formula="of:=ROUND(0.2*[.D22];2)" office:value-type="float" office:value="0.83" calcext:value-type="float">
            <text:p>0,83</text:p>
          </table:table-cell>
          <table:table-cell table:style-name="ce22" office:value-type="float" office:value="20181003" calcext:value-type="float">
            <text:p>2018100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3]/1.2;2)" office:value-type="float" office:value="4.17" calcext:value-type="float">
            <text:p>4,17</text:p>
          </table:table-cell>
          <table:table-cell table:style-name="ce22" table:formula="of:=ROUND(0.2*[.D23];2)" office:value-type="float" office:value="0.83" calcext:value-type="float">
            <text:p>0,83</text:p>
          </table:table-cell>
          <table:table-cell table:style-name="ce22" office:value-type="float" office:value="20181106" calcext:value-type="float">
            <text:p>20181106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4]/1.2;2)" office:value-type="float" office:value="4.17" calcext:value-type="float">
            <text:p>4,17</text:p>
          </table:table-cell>
          <table:table-cell table:style-name="ce22" table:formula="of:=ROUND(0.2*[.D24];2)" office:value-type="float" office:value="0.83" calcext:value-type="float">
            <text:p>0,83</text:p>
          </table:table-cell>
          <table:table-cell table:style-name="ce22" office:value-type="float" office:value="20181204" calcext:value-type="float">
            <text:p>20181204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5]/1.2;2)" office:value-type="float" office:value="4.17" calcext:value-type="float">
            <text:p>4,17</text:p>
          </table:table-cell>
          <table:table-cell table:style-name="ce22" table:formula="of:=ROUND(0.2*[.D25];2)" office:value-type="float" office:value="0.83" calcext:value-type="float">
            <text:p>0,83</text:p>
          </table:table-cell>
          <table:table-cell table:style-name="ce22" office:value-type="float" office:value="20180104" calcext:value-type="float">
            <text:p>20180104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GIOS 1<text:span text:style-name="T2">er</text:span>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6]/1.2;2)" office:value-type="float" office:value="40" calcext:value-type="float">
            <text:p>40</text:p>
          </table:table-cell>
          <table:table-cell table:style-name="ce23" table:formula="of:=ROUND(0.2*[.D26];2)" office:value-type="float" office:value="8" calcext:value-type="float">
            <text:p>8</text:p>
          </table:table-cell>
          <table:table-cell table:style-name="ce23" office:value-type="float" office:value="20180331" calcext:value-type="float">
            <text:p>20180331</text:p>
          </table:table-cell>
          <table:table-cell/>
          <table:table-cell table:formula="of:=SUM([.C26:.C33])" office:value-type="float" office:value="232.42" calcext:value-type="float">
            <text:p>232,4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AGIOS 2eme trimestre</text:p>
          </table:table-cell>
          <table:table-cell table:style-name="ce24" office:value-type="float" office:value="33.34" calcext:value-type="float">
            <text:p>33,34</text:p>
          </table:table-cell>
          <table:table-cell table:style-name="ce24" table:formula="of:=ROUND([.C27]/1.2;2)" office:value-type="float" office:value="27.78" calcext:value-type="float">
            <text:p>27,78</text:p>
          </table:table-cell>
          <table:table-cell table:style-name="ce24" table:formula="of:=ROUND(0.2*[.D27];2)" office:value-type="float" office:value="5.56" calcext:value-type="float">
            <text:p>5,56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AGIOS 3eme trimestre</text:p>
          </table:table-cell>
          <table:table-cell table:style-name="ce24" office:value-type="float" office:value="36.52" calcext:value-type="float">
            <text:p>36,52</text:p>
          </table:table-cell>
          <table:table-cell table:style-name="ce24" table:formula="of:=ROUND([.C28]/1.2;2)" office:value-type="float" office:value="30.43" calcext:value-type="float">
            <text:p>30,43</text:p>
          </table:table-cell>
          <table:table-cell table:style-name="ce24" table:formula="of:=ROUND(0.2*[.D28];2)" office:value-type="float" office:value="6.09" calcext:value-type="float">
            <text:p>6,09</text:p>
          </table:table-cell>
          <table:table-cell table:style-name="ce23" office:value-type="float" office:value="20180930" calcext:value-type="float">
            <text:p>20180930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AGIOS 4eme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9]/1.2;2)" office:value-type="float" office:value="40" calcext:value-type="float">
            <text:p>40</text:p>
          </table:table-cell>
          <table:table-cell table:style-name="ce23" table:formula="of:=ROUND(0.2*[.D29];2)" office:value-type="float" office:value="8" calcext:value-type="float">
            <text:p>8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Frais forfaitaire 1<text:span text:style-name="T2">er</text:span>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0]/1.2;2)" office:value-type="float" office:value="27.5" calcext:value-type="float">
            <text:p>27,5</text:p>
          </table:table-cell>
          <table:table-cell table:style-name="ce24" table:formula="of:=ROUND(0.2*[.D30];2)" office:value-type="float" office:value="5.5" calcext:value-type="float">
            <text:p>5,5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Frais forfaitaire 4ème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1]/1.2;2)" office:value-type="float" office:value="27.5" calcext:value-type="float">
            <text:p>27,5</text:p>
          </table:table-cell>
          <table:table-cell table:style-name="ce24" table:formula="of:=ROUND(0.2*[.D31];2)" office:value-type="float" office:value="5.5" calcext:value-type="float">
            <text:p>5,5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Commission de compte 1er trimstre</text:p>
          </table:table-cell>
          <table:table-cell table:style-name="ce24" office:value-type="float" office:value="0.22" calcext:value-type="float">
            <text:p>0,22</text:p>
          </table:table-cell>
          <table:table-cell table:style-name="ce24" table:formula="of:=ROUND([.C32]/1.2;2)" office:value-type="float" office:value="0.18" calcext:value-type="float">
            <text:p>0,18</text:p>
          </table:table-cell>
          <table:table-cell table:style-name="ce24" table:formula="of:=ROUND(0.2*[.D32];2)" office:value-type="float" office:value="0.04" calcext:value-type="float">
            <text:p>0,04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Commission de compte 4ème trimstre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formula="of:=ROUND([.C33]/1.2;2)" office:value-type="float" office:value="0.28" calcext:value-type="float">
            <text:p>0,28</text:p>
          </table:table-cell>
          <table:table-cell table:style-name="ce24" table:formula="of:=ROUND(0.2*[.D33];2)" office:value-type="float" office:value="0.06" calcext:value-type="float">
            <text:p>0,06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14.13" calcext:value-type="float">
            <text:p>214,13</text:p>
          </table:table-cell>
          <table:table-cell table:style-name="ce25" table:formula="of:=ROUND([.C34]/1.2;2)" office:value-type="float" office:value="178.44" calcext:value-type="float">
            <text:p>178,44</text:p>
          </table:table-cell>
          <table:table-cell table:style-name="ce25" table:formula="of:=ROUND(0.2*[.D34];2)" office:value-type="float" office:value="35.69" calcext:value-type="float">
            <text:p>35,69</text:p>
          </table:table-cell>
          <table:table-cell table:style-name="ce25" office:value-type="float" office:value="20180311" calcext:value-type="float">
            <text:p>20180311</text:p>
          </table:table-cell>
          <table:table-cell/>
          <table:table-cell table:formula="of:=[.C34]+[.C35]+[.C36]" office:value-type="float" office:value="656.02" calcext:value-type="float">
            <text:p>656,02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02.9" calcext:value-type="float">
            <text:p>202,9</text:p>
          </table:table-cell>
          <table:table-cell table:style-name="ce25" table:formula="of:=ROUND([.C35]/1.2;2)" office:value-type="float" office:value="169.08" calcext:value-type="float">
            <text:p>169,08</text:p>
          </table:table-cell>
          <table:table-cell table:style-name="ce25" table:formula="of:=ROUND(0.2*[.D35];2)" office:value-type="float" office:value="33.82" calcext:value-type="float">
            <text:p>33,82</text:p>
          </table:table-cell>
          <table:table-cell table:style-name="ce25" office:value-type="float" office:value="20181115" calcext:value-type="float">
            <text:p>20181115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38.99" calcext:value-type="float">
            <text:p>238,99</text:p>
          </table:table-cell>
          <table:table-cell table:style-name="ce25" table:formula="of:=ROUND([.C36]/1.2;2)" office:value-type="float" office:value="199.16" calcext:value-type="float">
            <text:p>199,16</text:p>
          </table:table-cell>
          <table:table-cell table:style-name="ce25" table:formula="of:=ROUND(0.2*[.D36];2)" office:value-type="float" office:value="39.83" calcext:value-type="float">
            <text:p>39,83</text:p>
          </table:table-cell>
          <table:table-cell table:style-name="ce34" office:value-type="float" office:value="20181211" calcext:value-type="float">
            <text:p>20181211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Réduction de capital</text:p>
          </table:table-cell>
          <table:table-cell table:style-name="ce26" office:value-type="float" office:value="3200" calcext:value-type="float">
            <text:p>3200</text:p>
          </table:table-cell>
          <table:table-cell table:style-name="ce26" table:number-columns-repeated="2"/>
          <table:table-cell table:style-name="ce26" office:value-type="float" office:value="20180703" calcext:value-type="float">
            <text:p>20180703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table:number-columns-repeated="2"/>
          <table:table-cell table:style-name="ce47" office:value-type="float" office:value="20180703" calcext:value-type="float">
            <text:p>20180703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enregistrement aux impots réduction du capital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table:number-columns-repeated="2"/>
          <table:table-cell table:style-name="ce26" office:value-type="float" office:value="20181025" calcext:value-type="float">
            <text:p>20181025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table:number-columns-repeated="2"/>
          <table:table-cell table:style-name="ce47" office:value-type="float" office:value="20181025" calcext:value-type="float">
            <text:p>20181025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Extrait Kbis</text:p>
          </table:table-cell>
          <table:table-cell table:style-name="ce26" office:value-type="float" office:value="3.53" calcext:value-type="float">
            <text:p>3,53</text:p>
          </table:table-cell>
          <table:table-cell table:style-name="ce26"/>
          <table:table-cell table:style-name="ce32" office:value-type="float" office:value="0.59" calcext:value-type="float">
            <text:p>0,59</text:p>
          </table:table-cell>
          <table:table-cell table:style-name="ce26" office:value-type="float" office:value="20180916" calcext:value-type="float">
            <text:p>20180916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Annonce légal journal : réduction de capital – parution l’Auvergat de Paris</text:p>
          </table:table-cell>
          <table:table-cell table:style-name="ce26" table:formula="of:=[.D40]*1.2" office:value-type="float" office:value="105.6" calcext:value-type="float">
            <text:p>105,6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7.6" calcext:value-type="float">
            <text:p>17,6</text:p>
          </table:table-cell>
          <table:table-cell table:style-name="ce26" office:value-type="float" office:value="20180614" calcext:value-type="float">
            <text:p>20180614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Greffe tribunal de commerce Paris</text:p>
          </table:table-cell>
          <table:table-cell table:style-name="ce27" office:value-type="float" office:value="11.77" calcext:value-type="float">
            <text:p>11,77</text:p>
          </table:table-cell>
          <table:table-cell table:style-name="ce27" table:formula="of:=ROUND([.C41]/1.2;2)" office:value-type="float" office:value="9.81" calcext:value-type="float">
            <text:p>9,81</text:p>
          </table:table-cell>
          <table:table-cell table:style-name="ce27" table:formula="of:=ROUND(0.2*[.D41];2)" office:value-type="float" office:value="1.96" calcext:value-type="float">
            <text:p>1,96</text:p>
          </table:table-cell>
          <table:table-cell table:style-name="ce35" office:value-type="float" office:value="20181028" calcext:value-type="float">
            <text:p>201810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table:formula="of:=ROUND([.I41]/1.2;2)" office:value-type="float" office:value="9.75" calcext:value-type="float">
            <text:p>9,75</text:p>
          </table:table-cell>
          <table:table-cell table:style-name="ce47" table:formula="of:=ROUND(0.2*[.J41];2)" office:value-type="float" office:value="1.95" calcext:value-type="float">
            <text:p>1,95</text:p>
          </table:table-cell>
          <table:table-cell table:style-name="ce47" office:value-type="float" office:value="20181031" calcext:value-type="float">
            <text:p>20181031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Dépôt d’actes modificatifs de société : certificat de dépôt – Droits de Greffe</text:p>
          </table:table-cell>
          <table:table-cell table:style-name="ce28" table:formula="of:=[.D42]+[.E42]" office:value-type="float" office:value="8.45" calcext:value-type="float">
            <text:p>8,45</text:p>
          </table:table-cell>
          <table:table-cell table:style-name="ce28" office:value-type="float" office:value="7.04" calcext:value-type="float">
            <text:p>7,04</text:p>
          </table:table-cell>
          <table:table-cell table:style-name="ce28" table:formula="of:=ROUND(0.2*[.D42];2)" office:value-type="float" office:value="1.41" calcext:value-type="float">
            <text:p>1,41</text:p>
          </table:table-cell>
          <table:table-cell table:style-name="ce36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Dépôt d’actes modificatifs de société : certificat de dépôt – INPI</text:p>
          </table:table-cell>
          <table:table-cell table:style-name="ce17" table:formula="of:=[.D43]+[.E43]" office:value-type="float" office:value="59.14" calcext:value-type="float">
            <text:p>59,14</text:p>
          </table:table-cell>
          <table:table-cell table:style-name="ce17" office:value-type="float" office:value="49.28" calcext:value-type="float">
            <text:p>49,28</text:p>
          </table:table-cell>
          <table:table-cell table:style-name="ce17" table:formula="of:=ROUND(0.2*[.D43];2)" office:value-type="float" office:value="9.86" calcext:value-type="float">
            <text:p>9,86</text:p>
          </table:table-cell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BODACC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office:value-type="string" calcext:value-type="string">
            <text:p>total</text:p>
          </table:table-cell>
          <table:table-cell table:style-name="ce45"/>
          <table:table-cell table:style-name="ce45" office:value-type="string" calcext:value-type="string">
            <text:p>Banque</text:p>
          </table:table-cell>
          <table:table-cell table:style-name="ce45" table:number-columns-repeated="3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Droits de Greffe</text:p>
          </table:table-cell>
          <table:table-cell table:style-name="ce102" office:value-type="float" office:value="5.9" calcext:value-type="float">
            <text:p>5,9</text:p>
          </table:table-cell>
          <table:table-cell table:style-name="ce102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119" table:formula="of:=[.C42]+[.C43]+[.D44]+[.D45]+[.D46]" office:value-type="float" office:value="67.59" calcext:value-type="float">
            <text:p>67,59</text:p>
          </table:table-cell>
          <table:table-cell table:style-name="ce121"/>
          <table:table-cell table:style-name="ce122" office:value-type="string" calcext:value-type="string">
            <text:p>CHEQUE</text:p>
          </table:table-cell>
          <table:table-cell table:style-name="ce123" office:value-type="float" office:value="195.84" calcext:value-type="float">
            <text:p>195,84</text:p>
          </table:table-cell>
          <table:table-cell table:style-name="ce123" table:formula="of:=ROUND([.K45]/1.2;2)" office:value-type="float" office:value="163.2" calcext:value-type="float">
            <text:p>163,2</text:p>
          </table:table-cell>
          <table:table-cell table:style-name="ce123" table:formula="of:=ROUND(0.2*[.L45];2)" office:value-type="float" office:value="32.64" calcext:value-type="float">
            <text:p>32,64</text:p>
          </table:table-cell>
          <table:table-cell table:style-name="ce123" office:value-type="float" office:value="20181109" calcext:value-type="float">
            <text:p>2018110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Modification avis BODACC – INPI</text:p>
          </table:table-cell>
          <table:table-cell table:style-name="ce29" office:value-type="float" office:value="5.9" calcext:value-type="float">
            <text:p>5,9</text:p>
          </table:table-cell>
          <table:table-cell table:style-name="ce29" table:number-columns-repeated="2"/>
          <table:table-cell table:style-name="ce38" office:value-type="float" office:value="20181005" calcext:value-type="float">
            <text:p>20181005</text:p>
          </table:table-cell>
          <table:table-cell table:style-name="ce45" table:number-columns-repeated="8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Frais de notification de régularisation : acte de Greffe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ROUND([.C47]/1.2;2)" office:value-type="float" office:value="2.09" calcext:value-type="float">
            <text:p>2,09</text:p>
          </table:table-cell>
          <table:table-cell table:style-name="ce17" table:formula="of:=ROUND(0.2*[.D47];2)" office:value-type="float" office:value="0.42" calcext:value-type="float">
            <text:p>0,42</text:p>
          </table:table-cell>
          <table:table-cell table:style-name="ce17" office:value-type="float" office:value="20180828" calcext:value-type="float">
            <text:p>201808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2.51" calcext:value-type="float">
            <text:p>2,51</text:p>
          </table:table-cell>
          <table:table-cell table:style-name="ce47" table:formula="of:=ROUND([.I47]/1.2;2)" office:value-type="float" office:value="2.09" calcext:value-type="float">
            <text:p>2,09</text:p>
          </table:table-cell>
          <table:table-cell table:style-name="ce47" table:formula="of:=ROUND(0.2*[.J47];2)" office:value-type="float" office:value="0.42" calcext:value-type="float">
            <text:p>0,42</text:p>
          </table:table-cell>
          <table:table-cell table:style-name="ce47" office:value-type="float" office:value="20181002" calcext:value-type="float">
            <text:p>20181002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élédéclaration en ligne - Société Upra-Data - Liasse</text:p>
            <text:p>fiscale 2017-2018 (régime réel simplifié)</text:p>
          </table:table-cell>
          <table:table-cell table:style-name="ce26" table:formula="of:=[.D48]+[.E48]" office:value-type="float" office:value="106.8" calcext:value-type="float">
            <text:p>106,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7.8" calcext:value-type="float">
            <text:p>17,8</text:p>
          </table:table-cell>
          <table:table-cell table:style-name="ce26" office:value-type="float" office:value="20180707" calcext:value-type="float">
            <text:p>20180707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UPS</text:p>
          </table:table-cell>
          <table:table-cell table:style-name="ce30" table:formula="of:=1.2*[.D49]" office:value-type="float" office:value="3" calcext:value-type="float">
            <text:p>3</text:p>
          </table:table-cell>
          <table:table-cell table:style-name="ce30" office:value-type="float" office:value="2.5" calcext:value-type="float">
            <text:p>2,5</text:p>
          </table:table-cell>
          <table:table-cell table:style-name="ce30" table:formula="of:=ROUND(0.2*[.D49];2)" office:value-type="float" office:value="0.5" calcext:value-type="float">
            <text:p>0,5</text:p>
          </table:table-cell>
          <table:table-cell table:style-name="ce30" office:value-type="float" office:value="20180510" calcext:value-type="float">
            <text:p>20180510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Module Exports Normés opérationnels incluant l'archivage DGFIP</text:p>
          </table:table-cell>
          <table:table-cell table:style-name="ce30" office:value-type="float" office:value="58.8" calcext:value-type="float">
            <text:p>58,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.8" calcext:value-type="float">
            <text:p>9,8</text:p>
          </table:table-cell>
          <table:table-cell table:style-name="ce30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70" office:value-type="string" calcext:value-type="string">
            <text:p>Compte courant associe : Thomas Milotti</text:p>
          </table:table-cell>
          <table:table-cell table:style-name="ce183" office:value-type="float" office:value="-1000" calcext:value-type="float">
            <text:p>-1000</text:p>
          </table:table-cell>
          <table:table-cell table:style-name="ce183" table:number-columns-repeated="2"/>
          <table:table-cell table:style-name="ce183" office:value-type="float" office:value="20181215" calcext:value-type="float">
            <text:p>2018121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0" office:value-type="string" calcext:value-type="string">
            <text:p>Total </text:p>
          </table:table-cell>
          <table:table-cell table:style-name="ce31" table:formula="of:=SUM([.C2:.C50])" office:value-type="float" office:value="5025.24" calcext:value-type="float">
            <text:p>5025,24</text:p>
          </table:table-cell>
          <table:table-cell table:style-name="ce31" table:formula="of:=SUM([.D2:.D52])" office:value-type="float" office:value="1099.11" calcext:value-type="float">
            <text:p>1099,11</text:p>
          </table:table-cell>
          <table:table-cell table:style-name="ce31" table:formula="of:=SUM([.E2:.E52])" office:value-type="float" office:value="220.39" calcext:value-type="float">
            <text:p>220,39</text:p>
          </table:table-cell>
          <table:table-cell table:style-name="ce39"/>
          <table:table-cell table:number-columns-repeated="1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31/012018</text:p>
          </table:table-cell>
          <table:table-cell office:value-type="string" calcext:value-type="string">
            <text:p>Banque</text:p>
          </table:table-cell>
          <table:table-cell office:value-type="float" office:value="7626.91" calcext:value-type="float">
            <text:p>7626,91</text:p>
          </table:table-cell>
          <table:table-cell office:value-type="string" calcext:value-type="string">
            <text:p>sur bilan</text:p>
          </table:table-cell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sur extrai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1/012019</text:p>
          </table:table-cell>
          <table:table-cell office:value-type="string" calcext:value-type="string">
            <text:p>Banque</text:p>
          </table:table-cell>
          <table:table-cell office:value-type="float" office:value="2622.08" calcext:value-type="float">
            <text:p>2622,08</text:p>
          </table:table-cell>
          <table:table-cell table:number-columns-repeated="2"/>
          <table:table-cell office:value-type="float" office:value="2622.08" calcext:value-type="float">
            <text:p>2622,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otal Dépensé</text:p>
          </table:table-cell>
          <table:table-cell table:formula="of:=[.E60]-[.E61]" office:value-type="float" office:value="5004.83" calcext:value-type="float">
            <text:p>5004,83</text:p>
          </table:table-cell>
          <table:table-cell table:number-columns-repeated="2"/>
          <table:table-cell table:formula="of:=[.H60]-[.H61]" office:value-type="float" office:value="4963.92" calcext:value-type="float">
            <text:p>4963,92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iff</text:p>
          </table:table-cell>
          <table:table-cell table:formula="of:=[.E62]-[.C55]" office:value-type="float" office:value="-20.4099999999999" calcext:value-type="float">
            <text:p>-20,4099999999999</text:p>
          </table:table-cell>
          <table:table-cell table:number-columns-repeated="2"/>
          <table:table-cell table:formula="of:=[.H62]-[.C55]" office:value-type="float" office:value="-61.3199999999997" calcext:value-type="float">
            <text:p>-61,3199999999997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 table:number-rows-repeated="3">
          <table:table-cell/>
          <table:table-cell table:style-name="Default"/>
          <table:table-cell table:number-columns-repeated="22"/>
        </table:table-row>
        <table:table-row table:style-name="ro1" table:number-rows-repeated="1048501">
          <table:table-cell table:number-columns-repeated="24"/>
        </table:table-row>
        <table:table-row table:style-name="ro5">
          <table:table-cell table:number-columns-repeated="24"/>
        </table:table-row>
        <table:table-row table:style-name="ro5">
          <table:table-cell table:number-columns-repeated="24"/>
        </table:table-row>
      </table:table>
      <table:table table:name="Format FEC" table:style-name="ta1">
        <office:forms form:automatic-focus="false" form:apply-design-mode="false"/>
        <table:table-column table:style-name="co11" table:default-cell-style-name="ce69"/>
        <table:table-column table:style-name="co33" table:default-cell-style-name="ce69"/>
        <table:table-column table:style-name="co34" table:default-cell-style-name="ce69"/>
        <table:table-column table:style-name="co35" table:default-cell-style-name="ce69"/>
        <table:table-column table:style-name="co36" table:default-cell-style-name="ce69"/>
        <table:table-column table:style-name="co11" table:number-columns-repeated="13" table:default-cell-style-name="Default"/>
        <table:table-row table:style-name="ro6">
          <table:table-cell table:style-name="ce68" office:value-type="string" calcext:value-type="string">
            <text:p>ORDRE</text:p>
          </table:table-cell>
          <table:table-cell table:style-name="ce68" office:value-type="string" calcext:value-type="string">
            <text:p>INFORMATION</text:p>
          </table:table-cell>
          <table:table-cell table:style-name="ce68" office:value-type="string" calcext:value-type="string">
            <text:p>OBLIGATOIRE</text:p>
          </table:table-cell>
          <table:table-cell table:style-name="ce68" office:value-type="string" calcext:value-type="string">
            <text:p>NOM DU CHAMP</text:p>
          </table:table-cell>
          <table:table-cell table:style-name="ce68" office:value-type="string" calcext:value-type="string">
            <text:p>FORMAT</text:p>
          </table:table-cell>
          <table:table-cell table:number-columns-repeated="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 table:number-rows-repeated="5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ce1" table:number-columns-repeated="18"/>
        </table:table-row>
      </table:table>
      <table:table table:name="Ecriture Piece FEC Example" table:style-name="ta1">
        <office:forms form:automatic-focus="false" form:apply-design-mode="false"/>
        <table:table-column table:style-name="co37" table:default-cell-style-name="ce58"/>
        <table:table-column table:style-name="co37" table:default-cell-style-name="ce19"/>
        <table:table-column table:style-name="co38" table:default-cell-style-name="ce64"/>
        <table:table-column table:style-name="co37" table:default-cell-style-name="ce58"/>
        <table:table-column table:style-name="co39" table:default-cell-style-name="ce58"/>
        <table:table-column table:style-name="co11" table:default-cell-style-name="ce19"/>
        <table:table-column table:style-name="co11" table:default-cell-style-name="ce58"/>
        <table:table-column table:style-name="co11" table:number-columns-repeated="8" table:default-cell-style-name="ce19"/>
        <table:table-column table:style-name="co11" table:default-cell-style-name="ce58"/>
        <table:table-column table:style-name="co11" table:number-columns-repeated="6" table:default-cell-style-name="ce19"/>
        <table:table-column table:style-name="co11" table:default-cell-style-name="ce58"/>
        <table:table-column table:style-name="co11" table:number-columns-repeated="1000" table:default-cell-style-name="ce19"/>
        <table:table-column table:style-name="co11" table:default-cell-style-name="Default"/>
        <table:table-row table:style-name="ro7">
          <table:table-cell table:style-name="ce55" office:value-type="string" calcext:value-type="string">
            <text:p>JournalCode</text:p>
          </table:table-cell>
          <table:table-cell table:style-name="ce55" office:value-type="string" calcext:value-type="string">
            <text:p>JournalLib</text:p>
          </table:table-cell>
          <table:table-cell table:style-name="ce61" office:value-type="string" calcext:value-type="string">
            <text:p>EcritureNum</text:p>
          </table:table-cell>
          <table:table-cell table:style-name="ce55" office:value-type="string" calcext:value-type="string">
            <text:p>EcritureDate</text:p>
          </table:table-cell>
          <table:table-cell table:style-name="ce55" office:value-type="string" calcext:value-type="string">
            <text:p>CompteNum</text:p>
          </table:table-cell>
          <table:table-cell table:style-name="ce65" office:value-type="string" calcext:value-type="string">
            <text:p>CompteLib</text:p>
          </table:table-cell>
          <table:table-cell table:style-name="ce65" office:value-type="string" calcext:value-type="string">
            <text:p>CompAuxNum</text:p>
          </table:table-cell>
          <table:table-cell table:style-name="ce65" office:value-type="string" calcext:value-type="string">
            <text:p>CompAuxLib</text:p>
          </table:table-cell>
          <table:table-cell table:style-name="ce65" office:value-type="string" calcext:value-type="string">
            <text:p>PieceRef</text:p>
          </table:table-cell>
          <table:table-cell table:style-name="ce65" office:value-type="string" calcext:value-type="string">
            <text:p>PieceDate</text:p>
          </table:table-cell>
          <table:table-cell table:style-name="ce65" office:value-type="string" calcext:value-type="string">
            <text:p>EcritureLib</text:p>
          </table:table-cell>
          <table:table-cell table:style-name="ce65" office:value-type="string" calcext:value-type="string">
            <text:p>Debit</text:p>
          </table:table-cell>
          <table:table-cell table:style-name="ce65" office:value-type="string" calcext:value-type="string">
            <text:p>Credit</text:p>
          </table:table-cell>
          <table:table-cell table:style-name="ce65" office:value-type="string" calcext:value-type="string">
            <text:p>EcritureLet</text:p>
          </table:table-cell>
          <table:table-cell table:style-name="ce65" office:value-type="string" calcext:value-type="string">
            <text:p>DateLet</text:p>
          </table:table-cell>
          <table:table-cell table:style-name="ce65" office:value-type="string" calcext:value-type="string">
            <text:p>ValidDate</text:p>
          </table:table-cell>
          <table:table-cell table:style-name="ce65" office:value-type="string" calcext:value-type="string">
            <text:p>Montantdevise</text:p>
          </table:table-cell>
          <table:table-cell table:style-name="ce65" office:value-type="string" calcext:value-type="string">
            <text:p>Idevise</text:p>
          </table:table-cell>
          <table:table-cell table:style-name="ce55" office:value-type="string" calcext:value-type="string">
            <text:p>DateRglt</text:p>
          </table:table-cell>
          <table:table-cell table:style-name="ce55" office:value-type="string" calcext:value-type="string">
            <text:p>ModeRglt</text:p>
          </table:table-cell>
          <table:table-cell table:style-name="ce55" office:value-type="string" calcext:value-type="string">
            <text:p>NatOp</text:p>
          </table:table-cell>
          <table:table-cell table:style-name="ce55" office:value-type="string" calcext:value-type="string">
            <text:p>IdClient</text:p>
          </table:table-cell>
          <table:table-cell table:style-name="ce55" office:value-type="string" calcext:value-type="string">
            <text:p>IdOrigine</text:p>
          </table:table-cell>
          <table:table-cell table:style-name="ce55" table:number-columns-repeated="1001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2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010000" calcext:value-type="float">
            <text:p>4010000</text:p>
          </table:table-cell>
          <table:table-cell table:style-name="ce59" table:formula="of:=IFNA(VLOOKUP([.E2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6" office:value-type="float" office:value="4011000" calcext:value-type="float">
            <text:p>4011000</text:p>
          </table:table-cell>
          <table:table-cell table:style-name="ce59" table:formula="of:=IFNA(VLOOKUP([.G2];[PlanComptable.$B$2:.$C$685];2;0);&quot;&quot; )" office:value-type="string" office:string-value="Fournisseur SDM" calcext:value-type="string">
            <text:p>Fournisseur SDM</text:p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/>
          <table:table-cell table:style-name="ce59" office:value-type="float" office:value="193.02" calcext:value-type="float">
            <text:p>193,02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float" office:value="20180131" calcext:value-type="float">
            <text:p>20180131</text:p>
          </table:table-cell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3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6132000" calcext:value-type="float">
            <text:p>6132000</text:p>
          </table:table-cell>
          <table:table-cell table:style-name="ce59" table:formula="of:=IFNA(VLOOKUP([.E3];[PlanComptable.$B$2:.$C$685];2;0);&quot;&quot; )" office:value-type="string" office:string-value="Locations immobilières" calcext:value-type="string">
            <text:p>Locations immobilières</text:p>
          </table:table-cell>
          <table:table-cell table:style-name="ce56"/>
          <table:table-cell table:style-name="ce59" table:formula="of:=IFNA(VLOOKUP([.G3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160.85" calcext:value-type="float">
            <text:p>160,85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4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456611" calcext:value-type="float">
            <text:p>4456611</text:p>
          </table:table-cell>
          <table:table-cell table:style-name="ce59" table:formula="of:=IFNA(VLOOKUP([.E4];[PlanComptable.$B$2:.$C$685];2;0);&quot;&quot; )" office:value-type="string" office:string-value="TVA déductible Achats Taux 1/Factures" calcext:value-type="string">
            <text:p>TVA déductible Achats Taux 1/Factures</text:p>
          </table:table-cell>
          <table:table-cell table:style-name="ce56"/>
          <table:table-cell table:style-name="ce59" table:formula="of:=IFNA(VLOOKUP([.G4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32.17" calcext:value-type="float">
            <text:p>32,17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5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4010000" calcext:value-type="float">
            <text:p>4010000</text:p>
          </table:table-cell>
          <table:table-cell table:style-name="ce66" table:formula="of:=IFNA(VLOOKUP([.E5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7" office:value-type="float" office:value="4011000" calcext:value-type="float">
            <text:p>4011000</text:p>
          </table:table-cell>
          <table:table-cell table:style-name="ce66" table:formula="of:=IFNA(VLOOKUP([.G5];[PlanComptable.$B$2:.$C$685];2;0);&quot;&quot; )" office:value-type="string" office:string-value="Fournisseur SDM" calcext:value-type="string">
            <text:p>Fournisseur SDM</text:p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 office:value-type="float" office:value="193.02" calcext:value-type="float">
            <text:p>193,02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float" office:value="20180131" calcext:value-type="float">
            <text:p>20180131</text:p>
          </table:table-cell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6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5120000" calcext:value-type="float">
            <text:p>5120000</text:p>
          </table:table-cell>
          <table:table-cell table:style-name="ce66" table:formula="of:=IFNA(VLOOKUP([.E6];[PlanComptable.$B$2:.$C$685];2;0);&quot;&quot; )" office:value-type="string" office:string-value="Banques" calcext:value-type="string">
            <text:p>Banques</text:p>
          </table:table-cell>
          <table:table-cell table:style-name="ce57"/>
          <table:table-cell table:style-name="ce66" table:formula="of:=IFNA(VLOOKUP([.G6];[PlanComptable.$B$2:.$C$685];2;0);&quot;&quot; )">
            <text:p/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/>
          <table:table-cell table:style-name="ce66" office:value-type="float" office:value="193.02" calcext:value-type="float">
            <text:p>193,02</text:p>
          </table:table-cell>
          <table:table-cell table:style-name="ce66" table:number-columns-repeated="2"/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/>
          <table:table-cell table:style-name="ce58" table:formula="of:=IFNA(VLOOKUP([.A7];[Journaux.$A$2:.$B$16];2;0);&quot;&quot; )">
            <text:p/>
          </table:table-cell>
          <table:table-cell table:number-columns-repeated="3"/>
          <table:table-cell table:style-name="ce58" table:formula="of:=IFNA(VLOOKUP([.E7];[PlanComptable.$B$2:.$C$685];2;0);&quot;&quot; )">
            <text:p/>
          </table:table-cell>
          <table:table-cell/>
          <table:table-cell table:style-name="ce58" table:formula="of:=IFNA(VLOOKUP([.G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8];[Journaux.$A$2:.$B$16];2;0);&quot;&quot; )">
            <text:p/>
          </table:table-cell>
          <table:table-cell table:number-columns-repeated="3"/>
          <table:table-cell table:style-name="ce58" table:formula="of:=IFNA(VLOOKUP([.E8];[PlanComptable.$B$2:.$C$685];2;0);&quot;&quot; )">
            <text:p/>
          </table:table-cell>
          <table:table-cell/>
          <table:table-cell table:style-name="ce58" table:formula="of:=IFNA(VLOOKUP([.G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9];[Journaux.$A$2:.$B$16];2;0);&quot;&quot; )">
            <text:p/>
          </table:table-cell>
          <table:table-cell table:number-columns-repeated="3"/>
          <table:table-cell table:style-name="ce58" table:formula="of:=IFNA(VLOOKUP([.E9];[PlanComptable.$B$2:.$C$685];2;0);&quot;&quot; )">
            <text:p/>
          </table:table-cell>
          <table:table-cell/>
          <table:table-cell table:style-name="ce58" table:formula="of:=IFNA(VLOOKUP([.G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0];[Journaux.$A$2:.$B$16];2;0);&quot;&quot; )">
            <text:p/>
          </table:table-cell>
          <table:table-cell table:number-columns-repeated="3"/>
          <table:table-cell table:style-name="ce58" table:formula="of:=IFNA(VLOOKUP([.E10];[PlanComptable.$B$2:.$C$685];2;0);&quot;&quot; )">
            <text:p/>
          </table:table-cell>
          <table:table-cell/>
          <table:table-cell table:style-name="ce58" table:formula="of:=IFNA(VLOOKUP([.G1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1];[Journaux.$A$2:.$B$16];2;0);&quot;&quot; )">
            <text:p/>
          </table:table-cell>
          <table:table-cell table:number-columns-repeated="3"/>
          <table:table-cell table:style-name="ce58" table:formula="of:=IFNA(VLOOKUP([.E11];[PlanComptable.$B$2:.$C$685];2;0);&quot;&quot; )">
            <text:p/>
          </table:table-cell>
          <table:table-cell/>
          <table:table-cell table:style-name="ce58" table:formula="of:=IFNA(VLOOKUP([.G1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2];[Journaux.$A$2:.$B$16];2;0);&quot;&quot; )">
            <text:p/>
          </table:table-cell>
          <table:table-cell table:number-columns-repeated="3"/>
          <table:table-cell table:style-name="ce58" table:formula="of:=IFNA(VLOOKUP([.E12];[PlanComptable.$B$2:.$C$685];2;0);&quot;&quot; )">
            <text:p/>
          </table:table-cell>
          <table:table-cell/>
          <table:table-cell table:style-name="ce58" table:formula="of:=IFNA(VLOOKUP([.G1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3];[Journaux.$A$2:.$B$16];2;0);&quot;&quot; )">
            <text:p/>
          </table:table-cell>
          <table:table-cell table:number-columns-repeated="3"/>
          <table:table-cell table:style-name="ce58" table:formula="of:=IFNA(VLOOKUP([.E13];[PlanComptable.$B$2:.$C$685];2;0);&quot;&quot; )">
            <text:p/>
          </table:table-cell>
          <table:table-cell/>
          <table:table-cell table:style-name="ce58" table:formula="of:=IFNA(VLOOKUP([.G1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4];[Journaux.$A$2:.$B$16];2;0);&quot;&quot; )">
            <text:p/>
          </table:table-cell>
          <table:table-cell table:number-columns-repeated="3"/>
          <table:table-cell table:style-name="ce58" table:formula="of:=IFNA(VLOOKUP([.E14];[PlanComptable.$B$2:.$C$685];2;0);&quot;&quot; )">
            <text:p/>
          </table:table-cell>
          <table:table-cell/>
          <table:table-cell table:style-name="ce58" table:formula="of:=IFNA(VLOOKUP([.G1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5];[Journaux.$A$2:.$B$16];2;0);&quot;&quot; )">
            <text:p/>
          </table:table-cell>
          <table:table-cell table:number-columns-repeated="3"/>
          <table:table-cell table:style-name="ce58" table:formula="of:=IFNA(VLOOKUP([.E15];[PlanComptable.$B$2:.$C$685];2;0);&quot;&quot; )">
            <text:p/>
          </table:table-cell>
          <table:table-cell/>
          <table:table-cell table:style-name="ce58" table:formula="of:=IFNA(VLOOKUP([.G1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1000" calcext:value-type="float">
            <text:p>4011000</text:p>
          </table:table-cell>
          <table:table-cell table:style-name="ce40" office:value-type="string" calcext:value-type="string">
            <text:p>Fournisseur SDM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6];[Journaux.$A$2:.$B$16];2;0);&quot;&quot; )">
            <text:p/>
          </table:table-cell>
          <table:table-cell table:number-columns-repeated="3"/>
          <table:table-cell table:style-name="ce58" table:formula="of:=IFNA(VLOOKUP([.E16];[PlanComptable.$B$2:.$C$685];2;0);&quot;&quot; )">
            <text:p/>
          </table:table-cell>
          <table:table-cell/>
          <table:table-cell table:style-name="ce58" table:formula="of:=IFNA(VLOOKUP([.G1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2000" calcext:value-type="float">
            <text:p>4012000</text:p>
          </table:table-cell>
          <table:table-cell table:style-name="ce40" office:value-type="string" calcext:value-type="string">
            <text:p>Fournisseur Frais Généraux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7];[Journaux.$A$2:.$B$16];2;0);&quot;&quot; )">
            <text:p/>
          </table:table-cell>
          <table:table-cell table:number-columns-repeated="3"/>
          <table:table-cell table:style-name="ce58" table:formula="of:=IFNA(VLOOKUP([.E17];[PlanComptable.$B$2:.$C$685];2;0);&quot;&quot; )">
            <text:p/>
          </table:table-cell>
          <table:table-cell/>
          <table:table-cell table:style-name="ce58" table:formula="of:=IFNA(VLOOKUP([.G1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3000" calcext:value-type="float">
            <text:p>4013000</text:p>
          </table:table-cell>
          <table:table-cell table:style-name="ce40" office:value-type="string" calcext:value-type="string">
            <text:p>Frais Greffe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8];[Journaux.$A$2:.$B$16];2;0);&quot;&quot; )">
            <text:p/>
          </table:table-cell>
          <table:table-cell table:number-columns-repeated="3"/>
          <table:table-cell table:style-name="ce58" table:formula="of:=IFNA(VLOOKUP([.E18];[PlanComptable.$B$2:.$C$685];2;0);&quot;&quot; )">
            <text:p/>
          </table:table-cell>
          <table:table-cell/>
          <table:table-cell table:style-name="ce58" table:formula="of:=IFNA(VLOOKUP([.G1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9];[Journaux.$A$2:.$B$16];2;0);&quot;&quot; )">
            <text:p/>
          </table:table-cell>
          <table:table-cell table:number-columns-repeated="3"/>
          <table:table-cell table:style-name="ce58" table:formula="of:=IFNA(VLOOKUP([.E19];[PlanComptable.$B$2:.$C$685];2;0);&quot;&quot; )">
            <text:p/>
          </table:table-cell>
          <table:table-cell/>
          <table:table-cell table:style-name="ce58" table:formula="of:=IFNA(VLOOKUP([.G1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0];[Journaux.$A$2:.$B$16];2;0);&quot;&quot; )">
            <text:p/>
          </table:table-cell>
          <table:table-cell table:number-columns-repeated="3"/>
          <table:table-cell table:style-name="ce58" table:formula="of:=IFNA(VLOOKUP([.E20];[PlanComptable.$B$2:.$C$685];2;0);&quot;&quot; )">
            <text:p/>
          </table:table-cell>
          <table:table-cell/>
          <table:table-cell table:style-name="ce58" table:formula="of:=IFNA(VLOOKUP([.G2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1];[Journaux.$A$2:.$B$16];2;0);&quot;&quot; )">
            <text:p/>
          </table:table-cell>
          <table:table-cell table:number-columns-repeated="3"/>
          <table:table-cell table:style-name="ce58" table:formula="of:=IFNA(VLOOKUP([.E21];[PlanComptable.$B$2:.$C$685];2;0);&quot;&quot; )">
            <text:p/>
          </table:table-cell>
          <table:table-cell/>
          <table:table-cell table:style-name="ce58" table:formula="of:=IFNA(VLOOKUP([.G2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2];[Journaux.$A$2:.$B$16];2;0);&quot;&quot; )">
            <text:p/>
          </table:table-cell>
          <table:table-cell table:number-columns-repeated="3"/>
          <table:table-cell table:style-name="ce58" table:formula="of:=IFNA(VLOOKUP([.E22];[PlanComptable.$B$2:.$C$685];2;0);&quot;&quot; )">
            <text:p/>
          </table:table-cell>
          <table:table-cell/>
          <table:table-cell table:style-name="ce58" table:formula="of:=IFNA(VLOOKUP([.G2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3];[Journaux.$A$2:.$B$16];2;0);&quot;&quot; )">
            <text:p/>
          </table:table-cell>
          <table:table-cell table:number-columns-repeated="3"/>
          <table:table-cell table:style-name="ce58" table:formula="of:=IFNA(VLOOKUP([.E23];[PlanComptable.$B$2:.$C$685];2;0);&quot;&quot; )">
            <text:p/>
          </table:table-cell>
          <table:table-cell/>
          <table:table-cell table:style-name="ce58" table:formula="of:=IFNA(VLOOKUP([.G2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4];[Journaux.$A$2:.$B$16];2;0);&quot;&quot; )">
            <text:p/>
          </table:table-cell>
          <table:table-cell table:number-columns-repeated="3"/>
          <table:table-cell table:style-name="ce58" table:formula="of:=IFNA(VLOOKUP([.E24];[PlanComptable.$B$2:.$C$685];2;0);&quot;&quot; )">
            <text:p/>
          </table:table-cell>
          <table:table-cell/>
          <table:table-cell table:style-name="ce58" table:formula="of:=IFNA(VLOOKUP([.G2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5];[Journaux.$A$2:.$B$16];2;0);&quot;&quot; )">
            <text:p/>
          </table:table-cell>
          <table:table-cell table:number-columns-repeated="3"/>
          <table:table-cell table:style-name="ce58" table:formula="of:=IFNA(VLOOKUP([.E25];[PlanComptable.$B$2:.$C$685];2;0);&quot;&quot; )">
            <text:p/>
          </table:table-cell>
          <table:table-cell/>
          <table:table-cell table:style-name="ce58" table:formula="of:=IFNA(VLOOKUP([.G2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6];[Journaux.$A$2:.$B$16];2;0);&quot;&quot; )">
            <text:p/>
          </table:table-cell>
          <table:table-cell table:number-columns-repeated="3"/>
          <table:table-cell table:style-name="ce58" table:formula="of:=IFNA(VLOOKUP([.E26];[PlanComptable.$B$2:.$C$685];2;0);&quot;&quot; )">
            <text:p/>
          </table:table-cell>
          <table:table-cell/>
          <table:table-cell table:style-name="ce58" table:formula="of:=IFNA(VLOOKUP([.G2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7];[Journaux.$A$2:.$B$16];2;0);&quot;&quot; )">
            <text:p/>
          </table:table-cell>
          <table:table-cell table:number-columns-repeated="3"/>
          <table:table-cell table:style-name="ce58" table:formula="of:=IFNA(VLOOKUP([.E27];[PlanComptable.$B$2:.$C$685];2;0);&quot;&quot; )">
            <text:p/>
          </table:table-cell>
          <table:table-cell/>
          <table:table-cell table:style-name="ce58" table:formula="of:=IFNA(VLOOKUP([.G2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8];[Journaux.$A$2:.$B$16];2;0);&quot;&quot; )">
            <text:p/>
          </table:table-cell>
          <table:table-cell table:number-columns-repeated="3"/>
          <table:table-cell table:style-name="ce58" table:formula="of:=IFNA(VLOOKUP([.E28];[PlanComptable.$B$2:.$C$685];2;0);&quot;&quot; )">
            <text:p/>
          </table:table-cell>
          <table:table-cell/>
          <table:table-cell table:style-name="ce58" table:formula="of:=IFNA(VLOOKUP([.G2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9];[Journaux.$A$2:.$B$16];2;0);&quot;&quot; )">
            <text:p/>
          </table:table-cell>
          <table:table-cell table:number-columns-repeated="3"/>
          <table:table-cell table:style-name="ce58" table:formula="of:=IFNA(VLOOKUP([.E29];[PlanComptable.$B$2:.$C$685];2;0);&quot;&quot; )">
            <text:p/>
          </table:table-cell>
          <table:table-cell/>
          <table:table-cell table:style-name="ce58" table:formula="of:=IFNA(VLOOKUP([.G2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0];[Journaux.$A$2:.$B$16];2;0);&quot;&quot; )">
            <text:p/>
          </table:table-cell>
          <table:table-cell table:number-columns-repeated="3"/>
          <table:table-cell table:style-name="ce58" table:formula="of:=IFNA(VLOOKUP([.E30];[PlanComptable.$B$2:.$C$685];2;0);&quot;&quot; )">
            <text:p/>
          </table:table-cell>
          <table:table-cell/>
          <table:table-cell table:style-name="ce58" table:formula="of:=IFNA(VLOOKUP([.G3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1];[Journaux.$A$2:.$B$16];2;0);&quot;&quot; )">
            <text:p/>
          </table:table-cell>
          <table:table-cell table:number-columns-repeated="3"/>
          <table:table-cell table:style-name="ce58" table:formula="of:=IFNA(VLOOKUP([.E31];[PlanComptable.$B$2:.$C$685];2;0);&quot;&quot; )">
            <text:p/>
          </table:table-cell>
          <table:table-cell/>
          <table:table-cell table:style-name="ce58" table:formula="of:=IFNA(VLOOKUP([.G3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2];[Journaux.$A$2:.$B$16];2;0);&quot;&quot; )">
            <text:p/>
          </table:table-cell>
          <table:table-cell table:number-columns-repeated="3"/>
          <table:table-cell table:style-name="ce58" table:formula="of:=IFNA(VLOOKUP([.E32];[PlanComptable.$B$2:.$C$685];2;0);&quot;&quot; )">
            <text:p/>
          </table:table-cell>
          <table:table-cell/>
          <table:table-cell table:style-name="ce58" table:formula="of:=IFNA(VLOOKUP([.G3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3];[Journaux.$A$2:.$B$16];2;0);&quot;&quot; )">
            <text:p/>
          </table:table-cell>
          <table:table-cell table:number-columns-repeated="3"/>
          <table:table-cell table:style-name="ce58" table:formula="of:=IFNA(VLOOKUP([.E33];[PlanComptable.$B$2:.$C$685];2;0);&quot;&quot; )">
            <text:p/>
          </table:table-cell>
          <table:table-cell/>
          <table:table-cell table:style-name="ce58" table:formula="of:=IFNA(VLOOKUP([.G3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4];[Journaux.$A$2:.$B$16];2;0);&quot;&quot; )">
            <text:p/>
          </table:table-cell>
          <table:table-cell table:number-columns-repeated="3"/>
          <table:table-cell table:style-name="ce58" table:formula="of:=IFNA(VLOOKUP([.E34];[PlanComptable.$B$2:.$C$685];2;0);&quot;&quot; )">
            <text:p/>
          </table:table-cell>
          <table:table-cell/>
          <table:table-cell table:style-name="ce58" table:formula="of:=IFNA(VLOOKUP([.G3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5];[Journaux.$A$2:.$B$16];2;0);&quot;&quot; )">
            <text:p/>
          </table:table-cell>
          <table:table-cell table:number-columns-repeated="3"/>
          <table:table-cell table:style-name="ce58" table:formula="of:=IFNA(VLOOKUP([.E35];[PlanComptable.$B$2:.$C$685];2;0);&quot;&quot; )">
            <text:p/>
          </table:table-cell>
          <table:table-cell/>
          <table:table-cell table:style-name="ce58" table:formula="of:=IFNA(VLOOKUP([.G3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6];[Journaux.$A$2:.$B$16];2;0);&quot;&quot; )">
            <text:p/>
          </table:table-cell>
          <table:table-cell table:number-columns-repeated="3"/>
          <table:table-cell table:style-name="ce58" table:formula="of:=IFNA(VLOOKUP([.E36];[PlanComptable.$B$2:.$C$685];2;0);&quot;&quot; )">
            <text:p/>
          </table:table-cell>
          <table:table-cell/>
          <table:table-cell table:style-name="ce58" table:formula="of:=IFNA(VLOOKUP([.G3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7];[Journaux.$A$2:.$B$16];2;0);&quot;&quot; )">
            <text:p/>
          </table:table-cell>
          <table:table-cell table:number-columns-repeated="3"/>
          <table:table-cell table:style-name="ce58" table:formula="of:=IFNA(VLOOKUP([.E37];[PlanComptable.$B$2:.$C$685];2;0);&quot;&quot; )">
            <text:p/>
          </table:table-cell>
          <table:table-cell/>
          <table:table-cell table:style-name="ce58" table:formula="of:=IFNA(VLOOKUP([.G3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8];[Journaux.$A$2:.$B$16];2;0);&quot;&quot; )">
            <text:p/>
          </table:table-cell>
          <table:table-cell table:number-columns-repeated="3"/>
          <table:table-cell table:style-name="ce58" table:formula="of:=IFNA(VLOOKUP([.E38];[PlanComptable.$B$2:.$C$685];2;0);&quot;&quot; )">
            <text:p/>
          </table:table-cell>
          <table:table-cell/>
          <table:table-cell table:style-name="ce58" table:formula="of:=IFNA(VLOOKUP([.G3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9];[Journaux.$A$2:.$B$16];2;0);&quot;&quot; )">
            <text:p/>
          </table:table-cell>
          <table:table-cell table:number-columns-repeated="3"/>
          <table:table-cell table:style-name="ce58" table:formula="of:=IFNA(VLOOKUP([.E39];[PlanComptable.$B$2:.$C$685];2;0);&quot;&quot; )">
            <text:p/>
          </table:table-cell>
          <table:table-cell/>
          <table:table-cell table:style-name="ce58" table:formula="of:=IFNA(VLOOKUP([.G3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0];[Journaux.$A$2:.$B$16];2;0);&quot;&quot; )">
            <text:p/>
          </table:table-cell>
          <table:table-cell table:number-columns-repeated="3"/>
          <table:table-cell table:style-name="ce58" table:formula="of:=IFNA(VLOOKUP([.E40];[PlanComptable.$B$2:.$C$685];2;0);&quot;&quot; )">
            <text:p/>
          </table:table-cell>
          <table:table-cell/>
          <table:table-cell table:style-name="ce58" table:formula="of:=IFNA(VLOOKUP([.G4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1];[Journaux.$A$2:.$B$16];2;0);&quot;&quot; )">
            <text:p/>
          </table:table-cell>
          <table:table-cell table:number-columns-repeated="3"/>
          <table:table-cell table:style-name="ce58" table:formula="of:=IFNA(VLOOKUP([.E41];[PlanComptable.$B$2:.$C$685];2;0);&quot;&quot; )">
            <text:p/>
          </table:table-cell>
          <table:table-cell/>
          <table:table-cell table:style-name="ce58" table:formula="of:=IFNA(VLOOKUP([.G4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2];[Journaux.$A$2:.$B$16];2;0);&quot;&quot; )">
            <text:p/>
          </table:table-cell>
          <table:table-cell table:number-columns-repeated="3"/>
          <table:table-cell table:style-name="ce58" table:formula="of:=IFNA(VLOOKUP([.E42];[PlanComptable.$B$2:.$C$685];2;0);&quot;&quot; )">
            <text:p/>
          </table:table-cell>
          <table:table-cell/>
          <table:table-cell table:style-name="ce58" table:formula="of:=IFNA(VLOOKUP([.G4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3];[Journaux.$A$2:.$B$16];2;0);&quot;&quot; )">
            <text:p/>
          </table:table-cell>
          <table:table-cell table:number-columns-repeated="3"/>
          <table:table-cell table:style-name="ce58" table:formula="of:=IFNA(VLOOKUP([.E43];[PlanComptable.$B$2:.$C$685];2;0);&quot;&quot; )">
            <text:p/>
          </table:table-cell>
          <table:table-cell/>
          <table:table-cell table:style-name="ce58" table:formula="of:=IFNA(VLOOKUP([.G4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4];[Journaux.$A$2:.$B$16];2;0);&quot;&quot; )">
            <text:p/>
          </table:table-cell>
          <table:table-cell table:number-columns-repeated="3"/>
          <table:table-cell table:style-name="ce58" table:formula="of:=IFNA(VLOOKUP([.E44];[PlanComptable.$B$2:.$C$685];2;0);&quot;&quot; )">
            <text:p/>
          </table:table-cell>
          <table:table-cell/>
          <table:table-cell table:style-name="ce58" table:formula="of:=IFNA(VLOOKUP([.G4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5];[Journaux.$A$2:.$B$16];2;0);&quot;&quot; )">
            <text:p/>
          </table:table-cell>
          <table:table-cell table:number-columns-repeated="3"/>
          <table:table-cell table:style-name="ce58" table:formula="of:=IFNA(VLOOKUP([.E45];[PlanComptable.$B$2:.$C$685];2;0);&quot;&quot; )">
            <text:p/>
          </table:table-cell>
          <table:table-cell/>
          <table:table-cell table:style-name="ce58" table:formula="of:=IFNA(VLOOKUP([.G4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6];[Journaux.$A$2:.$B$16];2;0);&quot;&quot; )">
            <text:p/>
          </table:table-cell>
          <table:table-cell table:number-columns-repeated="3"/>
          <table:table-cell table:style-name="ce58" table:formula="of:=IFNA(VLOOKUP([.E46];[PlanComptable.$B$2:.$C$685];2;0);&quot;&quot; )">
            <text:p/>
          </table:table-cell>
          <table:table-cell/>
          <table:table-cell table:style-name="ce58" table:formula="of:=IFNA(VLOOKUP([.G4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formula="of:=IFNA(VLOOKUP([.A47];[Journaux.$A$2:.$B$16];2;0);&quot;&quot; )">
            <text:p/>
          </table:table-cell>
          <table:table-cell table:number-columns-repeated="3"/>
          <table:table-cell table:formula="of:=IFNA(VLOOKUP([.E47];[PlanComptable.$B$2:.$C$685];2;0);&quot;&quot; )">
            <text:p/>
          </table:table-cell>
          <table:table-cell/>
          <table:table-cell table:formula="of:=IFNA(VLOOKUP([.G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8];[Journaux.$A$2:.$B$16];2;0);&quot;&quot; )">
            <text:p/>
          </table:table-cell>
          <table:table-cell table:number-columns-repeated="3"/>
          <table:table-cell table:formula="of:=IFNA(VLOOKUP([.E48];[PlanComptable.$B$2:.$C$685];2;0);&quot;&quot; )">
            <text:p/>
          </table:table-cell>
          <table:table-cell/>
          <table:table-cell table:formula="of:=IFNA(VLOOKUP([.G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9];[Journaux.$A$2:.$B$16];2;0);&quot;&quot; )">
            <text:p/>
          </table:table-cell>
          <table:table-cell table:number-columns-repeated="3"/>
          <table:table-cell table:formula="of:=IFNA(VLOOKUP([.E49];[PlanComptable.$B$2:.$C$685];2;0);&quot;&quot; )">
            <text:p/>
          </table:table-cell>
          <table:table-cell/>
          <table:table-cell table:formula="of:=IFNA(VLOOKUP([.G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0];[Journaux.$A$2:.$B$16];2;0);&quot;&quot; )">
            <text:p/>
          </table:table-cell>
          <table:table-cell table:number-columns-repeated="3"/>
          <table:table-cell table:formula="of:=IFNA(VLOOKUP([.E50];[PlanComptable.$B$2:.$C$685];2;0);&quot;&quot; )">
            <text:p/>
          </table:table-cell>
          <table:table-cell/>
          <table:table-cell table:formula="of:=IFNA(VLOOKUP([.G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1];[Journaux.$A$2:.$B$16];2;0);&quot;&quot; )">
            <text:p/>
          </table:table-cell>
          <table:table-cell table:number-columns-repeated="3"/>
          <table:table-cell table:formula="of:=IFNA(VLOOKUP([.E51];[PlanComptable.$B$2:.$C$685];2;0);&quot;&quot; )">
            <text:p/>
          </table:table-cell>
          <table:table-cell/>
          <table:table-cell table:formula="of:=IFNA(VLOOKUP([.G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2];[Journaux.$A$2:.$B$16];2;0);&quot;&quot; )">
            <text:p/>
          </table:table-cell>
          <table:table-cell table:number-columns-repeated="3"/>
          <table:table-cell table:formula="of:=IFNA(VLOOKUP([.E52];[PlanComptable.$B$2:.$C$685];2;0);&quot;&quot; )">
            <text:p/>
          </table:table-cell>
          <table:table-cell/>
          <table:table-cell table:formula="of:=IFNA(VLOOKUP([.G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3];[Journaux.$A$2:.$B$16];2;0);&quot;&quot; )">
            <text:p/>
          </table:table-cell>
          <table:table-cell table:number-columns-repeated="3"/>
          <table:table-cell table:formula="of:=IFNA(VLOOKUP([.E53];[PlanComptable.$B$2:.$C$685];2;0);&quot;&quot; )">
            <text:p/>
          </table:table-cell>
          <table:table-cell/>
          <table:table-cell table:formula="of:=IFNA(VLOOKUP([.G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4];[Journaux.$A$2:.$B$16];2;0);&quot;&quot; )">
            <text:p/>
          </table:table-cell>
          <table:table-cell table:number-columns-repeated="3"/>
          <table:table-cell table:formula="of:=IFNA(VLOOKUP([.E54];[PlanComptable.$B$2:.$C$685];2;0);&quot;&quot; )">
            <text:p/>
          </table:table-cell>
          <table:table-cell/>
          <table:table-cell table:formula="of:=IFNA(VLOOKUP([.G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5];[Journaux.$A$2:.$B$16];2;0);&quot;&quot; )">
            <text:p/>
          </table:table-cell>
          <table:table-cell table:number-columns-repeated="3"/>
          <table:table-cell table:formula="of:=IFNA(VLOOKUP([.E55];[PlanComptable.$B$2:.$C$685];2;0);&quot;&quot; )">
            <text:p/>
          </table:table-cell>
          <table:table-cell/>
          <table:table-cell table:formula="of:=IFNA(VLOOKUP([.G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6];[Journaux.$A$2:.$B$16];2;0);&quot;&quot; )">
            <text:p/>
          </table:table-cell>
          <table:table-cell table:number-columns-repeated="3"/>
          <table:table-cell table:formula="of:=IFNA(VLOOKUP([.E56];[PlanComptable.$B$2:.$C$685];2;0);&quot;&quot; )">
            <text:p/>
          </table:table-cell>
          <table:table-cell/>
          <table:table-cell table:formula="of:=IFNA(VLOOKUP([.G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7];[Journaux.$A$2:.$B$16];2;0);&quot;&quot; )">
            <text:p/>
          </table:table-cell>
          <table:table-cell table:number-columns-repeated="3"/>
          <table:table-cell table:formula="of:=IFNA(VLOOKUP([.E57];[PlanComptable.$B$2:.$C$685];2;0);&quot;&quot; )">
            <text:p/>
          </table:table-cell>
          <table:table-cell/>
          <table:table-cell table:formula="of:=IFNA(VLOOKUP([.G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8];[Journaux.$A$2:.$B$16];2;0);&quot;&quot; )">
            <text:p/>
          </table:table-cell>
          <table:table-cell table:number-columns-repeated="3"/>
          <table:table-cell table:formula="of:=IFNA(VLOOKUP([.E58];[PlanComptable.$B$2:.$C$685];2;0);&quot;&quot; )">
            <text:p/>
          </table:table-cell>
          <table:table-cell/>
          <table:table-cell table:formula="of:=IFNA(VLOOKUP([.G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9];[Journaux.$A$2:.$B$16];2;0);&quot;&quot; )">
            <text:p/>
          </table:table-cell>
          <table:table-cell table:number-columns-repeated="3"/>
          <table:table-cell table:formula="of:=IFNA(VLOOKUP([.E59];[PlanComptable.$B$2:.$C$685];2;0);&quot;&quot; )">
            <text:p/>
          </table:table-cell>
          <table:table-cell/>
          <table:table-cell table:formula="of:=IFNA(VLOOKUP([.G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0];[Journaux.$A$2:.$B$16];2;0);&quot;&quot; )">
            <text:p/>
          </table:table-cell>
          <table:table-cell table:number-columns-repeated="3"/>
          <table:table-cell table:formula="of:=IFNA(VLOOKUP([.E60];[PlanComptable.$B$2:.$C$685];2;0);&quot;&quot; )">
            <text:p/>
          </table:table-cell>
          <table:table-cell/>
          <table:table-cell table:formula="of:=IFNA(VLOOKUP([.G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1];[Journaux.$A$2:.$B$16];2;0);&quot;&quot; )">
            <text:p/>
          </table:table-cell>
          <table:table-cell table:number-columns-repeated="3"/>
          <table:table-cell table:formula="of:=IFNA(VLOOKUP([.E61];[PlanComptable.$B$2:.$C$685];2;0);&quot;&quot; )">
            <text:p/>
          </table:table-cell>
          <table:table-cell/>
          <table:table-cell table:formula="of:=IFNA(VLOOKUP([.G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2];[Journaux.$A$2:.$B$16];2;0);&quot;&quot; )">
            <text:p/>
          </table:table-cell>
          <table:table-cell table:number-columns-repeated="3"/>
          <table:table-cell table:formula="of:=IFNA(VLOOKUP([.E62];[PlanComptable.$B$2:.$C$685];2;0);&quot;&quot; )">
            <text:p/>
          </table:table-cell>
          <table:table-cell/>
          <table:table-cell table:formula="of:=IFNA(VLOOKUP([.G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3];[Journaux.$A$2:.$B$16];2;0);&quot;&quot; )">
            <text:p/>
          </table:table-cell>
          <table:table-cell table:number-columns-repeated="3"/>
          <table:table-cell table:formula="of:=IFNA(VLOOKUP([.E63];[PlanComptable.$B$2:.$C$685];2;0);&quot;&quot; )">
            <text:p/>
          </table:table-cell>
          <table:table-cell/>
          <table:table-cell table:formula="of:=IFNA(VLOOKUP([.G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4];[Journaux.$A$2:.$B$16];2;0);&quot;&quot; )">
            <text:p/>
          </table:table-cell>
          <table:table-cell table:number-columns-repeated="3"/>
          <table:table-cell table:formula="of:=IFNA(VLOOKUP([.E64];[PlanComptable.$B$2:.$C$685];2;0);&quot;&quot; )">
            <text:p/>
          </table:table-cell>
          <table:table-cell/>
          <table:table-cell table:formula="of:=IFNA(VLOOKUP([.G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5];[Journaux.$A$2:.$B$16];2;0);&quot;&quot; )">
            <text:p/>
          </table:table-cell>
          <table:table-cell table:number-columns-repeated="3"/>
          <table:table-cell table:formula="of:=IFNA(VLOOKUP([.E65];[PlanComptable.$B$2:.$C$685];2;0);&quot;&quot; )">
            <text:p/>
          </table:table-cell>
          <table:table-cell/>
          <table:table-cell table:formula="of:=IFNA(VLOOKUP([.G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6];[Journaux.$A$2:.$B$16];2;0);&quot;&quot; )">
            <text:p/>
          </table:table-cell>
          <table:table-cell table:number-columns-repeated="3"/>
          <table:table-cell table:formula="of:=IFNA(VLOOKUP([.E66];[PlanComptable.$B$2:.$C$685];2;0);&quot;&quot; )">
            <text:p/>
          </table:table-cell>
          <table:table-cell/>
          <table:table-cell table:formula="of:=IFNA(VLOOKUP([.G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7];[Journaux.$A$2:.$B$16];2;0);&quot;&quot; )">
            <text:p/>
          </table:table-cell>
          <table:table-cell table:number-columns-repeated="3"/>
          <table:table-cell table:formula="of:=IFNA(VLOOKUP([.E67];[PlanComptable.$B$2:.$C$685];2;0);&quot;&quot; )">
            <text:p/>
          </table:table-cell>
          <table:table-cell/>
          <table:table-cell table:formula="of:=IFNA(VLOOKUP([.G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8];[Journaux.$A$2:.$B$16];2;0);&quot;&quot; )">
            <text:p/>
          </table:table-cell>
          <table:table-cell table:number-columns-repeated="3"/>
          <table:table-cell table:formula="of:=IFNA(VLOOKUP([.E68];[PlanComptable.$B$2:.$C$685];2;0);&quot;&quot; )">
            <text:p/>
          </table:table-cell>
          <table:table-cell/>
          <table:table-cell table:formula="of:=IFNA(VLOOKUP([.G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9];[Journaux.$A$2:.$B$16];2;0);&quot;&quot; )">
            <text:p/>
          </table:table-cell>
          <table:table-cell table:number-columns-repeated="3"/>
          <table:table-cell table:formula="of:=IFNA(VLOOKUP([.E69];[PlanComptable.$B$2:.$C$685];2;0);&quot;&quot; )">
            <text:p/>
          </table:table-cell>
          <table:table-cell/>
          <table:table-cell table:formula="of:=IFNA(VLOOKUP([.G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0];[Journaux.$A$2:.$B$16];2;0);&quot;&quot; )">
            <text:p/>
          </table:table-cell>
          <table:table-cell table:number-columns-repeated="3"/>
          <table:table-cell table:formula="of:=IFNA(VLOOKUP([.E70];[PlanComptable.$B$2:.$C$685];2;0);&quot;&quot; )">
            <text:p/>
          </table:table-cell>
          <table:table-cell/>
          <table:table-cell table:formula="of:=IFNA(VLOOKUP([.G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1];[Journaux.$A$2:.$B$16];2;0);&quot;&quot; )">
            <text:p/>
          </table:table-cell>
          <table:table-cell table:number-columns-repeated="3"/>
          <table:table-cell table:formula="of:=IFNA(VLOOKUP([.E71];[PlanComptable.$B$2:.$C$685];2;0);&quot;&quot; )">
            <text:p/>
          </table:table-cell>
          <table:table-cell/>
          <table:table-cell table:formula="of:=IFNA(VLOOKUP([.G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2];[Journaux.$A$2:.$B$16];2;0);&quot;&quot; )">
            <text:p/>
          </table:table-cell>
          <table:table-cell table:number-columns-repeated="3"/>
          <table:table-cell table:formula="of:=IFNA(VLOOKUP([.E72];[PlanComptable.$B$2:.$C$685];2;0);&quot;&quot; )">
            <text:p/>
          </table:table-cell>
          <table:table-cell/>
          <table:table-cell table:formula="of:=IFNA(VLOOKUP([.G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3];[Journaux.$A$2:.$B$16];2;0);&quot;&quot; )">
            <text:p/>
          </table:table-cell>
          <table:table-cell table:number-columns-repeated="3"/>
          <table:table-cell table:formula="of:=IFNA(VLOOKUP([.E73];[PlanComptable.$B$2:.$C$685];2;0);&quot;&quot; )">
            <text:p/>
          </table:table-cell>
          <table:table-cell/>
          <table:table-cell table:formula="of:=IFNA(VLOOKUP([.G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4];[Journaux.$A$2:.$B$16];2;0);&quot;&quot; )">
            <text:p/>
          </table:table-cell>
          <table:table-cell table:number-columns-repeated="3"/>
          <table:table-cell table:formula="of:=IFNA(VLOOKUP([.E74];[PlanComptable.$B$2:.$C$685];2;0);&quot;&quot; )">
            <text:p/>
          </table:table-cell>
          <table:table-cell/>
          <table:table-cell table:formula="of:=IFNA(VLOOKUP([.G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5];[Journaux.$A$2:.$B$16];2;0);&quot;&quot; )">
            <text:p/>
          </table:table-cell>
          <table:table-cell table:number-columns-repeated="3"/>
          <table:table-cell table:formula="of:=IFNA(VLOOKUP([.E75];[PlanComptable.$B$2:.$C$685];2;0);&quot;&quot; )">
            <text:p/>
          </table:table-cell>
          <table:table-cell/>
          <table:table-cell table:formula="of:=IFNA(VLOOKUP([.G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6];[Journaux.$A$2:.$B$16];2;0);&quot;&quot; )">
            <text:p/>
          </table:table-cell>
          <table:table-cell table:number-columns-repeated="3"/>
          <table:table-cell table:formula="of:=IFNA(VLOOKUP([.E76];[PlanComptable.$B$2:.$C$685];2;0);&quot;&quot; )">
            <text:p/>
          </table:table-cell>
          <table:table-cell/>
          <table:table-cell table:formula="of:=IFNA(VLOOKUP([.G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7];[Journaux.$A$2:.$B$16];2;0);&quot;&quot; )">
            <text:p/>
          </table:table-cell>
          <table:table-cell table:number-columns-repeated="3"/>
          <table:table-cell table:formula="of:=IFNA(VLOOKUP([.E77];[PlanComptable.$B$2:.$C$685];2;0);&quot;&quot; )">
            <text:p/>
          </table:table-cell>
          <table:table-cell/>
          <table:table-cell table:formula="of:=IFNA(VLOOKUP([.G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8];[Journaux.$A$2:.$B$16];2;0);&quot;&quot; )">
            <text:p/>
          </table:table-cell>
          <table:table-cell table:number-columns-repeated="3"/>
          <table:table-cell table:formula="of:=IFNA(VLOOKUP([.E78];[PlanComptable.$B$2:.$C$685];2;0);&quot;&quot; )">
            <text:p/>
          </table:table-cell>
          <table:table-cell/>
          <table:table-cell table:formula="of:=IFNA(VLOOKUP([.G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9];[Journaux.$A$2:.$B$16];2;0);&quot;&quot; )">
            <text:p/>
          </table:table-cell>
          <table:table-cell table:number-columns-repeated="3"/>
          <table:table-cell table:formula="of:=IFNA(VLOOKUP([.E79];[PlanComptable.$B$2:.$C$685];2;0);&quot;&quot; )">
            <text:p/>
          </table:table-cell>
          <table:table-cell/>
          <table:table-cell table:formula="of:=IFNA(VLOOKUP([.G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0];[Journaux.$A$2:.$B$16];2;0);&quot;&quot; )">
            <text:p/>
          </table:table-cell>
          <table:table-cell table:number-columns-repeated="3"/>
          <table:table-cell table:formula="of:=IFNA(VLOOKUP([.E80];[PlanComptable.$B$2:.$C$685];2;0);&quot;&quot; )">
            <text:p/>
          </table:table-cell>
          <table:table-cell/>
          <table:table-cell table:formula="of:=IFNA(VLOOKUP([.G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1];[Journaux.$A$2:.$B$16];2;0);&quot;&quot; )">
            <text:p/>
          </table:table-cell>
          <table:table-cell table:number-columns-repeated="3"/>
          <table:table-cell table:formula="of:=IFNA(VLOOKUP([.E81];[PlanComptable.$B$2:.$C$685];2;0);&quot;&quot; )">
            <text:p/>
          </table:table-cell>
          <table:table-cell/>
          <table:table-cell table:formula="of:=IFNA(VLOOKUP([.G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2];[Journaux.$A$2:.$B$16];2;0);&quot;&quot; )">
            <text:p/>
          </table:table-cell>
          <table:table-cell table:number-columns-repeated="3"/>
          <table:table-cell table:formula="of:=IFNA(VLOOKUP([.E82];[PlanComptable.$B$2:.$C$685];2;0);&quot;&quot; )">
            <text:p/>
          </table:table-cell>
          <table:table-cell/>
          <table:table-cell table:formula="of:=IFNA(VLOOKUP([.G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3];[Journaux.$A$2:.$B$16];2;0);&quot;&quot; )">
            <text:p/>
          </table:table-cell>
          <table:table-cell table:number-columns-repeated="3"/>
          <table:table-cell table:formula="of:=IFNA(VLOOKUP([.E83];[PlanComptable.$B$2:.$C$685];2;0);&quot;&quot; )">
            <text:p/>
          </table:table-cell>
          <table:table-cell/>
          <table:table-cell table:formula="of:=IFNA(VLOOKUP([.G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4];[Journaux.$A$2:.$B$16];2;0);&quot;&quot; )">
            <text:p/>
          </table:table-cell>
          <table:table-cell table:number-columns-repeated="3"/>
          <table:table-cell table:formula="of:=IFNA(VLOOKUP([.E84];[PlanComptable.$B$2:.$C$685];2;0);&quot;&quot; )">
            <text:p/>
          </table:table-cell>
          <table:table-cell/>
          <table:table-cell table:formula="of:=IFNA(VLOOKUP([.G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5];[Journaux.$A$2:.$B$16];2;0);&quot;&quot; )">
            <text:p/>
          </table:table-cell>
          <table:table-cell table:number-columns-repeated="3"/>
          <table:table-cell table:formula="of:=IFNA(VLOOKUP([.E85];[PlanComptable.$B$2:.$C$685];2;0);&quot;&quot; )">
            <text:p/>
          </table:table-cell>
          <table:table-cell/>
          <table:table-cell table:formula="of:=IFNA(VLOOKUP([.G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6];[Journaux.$A$2:.$B$16];2;0);&quot;&quot; )">
            <text:p/>
          </table:table-cell>
          <table:table-cell table:number-columns-repeated="3"/>
          <table:table-cell table:formula="of:=IFNA(VLOOKUP([.E86];[PlanComptable.$B$2:.$C$685];2;0);&quot;&quot; )">
            <text:p/>
          </table:table-cell>
          <table:table-cell/>
          <table:table-cell table:formula="of:=IFNA(VLOOKUP([.G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7];[Journaux.$A$2:.$B$16];2;0);&quot;&quot; )">
            <text:p/>
          </table:table-cell>
          <table:table-cell table:number-columns-repeated="3"/>
          <table:table-cell table:formula="of:=IFNA(VLOOKUP([.E87];[PlanComptable.$B$2:.$C$685];2;0);&quot;&quot; )">
            <text:p/>
          </table:table-cell>
          <table:table-cell/>
          <table:table-cell table:formula="of:=IFNA(VLOOKUP([.G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8];[Journaux.$A$2:.$B$16];2;0);&quot;&quot; )">
            <text:p/>
          </table:table-cell>
          <table:table-cell table:number-columns-repeated="3"/>
          <table:table-cell table:formula="of:=IFNA(VLOOKUP([.E88];[PlanComptable.$B$2:.$C$685];2;0);&quot;&quot; )">
            <text:p/>
          </table:table-cell>
          <table:table-cell/>
          <table:table-cell table:formula="of:=IFNA(VLOOKUP([.G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9];[Journaux.$A$2:.$B$16];2;0);&quot;&quot; )">
            <text:p/>
          </table:table-cell>
          <table:table-cell table:number-columns-repeated="3"/>
          <table:table-cell table:formula="of:=IFNA(VLOOKUP([.E89];[PlanComptable.$B$2:.$C$685];2;0);&quot;&quot; )">
            <text:p/>
          </table:table-cell>
          <table:table-cell/>
          <table:table-cell table:formula="of:=IFNA(VLOOKUP([.G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0];[Journaux.$A$2:.$B$16];2;0);&quot;&quot; )">
            <text:p/>
          </table:table-cell>
          <table:table-cell table:number-columns-repeated="3"/>
          <table:table-cell table:formula="of:=IFNA(VLOOKUP([.E90];[PlanComptable.$B$2:.$C$685];2;0);&quot;&quot; )">
            <text:p/>
          </table:table-cell>
          <table:table-cell/>
          <table:table-cell table:formula="of:=IFNA(VLOOKUP([.G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1];[Journaux.$A$2:.$B$16];2;0);&quot;&quot; )">
            <text:p/>
          </table:table-cell>
          <table:table-cell table:number-columns-repeated="3"/>
          <table:table-cell table:formula="of:=IFNA(VLOOKUP([.E91];[PlanComptable.$B$2:.$C$685];2;0);&quot;&quot; )">
            <text:p/>
          </table:table-cell>
          <table:table-cell/>
          <table:table-cell table:formula="of:=IFNA(VLOOKUP([.G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2];[Journaux.$A$2:.$B$16];2;0);&quot;&quot; )">
            <text:p/>
          </table:table-cell>
          <table:table-cell table:number-columns-repeated="3"/>
          <table:table-cell table:formula="of:=IFNA(VLOOKUP([.E92];[PlanComptable.$B$2:.$C$685];2;0);&quot;&quot; )">
            <text:p/>
          </table:table-cell>
          <table:table-cell/>
          <table:table-cell table:formula="of:=IFNA(VLOOKUP([.G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3];[Journaux.$A$2:.$B$16];2;0);&quot;&quot; )">
            <text:p/>
          </table:table-cell>
          <table:table-cell table:number-columns-repeated="3"/>
          <table:table-cell table:formula="of:=IFNA(VLOOKUP([.E93];[PlanComptable.$B$2:.$C$685];2;0);&quot;&quot; )">
            <text:p/>
          </table:table-cell>
          <table:table-cell/>
          <table:table-cell table:formula="of:=IFNA(VLOOKUP([.G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4];[Journaux.$A$2:.$B$16];2;0);&quot;&quot; )">
            <text:p/>
          </table:table-cell>
          <table:table-cell table:number-columns-repeated="3"/>
          <table:table-cell table:formula="of:=IFNA(VLOOKUP([.E94];[PlanComptable.$B$2:.$C$685];2;0);&quot;&quot; )">
            <text:p/>
          </table:table-cell>
          <table:table-cell/>
          <table:table-cell table:formula="of:=IFNA(VLOOKUP([.G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5];[Journaux.$A$2:.$B$16];2;0);&quot;&quot; )">
            <text:p/>
          </table:table-cell>
          <table:table-cell table:number-columns-repeated="3"/>
          <table:table-cell table:formula="of:=IFNA(VLOOKUP([.E95];[PlanComptable.$B$2:.$C$685];2;0);&quot;&quot; )">
            <text:p/>
          </table:table-cell>
          <table:table-cell/>
          <table:table-cell table:formula="of:=IFNA(VLOOKUP([.G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6];[Journaux.$A$2:.$B$16];2;0);&quot;&quot; )">
            <text:p/>
          </table:table-cell>
          <table:table-cell table:number-columns-repeated="3"/>
          <table:table-cell table:formula="of:=IFNA(VLOOKUP([.E96];[PlanComptable.$B$2:.$C$685];2;0);&quot;&quot; )">
            <text:p/>
          </table:table-cell>
          <table:table-cell/>
          <table:table-cell table:formula="of:=IFNA(VLOOKUP([.G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7];[Journaux.$A$2:.$B$16];2;0);&quot;&quot; )">
            <text:p/>
          </table:table-cell>
          <table:table-cell table:number-columns-repeated="3"/>
          <table:table-cell table:formula="of:=IFNA(VLOOKUP([.E97];[PlanComptable.$B$2:.$C$685];2;0);&quot;&quot; )">
            <text:p/>
          </table:table-cell>
          <table:table-cell/>
          <table:table-cell table:formula="of:=IFNA(VLOOKUP([.G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8];[Journaux.$A$2:.$B$16];2;0);&quot;&quot; )">
            <text:p/>
          </table:table-cell>
          <table:table-cell table:number-columns-repeated="3"/>
          <table:table-cell table:formula="of:=IFNA(VLOOKUP([.E98];[PlanComptable.$B$2:.$C$685];2;0);&quot;&quot; )">
            <text:p/>
          </table:table-cell>
          <table:table-cell/>
          <table:table-cell table:formula="of:=IFNA(VLOOKUP([.G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9];[Journaux.$A$2:.$B$16];2;0);&quot;&quot; )">
            <text:p/>
          </table:table-cell>
          <table:table-cell table:number-columns-repeated="3"/>
          <table:table-cell table:formula="of:=IFNA(VLOOKUP([.E99];[PlanComptable.$B$2:.$C$685];2;0);&quot;&quot; )">
            <text:p/>
          </table:table-cell>
          <table:table-cell/>
          <table:table-cell table:formula="of:=IFNA(VLOOKUP([.G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0];[Journaux.$A$2:.$B$16];2;0);&quot;&quot; )">
            <text:p/>
          </table:table-cell>
          <table:table-cell table:number-columns-repeated="3"/>
          <table:table-cell table:formula="of:=IFNA(VLOOKUP([.E100];[PlanComptable.$B$2:.$C$685];2;0);&quot;&quot; )">
            <text:p/>
          </table:table-cell>
          <table:table-cell/>
          <table:table-cell table:formula="of:=IFNA(VLOOKUP([.G1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1];[Journaux.$A$2:.$B$16];2;0);&quot;&quot; )">
            <text:p/>
          </table:table-cell>
          <table:table-cell table:number-columns-repeated="3"/>
          <table:table-cell table:formula="of:=IFNA(VLOOKUP([.E101];[PlanComptable.$B$2:.$C$685];2;0);&quot;&quot; )">
            <text:p/>
          </table:table-cell>
          <table:table-cell/>
          <table:table-cell table:formula="of:=IFNA(VLOOKUP([.G1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2];[Journaux.$A$2:.$B$16];2;0);&quot;&quot; )">
            <text:p/>
          </table:table-cell>
          <table:table-cell table:number-columns-repeated="3"/>
          <table:table-cell table:formula="of:=IFNA(VLOOKUP([.E102];[PlanComptable.$B$2:.$C$685];2;0);&quot;&quot; )">
            <text:p/>
          </table:table-cell>
          <table:table-cell/>
          <table:table-cell table:formula="of:=IFNA(VLOOKUP([.G1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3];[Journaux.$A$2:.$B$16];2;0);&quot;&quot; )">
            <text:p/>
          </table:table-cell>
          <table:table-cell table:number-columns-repeated="3"/>
          <table:table-cell table:formula="of:=IFNA(VLOOKUP([.E103];[PlanComptable.$B$2:.$C$685];2;0);&quot;&quot; )">
            <text:p/>
          </table:table-cell>
          <table:table-cell/>
          <table:table-cell table:formula="of:=IFNA(VLOOKUP([.G1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4];[Journaux.$A$2:.$B$16];2;0);&quot;&quot; )">
            <text:p/>
          </table:table-cell>
          <table:table-cell table:number-columns-repeated="3"/>
          <table:table-cell table:formula="of:=IFNA(VLOOKUP([.E104];[PlanComptable.$B$2:.$C$685];2;0);&quot;&quot; )">
            <text:p/>
          </table:table-cell>
          <table:table-cell/>
          <table:table-cell table:formula="of:=IFNA(VLOOKUP([.G1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5];[Journaux.$A$2:.$B$16];2;0);&quot;&quot; )">
            <text:p/>
          </table:table-cell>
          <table:table-cell table:number-columns-repeated="3"/>
          <table:table-cell table:formula="of:=IFNA(VLOOKUP([.E105];[PlanComptable.$B$2:.$C$685];2;0);&quot;&quot; )">
            <text:p/>
          </table:table-cell>
          <table:table-cell/>
          <table:table-cell table:formula="of:=IFNA(VLOOKUP([.G1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6];[Journaux.$A$2:.$B$16];2;0);&quot;&quot; )">
            <text:p/>
          </table:table-cell>
          <table:table-cell table:number-columns-repeated="3"/>
          <table:table-cell table:formula="of:=IFNA(VLOOKUP([.E106];[PlanComptable.$B$2:.$C$685];2;0);&quot;&quot; )">
            <text:p/>
          </table:table-cell>
          <table:table-cell/>
          <table:table-cell table:formula="of:=IFNA(VLOOKUP([.G1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7];[Journaux.$A$2:.$B$16];2;0);&quot;&quot; )">
            <text:p/>
          </table:table-cell>
          <table:table-cell table:number-columns-repeated="3"/>
          <table:table-cell table:formula="of:=IFNA(VLOOKUP([.E107];[PlanComptable.$B$2:.$C$685];2;0);&quot;&quot; )">
            <text:p/>
          </table:table-cell>
          <table:table-cell/>
          <table:table-cell table:formula="of:=IFNA(VLOOKUP([.G1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8];[Journaux.$A$2:.$B$16];2;0);&quot;&quot; )">
            <text:p/>
          </table:table-cell>
          <table:table-cell table:number-columns-repeated="3"/>
          <table:table-cell table:formula="of:=IFNA(VLOOKUP([.E108];[PlanComptable.$B$2:.$C$685];2;0);&quot;&quot; )">
            <text:p/>
          </table:table-cell>
          <table:table-cell/>
          <table:table-cell table:formula="of:=IFNA(VLOOKUP([.G1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9];[Journaux.$A$2:.$B$16];2;0);&quot;&quot; )">
            <text:p/>
          </table:table-cell>
          <table:table-cell table:number-columns-repeated="3"/>
          <table:table-cell table:formula="of:=IFNA(VLOOKUP([.E109];[PlanComptable.$B$2:.$C$685];2;0);&quot;&quot; )">
            <text:p/>
          </table:table-cell>
          <table:table-cell/>
          <table:table-cell table:formula="of:=IFNA(VLOOKUP([.G1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0];[Journaux.$A$2:.$B$16];2;0);&quot;&quot; )">
            <text:p/>
          </table:table-cell>
          <table:table-cell table:number-columns-repeated="3"/>
          <table:table-cell table:formula="of:=IFNA(VLOOKUP([.E110];[PlanComptable.$B$2:.$C$685];2;0);&quot;&quot; )">
            <text:p/>
          </table:table-cell>
          <table:table-cell/>
          <table:table-cell table:formula="of:=IFNA(VLOOKUP([.G1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1];[Journaux.$A$2:.$B$16];2;0);&quot;&quot; )">
            <text:p/>
          </table:table-cell>
          <table:table-cell table:number-columns-repeated="3"/>
          <table:table-cell table:formula="of:=IFNA(VLOOKUP([.E111];[PlanComptable.$B$2:.$C$685];2;0);&quot;&quot; )">
            <text:p/>
          </table:table-cell>
          <table:table-cell/>
          <table:table-cell table:formula="of:=IFNA(VLOOKUP([.G1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2];[Journaux.$A$2:.$B$16];2;0);&quot;&quot; )">
            <text:p/>
          </table:table-cell>
          <table:table-cell table:number-columns-repeated="3"/>
          <table:table-cell table:formula="of:=IFNA(VLOOKUP([.E112];[PlanComptable.$B$2:.$C$685];2;0);&quot;&quot; )">
            <text:p/>
          </table:table-cell>
          <table:table-cell/>
          <table:table-cell table:formula="of:=IFNA(VLOOKUP([.G1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3];[Journaux.$A$2:.$B$16];2;0);&quot;&quot; )">
            <text:p/>
          </table:table-cell>
          <table:table-cell table:number-columns-repeated="3"/>
          <table:table-cell table:formula="of:=IFNA(VLOOKUP([.E113];[PlanComptable.$B$2:.$C$685];2;0);&quot;&quot; )">
            <text:p/>
          </table:table-cell>
          <table:table-cell/>
          <table:table-cell table:formula="of:=IFNA(VLOOKUP([.G1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4];[Journaux.$A$2:.$B$16];2;0);&quot;&quot; )">
            <text:p/>
          </table:table-cell>
          <table:table-cell table:number-columns-repeated="3"/>
          <table:table-cell table:formula="of:=IFNA(VLOOKUP([.E114];[PlanComptable.$B$2:.$C$685];2;0);&quot;&quot; )">
            <text:p/>
          </table:table-cell>
          <table:table-cell/>
          <table:table-cell table:formula="of:=IFNA(VLOOKUP([.G1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5];[Journaux.$A$2:.$B$16];2;0);&quot;&quot; )">
            <text:p/>
          </table:table-cell>
          <table:table-cell table:number-columns-repeated="3"/>
          <table:table-cell table:formula="of:=IFNA(VLOOKUP([.E115];[PlanComptable.$B$2:.$C$685];2;0);&quot;&quot; )">
            <text:p/>
          </table:table-cell>
          <table:table-cell/>
          <table:table-cell table:formula="of:=IFNA(VLOOKUP([.G1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6];[Journaux.$A$2:.$B$16];2;0);&quot;&quot; )">
            <text:p/>
          </table:table-cell>
          <table:table-cell table:number-columns-repeated="3"/>
          <table:table-cell table:formula="of:=IFNA(VLOOKUP([.E116];[PlanComptable.$B$2:.$C$685];2;0);&quot;&quot; )">
            <text:p/>
          </table:table-cell>
          <table:table-cell/>
          <table:table-cell table:formula="of:=IFNA(VLOOKUP([.G1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7];[Journaux.$A$2:.$B$16];2;0);&quot;&quot; )">
            <text:p/>
          </table:table-cell>
          <table:table-cell table:number-columns-repeated="3"/>
          <table:table-cell table:formula="of:=IFNA(VLOOKUP([.E117];[PlanComptable.$B$2:.$C$685];2;0);&quot;&quot; )">
            <text:p/>
          </table:table-cell>
          <table:table-cell/>
          <table:table-cell table:formula="of:=IFNA(VLOOKUP([.G1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8];[Journaux.$A$2:.$B$16];2;0);&quot;&quot; )">
            <text:p/>
          </table:table-cell>
          <table:table-cell table:number-columns-repeated="3"/>
          <table:table-cell table:formula="of:=IFNA(VLOOKUP([.E118];[PlanComptable.$B$2:.$C$685];2;0);&quot;&quot; )">
            <text:p/>
          </table:table-cell>
          <table:table-cell/>
          <table:table-cell table:formula="of:=IFNA(VLOOKUP([.G1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9];[Journaux.$A$2:.$B$16];2;0);&quot;&quot; )">
            <text:p/>
          </table:table-cell>
          <table:table-cell table:number-columns-repeated="3"/>
          <table:table-cell table:formula="of:=IFNA(VLOOKUP([.E119];[PlanComptable.$B$2:.$C$685];2;0);&quot;&quot; )">
            <text:p/>
          </table:table-cell>
          <table:table-cell/>
          <table:table-cell table:formula="of:=IFNA(VLOOKUP([.G1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0];[Journaux.$A$2:.$B$16];2;0);&quot;&quot; )">
            <text:p/>
          </table:table-cell>
          <table:table-cell table:number-columns-repeated="3"/>
          <table:table-cell table:formula="of:=IFNA(VLOOKUP([.E120];[PlanComptable.$B$2:.$C$685];2;0);&quot;&quot; )">
            <text:p/>
          </table:table-cell>
          <table:table-cell/>
          <table:table-cell table:formula="of:=IFNA(VLOOKUP([.G1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1];[Journaux.$A$2:.$B$16];2;0);&quot;&quot; )">
            <text:p/>
          </table:table-cell>
          <table:table-cell table:number-columns-repeated="3"/>
          <table:table-cell table:formula="of:=IFNA(VLOOKUP([.E121];[PlanComptable.$B$2:.$C$685];2;0);&quot;&quot; )">
            <text:p/>
          </table:table-cell>
          <table:table-cell/>
          <table:table-cell table:formula="of:=IFNA(VLOOKUP([.G1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2];[Journaux.$A$2:.$B$16];2;0);&quot;&quot; )">
            <text:p/>
          </table:table-cell>
          <table:table-cell table:number-columns-repeated="3"/>
          <table:table-cell table:formula="of:=IFNA(VLOOKUP([.E122];[PlanComptable.$B$2:.$C$685];2;0);&quot;&quot; )">
            <text:p/>
          </table:table-cell>
          <table:table-cell/>
          <table:table-cell table:formula="of:=IFNA(VLOOKUP([.G1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3];[Journaux.$A$2:.$B$16];2;0);&quot;&quot; )">
            <text:p/>
          </table:table-cell>
          <table:table-cell table:number-columns-repeated="3"/>
          <table:table-cell table:formula="of:=IFNA(VLOOKUP([.E123];[PlanComptable.$B$2:.$C$685];2;0);&quot;&quot; )">
            <text:p/>
          </table:table-cell>
          <table:table-cell/>
          <table:table-cell table:formula="of:=IFNA(VLOOKUP([.G1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4];[Journaux.$A$2:.$B$16];2;0);&quot;&quot; )">
            <text:p/>
          </table:table-cell>
          <table:table-cell table:number-columns-repeated="3"/>
          <table:table-cell table:formula="of:=IFNA(VLOOKUP([.E124];[PlanComptable.$B$2:.$C$685];2;0);&quot;&quot; )">
            <text:p/>
          </table:table-cell>
          <table:table-cell/>
          <table:table-cell table:formula="of:=IFNA(VLOOKUP([.G1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5];[Journaux.$A$2:.$B$16];2;0);&quot;&quot; )">
            <text:p/>
          </table:table-cell>
          <table:table-cell table:number-columns-repeated="3"/>
          <table:table-cell table:formula="of:=IFNA(VLOOKUP([.E125];[PlanComptable.$B$2:.$C$685];2;0);&quot;&quot; )">
            <text:p/>
          </table:table-cell>
          <table:table-cell/>
          <table:table-cell table:formula="of:=IFNA(VLOOKUP([.G1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6];[Journaux.$A$2:.$B$16];2;0);&quot;&quot; )">
            <text:p/>
          </table:table-cell>
          <table:table-cell table:number-columns-repeated="3"/>
          <table:table-cell table:formula="of:=IFNA(VLOOKUP([.E126];[PlanComptable.$B$2:.$C$685];2;0);&quot;&quot; )">
            <text:p/>
          </table:table-cell>
          <table:table-cell/>
          <table:table-cell table:formula="of:=IFNA(VLOOKUP([.G1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7];[Journaux.$A$2:.$B$16];2;0);&quot;&quot; )">
            <text:p/>
          </table:table-cell>
          <table:table-cell table:number-columns-repeated="3"/>
          <table:table-cell table:formula="of:=IFNA(VLOOKUP([.E127];[PlanComptable.$B$2:.$C$685];2;0);&quot;&quot; )">
            <text:p/>
          </table:table-cell>
          <table:table-cell/>
          <table:table-cell table:formula="of:=IFNA(VLOOKUP([.G1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8];[Journaux.$A$2:.$B$16];2;0);&quot;&quot; )">
            <text:p/>
          </table:table-cell>
          <table:table-cell table:number-columns-repeated="3"/>
          <table:table-cell table:formula="of:=IFNA(VLOOKUP([.E128];[PlanComptable.$B$2:.$C$685];2;0);&quot;&quot; )">
            <text:p/>
          </table:table-cell>
          <table:table-cell/>
          <table:table-cell table:formula="of:=IFNA(VLOOKUP([.G1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9];[Journaux.$A$2:.$B$16];2;0);&quot;&quot; )">
            <text:p/>
          </table:table-cell>
          <table:table-cell table:number-columns-repeated="3"/>
          <table:table-cell table:formula="of:=IFNA(VLOOKUP([.E129];[PlanComptable.$B$2:.$C$685];2;0);&quot;&quot; )">
            <text:p/>
          </table:table-cell>
          <table:table-cell/>
          <table:table-cell table:formula="of:=IFNA(VLOOKUP([.G1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0];[Journaux.$A$2:.$B$16];2;0);&quot;&quot; )">
            <text:p/>
          </table:table-cell>
          <table:table-cell table:number-columns-repeated="3"/>
          <table:table-cell table:formula="of:=IFNA(VLOOKUP([.E130];[PlanComptable.$B$2:.$C$685];2;0);&quot;&quot; )">
            <text:p/>
          </table:table-cell>
          <table:table-cell/>
          <table:table-cell table:formula="of:=IFNA(VLOOKUP([.G1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1];[Journaux.$A$2:.$B$16];2;0);&quot;&quot; )">
            <text:p/>
          </table:table-cell>
          <table:table-cell table:number-columns-repeated="3"/>
          <table:table-cell table:formula="of:=IFNA(VLOOKUP([.E131];[PlanComptable.$B$2:.$C$685];2;0);&quot;&quot; )">
            <text:p/>
          </table:table-cell>
          <table:table-cell/>
          <table:table-cell table:formula="of:=IFNA(VLOOKUP([.G1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2];[Journaux.$A$2:.$B$16];2;0);&quot;&quot; )">
            <text:p/>
          </table:table-cell>
          <table:table-cell table:number-columns-repeated="3"/>
          <table:table-cell table:formula="of:=IFNA(VLOOKUP([.E132];[PlanComptable.$B$2:.$C$685];2;0);&quot;&quot; )">
            <text:p/>
          </table:table-cell>
          <table:table-cell/>
          <table:table-cell table:formula="of:=IFNA(VLOOKUP([.G1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3];[Journaux.$A$2:.$B$16];2;0);&quot;&quot; )">
            <text:p/>
          </table:table-cell>
          <table:table-cell table:number-columns-repeated="3"/>
          <table:table-cell table:formula="of:=IFNA(VLOOKUP([.E133];[PlanComptable.$B$2:.$C$685];2;0);&quot;&quot; )">
            <text:p/>
          </table:table-cell>
          <table:table-cell/>
          <table:table-cell table:formula="of:=IFNA(VLOOKUP([.G1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4];[Journaux.$A$2:.$B$16];2;0);&quot;&quot; )">
            <text:p/>
          </table:table-cell>
          <table:table-cell table:number-columns-repeated="3"/>
          <table:table-cell table:formula="of:=IFNA(VLOOKUP([.E134];[PlanComptable.$B$2:.$C$685];2;0);&quot;&quot; )">
            <text:p/>
          </table:table-cell>
          <table:table-cell/>
          <table:table-cell table:formula="of:=IFNA(VLOOKUP([.G1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5];[Journaux.$A$2:.$B$16];2;0);&quot;&quot; )">
            <text:p/>
          </table:table-cell>
          <table:table-cell table:number-columns-repeated="3"/>
          <table:table-cell table:formula="of:=IFNA(VLOOKUP([.E135];[PlanComptable.$B$2:.$C$685];2;0);&quot;&quot; )">
            <text:p/>
          </table:table-cell>
          <table:table-cell/>
          <table:table-cell table:formula="of:=IFNA(VLOOKUP([.G1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6];[Journaux.$A$2:.$B$16];2;0);&quot;&quot; )">
            <text:p/>
          </table:table-cell>
          <table:table-cell table:number-columns-repeated="3"/>
          <table:table-cell table:formula="of:=IFNA(VLOOKUP([.E136];[PlanComptable.$B$2:.$C$685];2;0);&quot;&quot; )">
            <text:p/>
          </table:table-cell>
          <table:table-cell/>
          <table:table-cell table:formula="of:=IFNA(VLOOKUP([.G1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7];[Journaux.$A$2:.$B$16];2;0);&quot;&quot; )">
            <text:p/>
          </table:table-cell>
          <table:table-cell table:number-columns-repeated="3"/>
          <table:table-cell table:formula="of:=IFNA(VLOOKUP([.E137];[PlanComptable.$B$2:.$C$685];2;0);&quot;&quot; )">
            <text:p/>
          </table:table-cell>
          <table:table-cell/>
          <table:table-cell table:formula="of:=IFNA(VLOOKUP([.G1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8];[Journaux.$A$2:.$B$16];2;0);&quot;&quot; )">
            <text:p/>
          </table:table-cell>
          <table:table-cell table:number-columns-repeated="3"/>
          <table:table-cell table:formula="of:=IFNA(VLOOKUP([.E138];[PlanComptable.$B$2:.$C$685];2;0);&quot;&quot; )">
            <text:p/>
          </table:table-cell>
          <table:table-cell/>
          <table:table-cell table:formula="of:=IFNA(VLOOKUP([.G1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9];[Journaux.$A$2:.$B$16];2;0);&quot;&quot; )">
            <text:p/>
          </table:table-cell>
          <table:table-cell table:number-columns-repeated="3"/>
          <table:table-cell table:formula="of:=IFNA(VLOOKUP([.E139];[PlanComptable.$B$2:.$C$685];2;0);&quot;&quot; )">
            <text:p/>
          </table:table-cell>
          <table:table-cell/>
          <table:table-cell table:formula="of:=IFNA(VLOOKUP([.G1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0];[Journaux.$A$2:.$B$16];2;0);&quot;&quot; )">
            <text:p/>
          </table:table-cell>
          <table:table-cell table:number-columns-repeated="3"/>
          <table:table-cell table:formula="of:=IFNA(VLOOKUP([.E140];[PlanComptable.$B$2:.$C$685];2;0);&quot;&quot; )">
            <text:p/>
          </table:table-cell>
          <table:table-cell/>
          <table:table-cell table:formula="of:=IFNA(VLOOKUP([.G1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1];[Journaux.$A$2:.$B$16];2;0);&quot;&quot; )">
            <text:p/>
          </table:table-cell>
          <table:table-cell table:number-columns-repeated="3"/>
          <table:table-cell table:formula="of:=IFNA(VLOOKUP([.E141];[PlanComptable.$B$2:.$C$685];2;0);&quot;&quot; )">
            <text:p/>
          </table:table-cell>
          <table:table-cell/>
          <table:table-cell table:formula="of:=IFNA(VLOOKUP([.G1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2];[Journaux.$A$2:.$B$16];2;0);&quot;&quot; )">
            <text:p/>
          </table:table-cell>
          <table:table-cell table:number-columns-repeated="3"/>
          <table:table-cell table:formula="of:=IFNA(VLOOKUP([.E142];[PlanComptable.$B$2:.$C$685];2;0);&quot;&quot; )">
            <text:p/>
          </table:table-cell>
          <table:table-cell/>
          <table:table-cell table:formula="of:=IFNA(VLOOKUP([.G1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3];[Journaux.$A$2:.$B$16];2;0);&quot;&quot; )">
            <text:p/>
          </table:table-cell>
          <table:table-cell table:number-columns-repeated="3"/>
          <table:table-cell table:formula="of:=IFNA(VLOOKUP([.E143];[PlanComptable.$B$2:.$C$685];2;0);&quot;&quot; )">
            <text:p/>
          </table:table-cell>
          <table:table-cell/>
          <table:table-cell table:formula="of:=IFNA(VLOOKUP([.G1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4];[Journaux.$A$2:.$B$16];2;0);&quot;&quot; )">
            <text:p/>
          </table:table-cell>
          <table:table-cell table:number-columns-repeated="3"/>
          <table:table-cell table:formula="of:=IFNA(VLOOKUP([.E144];[PlanComptable.$B$2:.$C$685];2;0);&quot;&quot; )">
            <text:p/>
          </table:table-cell>
          <table:table-cell/>
          <table:table-cell table:formula="of:=IFNA(VLOOKUP([.G1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5];[Journaux.$A$2:.$B$16];2;0);&quot;&quot; )">
            <text:p/>
          </table:table-cell>
          <table:table-cell table:number-columns-repeated="3"/>
          <table:table-cell table:formula="of:=IFNA(VLOOKUP([.E145];[PlanComptable.$B$2:.$C$685];2;0);&quot;&quot; )">
            <text:p/>
          </table:table-cell>
          <table:table-cell/>
          <table:table-cell table:formula="of:=IFNA(VLOOKUP([.G1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6];[Journaux.$A$2:.$B$16];2;0);&quot;&quot; )">
            <text:p/>
          </table:table-cell>
          <table:table-cell table:number-columns-repeated="3"/>
          <table:table-cell table:formula="of:=IFNA(VLOOKUP([.E146];[PlanComptable.$B$2:.$C$685];2;0);&quot;&quot; )">
            <text:p/>
          </table:table-cell>
          <table:table-cell/>
          <table:table-cell table:formula="of:=IFNA(VLOOKUP([.G1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7];[Journaux.$A$2:.$B$16];2;0);&quot;&quot; )">
            <text:p/>
          </table:table-cell>
          <table:table-cell table:number-columns-repeated="3"/>
          <table:table-cell table:formula="of:=IFNA(VLOOKUP([.E147];[PlanComptable.$B$2:.$C$685];2;0);&quot;&quot; )">
            <text:p/>
          </table:table-cell>
          <table:table-cell/>
          <table:table-cell table:formula="of:=IFNA(VLOOKUP([.G1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8];[Journaux.$A$2:.$B$16];2;0);&quot;&quot; )">
            <text:p/>
          </table:table-cell>
          <table:table-cell table:number-columns-repeated="3"/>
          <table:table-cell table:formula="of:=IFNA(VLOOKUP([.E148];[PlanComptable.$B$2:.$C$685];2;0);&quot;&quot; )">
            <text:p/>
          </table:table-cell>
          <table:table-cell/>
          <table:table-cell table:formula="of:=IFNA(VLOOKUP([.G1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9];[Journaux.$A$2:.$B$16];2;0);&quot;&quot; )">
            <text:p/>
          </table:table-cell>
          <table:table-cell table:number-columns-repeated="3"/>
          <table:table-cell table:formula="of:=IFNA(VLOOKUP([.E149];[PlanComptable.$B$2:.$C$685];2;0);&quot;&quot; )">
            <text:p/>
          </table:table-cell>
          <table:table-cell/>
          <table:table-cell table:formula="of:=IFNA(VLOOKUP([.G1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0];[Journaux.$A$2:.$B$16];2;0);&quot;&quot; )">
            <text:p/>
          </table:table-cell>
          <table:table-cell table:number-columns-repeated="3"/>
          <table:table-cell table:formula="of:=IFNA(VLOOKUP([.E150];[PlanComptable.$B$2:.$C$685];2;0);&quot;&quot; )">
            <text:p/>
          </table:table-cell>
          <table:table-cell/>
          <table:table-cell table:formula="of:=IFNA(VLOOKUP([.G1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1];[Journaux.$A$2:.$B$16];2;0);&quot;&quot; )">
            <text:p/>
          </table:table-cell>
          <table:table-cell table:number-columns-repeated="3"/>
          <table:table-cell table:formula="of:=IFNA(VLOOKUP([.E151];[PlanComptable.$B$2:.$C$685];2;0);&quot;&quot; )">
            <text:p/>
          </table:table-cell>
          <table:table-cell/>
          <table:table-cell table:formula="of:=IFNA(VLOOKUP([.G1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2];[Journaux.$A$2:.$B$16];2;0);&quot;&quot; )">
            <text:p/>
          </table:table-cell>
          <table:table-cell table:number-columns-repeated="3"/>
          <table:table-cell table:formula="of:=IFNA(VLOOKUP([.E152];[PlanComptable.$B$2:.$C$685];2;0);&quot;&quot; )">
            <text:p/>
          </table:table-cell>
          <table:table-cell/>
          <table:table-cell table:formula="of:=IFNA(VLOOKUP([.G1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3];[Journaux.$A$2:.$B$16];2;0);&quot;&quot; )">
            <text:p/>
          </table:table-cell>
          <table:table-cell table:number-columns-repeated="3"/>
          <table:table-cell table:formula="of:=IFNA(VLOOKUP([.E153];[PlanComptable.$B$2:.$C$685];2;0);&quot;&quot; )">
            <text:p/>
          </table:table-cell>
          <table:table-cell/>
          <table:table-cell table:formula="of:=IFNA(VLOOKUP([.G1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4];[Journaux.$A$2:.$B$16];2;0);&quot;&quot; )">
            <text:p/>
          </table:table-cell>
          <table:table-cell table:number-columns-repeated="3"/>
          <table:table-cell table:formula="of:=IFNA(VLOOKUP([.E154];[PlanComptable.$B$2:.$C$685];2;0);&quot;&quot; )">
            <text:p/>
          </table:table-cell>
          <table:table-cell/>
          <table:table-cell table:formula="of:=IFNA(VLOOKUP([.G1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5];[Journaux.$A$2:.$B$16];2;0);&quot;&quot; )">
            <text:p/>
          </table:table-cell>
          <table:table-cell table:number-columns-repeated="3"/>
          <table:table-cell table:formula="of:=IFNA(VLOOKUP([.E155];[PlanComptable.$B$2:.$C$685];2;0);&quot;&quot; )">
            <text:p/>
          </table:table-cell>
          <table:table-cell/>
          <table:table-cell table:formula="of:=IFNA(VLOOKUP([.G1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6];[Journaux.$A$2:.$B$16];2;0);&quot;&quot; )">
            <text:p/>
          </table:table-cell>
          <table:table-cell table:number-columns-repeated="3"/>
          <table:table-cell table:formula="of:=IFNA(VLOOKUP([.E156];[PlanComptable.$B$2:.$C$685];2;0);&quot;&quot; )">
            <text:p/>
          </table:table-cell>
          <table:table-cell/>
          <table:table-cell table:formula="of:=IFNA(VLOOKUP([.G1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7];[Journaux.$A$2:.$B$16];2;0);&quot;&quot; )">
            <text:p/>
          </table:table-cell>
          <table:table-cell table:number-columns-repeated="3"/>
          <table:table-cell table:formula="of:=IFNA(VLOOKUP([.E157];[PlanComptable.$B$2:.$C$685];2;0);&quot;&quot; )">
            <text:p/>
          </table:table-cell>
          <table:table-cell/>
          <table:table-cell table:formula="of:=IFNA(VLOOKUP([.G1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8];[Journaux.$A$2:.$B$16];2;0);&quot;&quot; )">
            <text:p/>
          </table:table-cell>
          <table:table-cell table:number-columns-repeated="3"/>
          <table:table-cell table:formula="of:=IFNA(VLOOKUP([.E158];[PlanComptable.$B$2:.$C$685];2;0);&quot;&quot; )">
            <text:p/>
          </table:table-cell>
          <table:table-cell/>
          <table:table-cell table:formula="of:=IFNA(VLOOKUP([.G1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9];[Journaux.$A$2:.$B$16];2;0);&quot;&quot; )">
            <text:p/>
          </table:table-cell>
          <table:table-cell table:number-columns-repeated="3"/>
          <table:table-cell table:formula="of:=IFNA(VLOOKUP([.E159];[PlanComptable.$B$2:.$C$685];2;0);&quot;&quot; )">
            <text:p/>
          </table:table-cell>
          <table:table-cell/>
          <table:table-cell table:formula="of:=IFNA(VLOOKUP([.G1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0];[Journaux.$A$2:.$B$16];2;0);&quot;&quot; )">
            <text:p/>
          </table:table-cell>
          <table:table-cell table:number-columns-repeated="3"/>
          <table:table-cell table:formula="of:=IFNA(VLOOKUP([.E160];[PlanComptable.$B$2:.$C$685];2;0);&quot;&quot; )">
            <text:p/>
          </table:table-cell>
          <table:table-cell/>
          <table:table-cell table:formula="of:=IFNA(VLOOKUP([.G1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1];[Journaux.$A$2:.$B$16];2;0);&quot;&quot; )">
            <text:p/>
          </table:table-cell>
          <table:table-cell table:number-columns-repeated="3"/>
          <table:table-cell table:formula="of:=IFNA(VLOOKUP([.E161];[PlanComptable.$B$2:.$C$685];2;0);&quot;&quot; )">
            <text:p/>
          </table:table-cell>
          <table:table-cell/>
          <table:table-cell table:formula="of:=IFNA(VLOOKUP([.G1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2];[Journaux.$A$2:.$B$16];2;0);&quot;&quot; )">
            <text:p/>
          </table:table-cell>
          <table:table-cell table:number-columns-repeated="3"/>
          <table:table-cell table:formula="of:=IFNA(VLOOKUP([.E162];[PlanComptable.$B$2:.$C$685];2;0);&quot;&quot; )">
            <text:p/>
          </table:table-cell>
          <table:table-cell/>
          <table:table-cell table:formula="of:=IFNA(VLOOKUP([.G1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3];[Journaux.$A$2:.$B$16];2;0);&quot;&quot; )">
            <text:p/>
          </table:table-cell>
          <table:table-cell table:number-columns-repeated="3"/>
          <table:table-cell table:formula="of:=IFNA(VLOOKUP([.E163];[PlanComptable.$B$2:.$C$685];2;0);&quot;&quot; )">
            <text:p/>
          </table:table-cell>
          <table:table-cell/>
          <table:table-cell table:formula="of:=IFNA(VLOOKUP([.G1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4];[Journaux.$A$2:.$B$16];2;0);&quot;&quot; )">
            <text:p/>
          </table:table-cell>
          <table:table-cell table:number-columns-repeated="3"/>
          <table:table-cell table:formula="of:=IFNA(VLOOKUP([.E164];[PlanComptable.$B$2:.$C$685];2;0);&quot;&quot; )">
            <text:p/>
          </table:table-cell>
          <table:table-cell/>
          <table:table-cell table:formula="of:=IFNA(VLOOKUP([.G1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5];[Journaux.$A$2:.$B$16];2;0);&quot;&quot; )">
            <text:p/>
          </table:table-cell>
          <table:table-cell table:number-columns-repeated="3"/>
          <table:table-cell table:formula="of:=IFNA(VLOOKUP([.E165];[PlanComptable.$B$2:.$C$685];2;0);&quot;&quot; )">
            <text:p/>
          </table:table-cell>
          <table:table-cell/>
          <table:table-cell table:formula="of:=IFNA(VLOOKUP([.G1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6];[Journaux.$A$2:.$B$16];2;0);&quot;&quot; )">
            <text:p/>
          </table:table-cell>
          <table:table-cell table:number-columns-repeated="3"/>
          <table:table-cell table:formula="of:=IFNA(VLOOKUP([.E166];[PlanComptable.$B$2:.$C$685];2;0);&quot;&quot; )">
            <text:p/>
          </table:table-cell>
          <table:table-cell/>
          <table:table-cell table:formula="of:=IFNA(VLOOKUP([.G1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7];[Journaux.$A$2:.$B$16];2;0);&quot;&quot; )">
            <text:p/>
          </table:table-cell>
          <table:table-cell table:number-columns-repeated="3"/>
          <table:table-cell table:formula="of:=IFNA(VLOOKUP([.E167];[PlanComptable.$B$2:.$C$685];2;0);&quot;&quot; )">
            <text:p/>
          </table:table-cell>
          <table:table-cell/>
          <table:table-cell table:formula="of:=IFNA(VLOOKUP([.G1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8];[Journaux.$A$2:.$B$16];2;0);&quot;&quot; )">
            <text:p/>
          </table:table-cell>
          <table:table-cell table:number-columns-repeated="3"/>
          <table:table-cell table:formula="of:=IFNA(VLOOKUP([.E168];[PlanComptable.$B$2:.$C$685];2;0);&quot;&quot; )">
            <text:p/>
          </table:table-cell>
          <table:table-cell/>
          <table:table-cell table:formula="of:=IFNA(VLOOKUP([.G1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9];[Journaux.$A$2:.$B$16];2;0);&quot;&quot; )">
            <text:p/>
          </table:table-cell>
          <table:table-cell table:number-columns-repeated="3"/>
          <table:table-cell table:formula="of:=IFNA(VLOOKUP([.E169];[PlanComptable.$B$2:.$C$685];2;0);&quot;&quot; )">
            <text:p/>
          </table:table-cell>
          <table:table-cell/>
          <table:table-cell table:formula="of:=IFNA(VLOOKUP([.G1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0];[Journaux.$A$2:.$B$16];2;0);&quot;&quot; )">
            <text:p/>
          </table:table-cell>
          <table:table-cell table:number-columns-repeated="3"/>
          <table:table-cell table:formula="of:=IFNA(VLOOKUP([.E170];[PlanComptable.$B$2:.$C$685];2;0);&quot;&quot; )">
            <text:p/>
          </table:table-cell>
          <table:table-cell/>
          <table:table-cell table:formula="of:=IFNA(VLOOKUP([.G1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1];[Journaux.$A$2:.$B$16];2;0);&quot;&quot; )">
            <text:p/>
          </table:table-cell>
          <table:table-cell table:number-columns-repeated="3"/>
          <table:table-cell table:formula="of:=IFNA(VLOOKUP([.E171];[PlanComptable.$B$2:.$C$685];2;0);&quot;&quot; )">
            <text:p/>
          </table:table-cell>
          <table:table-cell/>
          <table:table-cell table:formula="of:=IFNA(VLOOKUP([.G1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2];[Journaux.$A$2:.$B$16];2;0);&quot;&quot; )">
            <text:p/>
          </table:table-cell>
          <table:table-cell table:number-columns-repeated="3"/>
          <table:table-cell table:formula="of:=IFNA(VLOOKUP([.E172];[PlanComptable.$B$2:.$C$685];2;0);&quot;&quot; )">
            <text:p/>
          </table:table-cell>
          <table:table-cell/>
          <table:table-cell table:formula="of:=IFNA(VLOOKUP([.G1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3];[Journaux.$A$2:.$B$16];2;0);&quot;&quot; )">
            <text:p/>
          </table:table-cell>
          <table:table-cell table:number-columns-repeated="3"/>
          <table:table-cell table:formula="of:=IFNA(VLOOKUP([.E173];[PlanComptable.$B$2:.$C$685];2;0);&quot;&quot; )">
            <text:p/>
          </table:table-cell>
          <table:table-cell/>
          <table:table-cell table:formula="of:=IFNA(VLOOKUP([.G1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4];[Journaux.$A$2:.$B$16];2;0);&quot;&quot; )">
            <text:p/>
          </table:table-cell>
          <table:table-cell table:number-columns-repeated="3"/>
          <table:table-cell table:formula="of:=IFNA(VLOOKUP([.E174];[PlanComptable.$B$2:.$C$685];2;0);&quot;&quot; )">
            <text:p/>
          </table:table-cell>
          <table:table-cell/>
          <table:table-cell table:formula="of:=IFNA(VLOOKUP([.G1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5];[Journaux.$A$2:.$B$16];2;0);&quot;&quot; )">
            <text:p/>
          </table:table-cell>
          <table:table-cell table:number-columns-repeated="3"/>
          <table:table-cell table:formula="of:=IFNA(VLOOKUP([.E175];[PlanComptable.$B$2:.$C$685];2;0);&quot;&quot; )">
            <text:p/>
          </table:table-cell>
          <table:table-cell/>
          <table:table-cell table:formula="of:=IFNA(VLOOKUP([.G1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6];[Journaux.$A$2:.$B$16];2;0);&quot;&quot; )">
            <text:p/>
          </table:table-cell>
          <table:table-cell table:number-columns-repeated="3"/>
          <table:table-cell table:formula="of:=IFNA(VLOOKUP([.E176];[PlanComptable.$B$2:.$C$685];2;0);&quot;&quot; )">
            <text:p/>
          </table:table-cell>
          <table:table-cell/>
          <table:table-cell table:formula="of:=IFNA(VLOOKUP([.G1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7];[Journaux.$A$2:.$B$16];2;0);&quot;&quot; )">
            <text:p/>
          </table:table-cell>
          <table:table-cell table:number-columns-repeated="3"/>
          <table:table-cell table:formula="of:=IFNA(VLOOKUP([.E177];[PlanComptable.$B$2:.$C$685];2;0);&quot;&quot; )">
            <text:p/>
          </table:table-cell>
          <table:table-cell/>
          <table:table-cell table:formula="of:=IFNA(VLOOKUP([.G1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8];[Journaux.$A$2:.$B$16];2;0);&quot;&quot; )">
            <text:p/>
          </table:table-cell>
          <table:table-cell table:number-columns-repeated="3"/>
          <table:table-cell table:formula="of:=IFNA(VLOOKUP([.E178];[PlanComptable.$B$2:.$C$685];2;0);&quot;&quot; )">
            <text:p/>
          </table:table-cell>
          <table:table-cell/>
          <table:table-cell table:formula="of:=IFNA(VLOOKUP([.G1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9];[Journaux.$A$2:.$B$16];2;0);&quot;&quot; )">
            <text:p/>
          </table:table-cell>
          <table:table-cell table:number-columns-repeated="3"/>
          <table:table-cell table:formula="of:=IFNA(VLOOKUP([.E179];[PlanComptable.$B$2:.$C$685];2;0);&quot;&quot; )">
            <text:p/>
          </table:table-cell>
          <table:table-cell/>
          <table:table-cell table:formula="of:=IFNA(VLOOKUP([.G1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0];[Journaux.$A$2:.$B$16];2;0);&quot;&quot; )">
            <text:p/>
          </table:table-cell>
          <table:table-cell table:number-columns-repeated="3"/>
          <table:table-cell table:formula="of:=IFNA(VLOOKUP([.E180];[PlanComptable.$B$2:.$C$685];2;0);&quot;&quot; )">
            <text:p/>
          </table:table-cell>
          <table:table-cell/>
          <table:table-cell table:formula="of:=IFNA(VLOOKUP([.G1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1];[Journaux.$A$2:.$B$16];2;0);&quot;&quot; )">
            <text:p/>
          </table:table-cell>
          <table:table-cell table:number-columns-repeated="3"/>
          <table:table-cell table:formula="of:=IFNA(VLOOKUP([.E181];[PlanComptable.$B$2:.$C$685];2;0);&quot;&quot; )">
            <text:p/>
          </table:table-cell>
          <table:table-cell/>
          <table:table-cell table:formula="of:=IFNA(VLOOKUP([.G1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2];[Journaux.$A$2:.$B$16];2;0);&quot;&quot; )">
            <text:p/>
          </table:table-cell>
          <table:table-cell table:number-columns-repeated="3"/>
          <table:table-cell table:formula="of:=IFNA(VLOOKUP([.E182];[PlanComptable.$B$2:.$C$685];2;0);&quot;&quot; )">
            <text:p/>
          </table:table-cell>
          <table:table-cell/>
          <table:table-cell table:formula="of:=IFNA(VLOOKUP([.G1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3];[Journaux.$A$2:.$B$16];2;0);&quot;&quot; )">
            <text:p/>
          </table:table-cell>
          <table:table-cell table:number-columns-repeated="3"/>
          <table:table-cell table:formula="of:=IFNA(VLOOKUP([.E183];[PlanComptable.$B$2:.$C$685];2;0);&quot;&quot; )">
            <text:p/>
          </table:table-cell>
          <table:table-cell/>
          <table:table-cell table:formula="of:=IFNA(VLOOKUP([.G1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4];[Journaux.$A$2:.$B$16];2;0);&quot;&quot; )">
            <text:p/>
          </table:table-cell>
          <table:table-cell table:number-columns-repeated="3"/>
          <table:table-cell table:formula="of:=IFNA(VLOOKUP([.E184];[PlanComptable.$B$2:.$C$685];2;0);&quot;&quot; )">
            <text:p/>
          </table:table-cell>
          <table:table-cell/>
          <table:table-cell table:formula="of:=IFNA(VLOOKUP([.G1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5];[Journaux.$A$2:.$B$16];2;0);&quot;&quot; )">
            <text:p/>
          </table:table-cell>
          <table:table-cell table:number-columns-repeated="3"/>
          <table:table-cell table:formula="of:=IFNA(VLOOKUP([.E185];[PlanComptable.$B$2:.$C$685];2;0);&quot;&quot; )">
            <text:p/>
          </table:table-cell>
          <table:table-cell/>
          <table:table-cell table:formula="of:=IFNA(VLOOKUP([.G1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6];[Journaux.$A$2:.$B$16];2;0);&quot;&quot; )">
            <text:p/>
          </table:table-cell>
          <table:table-cell table:number-columns-repeated="3"/>
          <table:table-cell table:formula="of:=IFNA(VLOOKUP([.E186];[PlanComptable.$B$2:.$C$685];2;0);&quot;&quot; )">
            <text:p/>
          </table:table-cell>
          <table:table-cell/>
          <table:table-cell table:formula="of:=IFNA(VLOOKUP([.G1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7];[Journaux.$A$2:.$B$16];2;0);&quot;&quot; )">
            <text:p/>
          </table:table-cell>
          <table:table-cell table:number-columns-repeated="3"/>
          <table:table-cell table:formula="of:=IFNA(VLOOKUP([.E187];[PlanComptable.$B$2:.$C$685];2;0);&quot;&quot; )">
            <text:p/>
          </table:table-cell>
          <table:table-cell/>
          <table:table-cell table:formula="of:=IFNA(VLOOKUP([.G1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8];[Journaux.$A$2:.$B$16];2;0);&quot;&quot; )">
            <text:p/>
          </table:table-cell>
          <table:table-cell table:number-columns-repeated="3"/>
          <table:table-cell table:formula="of:=IFNA(VLOOKUP([.E188];[PlanComptable.$B$2:.$C$685];2;0);&quot;&quot; )">
            <text:p/>
          </table:table-cell>
          <table:table-cell/>
          <table:table-cell table:formula="of:=IFNA(VLOOKUP([.G1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9];[Journaux.$A$2:.$B$16];2;0);&quot;&quot; )">
            <text:p/>
          </table:table-cell>
          <table:table-cell table:number-columns-repeated="3"/>
          <table:table-cell table:formula="of:=IFNA(VLOOKUP([.E189];[PlanComptable.$B$2:.$C$685];2;0);&quot;&quot; )">
            <text:p/>
          </table:table-cell>
          <table:table-cell/>
          <table:table-cell table:formula="of:=IFNA(VLOOKUP([.G1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0];[Journaux.$A$2:.$B$16];2;0);&quot;&quot; )">
            <text:p/>
          </table:table-cell>
          <table:table-cell table:number-columns-repeated="3"/>
          <table:table-cell table:formula="of:=IFNA(VLOOKUP([.E190];[PlanComptable.$B$2:.$C$685];2;0);&quot;&quot; )">
            <text:p/>
          </table:table-cell>
          <table:table-cell/>
          <table:table-cell table:formula="of:=IFNA(VLOOKUP([.G1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1];[Journaux.$A$2:.$B$16];2;0);&quot;&quot; )">
            <text:p/>
          </table:table-cell>
          <table:table-cell table:number-columns-repeated="3"/>
          <table:table-cell table:formula="of:=IFNA(VLOOKUP([.E191];[PlanComptable.$B$2:.$C$685];2;0);&quot;&quot; )">
            <text:p/>
          </table:table-cell>
          <table:table-cell/>
          <table:table-cell table:formula="of:=IFNA(VLOOKUP([.G1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2];[Journaux.$A$2:.$B$16];2;0);&quot;&quot; )">
            <text:p/>
          </table:table-cell>
          <table:table-cell table:number-columns-repeated="3"/>
          <table:table-cell table:formula="of:=IFNA(VLOOKUP([.E192];[PlanComptable.$B$2:.$C$685];2;0);&quot;&quot; )">
            <text:p/>
          </table:table-cell>
          <table:table-cell/>
          <table:table-cell table:formula="of:=IFNA(VLOOKUP([.G1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3];[Journaux.$A$2:.$B$16];2;0);&quot;&quot; )">
            <text:p/>
          </table:table-cell>
          <table:table-cell table:number-columns-repeated="3"/>
          <table:table-cell table:formula="of:=IFNA(VLOOKUP([.E193];[PlanComptable.$B$2:.$C$685];2;0);&quot;&quot; )">
            <text:p/>
          </table:table-cell>
          <table:table-cell/>
          <table:table-cell table:formula="of:=IFNA(VLOOKUP([.G1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4];[Journaux.$A$2:.$B$16];2;0);&quot;&quot; )">
            <text:p/>
          </table:table-cell>
          <table:table-cell table:number-columns-repeated="3"/>
          <table:table-cell table:formula="of:=IFNA(VLOOKUP([.E194];[PlanComptable.$B$2:.$C$685];2;0);&quot;&quot; )">
            <text:p/>
          </table:table-cell>
          <table:table-cell/>
          <table:table-cell table:formula="of:=IFNA(VLOOKUP([.G1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5];[Journaux.$A$2:.$B$16];2;0);&quot;&quot; )">
            <text:p/>
          </table:table-cell>
          <table:table-cell table:number-columns-repeated="3"/>
          <table:table-cell table:formula="of:=IFNA(VLOOKUP([.E195];[PlanComptable.$B$2:.$C$685];2;0);&quot;&quot; )">
            <text:p/>
          </table:table-cell>
          <table:table-cell/>
          <table:table-cell table:formula="of:=IFNA(VLOOKUP([.G1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6];[Journaux.$A$2:.$B$16];2;0);&quot;&quot; )">
            <text:p/>
          </table:table-cell>
          <table:table-cell table:number-columns-repeated="3"/>
          <table:table-cell table:formula="of:=IFNA(VLOOKUP([.E196];[PlanComptable.$B$2:.$C$685];2;0);&quot;&quot; )">
            <text:p/>
          </table:table-cell>
          <table:table-cell/>
          <table:table-cell table:formula="of:=IFNA(VLOOKUP([.G1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7];[Journaux.$A$2:.$B$16];2;0);&quot;&quot; )">
            <text:p/>
          </table:table-cell>
          <table:table-cell table:number-columns-repeated="3"/>
          <table:table-cell table:formula="of:=IFNA(VLOOKUP([.E197];[PlanComptable.$B$2:.$C$685];2;0);&quot;&quot; )">
            <text:p/>
          </table:table-cell>
          <table:table-cell/>
          <table:table-cell table:formula="of:=IFNA(VLOOKUP([.G1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8];[Journaux.$A$2:.$B$16];2;0);&quot;&quot; )">
            <text:p/>
          </table:table-cell>
          <table:table-cell table:number-columns-repeated="3"/>
          <table:table-cell table:formula="of:=IFNA(VLOOKUP([.E198];[PlanComptable.$B$2:.$C$685];2;0);&quot;&quot; )">
            <text:p/>
          </table:table-cell>
          <table:table-cell/>
          <table:table-cell table:formula="of:=IFNA(VLOOKUP([.G1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9];[Journaux.$A$2:.$B$16];2;0);&quot;&quot; )">
            <text:p/>
          </table:table-cell>
          <table:table-cell table:number-columns-repeated="3"/>
          <table:table-cell table:formula="of:=IFNA(VLOOKUP([.E199];[PlanComptable.$B$2:.$C$685];2;0);&quot;&quot; )">
            <text:p/>
          </table:table-cell>
          <table:table-cell/>
          <table:table-cell table:formula="of:=IFNA(VLOOKUP([.G1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0];[Journaux.$A$2:.$B$16];2;0);&quot;&quot; )">
            <text:p/>
          </table:table-cell>
          <table:table-cell table:number-columns-repeated="3"/>
          <table:table-cell table:formula="of:=IFNA(VLOOKUP([.E200];[PlanComptable.$B$2:.$C$685];2;0);&quot;&quot; )">
            <text:p/>
          </table:table-cell>
          <table:table-cell/>
          <table:table-cell table:formula="of:=IFNA(VLOOKUP([.G2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1];[Journaux.$A$2:.$B$16];2;0);&quot;&quot; )">
            <text:p/>
          </table:table-cell>
          <table:table-cell table:number-columns-repeated="3"/>
          <table:table-cell table:formula="of:=IFNA(VLOOKUP([.E201];[PlanComptable.$B$2:.$C$685];2;0);&quot;&quot; )">
            <text:p/>
          </table:table-cell>
          <table:table-cell/>
          <table:table-cell table:formula="of:=IFNA(VLOOKUP([.G2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2];[Journaux.$A$2:.$B$16];2;0);&quot;&quot; )">
            <text:p/>
          </table:table-cell>
          <table:table-cell table:number-columns-repeated="3"/>
          <table:table-cell table:formula="of:=IFNA(VLOOKUP([.E202];[PlanComptable.$B$2:.$C$685];2;0);&quot;&quot; )">
            <text:p/>
          </table:table-cell>
          <table:table-cell/>
          <table:table-cell table:formula="of:=IFNA(VLOOKUP([.G2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3];[Journaux.$A$2:.$B$16];2;0);&quot;&quot; )">
            <text:p/>
          </table:table-cell>
          <table:table-cell table:number-columns-repeated="3"/>
          <table:table-cell table:formula="of:=IFNA(VLOOKUP([.E203];[PlanComptable.$B$2:.$C$685];2;0);&quot;&quot; )">
            <text:p/>
          </table:table-cell>
          <table:table-cell/>
          <table:table-cell table:formula="of:=IFNA(VLOOKUP([.G2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4];[Journaux.$A$2:.$B$16];2;0);&quot;&quot; )">
            <text:p/>
          </table:table-cell>
          <table:table-cell table:number-columns-repeated="3"/>
          <table:table-cell table:formula="of:=IFNA(VLOOKUP([.E204];[PlanComptable.$B$2:.$C$685];2;0);&quot;&quot; )">
            <text:p/>
          </table:table-cell>
          <table:table-cell/>
          <table:table-cell table:formula="of:=IFNA(VLOOKUP([.G2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5];[Journaux.$A$2:.$B$16];2;0);&quot;&quot; )">
            <text:p/>
          </table:table-cell>
          <table:table-cell table:number-columns-repeated="3"/>
          <table:table-cell table:formula="of:=IFNA(VLOOKUP([.E205];[PlanComptable.$B$2:.$C$685];2;0);&quot;&quot; )">
            <text:p/>
          </table:table-cell>
          <table:table-cell/>
          <table:table-cell table:formula="of:=IFNA(VLOOKUP([.G2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6];[Journaux.$A$2:.$B$16];2;0);&quot;&quot; )">
            <text:p/>
          </table:table-cell>
          <table:table-cell table:number-columns-repeated="3"/>
          <table:table-cell table:formula="of:=IFNA(VLOOKUP([.E206];[PlanComptable.$B$2:.$C$685];2;0);&quot;&quot; )">
            <text:p/>
          </table:table-cell>
          <table:table-cell/>
          <table:table-cell table:formula="of:=IFNA(VLOOKUP([.G2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7];[Journaux.$A$2:.$B$16];2;0);&quot;&quot; )">
            <text:p/>
          </table:table-cell>
          <table:table-cell table:number-columns-repeated="3"/>
          <table:table-cell table:formula="of:=IFNA(VLOOKUP([.E207];[PlanComptable.$B$2:.$C$685];2;0);&quot;&quot; )">
            <text:p/>
          </table:table-cell>
          <table:table-cell/>
          <table:table-cell table:formula="of:=IFNA(VLOOKUP([.G2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8];[Journaux.$A$2:.$B$16];2;0);&quot;&quot; )">
            <text:p/>
          </table:table-cell>
          <table:table-cell table:number-columns-repeated="3"/>
          <table:table-cell table:formula="of:=IFNA(VLOOKUP([.E208];[PlanComptable.$B$2:.$C$685];2;0);&quot;&quot; )">
            <text:p/>
          </table:table-cell>
          <table:table-cell/>
          <table:table-cell table:formula="of:=IFNA(VLOOKUP([.G2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9];[Journaux.$A$2:.$B$16];2;0);&quot;&quot; )">
            <text:p/>
          </table:table-cell>
          <table:table-cell table:number-columns-repeated="3"/>
          <table:table-cell table:formula="of:=IFNA(VLOOKUP([.E209];[PlanComptable.$B$2:.$C$685];2;0);&quot;&quot; )">
            <text:p/>
          </table:table-cell>
          <table:table-cell/>
          <table:table-cell table:formula="of:=IFNA(VLOOKUP([.G2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0];[Journaux.$A$2:.$B$16];2;0);&quot;&quot; )">
            <text:p/>
          </table:table-cell>
          <table:table-cell table:number-columns-repeated="3"/>
          <table:table-cell table:formula="of:=IFNA(VLOOKUP([.E210];[PlanComptable.$B$2:.$C$685];2;0);&quot;&quot; )">
            <text:p/>
          </table:table-cell>
          <table:table-cell/>
          <table:table-cell table:formula="of:=IFNA(VLOOKUP([.G2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1];[Journaux.$A$2:.$B$16];2;0);&quot;&quot; )">
            <text:p/>
          </table:table-cell>
          <table:table-cell table:number-columns-repeated="3"/>
          <table:table-cell table:formula="of:=IFNA(VLOOKUP([.E211];[PlanComptable.$B$2:.$C$685];2;0);&quot;&quot; )">
            <text:p/>
          </table:table-cell>
          <table:table-cell/>
          <table:table-cell table:formula="of:=IFNA(VLOOKUP([.G2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2];[Journaux.$A$2:.$B$16];2;0);&quot;&quot; )">
            <text:p/>
          </table:table-cell>
          <table:table-cell table:number-columns-repeated="3"/>
          <table:table-cell table:formula="of:=IFNA(VLOOKUP([.E212];[PlanComptable.$B$2:.$C$685];2;0);&quot;&quot; )">
            <text:p/>
          </table:table-cell>
          <table:table-cell/>
          <table:table-cell table:formula="of:=IFNA(VLOOKUP([.G2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3];[Journaux.$A$2:.$B$16];2;0);&quot;&quot; )">
            <text:p/>
          </table:table-cell>
          <table:table-cell table:number-columns-repeated="3"/>
          <table:table-cell table:formula="of:=IFNA(VLOOKUP([.E213];[PlanComptable.$B$2:.$C$685];2;0);&quot;&quot; )">
            <text:p/>
          </table:table-cell>
          <table:table-cell/>
          <table:table-cell table:formula="of:=IFNA(VLOOKUP([.G2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4];[Journaux.$A$2:.$B$16];2;0);&quot;&quot; )">
            <text:p/>
          </table:table-cell>
          <table:table-cell table:number-columns-repeated="3"/>
          <table:table-cell table:formula="of:=IFNA(VLOOKUP([.E214];[PlanComptable.$B$2:.$C$685];2;0);&quot;&quot; )">
            <text:p/>
          </table:table-cell>
          <table:table-cell/>
          <table:table-cell table:formula="of:=IFNA(VLOOKUP([.G2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5];[Journaux.$A$2:.$B$16];2;0);&quot;&quot; )">
            <text:p/>
          </table:table-cell>
          <table:table-cell table:number-columns-repeated="3"/>
          <table:table-cell table:formula="of:=IFNA(VLOOKUP([.E215];[PlanComptable.$B$2:.$C$685];2;0);&quot;&quot; )">
            <text:p/>
          </table:table-cell>
          <table:table-cell/>
          <table:table-cell table:formula="of:=IFNA(VLOOKUP([.G2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6];[Journaux.$A$2:.$B$16];2;0);&quot;&quot; )">
            <text:p/>
          </table:table-cell>
          <table:table-cell table:number-columns-repeated="3"/>
          <table:table-cell table:formula="of:=IFNA(VLOOKUP([.E216];[PlanComptable.$B$2:.$C$685];2;0);&quot;&quot; )">
            <text:p/>
          </table:table-cell>
          <table:table-cell/>
          <table:table-cell table:formula="of:=IFNA(VLOOKUP([.G2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7];[Journaux.$A$2:.$B$16];2;0);&quot;&quot; )">
            <text:p/>
          </table:table-cell>
          <table:table-cell table:number-columns-repeated="3"/>
          <table:table-cell table:formula="of:=IFNA(VLOOKUP([.E217];[PlanComptable.$B$2:.$C$685];2;0);&quot;&quot; )">
            <text:p/>
          </table:table-cell>
          <table:table-cell/>
          <table:table-cell table:formula="of:=IFNA(VLOOKUP([.G2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8];[Journaux.$A$2:.$B$16];2;0);&quot;&quot; )">
            <text:p/>
          </table:table-cell>
          <table:table-cell table:number-columns-repeated="3"/>
          <table:table-cell table:formula="of:=IFNA(VLOOKUP([.E218];[PlanComptable.$B$2:.$C$685];2;0);&quot;&quot; )">
            <text:p/>
          </table:table-cell>
          <table:table-cell/>
          <table:table-cell table:formula="of:=IFNA(VLOOKUP([.G2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9];[Journaux.$A$2:.$B$16];2;0);&quot;&quot; )">
            <text:p/>
          </table:table-cell>
          <table:table-cell table:number-columns-repeated="3"/>
          <table:table-cell table:formula="of:=IFNA(VLOOKUP([.E219];[PlanComptable.$B$2:.$C$685];2;0);&quot;&quot; )">
            <text:p/>
          </table:table-cell>
          <table:table-cell/>
          <table:table-cell table:formula="of:=IFNA(VLOOKUP([.G2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0];[Journaux.$A$2:.$B$16];2;0);&quot;&quot; )">
            <text:p/>
          </table:table-cell>
          <table:table-cell table:number-columns-repeated="3"/>
          <table:table-cell table:formula="of:=IFNA(VLOOKUP([.E220];[PlanComptable.$B$2:.$C$685];2;0);&quot;&quot; )">
            <text:p/>
          </table:table-cell>
          <table:table-cell/>
          <table:table-cell table:formula="of:=IFNA(VLOOKUP([.G2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1];[Journaux.$A$2:.$B$16];2;0);&quot;&quot; )">
            <text:p/>
          </table:table-cell>
          <table:table-cell table:number-columns-repeated="3"/>
          <table:table-cell table:formula="of:=IFNA(VLOOKUP([.E221];[PlanComptable.$B$2:.$C$685];2;0);&quot;&quot; )">
            <text:p/>
          </table:table-cell>
          <table:table-cell/>
          <table:table-cell table:formula="of:=IFNA(VLOOKUP([.G2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2];[Journaux.$A$2:.$B$16];2;0);&quot;&quot; )">
            <text:p/>
          </table:table-cell>
          <table:table-cell table:number-columns-repeated="3"/>
          <table:table-cell table:formula="of:=IFNA(VLOOKUP([.E222];[PlanComptable.$B$2:.$C$685];2;0);&quot;&quot; )">
            <text:p/>
          </table:table-cell>
          <table:table-cell/>
          <table:table-cell table:formula="of:=IFNA(VLOOKUP([.G2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3];[Journaux.$A$2:.$B$16];2;0);&quot;&quot; )">
            <text:p/>
          </table:table-cell>
          <table:table-cell table:number-columns-repeated="3"/>
          <table:table-cell table:formula="of:=IFNA(VLOOKUP([.E223];[PlanComptable.$B$2:.$C$685];2;0);&quot;&quot; )">
            <text:p/>
          </table:table-cell>
          <table:table-cell/>
          <table:table-cell table:formula="of:=IFNA(VLOOKUP([.G2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4];[Journaux.$A$2:.$B$16];2;0);&quot;&quot; )">
            <text:p/>
          </table:table-cell>
          <table:table-cell table:number-columns-repeated="3"/>
          <table:table-cell table:formula="of:=IFNA(VLOOKUP([.E224];[PlanComptable.$B$2:.$C$685];2;0);&quot;&quot; )">
            <text:p/>
          </table:table-cell>
          <table:table-cell/>
          <table:table-cell table:formula="of:=IFNA(VLOOKUP([.G2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5];[Journaux.$A$2:.$B$16];2;0);&quot;&quot; )">
            <text:p/>
          </table:table-cell>
          <table:table-cell table:number-columns-repeated="3"/>
          <table:table-cell table:formula="of:=IFNA(VLOOKUP([.E225];[PlanComptable.$B$2:.$C$685];2;0);&quot;&quot; )">
            <text:p/>
          </table:table-cell>
          <table:table-cell/>
          <table:table-cell table:formula="of:=IFNA(VLOOKUP([.G2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6];[Journaux.$A$2:.$B$16];2;0);&quot;&quot; )">
            <text:p/>
          </table:table-cell>
          <table:table-cell table:number-columns-repeated="3"/>
          <table:table-cell table:formula="of:=IFNA(VLOOKUP([.E226];[PlanComptable.$B$2:.$C$685];2;0);&quot;&quot; )">
            <text:p/>
          </table:table-cell>
          <table:table-cell/>
          <table:table-cell table:formula="of:=IFNA(VLOOKUP([.G2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7];[Journaux.$A$2:.$B$16];2;0);&quot;&quot; )">
            <text:p/>
          </table:table-cell>
          <table:table-cell table:number-columns-repeated="3"/>
          <table:table-cell table:formula="of:=IFNA(VLOOKUP([.E227];[PlanComptable.$B$2:.$C$685];2;0);&quot;&quot; )">
            <text:p/>
          </table:table-cell>
          <table:table-cell/>
          <table:table-cell table:formula="of:=IFNA(VLOOKUP([.G2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8];[Journaux.$A$2:.$B$16];2;0);&quot;&quot; )">
            <text:p/>
          </table:table-cell>
          <table:table-cell table:number-columns-repeated="3"/>
          <table:table-cell table:formula="of:=IFNA(VLOOKUP([.E228];[PlanComptable.$B$2:.$C$685];2;0);&quot;&quot; )">
            <text:p/>
          </table:table-cell>
          <table:table-cell/>
          <table:table-cell table:formula="of:=IFNA(VLOOKUP([.G2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9];[Journaux.$A$2:.$B$16];2;0);&quot;&quot; )">
            <text:p/>
          </table:table-cell>
          <table:table-cell table:number-columns-repeated="3"/>
          <table:table-cell table:formula="of:=IFNA(VLOOKUP([.E229];[PlanComptable.$B$2:.$C$685];2;0);&quot;&quot; )">
            <text:p/>
          </table:table-cell>
          <table:table-cell/>
          <table:table-cell table:formula="of:=IFNA(VLOOKUP([.G2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0];[Journaux.$A$2:.$B$16];2;0);&quot;&quot; )">
            <text:p/>
          </table:table-cell>
          <table:table-cell table:number-columns-repeated="3"/>
          <table:table-cell table:formula="of:=IFNA(VLOOKUP([.E230];[PlanComptable.$B$2:.$C$685];2;0);&quot;&quot; )">
            <text:p/>
          </table:table-cell>
          <table:table-cell/>
          <table:table-cell table:formula="of:=IFNA(VLOOKUP([.G2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1];[Journaux.$A$2:.$B$16];2;0);&quot;&quot; )">
            <text:p/>
          </table:table-cell>
          <table:table-cell table:number-columns-repeated="3"/>
          <table:table-cell table:formula="of:=IFNA(VLOOKUP([.E231];[PlanComptable.$B$2:.$C$685];2;0);&quot;&quot; )">
            <text:p/>
          </table:table-cell>
          <table:table-cell/>
          <table:table-cell table:formula="of:=IFNA(VLOOKUP([.G2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2];[Journaux.$A$2:.$B$16];2;0);&quot;&quot; )">
            <text:p/>
          </table:table-cell>
          <table:table-cell table:number-columns-repeated="3"/>
          <table:table-cell table:formula="of:=IFNA(VLOOKUP([.E232];[PlanComptable.$B$2:.$C$685];2;0);&quot;&quot; )">
            <text:p/>
          </table:table-cell>
          <table:table-cell/>
          <table:table-cell table:formula="of:=IFNA(VLOOKUP([.G2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3];[Journaux.$A$2:.$B$16];2;0);&quot;&quot; )">
            <text:p/>
          </table:table-cell>
          <table:table-cell table:number-columns-repeated="3"/>
          <table:table-cell table:formula="of:=IFNA(VLOOKUP([.E233];[PlanComptable.$B$2:.$C$685];2;0);&quot;&quot; )">
            <text:p/>
          </table:table-cell>
          <table:table-cell/>
          <table:table-cell table:formula="of:=IFNA(VLOOKUP([.G2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4];[Journaux.$A$2:.$B$16];2;0);&quot;&quot; )">
            <text:p/>
          </table:table-cell>
          <table:table-cell table:number-columns-repeated="3"/>
          <table:table-cell table:formula="of:=IFNA(VLOOKUP([.E234];[PlanComptable.$B$2:.$C$685];2;0);&quot;&quot; )">
            <text:p/>
          </table:table-cell>
          <table:table-cell/>
          <table:table-cell table:formula="of:=IFNA(VLOOKUP([.G2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5];[Journaux.$A$2:.$B$16];2;0);&quot;&quot; )">
            <text:p/>
          </table:table-cell>
          <table:table-cell table:number-columns-repeated="3"/>
          <table:table-cell table:formula="of:=IFNA(VLOOKUP([.E235];[PlanComptable.$B$2:.$C$685];2;0);&quot;&quot; )">
            <text:p/>
          </table:table-cell>
          <table:table-cell/>
          <table:table-cell table:formula="of:=IFNA(VLOOKUP([.G2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6];[Journaux.$A$2:.$B$16];2;0);&quot;&quot; )">
            <text:p/>
          </table:table-cell>
          <table:table-cell table:number-columns-repeated="3"/>
          <table:table-cell table:formula="of:=IFNA(VLOOKUP([.E236];[PlanComptable.$B$2:.$C$685];2;0);&quot;&quot; )">
            <text:p/>
          </table:table-cell>
          <table:table-cell/>
          <table:table-cell table:formula="of:=IFNA(VLOOKUP([.G2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7];[Journaux.$A$2:.$B$16];2;0);&quot;&quot; )">
            <text:p/>
          </table:table-cell>
          <table:table-cell table:number-columns-repeated="3"/>
          <table:table-cell table:formula="of:=IFNA(VLOOKUP([.E237];[PlanComptable.$B$2:.$C$685];2;0);&quot;&quot; )">
            <text:p/>
          </table:table-cell>
          <table:table-cell/>
          <table:table-cell table:formula="of:=IFNA(VLOOKUP([.G2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8];[Journaux.$A$2:.$B$16];2;0);&quot;&quot; )">
            <text:p/>
          </table:table-cell>
          <table:table-cell table:number-columns-repeated="3"/>
          <table:table-cell table:formula="of:=IFNA(VLOOKUP([.E238];[PlanComptable.$B$2:.$C$685];2;0);&quot;&quot; )">
            <text:p/>
          </table:table-cell>
          <table:table-cell/>
          <table:table-cell table:formula="of:=IFNA(VLOOKUP([.G2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9];[Journaux.$A$2:.$B$16];2;0);&quot;&quot; )">
            <text:p/>
          </table:table-cell>
          <table:table-cell table:number-columns-repeated="3"/>
          <table:table-cell table:formula="of:=IFNA(VLOOKUP([.E239];[PlanComptable.$B$2:.$C$685];2;0);&quot;&quot; )">
            <text:p/>
          </table:table-cell>
          <table:table-cell/>
          <table:table-cell table:formula="of:=IFNA(VLOOKUP([.G2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0];[Journaux.$A$2:.$B$16];2;0);&quot;&quot; )">
            <text:p/>
          </table:table-cell>
          <table:table-cell table:number-columns-repeated="3"/>
          <table:table-cell table:formula="of:=IFNA(VLOOKUP([.E240];[PlanComptable.$B$2:.$C$685];2;0);&quot;&quot; )">
            <text:p/>
          </table:table-cell>
          <table:table-cell/>
          <table:table-cell table:formula="of:=IFNA(VLOOKUP([.G2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1];[Journaux.$A$2:.$B$16];2;0);&quot;&quot; )">
            <text:p/>
          </table:table-cell>
          <table:table-cell table:number-columns-repeated="3"/>
          <table:table-cell table:formula="of:=IFNA(VLOOKUP([.E241];[PlanComptable.$B$2:.$C$685];2;0);&quot;&quot; )">
            <text:p/>
          </table:table-cell>
          <table:table-cell/>
          <table:table-cell table:formula="of:=IFNA(VLOOKUP([.G2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2];[Journaux.$A$2:.$B$16];2;0);&quot;&quot; )">
            <text:p/>
          </table:table-cell>
          <table:table-cell table:number-columns-repeated="3"/>
          <table:table-cell table:formula="of:=IFNA(VLOOKUP([.E242];[PlanComptable.$B$2:.$C$685];2;0);&quot;&quot; )">
            <text:p/>
          </table:table-cell>
          <table:table-cell/>
          <table:table-cell table:formula="of:=IFNA(VLOOKUP([.G2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3];[Journaux.$A$2:.$B$16];2;0);&quot;&quot; )">
            <text:p/>
          </table:table-cell>
          <table:table-cell table:number-columns-repeated="3"/>
          <table:table-cell table:formula="of:=IFNA(VLOOKUP([.E243];[PlanComptable.$B$2:.$C$685];2;0);&quot;&quot; )">
            <text:p/>
          </table:table-cell>
          <table:table-cell/>
          <table:table-cell table:formula="of:=IFNA(VLOOKUP([.G2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4];[Journaux.$A$2:.$B$16];2;0);&quot;&quot; )">
            <text:p/>
          </table:table-cell>
          <table:table-cell table:number-columns-repeated="3"/>
          <table:table-cell table:formula="of:=IFNA(VLOOKUP([.E244];[PlanComptable.$B$2:.$C$685];2;0);&quot;&quot; )">
            <text:p/>
          </table:table-cell>
          <table:table-cell/>
          <table:table-cell table:formula="of:=IFNA(VLOOKUP([.G2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5];[Journaux.$A$2:.$B$16];2;0);&quot;&quot; )">
            <text:p/>
          </table:table-cell>
          <table:table-cell table:number-columns-repeated="3"/>
          <table:table-cell table:formula="of:=IFNA(VLOOKUP([.E245];[PlanComptable.$B$2:.$C$685];2;0);&quot;&quot; )">
            <text:p/>
          </table:table-cell>
          <table:table-cell/>
          <table:table-cell table:formula="of:=IFNA(VLOOKUP([.G2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6];[Journaux.$A$2:.$B$16];2;0);&quot;&quot; )">
            <text:p/>
          </table:table-cell>
          <table:table-cell table:number-columns-repeated="3"/>
          <table:table-cell table:formula="of:=IFNA(VLOOKUP([.E246];[PlanComptable.$B$2:.$C$685];2;0);&quot;&quot; )">
            <text:p/>
          </table:table-cell>
          <table:table-cell/>
          <table:table-cell table:formula="of:=IFNA(VLOOKUP([.G2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7];[Journaux.$A$2:.$B$16];2;0);&quot;&quot; )">
            <text:p/>
          </table:table-cell>
          <table:table-cell table:number-columns-repeated="3"/>
          <table:table-cell table:formula="of:=IFNA(VLOOKUP([.E247];[PlanComptable.$B$2:.$C$685];2;0);&quot;&quot; )">
            <text:p/>
          </table:table-cell>
          <table:table-cell/>
          <table:table-cell table:formula="of:=IFNA(VLOOKUP([.G2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8];[Journaux.$A$2:.$B$16];2;0);&quot;&quot; )">
            <text:p/>
          </table:table-cell>
          <table:table-cell table:number-columns-repeated="3"/>
          <table:table-cell table:formula="of:=IFNA(VLOOKUP([.E248];[PlanComptable.$B$2:.$C$685];2;0);&quot;&quot; )">
            <text:p/>
          </table:table-cell>
          <table:table-cell/>
          <table:table-cell table:formula="of:=IFNA(VLOOKUP([.G2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9];[Journaux.$A$2:.$B$16];2;0);&quot;&quot; )">
            <text:p/>
          </table:table-cell>
          <table:table-cell table:number-columns-repeated="3"/>
          <table:table-cell table:formula="of:=IFNA(VLOOKUP([.E249];[PlanComptable.$B$2:.$C$685];2;0);&quot;&quot; )">
            <text:p/>
          </table:table-cell>
          <table:table-cell/>
          <table:table-cell table:formula="of:=IFNA(VLOOKUP([.G2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0];[Journaux.$A$2:.$B$16];2;0);&quot;&quot; )">
            <text:p/>
          </table:table-cell>
          <table:table-cell table:number-columns-repeated="3"/>
          <table:table-cell table:formula="of:=IFNA(VLOOKUP([.E250];[PlanComptable.$B$2:.$C$685];2;0);&quot;&quot; )">
            <text:p/>
          </table:table-cell>
          <table:table-cell/>
          <table:table-cell table:formula="of:=IFNA(VLOOKUP([.G2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1];[Journaux.$A$2:.$B$16];2;0);&quot;&quot; )">
            <text:p/>
          </table:table-cell>
          <table:table-cell table:number-columns-repeated="3"/>
          <table:table-cell table:formula="of:=IFNA(VLOOKUP([.E251];[PlanComptable.$B$2:.$C$685];2;0);&quot;&quot; )">
            <text:p/>
          </table:table-cell>
          <table:table-cell/>
          <table:table-cell table:formula="of:=IFNA(VLOOKUP([.G2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2];[Journaux.$A$2:.$B$16];2;0);&quot;&quot; )">
            <text:p/>
          </table:table-cell>
          <table:table-cell table:number-columns-repeated="3"/>
          <table:table-cell table:formula="of:=IFNA(VLOOKUP([.E252];[PlanComptable.$B$2:.$C$685];2;0);&quot;&quot; )">
            <text:p/>
          </table:table-cell>
          <table:table-cell/>
          <table:table-cell table:formula="of:=IFNA(VLOOKUP([.G2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3];[Journaux.$A$2:.$B$16];2;0);&quot;&quot; )">
            <text:p/>
          </table:table-cell>
          <table:table-cell table:number-columns-repeated="3"/>
          <table:table-cell table:formula="of:=IFNA(VLOOKUP([.E253];[PlanComptable.$B$2:.$C$685];2;0);&quot;&quot; )">
            <text:p/>
          </table:table-cell>
          <table:table-cell/>
          <table:table-cell table:formula="of:=IFNA(VLOOKUP([.G2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4];[Journaux.$A$2:.$B$16];2;0);&quot;&quot; )">
            <text:p/>
          </table:table-cell>
          <table:table-cell table:number-columns-repeated="3"/>
          <table:table-cell table:formula="of:=IFNA(VLOOKUP([.E254];[PlanComptable.$B$2:.$C$685];2;0);&quot;&quot; )">
            <text:p/>
          </table:table-cell>
          <table:table-cell/>
          <table:table-cell table:formula="of:=IFNA(VLOOKUP([.G2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5];[Journaux.$A$2:.$B$16];2;0);&quot;&quot; )">
            <text:p/>
          </table:table-cell>
          <table:table-cell table:number-columns-repeated="3"/>
          <table:table-cell table:formula="of:=IFNA(VLOOKUP([.E255];[PlanComptable.$B$2:.$C$685];2;0);&quot;&quot; )">
            <text:p/>
          </table:table-cell>
          <table:table-cell/>
          <table:table-cell table:formula="of:=IFNA(VLOOKUP([.G2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6];[Journaux.$A$2:.$B$16];2;0);&quot;&quot; )">
            <text:p/>
          </table:table-cell>
          <table:table-cell table:number-columns-repeated="3"/>
          <table:table-cell table:formula="of:=IFNA(VLOOKUP([.E256];[PlanComptable.$B$2:.$C$685];2;0);&quot;&quot; )">
            <text:p/>
          </table:table-cell>
          <table:table-cell/>
          <table:table-cell table:formula="of:=IFNA(VLOOKUP([.G2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7];[Journaux.$A$2:.$B$16];2;0);&quot;&quot; )">
            <text:p/>
          </table:table-cell>
          <table:table-cell table:number-columns-repeated="3"/>
          <table:table-cell table:formula="of:=IFNA(VLOOKUP([.E257];[PlanComptable.$B$2:.$C$685];2;0);&quot;&quot; )">
            <text:p/>
          </table:table-cell>
          <table:table-cell/>
          <table:table-cell table:formula="of:=IFNA(VLOOKUP([.G2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8];[Journaux.$A$2:.$B$16];2;0);&quot;&quot; )">
            <text:p/>
          </table:table-cell>
          <table:table-cell table:number-columns-repeated="3"/>
          <table:table-cell table:formula="of:=IFNA(VLOOKUP([.E258];[PlanComptable.$B$2:.$C$685];2;0);&quot;&quot; )">
            <text:p/>
          </table:table-cell>
          <table:table-cell/>
          <table:table-cell table:formula="of:=IFNA(VLOOKUP([.G2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9];[Journaux.$A$2:.$B$16];2;0);&quot;&quot; )">
            <text:p/>
          </table:table-cell>
          <table:table-cell table:number-columns-repeated="3"/>
          <table:table-cell table:formula="of:=IFNA(VLOOKUP([.E259];[PlanComptable.$B$2:.$C$685];2;0);&quot;&quot; )">
            <text:p/>
          </table:table-cell>
          <table:table-cell/>
          <table:table-cell table:formula="of:=IFNA(VLOOKUP([.G2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0];[Journaux.$A$2:.$B$16];2;0);&quot;&quot; )">
            <text:p/>
          </table:table-cell>
          <table:table-cell table:number-columns-repeated="3"/>
          <table:table-cell table:formula="of:=IFNA(VLOOKUP([.E260];[PlanComptable.$B$2:.$C$685];2;0);&quot;&quot; )">
            <text:p/>
          </table:table-cell>
          <table:table-cell/>
          <table:table-cell table:formula="of:=IFNA(VLOOKUP([.G2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1];[Journaux.$A$2:.$B$16];2;0);&quot;&quot; )">
            <text:p/>
          </table:table-cell>
          <table:table-cell table:number-columns-repeated="3"/>
          <table:table-cell table:formula="of:=IFNA(VLOOKUP([.E261];[PlanComptable.$B$2:.$C$685];2;0);&quot;&quot; )">
            <text:p/>
          </table:table-cell>
          <table:table-cell/>
          <table:table-cell table:formula="of:=IFNA(VLOOKUP([.G2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2];[Journaux.$A$2:.$B$16];2;0);&quot;&quot; )">
            <text:p/>
          </table:table-cell>
          <table:table-cell table:number-columns-repeated="3"/>
          <table:table-cell table:formula="of:=IFNA(VLOOKUP([.E262];[PlanComptable.$B$2:.$C$685];2;0);&quot;&quot; )">
            <text:p/>
          </table:table-cell>
          <table:table-cell/>
          <table:table-cell table:formula="of:=IFNA(VLOOKUP([.G2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3];[Journaux.$A$2:.$B$16];2;0);&quot;&quot; )">
            <text:p/>
          </table:table-cell>
          <table:table-cell table:number-columns-repeated="3"/>
          <table:table-cell table:formula="of:=IFNA(VLOOKUP([.E263];[PlanComptable.$B$2:.$C$685];2;0);&quot;&quot; )">
            <text:p/>
          </table:table-cell>
          <table:table-cell/>
          <table:table-cell table:formula="of:=IFNA(VLOOKUP([.G2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4];[Journaux.$A$2:.$B$16];2;0);&quot;&quot; )">
            <text:p/>
          </table:table-cell>
          <table:table-cell table:number-columns-repeated="3"/>
          <table:table-cell table:formula="of:=IFNA(VLOOKUP([.E264];[PlanComptable.$B$2:.$C$685];2;0);&quot;&quot; )">
            <text:p/>
          </table:table-cell>
          <table:table-cell/>
          <table:table-cell table:formula="of:=IFNA(VLOOKUP([.G2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5];[Journaux.$A$2:.$B$16];2;0);&quot;&quot; )">
            <text:p/>
          </table:table-cell>
          <table:table-cell table:number-columns-repeated="3"/>
          <table:table-cell table:formula="of:=IFNA(VLOOKUP([.E265];[PlanComptable.$B$2:.$C$685];2;0);&quot;&quot; )">
            <text:p/>
          </table:table-cell>
          <table:table-cell/>
          <table:table-cell table:formula="of:=IFNA(VLOOKUP([.G2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6];[Journaux.$A$2:.$B$16];2;0);&quot;&quot; )">
            <text:p/>
          </table:table-cell>
          <table:table-cell table:number-columns-repeated="3"/>
          <table:table-cell table:formula="of:=IFNA(VLOOKUP([.E266];[PlanComptable.$B$2:.$C$685];2;0);&quot;&quot; )">
            <text:p/>
          </table:table-cell>
          <table:table-cell/>
          <table:table-cell table:formula="of:=IFNA(VLOOKUP([.G2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7];[Journaux.$A$2:.$B$16];2;0);&quot;&quot; )">
            <text:p/>
          </table:table-cell>
          <table:table-cell table:number-columns-repeated="3"/>
          <table:table-cell table:formula="of:=IFNA(VLOOKUP([.E267];[PlanComptable.$B$2:.$C$685];2;0);&quot;&quot; )">
            <text:p/>
          </table:table-cell>
          <table:table-cell/>
          <table:table-cell table:formula="of:=IFNA(VLOOKUP([.G2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8];[Journaux.$A$2:.$B$16];2;0);&quot;&quot; )">
            <text:p/>
          </table:table-cell>
          <table:table-cell table:number-columns-repeated="3"/>
          <table:table-cell table:formula="of:=IFNA(VLOOKUP([.E268];[PlanComptable.$B$2:.$C$685];2;0);&quot;&quot; )">
            <text:p/>
          </table:table-cell>
          <table:table-cell/>
          <table:table-cell table:formula="of:=IFNA(VLOOKUP([.G2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9];[Journaux.$A$2:.$B$16];2;0);&quot;&quot; )">
            <text:p/>
          </table:table-cell>
          <table:table-cell table:number-columns-repeated="3"/>
          <table:table-cell table:formula="of:=IFNA(VLOOKUP([.E269];[PlanComptable.$B$2:.$C$685];2;0);&quot;&quot; )">
            <text:p/>
          </table:table-cell>
          <table:table-cell/>
          <table:table-cell table:formula="of:=IFNA(VLOOKUP([.G2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0];[Journaux.$A$2:.$B$16];2;0);&quot;&quot; )">
            <text:p/>
          </table:table-cell>
          <table:table-cell table:number-columns-repeated="3"/>
          <table:table-cell table:formula="of:=IFNA(VLOOKUP([.E270];[PlanComptable.$B$2:.$C$685];2;0);&quot;&quot; )">
            <text:p/>
          </table:table-cell>
          <table:table-cell/>
          <table:table-cell table:formula="of:=IFNA(VLOOKUP([.G2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1];[Journaux.$A$2:.$B$16];2;0);&quot;&quot; )">
            <text:p/>
          </table:table-cell>
          <table:table-cell table:number-columns-repeated="3"/>
          <table:table-cell table:formula="of:=IFNA(VLOOKUP([.E271];[PlanComptable.$B$2:.$C$685];2;0);&quot;&quot; )">
            <text:p/>
          </table:table-cell>
          <table:table-cell/>
          <table:table-cell table:formula="of:=IFNA(VLOOKUP([.G2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2];[Journaux.$A$2:.$B$16];2;0);&quot;&quot; )">
            <text:p/>
          </table:table-cell>
          <table:table-cell table:number-columns-repeated="3"/>
          <table:table-cell table:formula="of:=IFNA(VLOOKUP([.E272];[PlanComptable.$B$2:.$C$685];2;0);&quot;&quot; )">
            <text:p/>
          </table:table-cell>
          <table:table-cell/>
          <table:table-cell table:formula="of:=IFNA(VLOOKUP([.G2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3];[Journaux.$A$2:.$B$16];2;0);&quot;&quot; )">
            <text:p/>
          </table:table-cell>
          <table:table-cell table:number-columns-repeated="3"/>
          <table:table-cell table:formula="of:=IFNA(VLOOKUP([.E273];[PlanComptable.$B$2:.$C$685];2;0);&quot;&quot; )">
            <text:p/>
          </table:table-cell>
          <table:table-cell/>
          <table:table-cell table:formula="of:=IFNA(VLOOKUP([.G2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4];[Journaux.$A$2:.$B$16];2;0);&quot;&quot; )">
            <text:p/>
          </table:table-cell>
          <table:table-cell table:number-columns-repeated="3"/>
          <table:table-cell table:formula="of:=IFNA(VLOOKUP([.E274];[PlanComptable.$B$2:.$C$685];2;0);&quot;&quot; )">
            <text:p/>
          </table:table-cell>
          <table:table-cell/>
          <table:table-cell table:formula="of:=IFNA(VLOOKUP([.G2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5];[Journaux.$A$2:.$B$16];2;0);&quot;&quot; )">
            <text:p/>
          </table:table-cell>
          <table:table-cell table:number-columns-repeated="3"/>
          <table:table-cell table:formula="of:=IFNA(VLOOKUP([.E275];[PlanComptable.$B$2:.$C$685];2;0);&quot;&quot; )">
            <text:p/>
          </table:table-cell>
          <table:table-cell/>
          <table:table-cell table:formula="of:=IFNA(VLOOKUP([.G2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6];[Journaux.$A$2:.$B$16];2;0);&quot;&quot; )">
            <text:p/>
          </table:table-cell>
          <table:table-cell table:number-columns-repeated="3"/>
          <table:table-cell table:formula="of:=IFNA(VLOOKUP([.E276];[PlanComptable.$B$2:.$C$685];2;0);&quot;&quot; )">
            <text:p/>
          </table:table-cell>
          <table:table-cell/>
          <table:table-cell table:formula="of:=IFNA(VLOOKUP([.G2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7];[Journaux.$A$2:.$B$16];2;0);&quot;&quot; )">
            <text:p/>
          </table:table-cell>
          <table:table-cell table:number-columns-repeated="3"/>
          <table:table-cell table:formula="of:=IFNA(VLOOKUP([.E277];[PlanComptable.$B$2:.$C$685];2;0);&quot;&quot; )">
            <text:p/>
          </table:table-cell>
          <table:table-cell/>
          <table:table-cell table:formula="of:=IFNA(VLOOKUP([.G2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8];[Journaux.$A$2:.$B$16];2;0);&quot;&quot; )">
            <text:p/>
          </table:table-cell>
          <table:table-cell table:number-columns-repeated="3"/>
          <table:table-cell table:formula="of:=IFNA(VLOOKUP([.E278];[PlanComptable.$B$2:.$C$685];2;0);&quot;&quot; )">
            <text:p/>
          </table:table-cell>
          <table:table-cell/>
          <table:table-cell table:formula="of:=IFNA(VLOOKUP([.G2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9];[Journaux.$A$2:.$B$16];2;0);&quot;&quot; )">
            <text:p/>
          </table:table-cell>
          <table:table-cell table:number-columns-repeated="3"/>
          <table:table-cell table:formula="of:=IFNA(VLOOKUP([.E279];[PlanComptable.$B$2:.$C$685];2;0);&quot;&quot; )">
            <text:p/>
          </table:table-cell>
          <table:table-cell/>
          <table:table-cell table:formula="of:=IFNA(VLOOKUP([.G2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0];[Journaux.$A$2:.$B$16];2;0);&quot;&quot; )">
            <text:p/>
          </table:table-cell>
          <table:table-cell table:number-columns-repeated="3"/>
          <table:table-cell table:formula="of:=IFNA(VLOOKUP([.E280];[PlanComptable.$B$2:.$C$685];2;0);&quot;&quot; )">
            <text:p/>
          </table:table-cell>
          <table:table-cell/>
          <table:table-cell table:formula="of:=IFNA(VLOOKUP([.G2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1];[Journaux.$A$2:.$B$16];2;0);&quot;&quot; )">
            <text:p/>
          </table:table-cell>
          <table:table-cell table:number-columns-repeated="3"/>
          <table:table-cell table:formula="of:=IFNA(VLOOKUP([.E281];[PlanComptable.$B$2:.$C$685];2;0);&quot;&quot; )">
            <text:p/>
          </table:table-cell>
          <table:table-cell/>
          <table:table-cell table:formula="of:=IFNA(VLOOKUP([.G2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2];[Journaux.$A$2:.$B$16];2;0);&quot;&quot; )">
            <text:p/>
          </table:table-cell>
          <table:table-cell table:number-columns-repeated="3"/>
          <table:table-cell table:formula="of:=IFNA(VLOOKUP([.E282];[PlanComptable.$B$2:.$C$685];2;0);&quot;&quot; )">
            <text:p/>
          </table:table-cell>
          <table:table-cell/>
          <table:table-cell table:formula="of:=IFNA(VLOOKUP([.G2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3];[Journaux.$A$2:.$B$16];2;0);&quot;&quot; )">
            <text:p/>
          </table:table-cell>
          <table:table-cell table:number-columns-repeated="3"/>
          <table:table-cell table:formula="of:=IFNA(VLOOKUP([.E283];[PlanComptable.$B$2:.$C$685];2;0);&quot;&quot; )">
            <text:p/>
          </table:table-cell>
          <table:table-cell/>
          <table:table-cell table:formula="of:=IFNA(VLOOKUP([.G2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4];[Journaux.$A$2:.$B$16];2;0);&quot;&quot; )">
            <text:p/>
          </table:table-cell>
          <table:table-cell table:number-columns-repeated="3"/>
          <table:table-cell table:formula="of:=IFNA(VLOOKUP([.E284];[PlanComptable.$B$2:.$C$685];2;0);&quot;&quot; )">
            <text:p/>
          </table:table-cell>
          <table:table-cell/>
          <table:table-cell table:formula="of:=IFNA(VLOOKUP([.G2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5];[Journaux.$A$2:.$B$16];2;0);&quot;&quot; )">
            <text:p/>
          </table:table-cell>
          <table:table-cell table:number-columns-repeated="3"/>
          <table:table-cell table:formula="of:=IFNA(VLOOKUP([.E285];[PlanComptable.$B$2:.$C$685];2;0);&quot;&quot; )">
            <text:p/>
          </table:table-cell>
          <table:table-cell/>
          <table:table-cell table:formula="of:=IFNA(VLOOKUP([.G2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6];[Journaux.$A$2:.$B$16];2;0);&quot;&quot; )">
            <text:p/>
          </table:table-cell>
          <table:table-cell table:number-columns-repeated="3"/>
          <table:table-cell table:formula="of:=IFNA(VLOOKUP([.E286];[PlanComptable.$B$2:.$C$685];2;0);&quot;&quot; )">
            <text:p/>
          </table:table-cell>
          <table:table-cell/>
          <table:table-cell table:formula="of:=IFNA(VLOOKUP([.G2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7];[Journaux.$A$2:.$B$16];2;0);&quot;&quot; )">
            <text:p/>
          </table:table-cell>
          <table:table-cell table:number-columns-repeated="3"/>
          <table:table-cell table:formula="of:=IFNA(VLOOKUP([.E287];[PlanComptable.$B$2:.$C$685];2;0);&quot;&quot; )">
            <text:p/>
          </table:table-cell>
          <table:table-cell/>
          <table:table-cell table:formula="of:=IFNA(VLOOKUP([.G2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8];[Journaux.$A$2:.$B$16];2;0);&quot;&quot; )">
            <text:p/>
          </table:table-cell>
          <table:table-cell table:number-columns-repeated="3"/>
          <table:table-cell table:formula="of:=IFNA(VLOOKUP([.E288];[PlanComptable.$B$2:.$C$685];2;0);&quot;&quot; )">
            <text:p/>
          </table:table-cell>
          <table:table-cell/>
          <table:table-cell table:formula="of:=IFNA(VLOOKUP([.G2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9];[Journaux.$A$2:.$B$16];2;0);&quot;&quot; )">
            <text:p/>
          </table:table-cell>
          <table:table-cell table:number-columns-repeated="3"/>
          <table:table-cell table:formula="of:=IFNA(VLOOKUP([.E289];[PlanComptable.$B$2:.$C$685];2;0);&quot;&quot; )">
            <text:p/>
          </table:table-cell>
          <table:table-cell/>
          <table:table-cell table:formula="of:=IFNA(VLOOKUP([.G2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0];[Journaux.$A$2:.$B$16];2;0);&quot;&quot; )">
            <text:p/>
          </table:table-cell>
          <table:table-cell table:number-columns-repeated="3"/>
          <table:table-cell table:formula="of:=IFNA(VLOOKUP([.E290];[PlanComptable.$B$2:.$C$685];2;0);&quot;&quot; )">
            <text:p/>
          </table:table-cell>
          <table:table-cell/>
          <table:table-cell table:formula="of:=IFNA(VLOOKUP([.G2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1];[Journaux.$A$2:.$B$16];2;0);&quot;&quot; )">
            <text:p/>
          </table:table-cell>
          <table:table-cell table:number-columns-repeated="3"/>
          <table:table-cell table:formula="of:=IFNA(VLOOKUP([.E291];[PlanComptable.$B$2:.$C$685];2;0);&quot;&quot; )">
            <text:p/>
          </table:table-cell>
          <table:table-cell/>
          <table:table-cell table:formula="of:=IFNA(VLOOKUP([.G2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2];[Journaux.$A$2:.$B$16];2;0);&quot;&quot; )">
            <text:p/>
          </table:table-cell>
          <table:table-cell table:number-columns-repeated="3"/>
          <table:table-cell table:formula="of:=IFNA(VLOOKUP([.E292];[PlanComptable.$B$2:.$C$685];2;0);&quot;&quot; )">
            <text:p/>
          </table:table-cell>
          <table:table-cell/>
          <table:table-cell table:formula="of:=IFNA(VLOOKUP([.G2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3];[Journaux.$A$2:.$B$16];2;0);&quot;&quot; )">
            <text:p/>
          </table:table-cell>
          <table:table-cell table:number-columns-repeated="3"/>
          <table:table-cell table:formula="of:=IFNA(VLOOKUP([.E293];[PlanComptable.$B$2:.$C$685];2;0);&quot;&quot; )">
            <text:p/>
          </table:table-cell>
          <table:table-cell/>
          <table:table-cell table:formula="of:=IFNA(VLOOKUP([.G2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4];[Journaux.$A$2:.$B$16];2;0);&quot;&quot; )">
            <text:p/>
          </table:table-cell>
          <table:table-cell table:number-columns-repeated="3"/>
          <table:table-cell table:formula="of:=IFNA(VLOOKUP([.E294];[PlanComptable.$B$2:.$C$685];2;0);&quot;&quot; )">
            <text:p/>
          </table:table-cell>
          <table:table-cell/>
          <table:table-cell table:formula="of:=IFNA(VLOOKUP([.G2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5];[Journaux.$A$2:.$B$16];2;0);&quot;&quot; )">
            <text:p/>
          </table:table-cell>
          <table:table-cell table:number-columns-repeated="3"/>
          <table:table-cell table:formula="of:=IFNA(VLOOKUP([.E295];[PlanComptable.$B$2:.$C$685];2;0);&quot;&quot; )">
            <text:p/>
          </table:table-cell>
          <table:table-cell/>
          <table:table-cell table:formula="of:=IFNA(VLOOKUP([.G2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6];[Journaux.$A$2:.$B$16];2;0);&quot;&quot; )">
            <text:p/>
          </table:table-cell>
          <table:table-cell table:number-columns-repeated="3"/>
          <table:table-cell table:formula="of:=IFNA(VLOOKUP([.E296];[PlanComptable.$B$2:.$C$685];2;0);&quot;&quot; )">
            <text:p/>
          </table:table-cell>
          <table:table-cell/>
          <table:table-cell table:formula="of:=IFNA(VLOOKUP([.G2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7];[Journaux.$A$2:.$B$16];2;0);&quot;&quot; )">
            <text:p/>
          </table:table-cell>
          <table:table-cell table:number-columns-repeated="3"/>
          <table:table-cell table:formula="of:=IFNA(VLOOKUP([.E297];[PlanComptable.$B$2:.$C$685];2;0);&quot;&quot; )">
            <text:p/>
          </table:table-cell>
          <table:table-cell/>
          <table:table-cell table:formula="of:=IFNA(VLOOKUP([.G2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8];[Journaux.$A$2:.$B$16];2;0);&quot;&quot; )">
            <text:p/>
          </table:table-cell>
          <table:table-cell table:number-columns-repeated="3"/>
          <table:table-cell table:formula="of:=IFNA(VLOOKUP([.E298];[PlanComptable.$B$2:.$C$685];2;0);&quot;&quot; )">
            <text:p/>
          </table:table-cell>
          <table:table-cell/>
          <table:table-cell table:formula="of:=IFNA(VLOOKUP([.G2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9];[Journaux.$A$2:.$B$16];2;0);&quot;&quot; )">
            <text:p/>
          </table:table-cell>
          <table:table-cell table:number-columns-repeated="3"/>
          <table:table-cell table:formula="of:=IFNA(VLOOKUP([.E299];[PlanComptable.$B$2:.$C$685];2;0);&quot;&quot; )">
            <text:p/>
          </table:table-cell>
          <table:table-cell/>
          <table:table-cell table:formula="of:=IFNA(VLOOKUP([.G2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0];[Journaux.$A$2:.$B$16];2;0);&quot;&quot; )">
            <text:p/>
          </table:table-cell>
          <table:table-cell table:number-columns-repeated="3"/>
          <table:table-cell table:formula="of:=IFNA(VLOOKUP([.E300];[PlanComptable.$B$2:.$C$685];2;0);&quot;&quot; )">
            <text:p/>
          </table:table-cell>
          <table:table-cell/>
          <table:table-cell table:formula="of:=IFNA(VLOOKUP([.G3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1];[Journaux.$A$2:.$B$16];2;0);&quot;&quot; )">
            <text:p/>
          </table:table-cell>
          <table:table-cell table:number-columns-repeated="3"/>
          <table:table-cell table:formula="of:=IFNA(VLOOKUP([.E301];[PlanComptable.$B$2:.$C$685];2;0);&quot;&quot; )">
            <text:p/>
          </table:table-cell>
          <table:table-cell/>
          <table:table-cell table:formula="of:=IFNA(VLOOKUP([.G3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2];[Journaux.$A$2:.$B$16];2;0);&quot;&quot; )">
            <text:p/>
          </table:table-cell>
          <table:table-cell table:number-columns-repeated="3"/>
          <table:table-cell table:formula="of:=IFNA(VLOOKUP([.E302];[PlanComptable.$B$2:.$C$685];2;0);&quot;&quot; )">
            <text:p/>
          </table:table-cell>
          <table:table-cell/>
          <table:table-cell table:formula="of:=IFNA(VLOOKUP([.G3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3];[Journaux.$A$2:.$B$16];2;0);&quot;&quot; )">
            <text:p/>
          </table:table-cell>
          <table:table-cell table:number-columns-repeated="3"/>
          <table:table-cell table:formula="of:=IFNA(VLOOKUP([.E303];[PlanComptable.$B$2:.$C$685];2;0);&quot;&quot; )">
            <text:p/>
          </table:table-cell>
          <table:table-cell/>
          <table:table-cell table:formula="of:=IFNA(VLOOKUP([.G3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4];[Journaux.$A$2:.$B$16];2;0);&quot;&quot; )">
            <text:p/>
          </table:table-cell>
          <table:table-cell table:number-columns-repeated="3"/>
          <table:table-cell table:formula="of:=IFNA(VLOOKUP([.E304];[PlanComptable.$B$2:.$C$685];2;0);&quot;&quot; )">
            <text:p/>
          </table:table-cell>
          <table:table-cell/>
          <table:table-cell table:formula="of:=IFNA(VLOOKUP([.G3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5];[Journaux.$A$2:.$B$16];2;0);&quot;&quot; )">
            <text:p/>
          </table:table-cell>
          <table:table-cell table:number-columns-repeated="3"/>
          <table:table-cell table:formula="of:=IFNA(VLOOKUP([.E305];[PlanComptable.$B$2:.$C$685];2;0);&quot;&quot; )">
            <text:p/>
          </table:table-cell>
          <table:table-cell/>
          <table:table-cell table:formula="of:=IFNA(VLOOKUP([.G3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6];[Journaux.$A$2:.$B$16];2;0);&quot;&quot; )">
            <text:p/>
          </table:table-cell>
          <table:table-cell table:number-columns-repeated="3"/>
          <table:table-cell table:formula="of:=IFNA(VLOOKUP([.E306];[PlanComptable.$B$2:.$C$685];2;0);&quot;&quot; )">
            <text:p/>
          </table:table-cell>
          <table:table-cell/>
          <table:table-cell table:formula="of:=IFNA(VLOOKUP([.G3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7];[Journaux.$A$2:.$B$16];2;0);&quot;&quot; )">
            <text:p/>
          </table:table-cell>
          <table:table-cell table:number-columns-repeated="3"/>
          <table:table-cell table:formula="of:=IFNA(VLOOKUP([.E307];[PlanComptable.$B$2:.$C$685];2;0);&quot;&quot; )">
            <text:p/>
          </table:table-cell>
          <table:table-cell/>
          <table:table-cell table:formula="of:=IFNA(VLOOKUP([.G3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8];[Journaux.$A$2:.$B$16];2;0);&quot;&quot; )">
            <text:p/>
          </table:table-cell>
          <table:table-cell table:number-columns-repeated="3"/>
          <table:table-cell table:formula="of:=IFNA(VLOOKUP([.E308];[PlanComptable.$B$2:.$C$685];2;0);&quot;&quot; )">
            <text:p/>
          </table:table-cell>
          <table:table-cell/>
          <table:table-cell table:formula="of:=IFNA(VLOOKUP([.G3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9];[Journaux.$A$2:.$B$16];2;0);&quot;&quot; )">
            <text:p/>
          </table:table-cell>
          <table:table-cell table:number-columns-repeated="3"/>
          <table:table-cell table:formula="of:=IFNA(VLOOKUP([.E309];[PlanComptable.$B$2:.$C$685];2;0);&quot;&quot; )">
            <text:p/>
          </table:table-cell>
          <table:table-cell/>
          <table:table-cell table:formula="of:=IFNA(VLOOKUP([.G3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0];[Journaux.$A$2:.$B$16];2;0);&quot;&quot; )">
            <text:p/>
          </table:table-cell>
          <table:table-cell table:number-columns-repeated="3"/>
          <table:table-cell table:formula="of:=IFNA(VLOOKUP([.E310];[PlanComptable.$B$2:.$C$685];2;0);&quot;&quot; )">
            <text:p/>
          </table:table-cell>
          <table:table-cell/>
          <table:table-cell table:formula="of:=IFNA(VLOOKUP([.G3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1];[Journaux.$A$2:.$B$16];2;0);&quot;&quot; )">
            <text:p/>
          </table:table-cell>
          <table:table-cell table:number-columns-repeated="3"/>
          <table:table-cell table:formula="of:=IFNA(VLOOKUP([.E311];[PlanComptable.$B$2:.$C$685];2;0);&quot;&quot; )">
            <text:p/>
          </table:table-cell>
          <table:table-cell/>
          <table:table-cell table:formula="of:=IFNA(VLOOKUP([.G3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2];[Journaux.$A$2:.$B$16];2;0);&quot;&quot; )">
            <text:p/>
          </table:table-cell>
          <table:table-cell table:number-columns-repeated="3"/>
          <table:table-cell table:formula="of:=IFNA(VLOOKUP([.E312];[PlanComptable.$B$2:.$C$685];2;0);&quot;&quot; )">
            <text:p/>
          </table:table-cell>
          <table:table-cell/>
          <table:table-cell table:formula="of:=IFNA(VLOOKUP([.G3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3];[Journaux.$A$2:.$B$16];2;0);&quot;&quot; )">
            <text:p/>
          </table:table-cell>
          <table:table-cell table:number-columns-repeated="3"/>
          <table:table-cell table:formula="of:=IFNA(VLOOKUP([.E313];[PlanComptable.$B$2:.$C$685];2;0);&quot;&quot; )">
            <text:p/>
          </table:table-cell>
          <table:table-cell/>
          <table:table-cell table:formula="of:=IFNA(VLOOKUP([.G3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4];[Journaux.$A$2:.$B$16];2;0);&quot;&quot; )">
            <text:p/>
          </table:table-cell>
          <table:table-cell table:number-columns-repeated="3"/>
          <table:table-cell table:formula="of:=IFNA(VLOOKUP([.E314];[PlanComptable.$B$2:.$C$685];2;0);&quot;&quot; )">
            <text:p/>
          </table:table-cell>
          <table:table-cell/>
          <table:table-cell table:formula="of:=IFNA(VLOOKUP([.G3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5];[Journaux.$A$2:.$B$16];2;0);&quot;&quot; )">
            <text:p/>
          </table:table-cell>
          <table:table-cell table:number-columns-repeated="3"/>
          <table:table-cell table:formula="of:=IFNA(VLOOKUP([.E315];[PlanComptable.$B$2:.$C$685];2;0);&quot;&quot; )">
            <text:p/>
          </table:table-cell>
          <table:table-cell/>
          <table:table-cell table:formula="of:=IFNA(VLOOKUP([.G3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6];[Journaux.$A$2:.$B$16];2;0);&quot;&quot; )">
            <text:p/>
          </table:table-cell>
          <table:table-cell table:number-columns-repeated="3"/>
          <table:table-cell table:formula="of:=IFNA(VLOOKUP([.E316];[PlanComptable.$B$2:.$C$685];2;0);&quot;&quot; )">
            <text:p/>
          </table:table-cell>
          <table:table-cell/>
          <table:table-cell table:formula="of:=IFNA(VLOOKUP([.G3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7];[Journaux.$A$2:.$B$16];2;0);&quot;&quot; )">
            <text:p/>
          </table:table-cell>
          <table:table-cell table:number-columns-repeated="3"/>
          <table:table-cell table:formula="of:=IFNA(VLOOKUP([.E317];[PlanComptable.$B$2:.$C$685];2;0);&quot;&quot; )">
            <text:p/>
          </table:table-cell>
          <table:table-cell/>
          <table:table-cell table:formula="of:=IFNA(VLOOKUP([.G3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8];[Journaux.$A$2:.$B$16];2;0);&quot;&quot; )">
            <text:p/>
          </table:table-cell>
          <table:table-cell table:number-columns-repeated="3"/>
          <table:table-cell table:formula="of:=IFNA(VLOOKUP([.E318];[PlanComptable.$B$2:.$C$685];2;0);&quot;&quot; )">
            <text:p/>
          </table:table-cell>
          <table:table-cell/>
          <table:table-cell table:formula="of:=IFNA(VLOOKUP([.G3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9];[Journaux.$A$2:.$B$16];2;0);&quot;&quot; )">
            <text:p/>
          </table:table-cell>
          <table:table-cell table:number-columns-repeated="3"/>
          <table:table-cell table:formula="of:=IFNA(VLOOKUP([.E319];[PlanComptable.$B$2:.$C$685];2;0);&quot;&quot; )">
            <text:p/>
          </table:table-cell>
          <table:table-cell/>
          <table:table-cell table:formula="of:=IFNA(VLOOKUP([.G3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0];[Journaux.$A$2:.$B$16];2;0);&quot;&quot; )">
            <text:p/>
          </table:table-cell>
          <table:table-cell table:number-columns-repeated="3"/>
          <table:table-cell table:formula="of:=IFNA(VLOOKUP([.E320];[PlanComptable.$B$2:.$C$685];2;0);&quot;&quot; )">
            <text:p/>
          </table:table-cell>
          <table:table-cell/>
          <table:table-cell table:formula="of:=IFNA(VLOOKUP([.G3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1];[Journaux.$A$2:.$B$16];2;0);&quot;&quot; )">
            <text:p/>
          </table:table-cell>
          <table:table-cell table:number-columns-repeated="3"/>
          <table:table-cell table:formula="of:=IFNA(VLOOKUP([.E321];[PlanComptable.$B$2:.$C$685];2;0);&quot;&quot; )">
            <text:p/>
          </table:table-cell>
          <table:table-cell/>
          <table:table-cell table:formula="of:=IFNA(VLOOKUP([.G3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2];[Journaux.$A$2:.$B$16];2;0);&quot;&quot; )">
            <text:p/>
          </table:table-cell>
          <table:table-cell table:number-columns-repeated="3"/>
          <table:table-cell table:formula="of:=IFNA(VLOOKUP([.E322];[PlanComptable.$B$2:.$C$685];2;0);&quot;&quot; )">
            <text:p/>
          </table:table-cell>
          <table:table-cell/>
          <table:table-cell table:formula="of:=IFNA(VLOOKUP([.G3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3];[Journaux.$A$2:.$B$16];2;0);&quot;&quot; )">
            <text:p/>
          </table:table-cell>
          <table:table-cell table:number-columns-repeated="3"/>
          <table:table-cell table:formula="of:=IFNA(VLOOKUP([.E323];[PlanComptable.$B$2:.$C$685];2;0);&quot;&quot; )">
            <text:p/>
          </table:table-cell>
          <table:table-cell/>
          <table:table-cell table:formula="of:=IFNA(VLOOKUP([.G3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4];[Journaux.$A$2:.$B$16];2;0);&quot;&quot; )">
            <text:p/>
          </table:table-cell>
          <table:table-cell table:number-columns-repeated="3"/>
          <table:table-cell table:formula="of:=IFNA(VLOOKUP([.E324];[PlanComptable.$B$2:.$C$685];2;0);&quot;&quot; )">
            <text:p/>
          </table:table-cell>
          <table:table-cell/>
          <table:table-cell table:formula="of:=IFNA(VLOOKUP([.G3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5];[Journaux.$A$2:.$B$16];2;0);&quot;&quot; )">
            <text:p/>
          </table:table-cell>
          <table:table-cell table:number-columns-repeated="3"/>
          <table:table-cell table:formula="of:=IFNA(VLOOKUP([.E325];[PlanComptable.$B$2:.$C$685];2;0);&quot;&quot; )">
            <text:p/>
          </table:table-cell>
          <table:table-cell/>
          <table:table-cell table:formula="of:=IFNA(VLOOKUP([.G3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6];[Journaux.$A$2:.$B$16];2;0);&quot;&quot; )">
            <text:p/>
          </table:table-cell>
          <table:table-cell table:number-columns-repeated="3"/>
          <table:table-cell table:formula="of:=IFNA(VLOOKUP([.E326];[PlanComptable.$B$2:.$C$685];2;0);&quot;&quot; )">
            <text:p/>
          </table:table-cell>
          <table:table-cell/>
          <table:table-cell table:formula="of:=IFNA(VLOOKUP([.G3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7];[Journaux.$A$2:.$B$16];2;0);&quot;&quot; )">
            <text:p/>
          </table:table-cell>
          <table:table-cell table:number-columns-repeated="3"/>
          <table:table-cell table:formula="of:=IFNA(VLOOKUP([.E327];[PlanComptable.$B$2:.$C$685];2;0);&quot;&quot; )">
            <text:p/>
          </table:table-cell>
          <table:table-cell/>
          <table:table-cell table:formula="of:=IFNA(VLOOKUP([.G3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8];[Journaux.$A$2:.$B$16];2;0);&quot;&quot; )">
            <text:p/>
          </table:table-cell>
          <table:table-cell table:number-columns-repeated="3"/>
          <table:table-cell table:formula="of:=IFNA(VLOOKUP([.E328];[PlanComptable.$B$2:.$C$685];2;0);&quot;&quot; )">
            <text:p/>
          </table:table-cell>
          <table:table-cell/>
          <table:table-cell table:formula="of:=IFNA(VLOOKUP([.G3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9];[Journaux.$A$2:.$B$16];2;0);&quot;&quot; )">
            <text:p/>
          </table:table-cell>
          <table:table-cell table:number-columns-repeated="3"/>
          <table:table-cell table:formula="of:=IFNA(VLOOKUP([.E329];[PlanComptable.$B$2:.$C$685];2;0);&quot;&quot; )">
            <text:p/>
          </table:table-cell>
          <table:table-cell/>
          <table:table-cell table:formula="of:=IFNA(VLOOKUP([.G3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0];[Journaux.$A$2:.$B$16];2;0);&quot;&quot; )">
            <text:p/>
          </table:table-cell>
          <table:table-cell table:number-columns-repeated="3"/>
          <table:table-cell table:formula="of:=IFNA(VLOOKUP([.E330];[PlanComptable.$B$2:.$C$685];2;0);&quot;&quot; )">
            <text:p/>
          </table:table-cell>
          <table:table-cell/>
          <table:table-cell table:formula="of:=IFNA(VLOOKUP([.G3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1];[Journaux.$A$2:.$B$16];2;0);&quot;&quot; )">
            <text:p/>
          </table:table-cell>
          <table:table-cell table:number-columns-repeated="3"/>
          <table:table-cell table:formula="of:=IFNA(VLOOKUP([.E331];[PlanComptable.$B$2:.$C$685];2;0);&quot;&quot; )">
            <text:p/>
          </table:table-cell>
          <table:table-cell/>
          <table:table-cell table:formula="of:=IFNA(VLOOKUP([.G3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2];[Journaux.$A$2:.$B$16];2;0);&quot;&quot; )">
            <text:p/>
          </table:table-cell>
          <table:table-cell table:number-columns-repeated="3"/>
          <table:table-cell table:formula="of:=IFNA(VLOOKUP([.E332];[PlanComptable.$B$2:.$C$685];2;0);&quot;&quot; )">
            <text:p/>
          </table:table-cell>
          <table:table-cell/>
          <table:table-cell table:formula="of:=IFNA(VLOOKUP([.G3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3];[Journaux.$A$2:.$B$16];2;0);&quot;&quot; )">
            <text:p/>
          </table:table-cell>
          <table:table-cell table:number-columns-repeated="3"/>
          <table:table-cell table:formula="of:=IFNA(VLOOKUP([.E333];[PlanComptable.$B$2:.$C$685];2;0);&quot;&quot; )">
            <text:p/>
          </table:table-cell>
          <table:table-cell/>
          <table:table-cell table:formula="of:=IFNA(VLOOKUP([.G3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4];[Journaux.$A$2:.$B$16];2;0);&quot;&quot; )">
            <text:p/>
          </table:table-cell>
          <table:table-cell table:number-columns-repeated="3"/>
          <table:table-cell table:formula="of:=IFNA(VLOOKUP([.E334];[PlanComptable.$B$2:.$C$685];2;0);&quot;&quot; )">
            <text:p/>
          </table:table-cell>
          <table:table-cell/>
          <table:table-cell table:formula="of:=IFNA(VLOOKUP([.G3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5];[Journaux.$A$2:.$B$16];2;0);&quot;&quot; )">
            <text:p/>
          </table:table-cell>
          <table:table-cell table:number-columns-repeated="3"/>
          <table:table-cell table:formula="of:=IFNA(VLOOKUP([.E335];[PlanComptable.$B$2:.$C$685];2;0);&quot;&quot; )">
            <text:p/>
          </table:table-cell>
          <table:table-cell/>
          <table:table-cell table:formula="of:=IFNA(VLOOKUP([.G3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6];[Journaux.$A$2:.$B$16];2;0);&quot;&quot; )">
            <text:p/>
          </table:table-cell>
          <table:table-cell table:number-columns-repeated="3"/>
          <table:table-cell table:formula="of:=IFNA(VLOOKUP([.E336];[PlanComptable.$B$2:.$C$685];2;0);&quot;&quot; )">
            <text:p/>
          </table:table-cell>
          <table:table-cell/>
          <table:table-cell table:formula="of:=IFNA(VLOOKUP([.G3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7];[Journaux.$A$2:.$B$16];2;0);&quot;&quot; )">
            <text:p/>
          </table:table-cell>
          <table:table-cell table:number-columns-repeated="3"/>
          <table:table-cell table:formula="of:=IFNA(VLOOKUP([.E337];[PlanComptable.$B$2:.$C$685];2;0);&quot;&quot; )">
            <text:p/>
          </table:table-cell>
          <table:table-cell/>
          <table:table-cell table:formula="of:=IFNA(VLOOKUP([.G3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8];[Journaux.$A$2:.$B$16];2;0);&quot;&quot; )">
            <text:p/>
          </table:table-cell>
          <table:table-cell table:number-columns-repeated="3"/>
          <table:table-cell table:formula="of:=IFNA(VLOOKUP([.E338];[PlanComptable.$B$2:.$C$685];2;0);&quot;&quot; )">
            <text:p/>
          </table:table-cell>
          <table:table-cell/>
          <table:table-cell table:formula="of:=IFNA(VLOOKUP([.G3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9];[Journaux.$A$2:.$B$16];2;0);&quot;&quot; )">
            <text:p/>
          </table:table-cell>
          <table:table-cell table:number-columns-repeated="3"/>
          <table:table-cell table:formula="of:=IFNA(VLOOKUP([.E339];[PlanComptable.$B$2:.$C$685];2;0);&quot;&quot; )">
            <text:p/>
          </table:table-cell>
          <table:table-cell/>
          <table:table-cell table:formula="of:=IFNA(VLOOKUP([.G3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0];[Journaux.$A$2:.$B$16];2;0);&quot;&quot; )">
            <text:p/>
          </table:table-cell>
          <table:table-cell table:number-columns-repeated="3"/>
          <table:table-cell table:formula="of:=IFNA(VLOOKUP([.E340];[PlanComptable.$B$2:.$C$685];2;0);&quot;&quot; )">
            <text:p/>
          </table:table-cell>
          <table:table-cell/>
          <table:table-cell table:formula="of:=IFNA(VLOOKUP([.G3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1];[Journaux.$A$2:.$B$16];2;0);&quot;&quot; )">
            <text:p/>
          </table:table-cell>
          <table:table-cell table:number-columns-repeated="3"/>
          <table:table-cell table:formula="of:=IFNA(VLOOKUP([.E341];[PlanComptable.$B$2:.$C$685];2;0);&quot;&quot; )">
            <text:p/>
          </table:table-cell>
          <table:table-cell/>
          <table:table-cell table:formula="of:=IFNA(VLOOKUP([.G3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2];[Journaux.$A$2:.$B$16];2;0);&quot;&quot; )">
            <text:p/>
          </table:table-cell>
          <table:table-cell table:number-columns-repeated="3"/>
          <table:table-cell table:formula="of:=IFNA(VLOOKUP([.E342];[PlanComptable.$B$2:.$C$685];2;0);&quot;&quot; )">
            <text:p/>
          </table:table-cell>
          <table:table-cell/>
          <table:table-cell table:formula="of:=IFNA(VLOOKUP([.G3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3];[Journaux.$A$2:.$B$16];2;0);&quot;&quot; )">
            <text:p/>
          </table:table-cell>
          <table:table-cell table:number-columns-repeated="3"/>
          <table:table-cell table:formula="of:=IFNA(VLOOKUP([.E343];[PlanComptable.$B$2:.$C$685];2;0);&quot;&quot; )">
            <text:p/>
          </table:table-cell>
          <table:table-cell/>
          <table:table-cell table:formula="of:=IFNA(VLOOKUP([.G3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4];[Journaux.$A$2:.$B$16];2;0);&quot;&quot; )">
            <text:p/>
          </table:table-cell>
          <table:table-cell table:number-columns-repeated="3"/>
          <table:table-cell table:formula="of:=IFNA(VLOOKUP([.E344];[PlanComptable.$B$2:.$C$685];2;0);&quot;&quot; )">
            <text:p/>
          </table:table-cell>
          <table:table-cell/>
          <table:table-cell table:formula="of:=IFNA(VLOOKUP([.G3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5];[Journaux.$A$2:.$B$16];2;0);&quot;&quot; )">
            <text:p/>
          </table:table-cell>
          <table:table-cell table:number-columns-repeated="3"/>
          <table:table-cell table:formula="of:=IFNA(VLOOKUP([.E345];[PlanComptable.$B$2:.$C$685];2;0);&quot;&quot; )">
            <text:p/>
          </table:table-cell>
          <table:table-cell/>
          <table:table-cell table:formula="of:=IFNA(VLOOKUP([.G3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6];[Journaux.$A$2:.$B$16];2;0);&quot;&quot; )">
            <text:p/>
          </table:table-cell>
          <table:table-cell table:number-columns-repeated="3"/>
          <table:table-cell table:formula="of:=IFNA(VLOOKUP([.E346];[PlanComptable.$B$2:.$C$685];2;0);&quot;&quot; )">
            <text:p/>
          </table:table-cell>
          <table:table-cell/>
          <table:table-cell table:formula="of:=IFNA(VLOOKUP([.G3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7];[Journaux.$A$2:.$B$16];2;0);&quot;&quot; )">
            <text:p/>
          </table:table-cell>
          <table:table-cell table:number-columns-repeated="3"/>
          <table:table-cell table:formula="of:=IFNA(VLOOKUP([.E347];[PlanComptable.$B$2:.$C$685];2;0);&quot;&quot; )">
            <text:p/>
          </table:table-cell>
          <table:table-cell/>
          <table:table-cell table:formula="of:=IFNA(VLOOKUP([.G3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8];[Journaux.$A$2:.$B$16];2;0);&quot;&quot; )">
            <text:p/>
          </table:table-cell>
          <table:table-cell table:number-columns-repeated="3"/>
          <table:table-cell table:formula="of:=IFNA(VLOOKUP([.E348];[PlanComptable.$B$2:.$C$685];2;0);&quot;&quot; )">
            <text:p/>
          </table:table-cell>
          <table:table-cell/>
          <table:table-cell table:formula="of:=IFNA(VLOOKUP([.G3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9];[Journaux.$A$2:.$B$16];2;0);&quot;&quot; )">
            <text:p/>
          </table:table-cell>
          <table:table-cell table:number-columns-repeated="3"/>
          <table:table-cell table:formula="of:=IFNA(VLOOKUP([.E349];[PlanComptable.$B$2:.$C$685];2;0);&quot;&quot; )">
            <text:p/>
          </table:table-cell>
          <table:table-cell/>
          <table:table-cell table:formula="of:=IFNA(VLOOKUP([.G3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0];[Journaux.$A$2:.$B$16];2;0);&quot;&quot; )">
            <text:p/>
          </table:table-cell>
          <table:table-cell table:number-columns-repeated="3"/>
          <table:table-cell table:formula="of:=IFNA(VLOOKUP([.E350];[PlanComptable.$B$2:.$C$685];2;0);&quot;&quot; )">
            <text:p/>
          </table:table-cell>
          <table:table-cell/>
          <table:table-cell table:formula="of:=IFNA(VLOOKUP([.G3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1];[Journaux.$A$2:.$B$16];2;0);&quot;&quot; )">
            <text:p/>
          </table:table-cell>
          <table:table-cell table:number-columns-repeated="3"/>
          <table:table-cell table:formula="of:=IFNA(VLOOKUP([.E351];[PlanComptable.$B$2:.$C$685];2;0);&quot;&quot; )">
            <text:p/>
          </table:table-cell>
          <table:table-cell/>
          <table:table-cell table:formula="of:=IFNA(VLOOKUP([.G3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2];[Journaux.$A$2:.$B$16];2;0);&quot;&quot; )">
            <text:p/>
          </table:table-cell>
          <table:table-cell table:number-columns-repeated="3"/>
          <table:table-cell table:formula="of:=IFNA(VLOOKUP([.E352];[PlanComptable.$B$2:.$C$685];2;0);&quot;&quot; )">
            <text:p/>
          </table:table-cell>
          <table:table-cell/>
          <table:table-cell table:formula="of:=IFNA(VLOOKUP([.G3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3];[Journaux.$A$2:.$B$16];2;0);&quot;&quot; )">
            <text:p/>
          </table:table-cell>
          <table:table-cell table:number-columns-repeated="3"/>
          <table:table-cell table:formula="of:=IFNA(VLOOKUP([.E353];[PlanComptable.$B$2:.$C$685];2;0);&quot;&quot; )">
            <text:p/>
          </table:table-cell>
          <table:table-cell/>
          <table:table-cell table:formula="of:=IFNA(VLOOKUP([.G3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4];[Journaux.$A$2:.$B$16];2;0);&quot;&quot; )">
            <text:p/>
          </table:table-cell>
          <table:table-cell table:number-columns-repeated="3"/>
          <table:table-cell table:formula="of:=IFNA(VLOOKUP([.E354];[PlanComptable.$B$2:.$C$685];2;0);&quot;&quot; )">
            <text:p/>
          </table:table-cell>
          <table:table-cell/>
          <table:table-cell table:formula="of:=IFNA(VLOOKUP([.G3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5];[Journaux.$A$2:.$B$16];2;0);&quot;&quot; )">
            <text:p/>
          </table:table-cell>
          <table:table-cell table:number-columns-repeated="3"/>
          <table:table-cell table:formula="of:=IFNA(VLOOKUP([.E355];[PlanComptable.$B$2:.$C$685];2;0);&quot;&quot; )">
            <text:p/>
          </table:table-cell>
          <table:table-cell/>
          <table:table-cell table:formula="of:=IFNA(VLOOKUP([.G3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6];[Journaux.$A$2:.$B$16];2;0);&quot;&quot; )">
            <text:p/>
          </table:table-cell>
          <table:table-cell table:number-columns-repeated="3"/>
          <table:table-cell table:formula="of:=IFNA(VLOOKUP([.E356];[PlanComptable.$B$2:.$C$685];2;0);&quot;&quot; )">
            <text:p/>
          </table:table-cell>
          <table:table-cell/>
          <table:table-cell table:formula="of:=IFNA(VLOOKUP([.G3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7];[Journaux.$A$2:.$B$16];2;0);&quot;&quot; )">
            <text:p/>
          </table:table-cell>
          <table:table-cell table:number-columns-repeated="3"/>
          <table:table-cell table:formula="of:=IFNA(VLOOKUP([.E357];[PlanComptable.$B$2:.$C$685];2;0);&quot;&quot; )">
            <text:p/>
          </table:table-cell>
          <table:table-cell/>
          <table:table-cell table:formula="of:=IFNA(VLOOKUP([.G3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8];[Journaux.$A$2:.$B$16];2;0);&quot;&quot; )">
            <text:p/>
          </table:table-cell>
          <table:table-cell table:number-columns-repeated="3"/>
          <table:table-cell table:formula="of:=IFNA(VLOOKUP([.E358];[PlanComptable.$B$2:.$C$685];2;0);&quot;&quot; )">
            <text:p/>
          </table:table-cell>
          <table:table-cell/>
          <table:table-cell table:formula="of:=IFNA(VLOOKUP([.G3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9];[Journaux.$A$2:.$B$16];2;0);&quot;&quot; )">
            <text:p/>
          </table:table-cell>
          <table:table-cell table:number-columns-repeated="3"/>
          <table:table-cell table:formula="of:=IFNA(VLOOKUP([.E359];[PlanComptable.$B$2:.$C$685];2;0);&quot;&quot; )">
            <text:p/>
          </table:table-cell>
          <table:table-cell/>
          <table:table-cell table:formula="of:=IFNA(VLOOKUP([.G3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0];[Journaux.$A$2:.$B$16];2;0);&quot;&quot; )">
            <text:p/>
          </table:table-cell>
          <table:table-cell table:number-columns-repeated="3"/>
          <table:table-cell table:formula="of:=IFNA(VLOOKUP([.E360];[PlanComptable.$B$2:.$C$685];2;0);&quot;&quot; )">
            <text:p/>
          </table:table-cell>
          <table:table-cell/>
          <table:table-cell table:formula="of:=IFNA(VLOOKUP([.G3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1];[Journaux.$A$2:.$B$16];2;0);&quot;&quot; )">
            <text:p/>
          </table:table-cell>
          <table:table-cell table:number-columns-repeated="3"/>
          <table:table-cell table:formula="of:=IFNA(VLOOKUP([.E361];[PlanComptable.$B$2:.$C$685];2;0);&quot;&quot; )">
            <text:p/>
          </table:table-cell>
          <table:table-cell/>
          <table:table-cell table:formula="of:=IFNA(VLOOKUP([.G3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2];[Journaux.$A$2:.$B$16];2;0);&quot;&quot; )">
            <text:p/>
          </table:table-cell>
          <table:table-cell table:number-columns-repeated="3"/>
          <table:table-cell table:formula="of:=IFNA(VLOOKUP([.E362];[PlanComptable.$B$2:.$C$685];2;0);&quot;&quot; )">
            <text:p/>
          </table:table-cell>
          <table:table-cell/>
          <table:table-cell table:formula="of:=IFNA(VLOOKUP([.G3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3];[Journaux.$A$2:.$B$16];2;0);&quot;&quot; )">
            <text:p/>
          </table:table-cell>
          <table:table-cell table:number-columns-repeated="3"/>
          <table:table-cell table:formula="of:=IFNA(VLOOKUP([.E363];[PlanComptable.$B$2:.$C$685];2;0);&quot;&quot; )">
            <text:p/>
          </table:table-cell>
          <table:table-cell/>
          <table:table-cell table:formula="of:=IFNA(VLOOKUP([.G3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4];[Journaux.$A$2:.$B$16];2;0);&quot;&quot; )">
            <text:p/>
          </table:table-cell>
          <table:table-cell table:number-columns-repeated="3"/>
          <table:table-cell table:formula="of:=IFNA(VLOOKUP([.E364];[PlanComptable.$B$2:.$C$685];2;0);&quot;&quot; )">
            <text:p/>
          </table:table-cell>
          <table:table-cell/>
          <table:table-cell table:formula="of:=IFNA(VLOOKUP([.G3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5];[Journaux.$A$2:.$B$16];2;0);&quot;&quot; )">
            <text:p/>
          </table:table-cell>
          <table:table-cell table:number-columns-repeated="3"/>
          <table:table-cell table:formula="of:=IFNA(VLOOKUP([.E365];[PlanComptable.$B$2:.$C$685];2;0);&quot;&quot; )">
            <text:p/>
          </table:table-cell>
          <table:table-cell/>
          <table:table-cell table:formula="of:=IFNA(VLOOKUP([.G3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6];[Journaux.$A$2:.$B$16];2;0);&quot;&quot; )">
            <text:p/>
          </table:table-cell>
          <table:table-cell table:number-columns-repeated="3"/>
          <table:table-cell table:formula="of:=IFNA(VLOOKUP([.E366];[PlanComptable.$B$2:.$C$685];2;0);&quot;&quot; )">
            <text:p/>
          </table:table-cell>
          <table:table-cell/>
          <table:table-cell table:formula="of:=IFNA(VLOOKUP([.G3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7];[Journaux.$A$2:.$B$16];2;0);&quot;&quot; )">
            <text:p/>
          </table:table-cell>
          <table:table-cell table:number-columns-repeated="3"/>
          <table:table-cell table:formula="of:=IFNA(VLOOKUP([.E367];[PlanComptable.$B$2:.$C$685];2;0);&quot;&quot; )">
            <text:p/>
          </table:table-cell>
          <table:table-cell/>
          <table:table-cell table:formula="of:=IFNA(VLOOKUP([.G3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8];[Journaux.$A$2:.$B$16];2;0);&quot;&quot; )">
            <text:p/>
          </table:table-cell>
          <table:table-cell table:number-columns-repeated="3"/>
          <table:table-cell table:formula="of:=IFNA(VLOOKUP([.E368];[PlanComptable.$B$2:.$C$685];2;0);&quot;&quot; )">
            <text:p/>
          </table:table-cell>
          <table:table-cell/>
          <table:table-cell table:formula="of:=IFNA(VLOOKUP([.G3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9];[Journaux.$A$2:.$B$16];2;0);&quot;&quot; )">
            <text:p/>
          </table:table-cell>
          <table:table-cell table:number-columns-repeated="3"/>
          <table:table-cell table:formula="of:=IFNA(VLOOKUP([.E369];[PlanComptable.$B$2:.$C$685];2;0);&quot;&quot; )">
            <text:p/>
          </table:table-cell>
          <table:table-cell/>
          <table:table-cell table:formula="of:=IFNA(VLOOKUP([.G3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0];[Journaux.$A$2:.$B$16];2;0);&quot;&quot; )">
            <text:p/>
          </table:table-cell>
          <table:table-cell table:number-columns-repeated="3"/>
          <table:table-cell table:formula="of:=IFNA(VLOOKUP([.E370];[PlanComptable.$B$2:.$C$685];2;0);&quot;&quot; )">
            <text:p/>
          </table:table-cell>
          <table:table-cell/>
          <table:table-cell table:formula="of:=IFNA(VLOOKUP([.G3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1];[Journaux.$A$2:.$B$16];2;0);&quot;&quot; )">
            <text:p/>
          </table:table-cell>
          <table:table-cell table:number-columns-repeated="3"/>
          <table:table-cell table:formula="of:=IFNA(VLOOKUP([.E371];[PlanComptable.$B$2:.$C$685];2;0);&quot;&quot; )">
            <text:p/>
          </table:table-cell>
          <table:table-cell/>
          <table:table-cell table:formula="of:=IFNA(VLOOKUP([.G3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2];[Journaux.$A$2:.$B$16];2;0);&quot;&quot; )">
            <text:p/>
          </table:table-cell>
          <table:table-cell table:number-columns-repeated="3"/>
          <table:table-cell table:formula="of:=IFNA(VLOOKUP([.E372];[PlanComptable.$B$2:.$C$685];2;0);&quot;&quot; )">
            <text:p/>
          </table:table-cell>
          <table:table-cell/>
          <table:table-cell table:formula="of:=IFNA(VLOOKUP([.G3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3];[Journaux.$A$2:.$B$16];2;0);&quot;&quot; )">
            <text:p/>
          </table:table-cell>
          <table:table-cell table:number-columns-repeated="3"/>
          <table:table-cell table:formula="of:=IFNA(VLOOKUP([.E373];[PlanComptable.$B$2:.$C$685];2;0);&quot;&quot; )">
            <text:p/>
          </table:table-cell>
          <table:table-cell/>
          <table:table-cell table:formula="of:=IFNA(VLOOKUP([.G3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4];[Journaux.$A$2:.$B$16];2;0);&quot;&quot; )">
            <text:p/>
          </table:table-cell>
          <table:table-cell table:number-columns-repeated="3"/>
          <table:table-cell table:formula="of:=IFNA(VLOOKUP([.E374];[PlanComptable.$B$2:.$C$685];2;0);&quot;&quot; )">
            <text:p/>
          </table:table-cell>
          <table:table-cell/>
          <table:table-cell table:formula="of:=IFNA(VLOOKUP([.G3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5];[Journaux.$A$2:.$B$16];2;0);&quot;&quot; )">
            <text:p/>
          </table:table-cell>
          <table:table-cell table:number-columns-repeated="3"/>
          <table:table-cell table:formula="of:=IFNA(VLOOKUP([.E375];[PlanComptable.$B$2:.$C$685];2;0);&quot;&quot; )">
            <text:p/>
          </table:table-cell>
          <table:table-cell/>
          <table:table-cell table:formula="of:=IFNA(VLOOKUP([.G3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6];[Journaux.$A$2:.$B$16];2;0);&quot;&quot; )">
            <text:p/>
          </table:table-cell>
          <table:table-cell table:number-columns-repeated="3"/>
          <table:table-cell table:formula="of:=IFNA(VLOOKUP([.E376];[PlanComptable.$B$2:.$C$685];2;0);&quot;&quot; )">
            <text:p/>
          </table:table-cell>
          <table:table-cell/>
          <table:table-cell table:formula="of:=IFNA(VLOOKUP([.G3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7];[Journaux.$A$2:.$B$16];2;0);&quot;&quot; )">
            <text:p/>
          </table:table-cell>
          <table:table-cell table:number-columns-repeated="3"/>
          <table:table-cell table:formula="of:=IFNA(VLOOKUP([.E377];[PlanComptable.$B$2:.$C$685];2;0);&quot;&quot; )">
            <text:p/>
          </table:table-cell>
          <table:table-cell/>
          <table:table-cell table:formula="of:=IFNA(VLOOKUP([.G3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8];[Journaux.$A$2:.$B$16];2;0);&quot;&quot; )">
            <text:p/>
          </table:table-cell>
          <table:table-cell table:number-columns-repeated="3"/>
          <table:table-cell table:formula="of:=IFNA(VLOOKUP([.E378];[PlanComptable.$B$2:.$C$685];2;0);&quot;&quot; )">
            <text:p/>
          </table:table-cell>
          <table:table-cell/>
          <table:table-cell table:formula="of:=IFNA(VLOOKUP([.G3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9];[Journaux.$A$2:.$B$16];2;0);&quot;&quot; )">
            <text:p/>
          </table:table-cell>
          <table:table-cell table:number-columns-repeated="3"/>
          <table:table-cell table:formula="of:=IFNA(VLOOKUP([.E379];[PlanComptable.$B$2:.$C$685];2;0);&quot;&quot; )">
            <text:p/>
          </table:table-cell>
          <table:table-cell/>
          <table:table-cell table:formula="of:=IFNA(VLOOKUP([.G3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0];[Journaux.$A$2:.$B$16];2;0);&quot;&quot; )">
            <text:p/>
          </table:table-cell>
          <table:table-cell table:number-columns-repeated="3"/>
          <table:table-cell table:formula="of:=IFNA(VLOOKUP([.E380];[PlanComptable.$B$2:.$C$685];2;0);&quot;&quot; )">
            <text:p/>
          </table:table-cell>
          <table:table-cell/>
          <table:table-cell table:formula="of:=IFNA(VLOOKUP([.G3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1];[Journaux.$A$2:.$B$16];2;0);&quot;&quot; )">
            <text:p/>
          </table:table-cell>
          <table:table-cell table:number-columns-repeated="3"/>
          <table:table-cell table:formula="of:=IFNA(VLOOKUP([.E381];[PlanComptable.$B$2:.$C$685];2;0);&quot;&quot; )">
            <text:p/>
          </table:table-cell>
          <table:table-cell/>
          <table:table-cell table:formula="of:=IFNA(VLOOKUP([.G3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2];[Journaux.$A$2:.$B$16];2;0);&quot;&quot; )">
            <text:p/>
          </table:table-cell>
          <table:table-cell table:number-columns-repeated="3"/>
          <table:table-cell table:formula="of:=IFNA(VLOOKUP([.E382];[PlanComptable.$B$2:.$C$685];2;0);&quot;&quot; )">
            <text:p/>
          </table:table-cell>
          <table:table-cell/>
          <table:table-cell table:formula="of:=IFNA(VLOOKUP([.G3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3];[Journaux.$A$2:.$B$16];2;0);&quot;&quot; )">
            <text:p/>
          </table:table-cell>
          <table:table-cell table:number-columns-repeated="3"/>
          <table:table-cell table:formula="of:=IFNA(VLOOKUP([.E383];[PlanComptable.$B$2:.$C$685];2;0);&quot;&quot; )">
            <text:p/>
          </table:table-cell>
          <table:table-cell/>
          <table:table-cell table:formula="of:=IFNA(VLOOKUP([.G3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4];[Journaux.$A$2:.$B$16];2;0);&quot;&quot; )">
            <text:p/>
          </table:table-cell>
          <table:table-cell table:number-columns-repeated="3"/>
          <table:table-cell table:formula="of:=IFNA(VLOOKUP([.E384];[PlanComptable.$B$2:.$C$685];2;0);&quot;&quot; )">
            <text:p/>
          </table:table-cell>
          <table:table-cell/>
          <table:table-cell table:formula="of:=IFNA(VLOOKUP([.G3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5];[Journaux.$A$2:.$B$16];2;0);&quot;&quot; )">
            <text:p/>
          </table:table-cell>
          <table:table-cell table:number-columns-repeated="3"/>
          <table:table-cell table:formula="of:=IFNA(VLOOKUP([.E385];[PlanComptable.$B$2:.$C$685];2;0);&quot;&quot; )">
            <text:p/>
          </table:table-cell>
          <table:table-cell/>
          <table:table-cell table:formula="of:=IFNA(VLOOKUP([.G3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6];[Journaux.$A$2:.$B$16];2;0);&quot;&quot; )">
            <text:p/>
          </table:table-cell>
          <table:table-cell table:number-columns-repeated="3"/>
          <table:table-cell table:formula="of:=IFNA(VLOOKUP([.E386];[PlanComptable.$B$2:.$C$685];2;0);&quot;&quot; )">
            <text:p/>
          </table:table-cell>
          <table:table-cell/>
          <table:table-cell table:formula="of:=IFNA(VLOOKUP([.G3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7];[Journaux.$A$2:.$B$16];2;0);&quot;&quot; )">
            <text:p/>
          </table:table-cell>
          <table:table-cell table:number-columns-repeated="3"/>
          <table:table-cell table:formula="of:=IFNA(VLOOKUP([.E387];[PlanComptable.$B$2:.$C$685];2;0);&quot;&quot; )">
            <text:p/>
          </table:table-cell>
          <table:table-cell/>
          <table:table-cell table:formula="of:=IFNA(VLOOKUP([.G3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8];[Journaux.$A$2:.$B$16];2;0);&quot;&quot; )">
            <text:p/>
          </table:table-cell>
          <table:table-cell table:number-columns-repeated="3"/>
          <table:table-cell table:formula="of:=IFNA(VLOOKUP([.E388];[PlanComptable.$B$2:.$C$685];2;0);&quot;&quot; )">
            <text:p/>
          </table:table-cell>
          <table:table-cell/>
          <table:table-cell table:formula="of:=IFNA(VLOOKUP([.G3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9];[Journaux.$A$2:.$B$16];2;0);&quot;&quot; )">
            <text:p/>
          </table:table-cell>
          <table:table-cell table:number-columns-repeated="3"/>
          <table:table-cell table:formula="of:=IFNA(VLOOKUP([.E389];[PlanComptable.$B$2:.$C$685];2;0);&quot;&quot; )">
            <text:p/>
          </table:table-cell>
          <table:table-cell/>
          <table:table-cell table:formula="of:=IFNA(VLOOKUP([.G3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0];[Journaux.$A$2:.$B$16];2;0);&quot;&quot; )">
            <text:p/>
          </table:table-cell>
          <table:table-cell table:number-columns-repeated="3"/>
          <table:table-cell table:formula="of:=IFNA(VLOOKUP([.E390];[PlanComptable.$B$2:.$C$685];2;0);&quot;&quot; )">
            <text:p/>
          </table:table-cell>
          <table:table-cell/>
          <table:table-cell table:formula="of:=IFNA(VLOOKUP([.G3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1];[Journaux.$A$2:.$B$16];2;0);&quot;&quot; )">
            <text:p/>
          </table:table-cell>
          <table:table-cell table:number-columns-repeated="3"/>
          <table:table-cell table:formula="of:=IFNA(VLOOKUP([.E391];[PlanComptable.$B$2:.$C$685];2;0);&quot;&quot; )">
            <text:p/>
          </table:table-cell>
          <table:table-cell/>
          <table:table-cell table:formula="of:=IFNA(VLOOKUP([.G3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2];[Journaux.$A$2:.$B$16];2;0);&quot;&quot; )">
            <text:p/>
          </table:table-cell>
          <table:table-cell table:number-columns-repeated="3"/>
          <table:table-cell table:formula="of:=IFNA(VLOOKUP([.E392];[PlanComptable.$B$2:.$C$685];2;0);&quot;&quot; )">
            <text:p/>
          </table:table-cell>
          <table:table-cell/>
          <table:table-cell table:formula="of:=IFNA(VLOOKUP([.G3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3];[Journaux.$A$2:.$B$16];2;0);&quot;&quot; )">
            <text:p/>
          </table:table-cell>
          <table:table-cell table:number-columns-repeated="3"/>
          <table:table-cell table:formula="of:=IFNA(VLOOKUP([.E393];[PlanComptable.$B$2:.$C$685];2;0);&quot;&quot; )">
            <text:p/>
          </table:table-cell>
          <table:table-cell/>
          <table:table-cell table:formula="of:=IFNA(VLOOKUP([.G3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4];[Journaux.$A$2:.$B$16];2;0);&quot;&quot; )">
            <text:p/>
          </table:table-cell>
          <table:table-cell table:number-columns-repeated="3"/>
          <table:table-cell table:formula="of:=IFNA(VLOOKUP([.E394];[PlanComptable.$B$2:.$C$685];2;0);&quot;&quot; )">
            <text:p/>
          </table:table-cell>
          <table:table-cell/>
          <table:table-cell table:formula="of:=IFNA(VLOOKUP([.G3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5];[Journaux.$A$2:.$B$16];2;0);&quot;&quot; )">
            <text:p/>
          </table:table-cell>
          <table:table-cell table:number-columns-repeated="3"/>
          <table:table-cell table:formula="of:=IFNA(VLOOKUP([.E395];[PlanComptable.$B$2:.$C$685];2;0);&quot;&quot; )">
            <text:p/>
          </table:table-cell>
          <table:table-cell/>
          <table:table-cell table:formula="of:=IFNA(VLOOKUP([.G3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6];[Journaux.$A$2:.$B$16];2;0);&quot;&quot; )">
            <text:p/>
          </table:table-cell>
          <table:table-cell table:number-columns-repeated="3"/>
          <table:table-cell table:formula="of:=IFNA(VLOOKUP([.E396];[PlanComptable.$B$2:.$C$685];2;0);&quot;&quot; )">
            <text:p/>
          </table:table-cell>
          <table:table-cell/>
          <table:table-cell table:formula="of:=IFNA(VLOOKUP([.G3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7];[Journaux.$A$2:.$B$16];2;0);&quot;&quot; )">
            <text:p/>
          </table:table-cell>
          <table:table-cell table:number-columns-repeated="3"/>
          <table:table-cell table:formula="of:=IFNA(VLOOKUP([.E397];[PlanComptable.$B$2:.$C$685];2;0);&quot;&quot; )">
            <text:p/>
          </table:table-cell>
          <table:table-cell/>
          <table:table-cell table:formula="of:=IFNA(VLOOKUP([.G3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8];[Journaux.$A$2:.$B$16];2;0);&quot;&quot; )">
            <text:p/>
          </table:table-cell>
          <table:table-cell table:number-columns-repeated="3"/>
          <table:table-cell table:formula="of:=IFNA(VLOOKUP([.E398];[PlanComptable.$B$2:.$C$685];2;0);&quot;&quot; )">
            <text:p/>
          </table:table-cell>
          <table:table-cell/>
          <table:table-cell table:formula="of:=IFNA(VLOOKUP([.G3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9];[Journaux.$A$2:.$B$16];2;0);&quot;&quot; )">
            <text:p/>
          </table:table-cell>
          <table:table-cell table:number-columns-repeated="3"/>
          <table:table-cell table:formula="of:=IFNA(VLOOKUP([.E399];[PlanComptable.$B$2:.$C$685];2;0);&quot;&quot; )">
            <text:p/>
          </table:table-cell>
          <table:table-cell/>
          <table:table-cell table:formula="of:=IFNA(VLOOKUP([.G3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00];[Journaux.$A$2:.$B$16];2;0);&quot;&quot; )">
            <text:p/>
          </table:table-cell>
          <table:table-cell table:number-columns-repeated="3"/>
          <table:table-cell table:formula="of:=IFNA(VLOOKUP([.E400];[PlanComptable.$B$2:.$C$685];2;0);&quot;&quot; )">
            <text:p/>
          </table:table-cell>
          <table:table-cell/>
          <table:table-cell table:formula="of:=IFNA(VLOOKUP([.G400];[PlanComptable.$B$2:.$C$685];2;0);&quot;&quot; )">
            <text:p/>
          </table:table-cell>
          <table:table-cell table:number-columns-repeated="1016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epenses.B14:Depenses.F25" table:contains-header="false">
          <table:sort>
            <table:sort-by table:field-number="4" table:data-type="automatic"/>
          </table:sort>
        </table:database-range>
        <table:database-range table:name="__Anonymous_Sheet_DB__5" table:target-range-address="PlanComptable.B2:PlanComptable.C685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Dépenses Non Déclarées'.B2:'Dépenses Non Déclarées'.F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2:42:39.245249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27:07.041962603</meta:creation-date>
    <dc:date>2020-01-29T13:44:09.065571565</dc:date>
    <meta:editing-duration>P8DT7H53M25S</meta:editing-duration>
    <meta:editing-cycles>220</meta:editing-cycles>
    <meta:generator>LibreOffice/6.0.7.3$Linux_X86_64 LibreOffice_project/00m0$Build-3</meta:generator>
    <meta:document-statistic meta:table-count="9" meta:cell-count="4457" meta:object-count="0"/>
  </office:meta>
</office:document-meta>
</file>